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FreeMono" svg:font-family="FreeMono" style:font-family-generic="modern" style:font-pitch="fixed"/>
    <style:font-face style:name="WenQuanYi Zen Hei Sharp1" svg:font-family="'WenQuanYi Zen Hei Sharp'" style:font-family-generic="modern" style:font-pitch="fixed"/>
    <style:font-face style:name="Jomolhari2" svg:font-family="Jomolhari" style:font-pitch="variable"/>
    <style:font-face style:name="Jomolhari" svg:font-family="Jomolhari" style:font-adornments="Regular" style:font-pitch="variable"/>
    <style:font-face style:name="Liberation Serif" svg:font-family="'Liberation Serif'" style:font-family-generic="roman" style:font-pitch="variable"/>
    <style:font-face style:name="FreeMono1" svg:font-family="FreeMono" style:font-family-generic="swiss" style:font-pitch="variable"/>
    <style:font-face style:name="Jomolhari1" svg:font-family="Jomolha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L Gothic" svg:font-family="'VL Gothic'"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3" style:family="table">
      <style:table-properties style:width="9.425in" table:align="margins"/>
    </style:style>
    <style:style style:name="Table3.A" style:family="table-column">
      <style:table-column-properties style:column-width="3.1417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 style:family="table">
      <style:table-properties style:width="9.4319in" fo:margin-left="0in" table:align="left"/>
    </style:style>
    <style:style style:name="Table1.A" style:family="table-column">
      <style:table-column-properties style:column-width="1.0889in"/>
    </style:style>
    <style:style style:name="Table1.B" style:family="table-column">
      <style:table-column-properties style:column-width="0.6917in"/>
    </style:style>
    <style:style style:name="Table1.C" style:family="table-column">
      <style:table-column-properties style:column-width="1.6285in"/>
    </style:style>
    <style:style style:name="Table1.D" style:family="table-column">
      <style:table-column-properties style:column-width="2.0458in"/>
    </style:style>
    <style:style style:name="Table1.E" style:family="table-column">
      <style:table-column-properties style:column-width="2.3007in"/>
    </style:style>
    <style:style style:name="Table1.F" style:family="table-column">
      <style:table-column-properties style:column-width="1.676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8" style:family="table-row">
      <style:table-row-properties style:min-row-height="0.4167in"/>
    </style:style>
    <style:style style:name="Table2" style:family="table">
      <style:table-properties style:width="9.425in" table:align="margins"/>
    </style:style>
    <style:style style:name="Table2.A" style:family="table-column">
      <style:table-column-properties style:column-width="1.0889in" style:rel-column-width="7571*"/>
    </style:style>
    <style:style style:name="Table2.B" style:family="table-column">
      <style:table-column-properties style:column-width="0.6917in" style:rel-column-width="4809*"/>
    </style:style>
    <style:style style:name="Table2.C" style:family="table-column">
      <style:table-column-properties style:column-width="1.6285in" style:rel-column-width="11323*"/>
    </style:style>
    <style:style style:name="Table2.D" style:family="table-column">
      <style:table-column-properties style:column-width="2.0458in" style:rel-column-width="14225*"/>
    </style:style>
    <style:style style:name="Table2.E" style:family="table-column">
      <style:table-column-properties style:column-width="2.3007in" style:rel-column-width="15997*"/>
    </style:style>
    <style:style style:name="Table2.F" style:family="table-column">
      <style:table-column-properties style:column-width="1.6694in" style:rel-column-width="11610*"/>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4" style:family="table">
      <style:table-properties style:width="9.425in" table:align="margins"/>
    </style:style>
    <style:style style:name="Table4.A" style:family="table-column">
      <style:table-column-properties style:column-width="3.141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9.425in" table:align="margins"/>
    </style:style>
    <style:style style:name="Table5.A" style:family="table-column">
      <style:table-column-properties style:column-width="3.1417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6" style:family="table">
      <style:table-properties style:width="9.425in" table:align="margins"/>
    </style:style>
    <style:style style:name="Table6.A" style:family="table-column">
      <style:table-column-properties style:column-width="3.1417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P1" style:family="paragraph" style:parent-style-name="Standard">
      <style:paragraph-properties fo:text-align="start" style:justify-single-word="false"/>
      <style:text-properties officeooo:paragraph-rsid="003cf827"/>
    </style:style>
    <style:style style:name="P2" style:family="paragraph" style:parent-style-name="Standard">
      <style:paragraph-properties fo:text-align="start" style:justify-single-word="false"/>
      <style:text-properties officeooo:paragraph-rsid="01b8b5c6"/>
    </style:style>
    <style:style style:name="P3" style:family="paragraph" style:parent-style-name="Standard">
      <style:paragraph-properties fo:text-align="start" style:justify-single-word="false"/>
      <style:text-properties fo:color="#000000" style:font-name="FreeMono" fo:font-size="12pt" style:text-underline-style="none" fo:font-weight="normal" officeooo:rsid="0273f949" officeooo:paragraph-rsid="02d7afa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FreeMono" fo:font-size="12pt" style:text-underline-style="none" fo:font-weight="normal" officeooo:rsid="0273f949" officeooo:paragraph-rsid="03f0806f"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style:font-name="FreeMono" fo:font-size="12pt" style:text-underline-style="none" fo:font-weight="normal" officeooo:rsid="01044023" officeooo:paragraph-rsid="02d7afa2"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style:font-name="FreeMono" fo:font-size="12pt" style:text-underline-style="none" fo:font-weight="normal" officeooo:rsid="027b5250" officeooo:paragraph-rsid="02d7afa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style:font-name="FreeMono" fo:font-size="12pt" style:text-underline-style="none" fo:font-weight="normal" officeooo:rsid="027ba23a" officeooo:paragraph-rsid="02d7afa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style:font-name="FreeMono" fo:font-size="12pt" style:text-underline-style="none" fo:font-weight="normal" officeooo:rsid="0276af84" officeooo:paragraph-rsid="02d7afa2"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FreeMono" fo:font-size="12pt" style:text-underline-style="none" fo:font-weight="normal" officeooo:rsid="00037fa5" officeooo:paragraph-rsid="03514ace"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style:font-name="FreeMono" fo:font-size="12pt" style:text-underline-style="none" fo:font-weight="normal" officeooo:rsid="018877fe" officeooo:paragraph-rsid="018877f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FreeMono" fo:font-size="12pt" style:text-underline-style="none" fo:font-weight="normal" officeooo:rsid="018877fe" officeooo:paragraph-rsid="01972683"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FreeMono" fo:font-size="12pt" style:text-underline-style="none" fo:font-weight="normal" officeooo:rsid="0198db4e" officeooo:paragraph-rsid="0198db4e"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FreeMono" fo:font-size="12pt" style:text-underline-style="none" fo:font-weight="normal" officeooo:rsid="03f0806f" officeooo:paragraph-rsid="03f0806f"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style:font-name="FreeMono" fo:font-size="12pt" style:text-underline-style="none" fo:font-weight="normal" officeooo:rsid="03f11db5" officeooo:paragraph-rsid="03f11db5" style:font-size-asian="12pt" style:font-weight-asian="normal" style:font-size-complex="12pt" style:font-weight-complex="normal"/>
    </style:style>
    <style:style style:name="P15" style:family="paragraph" style:parent-style-name="Standard">
      <style:text-properties fo:color="#000000" style:font-name="FreeMono" fo:font-size="12pt" style:text-underline-style="none" fo:font-weight="normal" officeooo:rsid="02b69ccc" officeooo:paragraph-rsid="03f7d4a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FreeMono" fo:font-size="12pt" style:text-underline-style="none" fo:font-weight="normal" officeooo:rsid="0198db4e" officeooo:paragraph-rsid="01a69ee1" style:font-name-asian="FreeMono" style:font-size-asian="12pt" style:font-weight-asian="normal" style:font-name-complex="FreeMono" style:font-size-complex="12pt" style:font-weight-complex="normal"/>
    </style:style>
    <style:style style:name="P17" style:family="paragraph" style:parent-style-name="Standard">
      <style:paragraph-properties fo:text-align="start" style:justify-single-word="false"/>
      <style:text-properties fo:color="#000000" style:font-name="Jomolhari1" fo:font-size="16pt" style:text-underline-style="none" fo:font-weight="bold" officeooo:rsid="01044023" officeooo:paragraph-rsid="018877fe" style:font-size-asian="16pt" style:font-weight-asian="bold" style:font-size-complex="16pt" style:font-weight-complex="bold"/>
    </style:style>
    <style:style style:name="P18" style:family="paragraph" style:parent-style-name="Standard">
      <style:paragraph-properties fo:text-align="start" style:justify-single-word="false"/>
      <style:text-properties fo:color="#000000" style:font-name="Jomolhari1" fo:font-size="16pt" style:text-underline-style="none" fo:font-weight="bold" officeooo:rsid="0164a3c3" officeooo:paragraph-rsid="0164a3c3" style:font-size-asian="16pt" style:font-weight-asian="bold" style:font-size-complex="16pt" style:font-weight-complex="bold"/>
    </style:style>
    <style:style style:name="P19" style:family="paragraph" style:parent-style-name="Standard">
      <style:paragraph-properties fo:text-align="start" style:justify-single-word="false"/>
      <style:text-properties fo:color="#000000" style:font-name="Jomolhari1" fo:font-size="16pt" style:text-underline-style="none" fo:font-weight="bold" officeooo:rsid="007d70d7" officeooo:paragraph-rsid="007d70d7" style:font-size-asian="16pt" style:font-weight-asian="bold" style:font-size-complex="16pt" style:font-weight-complex="bold"/>
    </style:style>
    <style:style style:name="P20" style:family="paragraph" style:parent-style-name="Standard">
      <style:paragraph-properties fo:text-align="start" style:justify-single-word="false"/>
      <style:text-properties fo:color="#000000" style:font-name="Jomolhari1" fo:font-size="12pt" style:text-underline-style="none" fo:font-weight="normal" officeooo:rsid="01655df9" officeooo:paragraph-rsid="01d50b20"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style:font-name="Jomolhari1" fo:font-size="12pt" style:text-underline-style="none" fo:font-weight="normal" officeooo:rsid="01b9800f" officeooo:paragraph-rsid="01d6180d"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color="#000000" style:font-name="Jomolhari1" fo:font-size="12pt" style:text-underline-style="none" fo:font-weight="normal" officeooo:rsid="003e0081" officeooo:paragraph-rsid="003e0081"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Jomolhari1" fo:font-size="12pt" style:text-underline-style="none" fo:font-weight="normal" officeooo:rsid="01e4cd9b" officeooo:paragraph-rsid="01e98d0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Jomolhari1" fo:font-size="12pt" style:text-underline-style="none" fo:font-weight="normal" officeooo:rsid="007d70d7" officeooo:paragraph-rsid="008fc3c0"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000000" style:font-name="Jomolhari1" fo:font-size="12pt" style:text-underline-style="none" fo:font-weight="normal" officeooo:rsid="008fc3c0" officeooo:paragraph-rsid="008fc3c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Jomolhari1" fo:font-size="12pt" style:text-underline-style="none" fo:font-weight="normal" officeooo:rsid="00907ee1" officeooo:paragraph-rsid="008fc3c0"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Jomolhari1" fo:font-size="12pt" style:text-underline-style="none" fo:font-weight="normal" officeooo:rsid="01c82819" officeooo:paragraph-rsid="01c82819"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Jomolhari1" fo:font-size="12pt" style:text-underline-style="none" fo:font-weight="normal" officeooo:rsid="01c82819" officeooo:paragraph-rsid="01f7ee1f"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Jomolhari1" fo:font-size="12pt" style:text-underline-style="none" fo:font-weight="normal" officeooo:rsid="00991ab7" officeooo:paragraph-rsid="0094a78b"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Jomolhari1" fo:font-size="12pt" style:text-underline-style="none" fo:font-weight="normal" officeooo:rsid="00991ab7" officeooo:paragraph-rsid="0213fb03"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Jomolhari1" fo:font-size="12pt" style:text-underline-style="none" fo:font-weight="normal" officeooo:rsid="00991ab7" officeooo:paragraph-rsid="0217e28f"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style:font-name="Jomolhari1" fo:font-size="12pt" style:text-underline-style="none" fo:font-weight="normal" officeooo:rsid="009efbb1" officeooo:paragraph-rsid="0094a78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000000" style:font-name="Jomolhari1" fo:font-size="12pt" style:text-underline-style="none" fo:font-weight="normal" officeooo:rsid="0094a78b" officeooo:paragraph-rsid="00f443d5"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000000" style:font-name="Jomolhari1" fo:font-size="12pt" style:text-underline-style="none" fo:font-weight="normal" officeooo:rsid="0094a78b" officeooo:paragraph-rsid="00d7ee6d"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000000" style:font-name="Jomolhari1" fo:font-size="12pt" style:text-underline-style="none" fo:font-weight="normal" officeooo:rsid="0094a78b" officeooo:paragraph-rsid="00e528b7"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color="#000000" style:font-name="Jomolhari1" fo:font-size="12pt" style:text-underline-style="none" fo:font-weight="normal" officeooo:rsid="0094a78b" officeooo:paragraph-rsid="02383cf3"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0000" style:font-name="Jomolhari1" fo:font-size="12pt" style:text-underline-style="none" fo:font-weight="normal" officeooo:rsid="0094a78b" officeooo:paragraph-rsid="00f9ab91"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style:font-name="Jomolhari1" fo:font-size="12pt" style:text-underline-style="none" fo:font-weight="normal" officeooo:rsid="0094a78b" officeooo:paragraph-rsid="02027c83"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style:font-name="Jomolhari1" fo:font-size="12pt" style:text-underline-style="none" fo:font-weight="normal" officeooo:rsid="0094a78b" officeooo:paragraph-rsid="0205350b"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style:font-name="Jomolhari1" fo:font-size="12pt" style:text-underline-style="none" fo:font-weight="normal" officeooo:rsid="00b2b256" officeooo:paragraph-rsid="00f9ab91"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style:font-name="Jomolhari1" fo:font-size="12pt" style:text-underline-style="none" fo:font-weight="normal" officeooo:rsid="011efe8c" officeooo:paragraph-rsid="0108beb1"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000000" style:font-name="Jomolhari1" fo:font-size="12pt" style:text-underline-style="none" fo:font-weight="normal" officeooo:rsid="011efe8c" officeooo:paragraph-rsid="02215ebe"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color="#000000" style:font-name="Jomolhari1" fo:font-size="12pt" style:text-underline-style="none" fo:font-weight="normal" officeooo:rsid="02ba19f6" officeooo:paragraph-rsid="02ba19f6"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style:font-name="Jomolhari1" fo:font-size="12pt" style:text-underline-style="none" fo:font-weight="normal" officeooo:rsid="01044023" officeooo:paragraph-rsid="033b32f2"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style:font-name="Jomolhari1" fo:font-size="12pt" style:text-underline-style="none" fo:font-weight="normal" officeooo:rsid="01044023" officeooo:paragraph-rsid="0225272a"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style:font-name="Jomolhari1" fo:font-size="12pt" style:text-underline-style="none" fo:font-weight="normal" officeooo:rsid="01044023" officeooo:paragraph-rsid="028c503d"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style:font-name="Jomolhari1" fo:font-size="12pt" style:text-underline-style="none" fo:font-weight="normal" officeooo:rsid="01044023" officeooo:paragraph-rsid="040cd7c6"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style:font-name="Jomolhari1" fo:font-size="12pt" style:text-underline-style="none" fo:font-weight="normal" officeooo:rsid="0223bc40" officeooo:paragraph-rsid="02baf564"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style:font-name="Jomolhari1" fo:font-size="12pt" style:text-underline-style="none" fo:font-weight="normal" officeooo:rsid="0223bc40" officeooo:paragraph-rsid="0223bc40"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style:font-name="Jomolhari1" fo:font-size="12pt" style:text-underline-style="none" fo:font-weight="normal" officeooo:rsid="0223bc40" officeooo:paragraph-rsid="0225272a"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000000" style:font-name="Jomolhari1" fo:font-size="12pt" style:text-underline-style="none" fo:font-weight="normal" officeooo:rsid="0225272a" officeooo:paragraph-rsid="0225272a"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style:font-name="Jomolhari1" fo:font-size="12pt" style:text-underline-style="none" fo:font-weight="normal" officeooo:rsid="02d5622b" officeooo:paragraph-rsid="02d5622b"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00" style:font-name="Jomolhari1" fo:font-size="12pt" style:text-underline-style="none" fo:font-weight="normal" officeooo:rsid="02d9803e" officeooo:paragraph-rsid="02d9803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style:font-name="Jomolhari1" fo:font-size="12pt" style:text-underline-style="none" fo:font-weight="normal" officeooo:rsid="032852b2" officeooo:paragraph-rsid="032852b2"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00" style:font-name="Jomolhari1" fo:font-size="12pt" style:text-underline-style="none" fo:font-weight="normal" officeooo:rsid="0178a90e" officeooo:paragraph-rsid="028c503d"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color="#000000" style:font-name="Jomolhari1" fo:font-size="12pt" style:text-underline-style="none" fo:font-weight="normal" officeooo:rsid="0178a90e" officeooo:paragraph-rsid="040cd7c6"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color="#000000" style:font-name="Jomolhari1" fo:font-size="12pt" style:text-underline-style="none" fo:font-weight="normal" officeooo:rsid="01859010" officeooo:paragraph-rsid="028c503d"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color="#000000" style:font-name="Jomolhari1" fo:font-size="12pt" style:text-underline-style="none" fo:font-weight="normal" officeooo:rsid="028ef4a0" officeooo:paragraph-rsid="028ef4a0"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color="#000000" style:font-name="Jomolhari1" fo:font-size="12pt" style:text-underline-style="none" fo:font-weight="normal" officeooo:rsid="01b0b0eb" officeooo:paragraph-rsid="01b0b0eb"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color="#000000" style:font-name="Jomolhari1" fo:font-size="12pt" style:text-underline-style="none" fo:font-weight="normal" officeooo:rsid="01b0b0eb" officeooo:paragraph-rsid="01b2c733"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color="#000000" style:font-name="Jomolhari1" fo:font-size="12pt" style:text-underline-style="none" fo:font-weight="normal" officeooo:rsid="01b0b0eb" officeooo:paragraph-rsid="01b4d6bb" style:font-size-asian="12pt" style:font-weight-asian="normal" style:font-size-complex="12pt" style:font-weight-complex="normal"/>
    </style:style>
    <style:style style:name="P62" style:family="paragraph" style:parent-style-name="Standard">
      <style:text-properties fo:color="#000000" style:font-name="Jomolhari1" fo:font-size="12pt" style:text-underline-style="none" fo:font-weight="normal" officeooo:rsid="02345b5f" officeooo:paragraph-rsid="0377292d"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000000" style:font-name="Jomolhari1" fo:font-size="12pt" style:text-underline-style="none" fo:font-weight="normal" officeooo:rsid="033b32f2" officeooo:paragraph-rsid="033b32f2" style:font-size-asian="12pt" style:font-weight-asian="normal" style:font-size-complex="12pt" style:font-weight-complex="normal"/>
    </style:style>
    <style:style style:name="P64" style:family="paragraph" style:parent-style-name="Standard">
      <style:text-properties fo:color="#000000" style:font-name="Jomolhari1" fo:font-size="12pt" style:text-underline-style="none" fo:font-weight="normal" officeooo:rsid="03750611" officeooo:paragraph-rsid="0377292d"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0000" style:font-name="Jomolhari1" fo:font-size="12pt" style:text-underline-style="none" fo:font-weight="bold" officeooo:rsid="007d70d7" officeooo:paragraph-rsid="007200c7" style:font-size-asian="12pt" style:font-weight-asian="bold" style:font-size-complex="12pt" style:font-weight-complex="bold"/>
    </style:style>
    <style:style style:name="P66" style:family="paragraph" style:parent-style-name="Standard">
      <style:paragraph-properties fo:text-align="start" style:justify-single-word="false"/>
      <style:text-properties fo:color="#000000" style:font-name="Jomolhari1" fo:font-size="12pt" style:text-underline-style="none" fo:font-weight="bold" officeooo:rsid="007d70d7" officeooo:paragraph-rsid="007d70d7" style:font-size-asian="12pt" style:font-weight-asian="bold" style:font-size-complex="12pt" style:font-weight-complex="bold"/>
    </style:style>
    <style:style style:name="P67" style:family="paragraph" style:parent-style-name="Standard">
      <style:paragraph-properties fo:text-align="start" style:justify-single-word="false"/>
      <style:text-properties fo:color="#000000" style:font-name="Jomolhari1" fo:font-size="12pt" style:text-underline-style="none" fo:font-weight="bold" officeooo:rsid="008fc3c0" officeooo:paragraph-rsid="008fc3c0" style:font-size-asian="12pt" style:font-weight-asian="bold" style:font-size-complex="12pt" style:font-weight-complex="bold"/>
    </style:style>
    <style:style style:name="P68" style:family="paragraph" style:parent-style-name="Standard">
      <style:paragraph-properties fo:text-align="start" style:justify-single-word="false"/>
      <style:text-properties fo:color="#000000" style:font-name="Jomolhari1" fo:font-size="12pt" style:text-underline-style="none" fo:font-weight="bold" officeooo:rsid="009f805e" officeooo:paragraph-rsid="009f805e" style:font-size-asian="12pt" style:font-weight-asian="bold" style:font-size-complex="12pt" style:font-weight-complex="bold"/>
    </style:style>
    <style:style style:name="P69" style:family="paragraph" style:parent-style-name="Standard">
      <style:paragraph-properties fo:text-align="start" style:justify-single-word="false"/>
      <style:text-properties fo:color="#000000" style:font-name="Jomolhari1" fo:font-size="12pt" style:text-underline-style="none" fo:font-weight="bold" officeooo:rsid="00d42780" officeooo:paragraph-rsid="00d42780" style:font-size-asian="12pt" style:font-weight-asian="bold" style:font-size-complex="12pt" style:font-weight-complex="bold"/>
    </style:style>
    <style:style style:name="P70" style:family="paragraph" style:parent-style-name="Standard">
      <style:paragraph-properties fo:text-align="start" style:justify-single-word="false"/>
      <style:text-properties fo:color="#000000" style:font-name="Jomolhari1" fo:font-size="12pt" style:text-underline-style="none" fo:font-weight="bold" officeooo:rsid="00f9ab91" officeooo:paragraph-rsid="00f9ab91" style:font-size-asian="12pt" style:font-weight-asian="bold" style:font-size-complex="12pt" style:font-weight-complex="bold"/>
    </style:style>
    <style:style style:name="P71" style:family="paragraph" style:parent-style-name="Standard">
      <style:paragraph-properties fo:text-align="start" style:justify-single-word="false"/>
      <style:text-properties fo:color="#000000" style:font-name="Jomolhari1" fo:font-size="12pt" style:text-underline-style="none" fo:font-weight="bold" officeooo:rsid="02345b5f" officeooo:paragraph-rsid="02345b5f" style:font-size-asian="12pt" style:font-weight-asian="bold" style:font-size-complex="12pt" style:font-weight-complex="bold"/>
    </style:style>
    <style:style style:name="P72" style:family="paragraph" style:parent-style-name="Standard">
      <style:paragraph-properties fo:text-align="start" style:justify-single-word="false"/>
      <style:text-properties fo:color="#000000" style:font-name="Jomolhari1" fo:font-size="12pt" style:text-underline-style="none" fo:font-weight="bold" officeooo:rsid="0164a3c3" officeooo:paragraph-rsid="0164a3c3" style:font-size-asian="12pt" style:font-weight-asian="bold" style:font-size-complex="12pt" style:font-weight-complex="bold"/>
    </style:style>
    <style:style style:name="P73" style:family="paragraph" style:parent-style-name="Standard">
      <style:paragraph-properties fo:text-align="start" style:justify-single-word="false"/>
      <style:text-properties fo:color="#000000" style:font-name="Jomolhari1" fo:font-size="12pt" style:text-underline-style="none" fo:font-weight="bold" officeooo:rsid="01044023" officeooo:paragraph-rsid="0198db4e" style:font-size-asian="12pt" style:font-weight-asian="bold" style:font-size-complex="12pt" style:font-weight-complex="bold"/>
    </style:style>
    <style:style style:name="P74" style:family="paragraph" style:parent-style-name="Standard">
      <style:paragraph-properties fo:text-align="start" style:justify-single-word="false"/>
      <style:text-properties fo:color="#000000" style:font-name="Jomolhari1" fo:font-size="12pt" style:text-underline-style="none" fo:font-weight="bold" officeooo:rsid="01044023" officeooo:paragraph-rsid="01a69ee1" style:font-size-asian="12pt" style:font-weight-asian="bold" style:font-size-complex="12pt" style:font-weight-complex="bold"/>
    </style:style>
    <style:style style:name="P75" style:family="paragraph" style:parent-style-name="Standard">
      <style:paragraph-properties fo:text-align="start" style:justify-single-word="false"/>
      <style:text-properties fo:color="#000000" style:font-name="Jomolhari1" fo:font-size="12pt" style:text-underline-style="none" fo:font-weight="bold" officeooo:rsid="01044023" officeooo:paragraph-rsid="01b0b0eb" style:font-size-asian="12pt" style:font-weight-asian="bold" style:font-size-complex="12pt" style:font-weight-complex="bold"/>
    </style:style>
    <style:style style:name="P76" style:family="paragraph" style:parent-style-name="Standard">
      <style:paragraph-properties fo:text-align="start" style:justify-single-word="false"/>
      <style:text-properties fo:color="#000000" style:font-name="Jomolhari1" fo:font-size="12pt" style:text-underline-style="none" fo:font-weight="bold" officeooo:rsid="01044023" officeooo:paragraph-rsid="01b4d6bb" style:font-size-asian="12pt" style:font-weight-asian="bold" style:font-size-complex="12pt" style:font-weight-complex="bold"/>
    </style:style>
    <style:style style:name="P77" style:family="paragraph" style:parent-style-name="Standard">
      <style:paragraph-properties fo:text-align="start" style:justify-single-word="false"/>
      <style:text-properties fo:color="#000000" style:font-name="Jomolhari1" fo:font-size="12pt" fo:font-style="normal" style:text-underline-style="none" fo:font-weight="normal" officeooo:rsid="01389753" officeooo:paragraph-rsid="01338b22"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center" style:justify-single-word="false"/>
      <style:text-properties fo:color="#000000" style:font-name="Jomolhari2" fo:font-size="12pt" officeooo:rsid="0005a09a" officeooo:paragraph-rsid="00288e6d" style:font-size-asian="12pt" style:font-size-complex="12pt"/>
    </style:style>
    <style:style style:name="P79" style:family="paragraph" style:parent-style-name="Standard">
      <style:paragraph-properties fo:text-align="center" style:justify-single-word="false"/>
      <style:text-properties fo:color="#000000" style:font-name="Jomolhari2" fo:font-size="12pt" officeooo:paragraph-rsid="00288e6d" style:font-size-asian="12pt" style:font-size-complex="12pt"/>
    </style:style>
    <style:style style:name="P80" style:family="paragraph" style:parent-style-name="Standard">
      <style:paragraph-properties fo:text-align="center" style:justify-single-word="false"/>
      <style:text-properties fo:color="#000000" style:font-name="Jomolhari2" fo:font-size="12pt" style:text-underline-style="solid" style:text-underline-type="double" style:text-underline-width="auto" style:text-underline-color="font-color" officeooo:paragraph-rsid="00288e6d" style:font-size-asian="12pt" style:font-size-complex="12pt"/>
    </style:style>
    <style:style style:name="P81" style:family="paragraph" style:parent-style-name="Standard">
      <style:paragraph-properties fo:text-align="center" style:justify-single-word="false"/>
      <style:text-properties fo:color="#000000" style:font-name="Jomolhari2" fo:font-size="12pt" style:text-underline-style="solid" style:text-underline-type="double" style:text-underline-width="auto" style:text-underline-color="font-color" officeooo:rsid="03719761" officeooo:paragraph-rsid="00288e6d" style:font-size-asian="12pt" style:font-size-complex="12pt"/>
    </style:style>
    <style:style style:name="P82" style:family="paragraph" style:parent-style-name="Standard">
      <style:paragraph-properties fo:text-align="center" style:justify-single-word="false"/>
      <style:text-properties fo:color="#000000" style:font-name="Jomolhari2" fo:font-size="12pt" style:text-underline-style="solid" style:text-underline-type="double" style:text-underline-width="auto" style:text-underline-color="font-color" officeooo:rsid="0005a09a" officeooo:paragraph-rsid="00288e6d" style:font-size-asian="12pt" style:font-size-complex="12pt"/>
    </style:style>
    <style:style style:name="P83" style:family="paragraph" style:parent-style-name="Standard">
      <style:paragraph-properties fo:text-align="start" style:justify-single-word="false"/>
      <style:text-properties fo:color="#000000" style:font-name="Jomolhari2" fo:font-size="12pt" style:text-underline-style="none" fo:font-weight="normal" officeooo:rsid="002afd29" officeooo:paragraph-rsid="002afd29"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fo:color="#000000" style:font-name="Jomolhari2" fo:font-size="12pt" style:text-underline-style="none" fo:font-weight="normal" officeooo:rsid="002cfe84" officeooo:paragraph-rsid="002afd29"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fo:color="#000000" style:font-name="Jomolhari2" fo:font-size="12pt" style:text-underline-style="none" fo:font-weight="normal" officeooo:paragraph-rsid="0086b291"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fo:color="#000000" style:font-name="Jomolhari2" fo:font-size="12pt" style:text-underline-style="none" fo:font-weight="normal" officeooo:paragraph-rsid="01d7fa7d"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fo:color="#000000" style:font-name="Jomolhari2" fo:font-size="12pt" style:text-underline-style="none" fo:font-weight="normal" officeooo:paragraph-rsid="011a4c32"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fo:color="#000000" style:font-name="Jomolhari2" fo:font-size="12pt" style:text-underline-style="none" fo:font-weight="normal" officeooo:rsid="0032efce" officeooo:paragraph-rsid="0086b291"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fo:color="#000000" style:font-name="Jomolhari2" fo:font-size="12pt" style:text-underline-style="none" fo:font-weight="normal" officeooo:rsid="01c3d0d9" officeooo:paragraph-rsid="01c3d0d9"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fo:color="#000000" style:font-name="Jomolhari2" fo:font-size="12pt" style:text-underline-style="none" fo:font-weight="normal" officeooo:rsid="003cf827" officeooo:paragraph-rsid="003cf827" style:font-size-asian="12pt" style:font-weight-asian="normal" style:font-size-complex="12pt" style:font-weight-complex="normal"/>
    </style:style>
    <style:style style:name="P91" style:family="paragraph" style:parent-style-name="Standard">
      <style:paragraph-properties fo:text-align="start" style:justify-single-word="false"/>
      <style:text-properties fo:color="#000000" style:font-name="Jomolhari2" fo:font-size="12pt" style:text-underline-style="none" fo:font-weight="normal" officeooo:rsid="0043487d" officeooo:paragraph-rsid="0043487d"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fo:color="#000000" style:font-name="Jomolhari2" fo:font-size="12pt" style:text-underline-style="none" fo:font-weight="normal" officeooo:rsid="003e0081" officeooo:paragraph-rsid="003e0081"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fo:color="#000000" style:font-name="Jomolhari2" fo:font-size="12pt" style:text-underline-style="none" fo:font-weight="normal" officeooo:rsid="001b28a2" officeooo:paragraph-rsid="01f1f1cf"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color="#000000" style:font-name="Jomolhari2" fo:font-size="12pt" style:text-underline-style="none" fo:font-weight="normal" officeooo:rsid="001b28a2" officeooo:paragraph-rsid="007d85da"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color="#000000" style:font-name="Jomolhari2" fo:font-size="12pt" style:text-underline-style="none" fo:font-weight="normal" officeooo:rsid="00106bd6" officeooo:paragraph-rsid="007d85da"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fo:color="#000000" style:font-name="Jomolhari2" fo:font-size="12pt" style:text-underline-style="none" fo:font-weight="normal" officeooo:rsid="00d42780" officeooo:paragraph-rsid="00f443d5"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color="#000000" style:font-name="Jomolhari2" fo:font-size="12pt" style:text-underline-style="none" fo:font-weight="normal" officeooo:rsid="01c82819" officeooo:paragraph-rsid="01c82819"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color="#000000" style:font-name="Jomolhari2" fo:font-size="12pt" style:text-underline-style="none" fo:font-weight="normal" officeooo:rsid="00ac8f4e" officeooo:paragraph-rsid="01fee456"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fo:color="#000000" style:font-name="Jomolhari2" fo:font-size="12pt" style:text-underline-style="none" fo:font-weight="normal" officeooo:rsid="00ac8f4e" officeooo:paragraph-rsid="00ebd495"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fo:color="#000000" style:font-name="Jomolhari2" fo:font-size="12pt" style:text-underline-style="none" fo:font-weight="normal" officeooo:rsid="00ac8f4e" officeooo:paragraph-rsid="00fe11cd"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fo:color="#000000" style:font-name="Jomolhari2" fo:font-size="12pt" style:text-underline-style="none" fo:font-weight="normal" officeooo:rsid="01115540" officeooo:paragraph-rsid="014f0d53"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fo:color="#000000" style:font-name="Jomolhari2" fo:font-size="12pt" style:text-underline-style="none" fo:font-weight="normal" officeooo:rsid="01044023" officeooo:paragraph-rsid="00ffdc51" style:font-size-asian="12pt" style:font-weight-asian="normal" style:font-size-complex="12pt" style:font-weight-complex="normal"/>
    </style:style>
    <style:style style:name="P103" style:family="paragraph" style:parent-style-name="Standard">
      <style:paragraph-properties fo:text-align="start" style:justify-single-word="false"/>
      <style:text-properties fo:color="#000000" style:font-name="Jomolhari2" fo:font-size="12pt" style:text-underline-style="none" fo:font-weight="normal" officeooo:rsid="01044023" officeooo:paragraph-rsid="02d5622b" style:font-size-asian="12pt" style:font-weight-asian="normal" style:font-size-complex="12pt" style:font-weight-complex="normal"/>
    </style:style>
    <style:style style:name="P104" style:family="paragraph" style:parent-style-name="Standard">
      <style:paragraph-properties fo:text-align="start" style:justify-single-word="false"/>
      <style:text-properties fo:color="#000000" style:font-name="Jomolhari2" fo:font-size="12pt" style:text-underline-style="none" fo:font-weight="normal" officeooo:rsid="01189541" officeooo:paragraph-rsid="0108beb1"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fo:color="#000000" style:font-name="Jomolhari2" fo:font-size="12pt" style:text-underline-style="none" fo:font-weight="normal" officeooo:rsid="01d268e8" officeooo:paragraph-rsid="021a03e5" style:font-size-asian="12pt" style:font-weight-asian="normal" style:font-size-complex="12pt" style:font-weight-complex="normal"/>
    </style:style>
    <style:style style:name="P106" style:family="paragraph" style:parent-style-name="Standard">
      <style:paragraph-properties fo:text-align="start" style:justify-single-word="false"/>
      <style:text-properties fo:color="#000000" style:font-name="Jomolhari2" fo:font-size="12pt" style:text-underline-style="none" fo:font-weight="normal" officeooo:rsid="011b545c" officeooo:paragraph-rsid="0108beb1" style:font-size-asian="12pt" style:font-weight-asian="normal" style:font-size-complex="12pt" style:font-weight-complex="normal"/>
    </style:style>
    <style:style style:name="P107" style:family="paragraph" style:parent-style-name="Standard">
      <style:paragraph-properties fo:text-align="start" style:justify-single-word="false"/>
      <style:text-properties fo:color="#000000" style:font-name="Jomolhari2" fo:font-size="12pt" style:text-underline-style="none" fo:font-weight="normal" officeooo:rsid="02d6a8b0" officeooo:paragraph-rsid="02d5622b" style:font-size-asian="12pt" style:font-weight-asian="normal" style:font-size-complex="12pt" style:font-weight-complex="normal"/>
    </style:style>
    <style:style style:name="P108" style:family="paragraph" style:parent-style-name="Standard">
      <style:paragraph-properties fo:text-align="start" style:justify-single-word="false"/>
      <style:text-properties fo:color="#000000" style:font-name="Jomolhari2" fo:font-size="12pt" style:text-underline-style="none" fo:font-weight="normal" officeooo:rsid="018877fe" officeooo:paragraph-rsid="01972683" style:font-size-asian="12pt" style:font-weight-asian="normal" style:font-size-complex="12pt" style:font-weight-complex="normal"/>
    </style:style>
    <style:style style:name="P109" style:family="paragraph" style:parent-style-name="Standard">
      <style:paragraph-properties fo:text-align="start" style:justify-single-word="false"/>
      <style:text-properties fo:color="#000000" style:font-name="Jomolhari2" fo:font-size="12pt" style:text-underline-style="none" fo:font-weight="normal" officeooo:rsid="01b0b0eb" officeooo:paragraph-rsid="01b0b0eb"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fo:color="#000000" style:font-name="Jomolhari2" fo:font-size="12pt" style:text-underline-style="none" fo:font-weight="normal" officeooo:rsid="0198db4e" officeooo:paragraph-rsid="01a69ee1" style:font-name-asian="FreeMono" style:font-size-asian="12pt" style:font-weight-asian="normal" style:font-name-complex="FreeMono" style:font-size-complex="12pt" style:font-weight-complex="normal"/>
    </style:style>
    <style:style style:name="P111" style:family="paragraph" style:parent-style-name="Standard">
      <style:paragraph-properties fo:text-align="start" style:justify-single-word="false"/>
      <style:text-properties fo:color="#000000" style:font-name="Jomolhari2" fo:font-size="12pt" style:text-underline-style="none" fo:font-weight="bold" officeooo:rsid="0112b87c" officeooo:paragraph-rsid="0108beb1" style:font-size-asian="12pt" style:font-weight-asian="bold" style:font-size-complex="12pt" style:font-weight-complex="bold"/>
    </style:style>
    <style:style style:name="P112" style:family="paragraph" style:parent-style-name="Standard">
      <style:paragraph-properties fo:text-align="start" style:justify-single-word="false"/>
      <style:text-properties fo:color="#000000" style:font-name="Jomolhari2" fo:font-size="12pt" fo:font-style="italic" style:text-underline-style="none" fo:font-weight="normal" officeooo:rsid="010b5b7a" officeooo:paragraph-rsid="010b5b7a" style:font-size-asian="12pt" style:font-style-asian="italic" style:font-weight-asian="normal" style:font-size-complex="12pt" style:font-style-complex="italic" style:font-weight-complex="normal"/>
    </style:style>
    <style:style style:name="P113" style:family="paragraph" style:parent-style-name="Standard">
      <style:paragraph-properties fo:text-align="start" style:justify-single-word="false"/>
      <style:text-properties fo:color="#000000" style:font-name="Jomolhari2" fo:font-size="12pt" fo:font-style="normal" style:text-underline-style="none" fo:font-weight="normal" officeooo:rsid="011a4c32" officeooo:paragraph-rsid="011a4c32" style:font-size-asian="12pt" style:font-style-asian="normal" style:font-weight-asian="normal" style:font-size-complex="12pt" style:font-style-complex="normal" style:font-weight-complex="normal"/>
    </style:style>
    <style:style style:name="P114" style:family="paragraph" style:parent-style-name="Standard">
      <style:text-properties fo:color="#000000" style:font-name="FreeMono1" fo:font-size="12pt" style:text-underline-style="none" fo:font-weight="normal" officeooo:rsid="02345b5f" officeooo:paragraph-rsid="03739f05" style:font-size-asian="12pt" style:font-weight-asian="normal" style:font-size-complex="12pt" style:font-weight-complex="normal"/>
    </style:style>
    <style:style style:name="P115" style:family="paragraph" style:parent-style-name="Standard">
      <style:paragraph-properties fo:text-align="start" style:justify-single-word="false"/>
      <style:text-properties fo:color="#000000" style:font-name="FreeMono1" fo:font-size="12pt" style:text-underline-style="none" fo:font-weight="normal" officeooo:rsid="01044023" officeooo:paragraph-rsid="01d50b20" style:font-size-asian="12pt" style:font-weight-asian="normal" style:font-size-complex="12pt" style:font-weight-complex="normal"/>
    </style:style>
    <style:style style:name="P116" style:family="paragraph" style:parent-style-name="Standard">
      <style:paragraph-properties fo:text-align="start" style:justify-single-word="false"/>
      <style:text-properties fo:color="#000000" style:font-name="FreeMono1" fo:font-size="12pt" style:text-underline-style="none" fo:font-weight="normal" officeooo:rsid="01044023" officeooo:paragraph-rsid="0108beb1" style:font-size-asian="12pt" style:font-weight-asian="normal" style:font-size-complex="12pt" style:font-weight-complex="normal"/>
    </style:style>
    <style:style style:name="P117" style:family="paragraph" style:parent-style-name="Standard">
      <style:paragraph-properties fo:text-align="start" style:justify-single-word="false"/>
      <style:text-properties fo:color="#000000" style:font-name="FreeMono1" fo:font-size="12pt" style:text-underline-style="none" fo:font-weight="normal" officeooo:rsid="01044023" officeooo:paragraph-rsid="0223bc40" style:font-size-asian="12pt" style:font-weight-asian="normal" style:font-size-complex="12pt" style:font-weight-complex="normal"/>
    </style:style>
    <style:style style:name="P118" style:family="paragraph" style:parent-style-name="Standard">
      <style:paragraph-properties fo:text-align="start" style:justify-single-word="false"/>
      <style:text-properties fo:color="#000000" style:font-name="FreeMono1" fo:font-size="12pt" style:text-underline-style="none" fo:font-weight="normal" officeooo:rsid="01044023" officeooo:paragraph-rsid="02d9803e" style:font-size-asian="12pt" style:font-weight-asian="normal" style:font-size-complex="12pt" style:font-weight-complex="normal"/>
    </style:style>
    <style:style style:name="P119" style:family="paragraph" style:parent-style-name="Standard">
      <style:paragraph-properties fo:text-align="start" style:justify-single-word="false"/>
      <style:text-properties fo:color="#000000" style:font-name="FreeMono1" fo:font-size="12pt" style:text-underline-style="none" fo:font-weight="normal" officeooo:rsid="01044023" officeooo:paragraph-rsid="02d7afa2" style:font-size-asian="12pt" style:font-weight-asian="normal" style:font-size-complex="12pt" style:font-weight-complex="normal"/>
    </style:style>
    <style:style style:name="P120" style:family="paragraph" style:parent-style-name="Standard">
      <style:paragraph-properties fo:text-align="start" style:justify-single-word="false"/>
      <style:text-properties fo:color="#000000" style:font-name="FreeMono1" fo:font-size="12pt" style:text-underline-style="none" fo:font-weight="normal" officeooo:rsid="01655df9" officeooo:paragraph-rsid="01d50b20" style:font-size-asian="12pt" style:font-weight-asian="normal" style:font-size-complex="12pt" style:font-weight-complex="normal"/>
    </style:style>
    <style:style style:name="P121" style:family="paragraph" style:parent-style-name="Standard">
      <style:paragraph-properties fo:text-align="start" style:justify-single-word="false"/>
      <style:text-properties fo:color="#000000" style:font-name="FreeMono1" fo:font-size="12pt" style:text-underline-style="none" fo:font-weight="normal" officeooo:paragraph-rsid="0043487d" style:font-size-asian="12pt" style:font-weight-asian="normal" style:font-size-complex="12pt" style:font-weight-complex="normal"/>
    </style:style>
    <style:style style:name="P122" style:family="paragraph" style:parent-style-name="Standard">
      <style:paragraph-properties fo:text-align="start" style:justify-single-word="false"/>
      <style:text-properties fo:color="#000000" style:font-name="FreeMono1" fo:font-size="12pt" style:text-underline-style="none" fo:font-weight="normal" officeooo:paragraph-rsid="01e98d09" style:font-size-asian="12pt" style:font-weight-asian="normal" style:font-size-complex="12pt" style:font-weight-complex="normal"/>
    </style:style>
    <style:style style:name="P123" style:family="paragraph" style:parent-style-name="Standard">
      <style:paragraph-properties fo:text-align="start" style:justify-single-word="false"/>
      <style:text-properties fo:color="#000000" style:font-name="FreeMono1" fo:font-size="12pt" style:text-underline-style="none" fo:font-weight="normal" officeooo:paragraph-rsid="004fc5a1" style:font-size-asian="12pt" style:font-weight-asian="normal" style:font-size-complex="12pt" style:font-weight-complex="normal"/>
    </style:style>
    <style:style style:name="P124" style:family="paragraph" style:parent-style-name="Standard">
      <style:paragraph-properties fo:text-align="start" style:justify-single-word="false"/>
      <style:text-properties fo:color="#000000" style:font-name="FreeMono1" fo:font-size="12pt" style:text-underline-style="none" fo:font-weight="normal" officeooo:rsid="0043d33a" officeooo:paragraph-rsid="0043487d" style:font-size-asian="12pt" style:font-weight-asian="normal" style:font-size-complex="12pt" style:font-weight-complex="normal"/>
    </style:style>
    <style:style style:name="P125" style:family="paragraph" style:parent-style-name="Standard">
      <style:paragraph-properties fo:text-align="start" style:justify-single-word="false"/>
      <style:text-properties fo:color="#000000" style:font-name="FreeMono1" fo:font-size="12pt" style:text-underline-style="none" fo:font-weight="normal" officeooo:rsid="0043d33a" officeooo:paragraph-rsid="01e98d09" style:font-size-asian="12pt" style:font-weight-asian="normal" style:font-size-complex="12pt" style:font-weight-complex="normal"/>
    </style:style>
    <style:style style:name="P126" style:family="paragraph" style:parent-style-name="Standard">
      <style:paragraph-properties fo:text-align="start" style:justify-single-word="false"/>
      <style:text-properties fo:color="#000000" style:font-name="FreeMono1" fo:font-size="12pt" style:text-underline-style="none" fo:font-weight="normal" officeooo:rsid="01da9c2d" officeooo:paragraph-rsid="004cf77c" style:font-size-asian="12pt" style:font-weight-asian="normal" style:font-size-complex="12pt" style:font-weight-complex="normal"/>
    </style:style>
    <style:style style:name="P127" style:family="paragraph" style:parent-style-name="Standard">
      <style:paragraph-properties fo:text-align="start" style:justify-single-word="false"/>
      <style:text-properties fo:color="#000000" style:font-name="FreeMono1" fo:font-size="12pt" style:text-underline-style="none" fo:font-weight="normal" officeooo:rsid="00517544" officeooo:paragraph-rsid="00517544" style:font-size-asian="12pt" style:font-weight-asian="normal" style:font-size-complex="12pt" style:font-weight-complex="normal"/>
    </style:style>
    <style:style style:name="P128" style:family="paragraph" style:parent-style-name="Standard">
      <style:paragraph-properties fo:text-align="start" style:justify-single-word="false"/>
      <style:text-properties fo:color="#000000" style:font-name="FreeMono1" fo:font-size="12pt" style:text-underline-style="none" fo:font-weight="normal" officeooo:rsid="0094a78b" officeooo:paragraph-rsid="0094a78b" style:font-size-asian="12pt" style:font-weight-asian="normal" style:font-size-complex="12pt" style:font-weight-complex="normal"/>
    </style:style>
    <style:style style:name="P129" style:family="paragraph" style:parent-style-name="Standard">
      <style:paragraph-properties fo:text-align="start" style:justify-single-word="false"/>
      <style:text-properties fo:color="#000000" style:font-name="FreeMono1" fo:font-size="12pt" style:text-underline-style="none" fo:font-weight="normal" officeooo:rsid="0094a78b" officeooo:paragraph-rsid="00ebd495" style:font-size-asian="12pt" style:font-weight-asian="normal" style:font-size-complex="12pt" style:font-weight-complex="normal"/>
    </style:style>
    <style:style style:name="P130" style:family="paragraph" style:parent-style-name="Standard">
      <style:paragraph-properties fo:text-align="start" style:justify-single-word="false"/>
      <style:text-properties fo:color="#000000" style:font-name="FreeMono1" fo:font-size="12pt" style:text-underline-style="none" fo:font-weight="normal" officeooo:rsid="01f4aa0a" officeooo:paragraph-rsid="01f4aa0a" style:font-size-asian="12pt" style:font-weight-asian="normal" style:font-size-complex="12pt" style:font-weight-complex="normal"/>
    </style:style>
    <style:style style:name="P131" style:family="paragraph" style:parent-style-name="Standard">
      <style:paragraph-properties fo:text-align="start" style:justify-single-word="false"/>
      <style:text-properties fo:color="#000000" style:font-name="FreeMono1" fo:font-size="12pt" style:text-underline-style="none" fo:font-weight="normal" officeooo:rsid="01f4aa0a" officeooo:paragraph-rsid="01fa533d" style:font-size-asian="12pt" style:font-weight-asian="normal" style:font-size-complex="12pt" style:font-weight-complex="normal"/>
    </style:style>
    <style:style style:name="P132" style:family="paragraph" style:parent-style-name="Standard">
      <style:paragraph-properties fo:text-align="start" style:justify-single-word="false"/>
      <style:text-properties fo:color="#000000" style:font-name="FreeMono1" fo:font-size="12pt" style:text-underline-style="none" fo:font-weight="normal" officeooo:rsid="01f7ee1f" officeooo:paragraph-rsid="01fa533d" style:font-size-asian="12pt" style:font-weight-asian="normal" style:font-size-complex="12pt" style:font-weight-complex="normal"/>
    </style:style>
    <style:style style:name="P133" style:family="paragraph" style:parent-style-name="Standard">
      <style:paragraph-properties fo:text-align="start" style:justify-single-word="false"/>
      <style:text-properties fo:color="#000000" style:font-name="FreeMono1" fo:font-size="12pt" style:text-underline-style="none" fo:font-weight="normal" officeooo:rsid="01f7ee1f" officeooo:paragraph-rsid="01f7ee1f" style:font-size-asian="12pt" style:font-weight-asian="normal" style:font-size-complex="12pt" style:font-weight-complex="normal"/>
    </style:style>
    <style:style style:name="P134" style:family="paragraph" style:parent-style-name="Standard">
      <style:paragraph-properties fo:text-align="start" style:justify-single-word="false"/>
      <style:text-properties fo:color="#000000" style:font-name="FreeMono1" fo:font-size="12pt" style:text-underline-style="none" fo:font-weight="normal" officeooo:rsid="00ad6f0a" officeooo:paragraph-rsid="00f443d5" style:font-size-asian="12pt" style:font-weight-asian="normal" style:font-size-complex="12pt" style:font-weight-complex="normal"/>
    </style:style>
    <style:style style:name="P135" style:family="paragraph" style:parent-style-name="Standard">
      <style:paragraph-properties fo:text-align="start" style:justify-single-word="false"/>
      <style:text-properties fo:color="#000000" style:font-name="FreeMono1" fo:font-size="12pt" style:text-underline-style="none" fo:font-weight="normal" officeooo:rsid="00ac8f4e" officeooo:paragraph-rsid="00ebd495" style:font-size-asian="12pt" style:font-weight-asian="normal" style:font-size-complex="12pt" style:font-weight-complex="normal"/>
    </style:style>
    <style:style style:name="P136" style:family="paragraph" style:parent-style-name="Standard">
      <style:paragraph-properties fo:text-align="start" style:justify-single-word="false"/>
      <style:text-properties fo:color="#000000" style:font-name="FreeMono1" fo:font-size="12pt" style:text-underline-style="none" fo:font-weight="normal" officeooo:rsid="00b804e3" officeooo:paragraph-rsid="01bcbfa6" style:font-size-asian="12pt" style:font-weight-asian="normal" style:font-size-complex="12pt" style:font-weight-complex="normal"/>
    </style:style>
    <style:style style:name="P137" style:family="paragraph" style:parent-style-name="Standard">
      <style:paragraph-properties fo:text-align="start" style:justify-single-word="false"/>
      <style:text-properties fo:color="#000000" style:font-name="FreeMono1" fo:font-size="12pt" style:text-underline-style="none" fo:font-weight="normal" officeooo:rsid="011b545c" officeooo:paragraph-rsid="021a7ca9" style:font-size-asian="12pt" style:font-weight-asian="normal" style:font-size-complex="12pt" style:font-weight-complex="normal"/>
    </style:style>
    <style:style style:name="P138" style:family="paragraph" style:parent-style-name="Standard">
      <style:paragraph-properties fo:text-align="start" style:justify-single-word="false"/>
      <style:text-properties fo:color="#000000" style:font-name="FreeMono1" fo:font-size="12pt" style:text-underline-style="none" fo:font-weight="normal" officeooo:rsid="011b545c" officeooo:paragraph-rsid="021d7aa2" style:font-size-asian="12pt" style:font-weight-asian="normal" style:font-size-complex="12pt" style:font-weight-complex="normal"/>
    </style:style>
    <style:style style:name="P139" style:family="paragraph" style:parent-style-name="Standard">
      <style:paragraph-properties fo:text-align="start" style:justify-single-word="false"/>
      <style:text-properties fo:color="#000000" style:font-name="FreeMono1" fo:font-size="12pt" style:text-underline-style="none" fo:font-weight="normal" officeooo:rsid="021a7ca9" officeooo:paragraph-rsid="021a7ca9" style:font-size-asian="12pt" style:font-weight-asian="normal" style:font-size-complex="12pt" style:font-weight-complex="normal"/>
    </style:style>
    <style:style style:name="P140" style:family="paragraph" style:parent-style-name="Standard">
      <style:paragraph-properties fo:text-align="start" style:justify-single-word="false"/>
      <style:text-properties fo:color="#000000" style:font-name="FreeMono1" fo:font-size="12pt" style:text-underline-style="none" fo:font-weight="normal" officeooo:rsid="021a7ca9" officeooo:paragraph-rsid="021d7aa2" style:font-size-asian="12pt" style:font-weight-asian="normal" style:font-size-complex="12pt" style:font-weight-complex="normal"/>
    </style:style>
    <style:style style:name="P141" style:family="paragraph" style:parent-style-name="Standard">
      <style:paragraph-properties fo:text-align="start" style:justify-single-word="false"/>
      <style:text-properties fo:color="#000000" style:font-name="FreeMono1" fo:font-size="12pt" style:text-underline-style="none" fo:font-weight="normal" officeooo:rsid="021a7ca9" officeooo:paragraph-rsid="032852b2" style:font-size-asian="12pt" style:font-weight-asian="normal" style:font-size-complex="12pt" style:font-weight-complex="normal"/>
    </style:style>
    <style:style style:name="P142" style:family="paragraph" style:parent-style-name="Standard">
      <style:paragraph-properties fo:text-align="start" style:justify-single-word="false"/>
      <style:text-properties fo:color="#000000" style:font-name="FreeMono1" fo:font-size="12pt" style:text-underline-style="none" fo:font-weight="normal" officeooo:rsid="021a7ca9" officeooo:paragraph-rsid="0328b9eb" style:font-size-asian="12pt" style:font-weight-asian="normal" style:font-size-complex="12pt" style:font-weight-complex="normal"/>
    </style:style>
    <style:style style:name="P143" style:family="paragraph" style:parent-style-name="Standard">
      <style:paragraph-properties fo:text-align="start" style:justify-single-word="false"/>
      <style:text-properties fo:color="#000000" style:font-name="FreeMono1" fo:font-size="12pt" style:text-underline-style="none" fo:font-weight="normal" officeooo:rsid="021a7ca9" officeooo:paragraph-rsid="03294ffe" style:font-size-asian="12pt" style:font-weight-asian="normal" style:font-size-complex="12pt" style:font-weight-complex="normal"/>
    </style:style>
    <style:style style:name="P144" style:family="paragraph" style:parent-style-name="Standard">
      <style:paragraph-properties fo:text-align="start" style:justify-single-word="false"/>
      <style:text-properties fo:color="#000000" style:font-name="FreeMono1" fo:font-size="12pt" style:text-underline-style="none" fo:font-weight="normal" officeooo:rsid="021b3fa5" officeooo:paragraph-rsid="021a7ca9" style:font-size-asian="12pt" style:font-weight-asian="normal" style:font-size-complex="12pt" style:font-weight-complex="normal"/>
    </style:style>
    <style:style style:name="P145" style:family="paragraph" style:parent-style-name="Standard">
      <style:paragraph-properties fo:text-align="start" style:justify-single-word="false"/>
      <style:text-properties fo:color="#000000" style:font-name="FreeMono1" fo:font-size="12pt" style:text-underline-style="none" fo:font-weight="normal" officeooo:rsid="021b3fa5" officeooo:paragraph-rsid="021b3fa5" style:font-size-asian="12pt" style:font-weight-asian="normal" style:font-size-complex="12pt" style:font-weight-complex="normal"/>
    </style:style>
    <style:style style:name="P146" style:family="paragraph" style:parent-style-name="Standard">
      <style:paragraph-properties fo:text-align="start" style:justify-single-word="false"/>
      <style:text-properties fo:color="#000000" style:font-name="FreeMono1" fo:font-size="12pt" style:text-underline-style="none" fo:font-weight="normal" officeooo:rsid="011efe8c" officeooo:paragraph-rsid="0108beb1" style:font-size-asian="12pt" style:font-weight-asian="normal" style:font-size-complex="12pt" style:font-weight-complex="normal"/>
    </style:style>
    <style:style style:name="P147" style:family="paragraph" style:parent-style-name="Standard">
      <style:paragraph-properties fo:text-align="start" style:justify-single-word="false"/>
      <style:text-properties fo:color="#000000" style:font-name="FreeMono1" fo:font-size="12pt" style:text-underline-style="none" fo:font-weight="normal" officeooo:rsid="021d76ae" officeooo:paragraph-rsid="0108beb1" style:font-size-asian="12pt" style:font-weight-asian="normal" style:font-size-complex="12pt" style:font-weight-complex="normal"/>
    </style:style>
    <style:style style:name="P148" style:family="paragraph" style:parent-style-name="Standard">
      <style:paragraph-properties fo:text-align="start" style:justify-single-word="false"/>
      <style:text-properties fo:color="#000000" style:font-name="FreeMono1" fo:font-size="12pt" style:text-underline-style="none" fo:font-weight="normal" officeooo:rsid="0223bc40" officeooo:paragraph-rsid="0223bc40" style:font-size-asian="12pt" style:font-weight-asian="normal" style:font-size-complex="12pt" style:font-weight-complex="normal"/>
    </style:style>
    <style:style style:name="P149" style:family="paragraph" style:parent-style-name="Standard">
      <style:paragraph-properties fo:text-align="start" style:justify-single-word="false"/>
      <style:text-properties fo:color="#000000" style:font-name="FreeMono1" fo:font-size="12pt" style:text-underline-style="none" fo:font-weight="normal" officeooo:rsid="0225272a" officeooo:paragraph-rsid="0225272a" style:font-size-asian="12pt" style:font-weight-asian="normal" style:font-size-complex="12pt" style:font-weight-complex="normal"/>
    </style:style>
    <style:style style:name="P150" style:family="paragraph" style:parent-style-name="Standard">
      <style:paragraph-properties fo:text-align="start" style:justify-single-word="false"/>
      <style:text-properties fo:color="#000000" style:font-name="FreeMono1" fo:font-size="12pt" style:text-underline-style="none" fo:font-weight="normal" officeooo:rsid="0225272a" officeooo:paragraph-rsid="02d141e6" style:font-size-asian="12pt" style:font-weight-asian="normal" style:font-size-complex="12pt" style:font-weight-complex="normal"/>
    </style:style>
    <style:style style:name="P151" style:family="paragraph" style:parent-style-name="Standard">
      <style:paragraph-properties fo:text-align="start" style:justify-single-word="false"/>
      <style:text-properties fo:color="#000000" style:font-name="FreeMono1" fo:font-size="12pt" style:text-underline-style="none" fo:font-weight="normal" officeooo:rsid="0225272a" officeooo:paragraph-rsid="02cfdaa4" style:font-size-asian="12pt" style:font-weight-asian="normal" style:font-size-complex="12pt" style:font-weight-complex="normal"/>
    </style:style>
    <style:style style:name="P152" style:family="paragraph" style:parent-style-name="Standard">
      <style:paragraph-properties fo:text-align="start" style:justify-single-word="false"/>
      <style:text-properties fo:color="#000000" style:font-name="FreeMono1" fo:font-size="12pt" style:text-underline-style="none" fo:font-weight="normal" officeooo:rsid="0225272a" officeooo:paragraph-rsid="02d30ceb" style:font-size-asian="12pt" style:font-weight-asian="normal" style:font-size-complex="12pt" style:font-weight-complex="normal"/>
    </style:style>
    <style:style style:name="P153" style:family="paragraph" style:parent-style-name="Standard">
      <style:paragraph-properties fo:text-align="start" style:justify-single-word="false"/>
      <style:text-properties fo:color="#000000" style:font-name="FreeMono1" fo:font-size="12pt" style:text-underline-style="none" fo:font-weight="normal" officeooo:rsid="0273f949" officeooo:paragraph-rsid="02d7afa2" style:font-size-asian="12pt" style:font-weight-asian="normal" style:font-size-complex="12pt" style:font-weight-complex="normal"/>
    </style:style>
    <style:style style:name="P154" style:family="paragraph" style:parent-style-name="Standard">
      <style:paragraph-properties fo:text-align="start" style:justify-single-word="false"/>
      <style:text-properties fo:color="#000000" style:font-name="FreeMono1" fo:font-size="12pt" style:text-underline-style="none" fo:font-weight="normal" officeooo:rsid="018e3118" officeooo:paragraph-rsid="01a69ee1" style:font-size-asian="12pt" style:font-weight-asian="normal" style:font-size-complex="12pt" style:font-weight-complex="normal"/>
    </style:style>
    <style:style style:name="P155" style:family="paragraph" style:parent-style-name="Standard">
      <style:paragraph-properties fo:text-align="start" style:justify-single-word="false"/>
      <style:text-properties fo:color="#000000" style:font-name="FreeMono1" fo:font-size="12pt" style:text-underline-style="none" fo:font-weight="normal" officeooo:rsid="018e3118" officeooo:paragraph-rsid="02906776" style:font-size-asian="12pt" style:font-weight-asian="normal" style:font-size-complex="12pt" style:font-weight-complex="normal"/>
    </style:style>
    <style:style style:name="P156" style:family="paragraph" style:parent-style-name="Standard">
      <style:paragraph-properties fo:text-align="start" style:justify-single-word="false"/>
      <style:text-properties fo:color="#000000" style:font-name="FreeMono1" fo:font-size="12pt" style:text-underline-style="none" fo:font-weight="normal" officeooo:rsid="028ef4a0" officeooo:paragraph-rsid="028ef4a0" style:font-size-asian="12pt" style:font-weight-asian="normal" style:font-size-complex="12pt" style:font-weight-complex="normal"/>
    </style:style>
    <style:style style:name="P157" style:family="paragraph" style:parent-style-name="Standard">
      <style:paragraph-properties fo:text-align="start" style:justify-single-word="false"/>
      <style:text-properties fo:color="#000000" style:font-name="FreeMono1" fo:font-size="12pt" style:text-underline-style="none" fo:font-weight="normal" officeooo:rsid="02a23b52" officeooo:paragraph-rsid="02a23b52" style:font-size-asian="12pt" style:font-weight-asian="normal" style:font-size-complex="12pt" style:font-weight-complex="normal"/>
    </style:style>
    <style:style style:name="P158" style:family="paragraph" style:parent-style-name="Standard">
      <style:paragraph-properties fo:text-align="start" style:justify-single-word="false"/>
      <style:text-properties fo:color="#000000" style:font-name="FreeMono1" fo:font-size="12pt" style:text-underline-style="none" fo:font-weight="normal" officeooo:rsid="01b0b0eb" officeooo:paragraph-rsid="01b2c733" style:font-size-asian="12pt" style:font-weight-asian="normal" style:font-size-complex="12pt" style:font-weight-complex="normal"/>
    </style:style>
    <style:style style:name="P159" style:family="paragraph" style:parent-style-name="Standard">
      <style:paragraph-properties fo:text-align="start" style:justify-single-word="false"/>
      <style:text-properties fo:color="#000000" style:font-name="FreeMono1" fo:font-size="12pt" style:text-underline-style="none" fo:font-weight="normal" officeooo:rsid="033b32f2" officeooo:paragraph-rsid="033b32f2" style:font-size-asian="12pt" style:font-weight-asian="normal" style:font-size-complex="12pt" style:font-weight-complex="normal"/>
    </style:style>
    <style:style style:name="P160" style:family="paragraph" style:parent-style-name="Standard">
      <style:paragraph-properties fo:text-align="start" style:justify-single-word="false"/>
      <style:text-properties fo:color="#000000" style:font-name="FreeMono1" fo:font-size="12pt" style:text-underline-style="none" fo:font-weight="normal" officeooo:rsid="033b32f2" officeooo:paragraph-rsid="0371519e" style:font-size-asian="12pt" style:font-weight-asian="normal" style:font-size-complex="12pt" style:font-weight-complex="normal"/>
    </style:style>
    <style:style style:name="P161" style:family="paragraph" style:parent-style-name="Standard">
      <style:text-properties fo:color="#000000" style:font-name="FreeMono1" fo:font-size="12pt" style:text-underline-style="none" fo:font-weight="normal" officeooo:rsid="0372e3aa" officeooo:paragraph-rsid="03739f05" style:font-size-asian="12pt" style:font-weight-asian="normal" style:font-size-complex="12pt" style:font-weight-complex="normal"/>
    </style:style>
    <style:style style:name="P162" style:family="paragraph" style:parent-style-name="Standard">
      <style:paragraph-properties fo:text-align="start" style:justify-single-word="false"/>
      <style:text-properties fo:color="#000000" style:font-name="FreeMono1" fo:font-size="12pt" style:text-underline-style="none" fo:font-weight="normal" officeooo:rsid="040cd7c6" officeooo:paragraph-rsid="040cd7c6" style:font-size-asian="12pt" style:font-weight-asian="normal" style:font-size-complex="12pt" style:font-weight-complex="normal"/>
    </style:style>
    <style:style style:name="P163" style:family="paragraph" style:parent-style-name="Standard">
      <style:paragraph-properties fo:text-align="start" style:justify-single-word="false"/>
      <style:text-properties style:use-window-font-color="true" style:font-name="Jomolhari1" fo:font-size="12pt" style:text-underline-style="none" fo:font-weight="normal" officeooo:rsid="022b5fec" officeooo:paragraph-rsid="033b32f2" style:font-size-asian="12pt" style:font-weight-asian="normal" style:font-size-complex="12pt" style:font-weight-complex="normal"/>
    </style:style>
    <style:style style:name="P164" style:family="paragraph" style:parent-style-name="Standard">
      <style:paragraph-properties fo:text-align="start" style:justify-single-word="false"/>
      <style:text-properties style:use-window-font-color="true" style:font-name="Jomolhari1" fo:font-size="12pt" style:text-underline-style="none" fo:font-weight="normal" officeooo:rsid="022b8250" officeooo:paragraph-rsid="033b32f2" style:font-size-asian="12pt" style:font-weight-asian="normal" style:font-size-complex="12pt" style:font-weight-complex="normal"/>
    </style:style>
    <style:style style:name="P165" style:family="paragraph" style:parent-style-name="Standard">
      <style:text-properties style:use-window-font-color="true" style:font-name="Jomolhari2" fo:font-size="12pt" officeooo:paragraph-rsid="029bf435" style:font-size-asian="12pt" style:font-size-complex="12pt"/>
    </style:style>
    <style:style style:name="P166" style:family="paragraph" style:parent-style-name="Standard">
      <style:text-properties style:use-window-font-color="true" style:font-name="Jomolhari2" fo:font-size="12pt" officeooo:rsid="0002a85b" officeooo:paragraph-rsid="029bf435" style:font-size-asian="12pt" style:font-size-complex="12pt"/>
    </style:style>
    <style:style style:name="P167" style:family="paragraph" style:parent-style-name="Standard">
      <style:text-properties style:use-window-font-color="true" style:font-name="Jomolhari2" fo:font-size="12pt" officeooo:rsid="0002a85b" officeooo:paragraph-rsid="04319a00" style:font-size-asian="12pt" style:font-size-complex="12pt"/>
    </style:style>
    <style:style style:name="P168" style:family="paragraph" style:parent-style-name="Standard">
      <style:text-properties style:use-window-font-color="true" style:font-name="Jomolhari2" fo:font-size="12pt" officeooo:rsid="000fe34e" officeooo:paragraph-rsid="029bf435" style:font-size-asian="12pt" style:font-size-complex="12pt"/>
    </style:style>
    <style:style style:name="P169" style:family="paragraph" style:parent-style-name="Standard">
      <style:text-properties style:use-window-font-color="true" style:font-name="Jomolhari2" fo:font-size="12pt" officeooo:rsid="001149c0" officeooo:paragraph-rsid="029bf435" style:font-size-asian="12pt" style:font-size-complex="12pt"/>
    </style:style>
    <style:style style:name="P170" style:family="paragraph" style:parent-style-name="Standard">
      <style:text-properties style:use-window-font-color="true" style:font-name="Jomolhari2" fo:font-size="12pt" officeooo:rsid="00134f95" officeooo:paragraph-rsid="029bf435" style:font-size-asian="12pt" style:font-size-complex="12pt"/>
    </style:style>
    <style:style style:name="P171" style:family="paragraph" style:parent-style-name="Standard">
      <style:text-properties style:use-window-font-color="true" style:font-name="Jomolhari2" fo:font-size="12pt" officeooo:rsid="001975b5" officeooo:paragraph-rsid="029bf435" style:font-size-asian="12pt" style:font-size-complex="12pt"/>
    </style:style>
    <style:style style:name="P172" style:family="paragraph" style:parent-style-name="Standard">
      <style:text-properties style:use-window-font-color="true" style:font-name="Jomolhari2" fo:font-size="12pt" officeooo:rsid="0079081f" officeooo:paragraph-rsid="03f29443" style:font-size-asian="12pt" style:font-size-complex="12pt"/>
    </style:style>
    <style:style style:name="P173" style:family="paragraph" style:parent-style-name="Standard">
      <style:text-properties style:use-window-font-color="true" style:font-name="Jomolhari2" fo:font-size="12pt" officeooo:rsid="03f29443" officeooo:paragraph-rsid="03f29443" style:font-size-asian="12pt" style:font-size-complex="12pt"/>
    </style:style>
    <style:style style:name="P174" style:family="paragraph" style:parent-style-name="Standard">
      <style:text-properties style:use-window-font-color="true" style:font-name="Jomolhari2" fo:font-size="12pt" officeooo:paragraph-rsid="041e3c70" style:font-size-asian="12pt" style:font-size-complex="12pt"/>
    </style:style>
    <style:style style:name="P175" style:family="paragraph" style:parent-style-name="Standard">
      <style:text-properties style:use-window-font-color="true" style:font-name="Jomolhari2" fo:font-size="12pt" officeooo:paragraph-rsid="0420af2f" style:font-size-asian="12pt" style:font-size-complex="12pt"/>
    </style:style>
    <style:style style:name="P176" style:family="paragraph" style:parent-style-name="Standard">
      <style:text-properties style:use-window-font-color="true" style:font-name="Jomolhari2" fo:font-size="12pt" officeooo:paragraph-rsid="04294f3a" style:font-size-asian="12pt" style:font-size-complex="12pt"/>
    </style:style>
    <style:style style:name="P177" style:family="paragraph" style:parent-style-name="Standard">
      <style:text-properties style:use-window-font-color="true" style:font-name="Jomolhari2" fo:font-size="12pt" officeooo:paragraph-rsid="042f1318" style:font-size-asian="12pt" style:font-size-complex="12pt"/>
    </style:style>
    <style:style style:name="P178" style:family="paragraph" style:parent-style-name="Standard">
      <style:text-properties style:use-window-font-color="true" style:font-name="Jomolhari2" fo:font-size="12pt" officeooo:paragraph-rsid="04319a00" style:font-size-asian="12pt" style:font-size-complex="12pt"/>
    </style:style>
    <style:style style:name="P179" style:family="paragraph" style:parent-style-name="Standard">
      <style:text-properties style:use-window-font-color="true" style:font-name="Jomolhari2" fo:font-size="12pt" officeooo:paragraph-rsid="04323913" style:font-size-asian="12pt" style:font-size-complex="12pt"/>
    </style:style>
    <style:style style:name="P180" style:family="paragraph" style:parent-style-name="Standard">
      <style:text-properties style:use-window-font-color="true" style:font-name="Jomolhari2" fo:font-size="12pt" officeooo:paragraph-rsid="0433280b" style:font-size-asian="12pt" style:font-size-complex="12pt"/>
    </style:style>
    <style:style style:name="P181" style:family="paragraph" style:parent-style-name="Standard">
      <style:text-properties style:use-window-font-color="true" style:font-name="Jomolhari2" fo:font-size="12pt" officeooo:paragraph-rsid="04358249" style:font-size-asian="12pt" style:font-size-complex="12pt"/>
    </style:style>
    <style:style style:name="P182" style:family="paragraph" style:parent-style-name="Standard">
      <style:text-properties style:use-window-font-color="true" style:font-name="Jomolhari2" fo:font-size="12pt" fo:font-style="normal" officeooo:rsid="000febc9" officeooo:paragraph-rsid="029bf435" style:font-size-asian="12pt" style:font-style-asian="normal" style:font-size-complex="12pt" style:font-style-complex="normal"/>
    </style:style>
    <style:style style:name="P183" style:family="paragraph" style:parent-style-name="Standard">
      <style:text-properties style:use-window-font-color="true" style:font-name="Jomolhari2" fo:font-size="12pt" fo:font-style="normal" officeooo:rsid="000febc9" officeooo:paragraph-rsid="03f11db5" style:font-size-asian="12pt" style:font-style-asian="normal" style:font-size-complex="12pt" style:font-style-complex="normal"/>
    </style:style>
    <style:style style:name="P184" style:family="paragraph" style:parent-style-name="Standard">
      <style:paragraph-properties fo:text-align="start" style:justify-single-word="false"/>
      <style:text-properties style:font-name="Jomolhari2" fo:font-size="12pt" officeooo:paragraph-rsid="002afd29" style:font-size-asian="12pt" style:font-size-complex="12pt"/>
    </style:style>
    <style:style style:name="P185" style:family="paragraph" style:parent-style-name="Standard">
      <style:text-properties style:font-name="Jomolhari2" fo:font-size="12pt" officeooo:paragraph-rsid="029bf435" style:font-size-asian="12pt" style:font-size-complex="12pt"/>
    </style:style>
    <style:style style:name="P186" style:family="paragraph" style:parent-style-name="Standard">
      <style:text-properties style:font-name="Jomolhari2" fo:font-size="12pt" officeooo:rsid="0001b64e" officeooo:paragraph-rsid="029bf435" style:font-size-asian="12pt" style:font-size-complex="12pt"/>
    </style:style>
    <style:style style:name="P187" style:family="paragraph" style:parent-style-name="Standard">
      <style:text-properties style:font-name="Jomolhari2" fo:font-size="12pt" officeooo:rsid="0005a5a6" officeooo:paragraph-rsid="029bf435" style:font-size-asian="12pt" style:font-size-complex="12pt"/>
    </style:style>
    <style:style style:name="P188" style:family="paragraph" style:parent-style-name="Standard">
      <style:text-properties style:font-name="Jomolhari2" fo:font-size="12pt" officeooo:rsid="0002a85b" officeooo:paragraph-rsid="029bf435" style:font-size-asian="12pt" style:font-size-complex="12pt"/>
    </style:style>
    <style:style style:name="P189" style:family="paragraph" style:parent-style-name="Standard">
      <style:text-properties style:font-name="Jomolhari2" fo:font-size="12pt" officeooo:rsid="00037fa5" officeooo:paragraph-rsid="029bf435" style:font-size-asian="12pt" style:font-size-complex="12pt"/>
    </style:style>
    <style:style style:name="P190" style:family="paragraph" style:parent-style-name="Standard">
      <style:text-properties style:font-name="Jomolhari2" fo:font-size="12pt" officeooo:rsid="003f2751" officeooo:paragraph-rsid="029bf435" style:font-size-asian="12pt" style:font-size-complex="12pt"/>
    </style:style>
    <style:style style:name="P191" style:family="paragraph" style:parent-style-name="Standard">
      <style:text-properties style:font-name="Jomolhari2" fo:font-size="12pt" officeooo:rsid="003e0aed" officeooo:paragraph-rsid="029bf435" style:font-size-asian="12pt" style:font-size-complex="12pt"/>
    </style:style>
    <style:style style:name="P192" style:family="paragraph" style:parent-style-name="Standard">
      <style:text-properties style:font-name="Jomolhari2" fo:font-size="12pt" officeooo:rsid="002de096" officeooo:paragraph-rsid="029bf435" style:font-size-asian="12pt" style:font-size-complex="12pt"/>
    </style:style>
    <style:style style:name="P193" style:family="paragraph" style:parent-style-name="Standard">
      <style:text-properties style:font-name="Jomolhari2" fo:font-size="12pt" officeooo:rsid="0014e471" officeooo:paragraph-rsid="029bf435" style:font-size-asian="12pt" style:font-size-complex="12pt"/>
    </style:style>
    <style:style style:name="P194" style:family="paragraph" style:parent-style-name="Standard">
      <style:text-properties style:font-name="Jomolhari2" fo:font-size="12pt" officeooo:rsid="000bc66b" officeooo:paragraph-rsid="029bf435" style:font-size-asian="12pt" style:font-size-complex="12pt"/>
    </style:style>
    <style:style style:name="P195" style:family="paragraph" style:parent-style-name="Standard">
      <style:text-properties style:font-name="Jomolhari2" fo:font-size="12pt" officeooo:rsid="000fe34e" officeooo:paragraph-rsid="029bf435" style:font-size-asian="12pt" style:font-size-complex="12pt"/>
    </style:style>
    <style:style style:name="P196" style:family="paragraph" style:parent-style-name="Standard">
      <style:text-properties style:font-name="Jomolhari2" fo:font-size="12pt" officeooo:rsid="0024dc63" officeooo:paragraph-rsid="029bf435" style:font-size-asian="12pt" style:font-size-complex="12pt"/>
    </style:style>
    <style:style style:name="P197" style:family="paragraph" style:parent-style-name="Standard">
      <style:text-properties style:font-name="Jomolhari2" fo:font-size="12pt" officeooo:rsid="03ec7a94" officeooo:paragraph-rsid="03ec7a94" style:font-size-asian="12pt" style:font-size-complex="12pt"/>
    </style:style>
    <style:style style:name="P198" style:family="paragraph" style:parent-style-name="Standard">
      <style:text-properties style:font-name="Jomolhari2" fo:font-size="12pt" officeooo:rsid="003faa43" officeooo:paragraph-rsid="029bf435" style:font-size-asian="12pt" style:font-size-complex="12pt"/>
    </style:style>
    <style:style style:name="P199" style:family="paragraph" style:parent-style-name="Standard">
      <style:text-properties style:font-name="Jomolhari2" fo:font-size="12pt" officeooo:rsid="03fabee2" officeooo:paragraph-rsid="03fabee2" style:font-size-asian="12pt" style:font-size-complex="12pt"/>
    </style:style>
    <style:style style:name="P200" style:family="paragraph" style:parent-style-name="Standard">
      <style:text-properties style:font-name="Jomolhari2" fo:font-size="12pt" officeooo:rsid="003d2716" officeooo:paragraph-rsid="029bf435" style:font-size-asian="12pt" style:font-size-complex="12pt"/>
    </style:style>
    <style:style style:name="P201" style:family="paragraph" style:parent-style-name="Standard">
      <style:text-properties style:font-name="Jomolhari2" fo:font-size="12pt" officeooo:paragraph-rsid="03f7d4af" style:font-size-asian="12pt" style:font-size-complex="12pt"/>
    </style:style>
    <style:style style:name="P202" style:family="paragraph" style:parent-style-name="Standard">
      <style:text-properties style:font-name="Jomolhari2" fo:font-size="12pt" fo:font-weight="normal" officeooo:rsid="000fe34e" officeooo:paragraph-rsid="03f0806f" style:font-size-asian="12pt" style:font-weight-asian="normal" style:font-size-complex="12pt" style:font-weight-complex="normal"/>
    </style:style>
    <style:style style:name="P203" style:family="paragraph" style:parent-style-name="Standard">
      <style:text-properties style:font-name="Jomolhari2" fo:font-size="12pt" fo:font-weight="bold" officeooo:rsid="0024dc63" officeooo:paragraph-rsid="029bf435" style:font-size-asian="12pt" style:font-weight-asian="bold" style:font-size-complex="12pt" style:font-weight-complex="bold"/>
    </style:style>
    <style:style style:name="P204" style:family="paragraph" style:parent-style-name="Standard">
      <style:text-properties fo:font-size="12pt" fo:font-weight="normal" officeooo:rsid="003b28df" officeooo:paragraph-rsid="0330e963" style:font-size-asian="12pt" style:font-weight-asian="normal" style:font-size-complex="12pt" style:font-weight-complex="normal"/>
    </style:style>
    <style:style style:name="P205" style:family="paragraph" style:parent-style-name="Standard">
      <style:text-properties fo:font-size="12pt" fo:font-weight="normal" officeooo:rsid="003b28df" officeooo:paragraph-rsid="034491dd" style:font-size-asian="12pt" style:font-weight-asian="normal" style:font-size-complex="12pt" style:font-weight-complex="normal"/>
    </style:style>
    <style:style style:name="P206" style:family="paragraph" style:parent-style-name="Standard">
      <style:text-properties fo:font-size="12pt" fo:font-weight="normal" officeooo:rsid="003b28df" officeooo:paragraph-rsid="034582a7" style:font-size-asian="12pt" style:font-weight-asian="normal" style:font-size-complex="12pt" style:font-weight-complex="normal"/>
    </style:style>
    <style:style style:name="P207" style:family="paragraph" style:parent-style-name="Standard">
      <style:text-properties fo:font-size="12pt" fo:font-weight="normal" officeooo:rsid="003b28df" officeooo:paragraph-rsid="0356d433" style:font-size-asian="12pt" style:font-weight-asian="normal" style:font-size-complex="12pt" style:font-weight-complex="normal"/>
    </style:style>
    <style:style style:name="P208" style:family="paragraph" style:parent-style-name="Standard">
      <style:text-properties fo:font-size="12pt" fo:font-weight="normal" officeooo:rsid="003b28df" officeooo:paragraph-rsid="035e7df0" style:font-size-asian="12pt" style:font-weight-asian="normal" style:font-size-complex="12pt" style:font-weight-complex="normal"/>
    </style:style>
    <style:style style:name="P209" style:family="paragraph" style:parent-style-name="Standard">
      <style:text-properties fo:font-size="12pt" fo:font-weight="normal" officeooo:rsid="003b28df" officeooo:paragraph-rsid="0363f9c8" style:font-size-asian="12pt" style:font-weight-asian="normal" style:font-size-complex="12pt" style:font-weight-complex="normal"/>
    </style:style>
    <style:style style:name="P210" style:family="paragraph" style:parent-style-name="Standard">
      <style:text-properties fo:font-size="12pt" fo:font-weight="normal" officeooo:rsid="003b28df" officeooo:paragraph-rsid="0371519e" style:font-size-asian="12pt" style:font-weight-asian="normal" style:font-size-complex="12pt" style:font-weight-complex="normal"/>
    </style:style>
    <style:style style:name="P211" style:family="paragraph" style:parent-style-name="Standard">
      <style:text-properties fo:font-size="12pt" fo:font-weight="normal" officeooo:rsid="003b28df" officeooo:paragraph-rsid="03776f80" style:font-size-asian="12pt" style:font-weight-asian="normal" style:font-size-complex="12pt" style:font-weight-complex="normal"/>
    </style:style>
    <style:style style:name="P212" style:family="paragraph" style:parent-style-name="Standard">
      <style:text-properties fo:font-size="12pt" fo:font-weight="normal" officeooo:rsid="003b28df" officeooo:paragraph-rsid="037cf1ad" style:font-size-asian="12pt" style:font-weight-asian="normal" style:font-size-complex="12pt" style:font-weight-complex="normal"/>
    </style:style>
    <style:style style:name="P213" style:family="paragraph" style:parent-style-name="Standard">
      <style:text-properties fo:font-size="12pt" fo:font-weight="normal" officeooo:rsid="003b28df" officeooo:paragraph-rsid="04443bd7" style:font-size-asian="12pt" style:font-weight-asian="normal" style:font-size-complex="12pt" style:font-weight-complex="normal"/>
    </style:style>
    <style:style style:name="P214" style:family="paragraph" style:parent-style-name="Standard">
      <style:text-properties fo:font-size="12pt" fo:font-weight="normal" officeooo:rsid="007e15a0" officeooo:paragraph-rsid="0330e963" style:font-size-asian="12pt" style:font-weight-asian="normal" style:font-size-complex="12pt" style:font-weight-complex="normal"/>
    </style:style>
    <style:style style:name="P215" style:family="paragraph" style:parent-style-name="Standard">
      <style:text-properties fo:font-size="12pt" fo:font-weight="normal" officeooo:rsid="00ef4cf7" officeooo:paragraph-rsid="0330e963" style:font-size-asian="12pt" style:font-weight-asian="normal" style:font-size-complex="12pt" style:font-weight-complex="normal"/>
    </style:style>
    <style:style style:name="P216" style:family="paragraph" style:parent-style-name="Standard">
      <style:text-properties fo:font-size="12pt" fo:font-weight="normal" officeooo:rsid="00f14f7f" officeooo:paragraph-rsid="0330e963" style:font-size-asian="12pt" style:font-weight-asian="normal" style:font-size-complex="12pt" style:font-weight-complex="normal"/>
    </style:style>
    <style:style style:name="P217" style:family="paragraph" style:parent-style-name="Standard">
      <style:text-properties fo:font-size="12pt" fo:font-weight="normal" officeooo:rsid="00f1f672" officeooo:paragraph-rsid="0330e963" style:font-size-asian="12pt" style:font-weight-asian="normal" style:font-size-complex="12pt" style:font-weight-complex="normal"/>
    </style:style>
    <style:style style:name="P218" style:family="paragraph" style:parent-style-name="Standard">
      <style:text-properties fo:font-size="12pt" fo:font-weight="normal" officeooo:rsid="00f68964" officeooo:paragraph-rsid="0330e963" style:font-size-asian="12pt" style:font-weight-asian="normal" style:font-size-complex="12pt" style:font-weight-complex="normal"/>
    </style:style>
    <style:style style:name="P219" style:family="paragraph" style:parent-style-name="Standard">
      <style:text-properties fo:font-size="12pt" fo:font-weight="normal" officeooo:paragraph-rsid="0330e963" style:font-size-asian="12pt" style:font-weight-asian="normal" style:font-size-complex="12pt" style:font-weight-complex="normal"/>
    </style:style>
    <style:style style:name="P220" style:family="paragraph" style:parent-style-name="Standard">
      <style:text-properties fo:font-size="12pt" fo:font-weight="normal" officeooo:rsid="0330e963" officeooo:paragraph-rsid="0330e963" style:font-size-asian="12pt" style:font-weight-asian="normal" style:font-size-complex="12pt" style:font-weight-complex="normal"/>
    </style:style>
    <style:style style:name="P221" style:family="paragraph" style:parent-style-name="Standard">
      <style:text-properties fo:font-size="12pt" fo:font-weight="normal" officeooo:rsid="034491dd" officeooo:paragraph-rsid="034491dd" style:font-size-asian="12pt" style:font-weight-asian="normal" style:font-size-complex="12pt" style:font-weight-complex="normal"/>
    </style:style>
    <style:style style:name="P222" style:family="paragraph" style:parent-style-name="Standard">
      <style:text-properties fo:font-size="12pt" fo:font-weight="normal" officeooo:rsid="034d75aa" officeooo:paragraph-rsid="035e7df0" style:font-size-asian="12pt" style:font-weight-asian="normal" style:font-size-complex="12pt" style:font-weight-complex="normal"/>
    </style:style>
    <style:style style:name="P223" style:family="paragraph" style:parent-style-name="Standard">
      <style:text-properties fo:font-size="12pt" fo:font-weight="normal" officeooo:rsid="008384f7" officeooo:paragraph-rsid="035e7df0" style:font-size-asian="12pt" style:font-weight-asian="normal" style:font-size-complex="12pt" style:font-weight-complex="normal"/>
    </style:style>
    <style:style style:name="P224" style:family="paragraph" style:parent-style-name="Standard">
      <style:text-properties fo:font-size="12pt" fo:font-weight="normal" officeooo:rsid="008384f7" officeooo:paragraph-rsid="04091733" style:font-size-asian="12pt" style:font-weight-asian="normal" style:font-size-complex="12pt" style:font-weight-complex="normal"/>
    </style:style>
    <style:style style:name="P225" style:family="paragraph" style:parent-style-name="Standard">
      <style:text-properties fo:font-size="12pt" fo:font-weight="normal" officeooo:rsid="0363f9c8" officeooo:paragraph-rsid="0363f9c8" style:font-size-asian="12pt" style:font-weight-asian="normal" style:font-size-complex="12pt" style:font-weight-complex="normal"/>
    </style:style>
    <style:style style:name="P226" style:family="paragraph" style:parent-style-name="Standard">
      <style:text-properties fo:font-size="12pt" fo:font-weight="normal" officeooo:rsid="037b5622" officeooo:paragraph-rsid="037b5622" style:font-size-asian="12pt" style:font-weight-asian="normal" style:font-size-complex="12pt" style:font-weight-complex="normal"/>
    </style:style>
    <style:style style:name="P227" style:family="paragraph" style:parent-style-name="Standard">
      <style:text-properties fo:font-size="12pt" fo:font-weight="normal" officeooo:rsid="037b5622" officeooo:paragraph-rsid="04091733" style:font-size-asian="12pt" style:font-weight-asian="normal" style:font-size-complex="12pt" style:font-weight-complex="normal"/>
    </style:style>
    <style:style style:name="P228" style:family="paragraph" style:parent-style-name="Standard">
      <style:text-properties fo:font-size="12pt" fo:font-weight="normal" officeooo:rsid="0371519e" officeooo:paragraph-rsid="0371519e" style:font-size-asian="12pt" style:font-weight-asian="normal" style:font-size-complex="12pt" style:font-weight-complex="normal"/>
    </style:style>
    <style:style style:name="P229" style:family="paragraph" style:parent-style-name="Standard">
      <style:text-properties fo:font-size="12pt" fo:font-weight="normal" officeooo:rsid="03776f80" officeooo:paragraph-rsid="03776f80" style:font-size-asian="12pt" style:font-weight-asian="normal" style:font-size-complex="12pt" style:font-weight-complex="normal"/>
    </style:style>
    <style:style style:name="P230" style:family="paragraph" style:parent-style-name="Standard">
      <style:text-properties fo:font-size="12pt" fo:font-weight="normal" officeooo:rsid="0379c422" officeooo:paragraph-rsid="03776f80" style:font-size-asian="12pt" style:font-weight-asian="normal" style:font-size-complex="12pt" style:font-weight-complex="normal"/>
    </style:style>
    <style:style style:name="P231" style:family="paragraph" style:parent-style-name="Standard">
      <style:text-properties fo:font-size="12pt" fo:font-weight="normal" officeooo:rsid="037cf1ad" officeooo:paragraph-rsid="037cf1ad" style:font-size-asian="12pt" style:font-weight-asian="normal" style:font-size-complex="12pt" style:font-weight-complex="normal"/>
    </style:style>
    <style:style style:name="P232" style:family="paragraph" style:parent-style-name="Standard">
      <style:text-properties fo:font-size="12pt" fo:font-weight="normal" officeooo:rsid="03cba8e0" officeooo:paragraph-rsid="04091733" style:font-size-asian="12pt" style:font-weight-asian="normal" style:font-size-complex="12pt" style:font-weight-complex="normal"/>
    </style:style>
    <style:style style:name="P233" style:family="paragraph" style:parent-style-name="Standard">
      <style:text-properties fo:font-size="12pt" fo:font-weight="normal" officeooo:rsid="04091733" officeooo:paragraph-rsid="04091733" style:font-size-asian="12pt" style:font-weight-asian="normal" style:font-size-complex="12pt" style:font-weight-complex="normal"/>
    </style:style>
    <style:style style:name="P234" style:family="paragraph" style:parent-style-name="Standard">
      <style:text-properties fo:font-size="12pt" fo:font-weight="bold" officeooo:rsid="008f1709" officeooo:paragraph-rsid="0330e963" style:font-size-asian="12pt" style:font-weight-asian="bold" style:font-size-complex="12pt" style:font-weight-complex="bold"/>
    </style:style>
    <style:style style:name="P235" style:family="paragraph" style:parent-style-name="Standard">
      <style:text-properties fo:font-size="12pt" fo:font-weight="bold" officeooo:rsid="0036c604" officeooo:paragraph-rsid="029bf435" style:font-size-asian="12pt" style:font-weight-asian="bold" style:font-size-complex="12pt" style:font-weight-complex="bold"/>
    </style:style>
    <style:style style:name="P236" style:family="paragraph" style:parent-style-name="Standard">
      <style:paragraph-properties fo:text-align="start" style:justify-single-word="false"/>
      <style:text-properties fo:font-size="12pt" officeooo:paragraph-rsid="01dfe20d" style:font-size-asian="12pt" style:font-size-complex="12pt"/>
    </style:style>
    <style:style style:name="P237" style:family="paragraph" style:parent-style-name="Standard">
      <style:paragraph-properties fo:text-align="start" style:justify-single-word="false"/>
      <style:text-properties fo:font-size="12pt" officeooo:paragraph-rsid="00907ee1" style:font-size-asian="12pt" style:font-size-complex="12pt"/>
    </style:style>
    <style:style style:name="P238" style:family="paragraph" style:parent-style-name="Standard">
      <style:text-properties fo:font-size="16pt" fo:font-weight="bold" officeooo:paragraph-rsid="0330e963" style:font-size-asian="16pt" style:font-weight-asian="bold" style:font-size-complex="16pt" style:font-weight-complex="bold"/>
    </style:style>
    <style:style style:name="P239" style:family="paragraph" style:parent-style-name="Standard">
      <style:text-properties fo:font-size="16pt" fo:font-weight="bold" officeooo:rsid="0036c604" officeooo:paragraph-rsid="029bf435" style:font-size-asian="16pt" style:font-weight-asian="bold" style:font-size-complex="16pt" style:font-weight-complex="bold"/>
    </style:style>
    <style:style style:name="P240" style:family="paragraph" style:parent-style-name="Standard">
      <style:text-properties fo:font-size="16pt" style:font-size-asian="16pt" style:font-size-complex="16pt"/>
    </style:style>
    <style:style style:name="P241" style:family="paragraph" style:parent-style-name="Standard">
      <style:text-properties style:font-name="Jomolhari1" fo:font-size="12pt" fo:font-weight="bold" officeooo:rsid="001810e1" officeooo:paragraph-rsid="001810e1" style:font-size-asian="12pt" style:font-weight-asian="bold" style:font-size-complex="12pt" style:font-weight-complex="bold"/>
    </style:style>
    <style:style style:name="P242" style:family="paragraph" style:parent-style-name="Standard">
      <style:paragraph-properties fo:text-align="start" style:justify-single-word="false"/>
      <style:text-properties style:font-name="Jomolhari1" fo:font-size="12pt" style:text-underline-style="none" fo:font-weight="normal" officeooo:paragraph-rsid="01a69ee1" style:font-size-asian="12pt" style:font-weight-asian="normal" style:font-size-complex="12pt" style:font-weight-complex="normal"/>
    </style:style>
    <style:style style:name="P243" style:family="paragraph" style:parent-style-name="Standard">
      <style:paragraph-properties fo:text-align="start" style:justify-single-word="false"/>
      <style:text-properties style:font-name="Jomolhari1" fo:font-size="12pt" style:text-underline-style="none" fo:font-weight="normal" officeooo:paragraph-rsid="01ab3992" style:font-size-asian="12pt" style:font-weight-asian="normal" style:font-size-complex="12pt" style:font-weight-complex="normal"/>
    </style:style>
    <style:style style:name="P244" style:family="paragraph" style:parent-style-name="Standard">
      <style:paragraph-properties fo:text-align="start" style:justify-single-word="false" style:text-autospace="none"/>
      <style:text-properties style:font-name="Jomolhari1" fo:font-size="12pt" style:text-underline-style="none" fo:font-weight="normal" officeooo:paragraph-rsid="018e3118" style:font-size-asian="12pt" style:font-weight-asian="normal" style:font-size-complex="12pt" style:font-weight-complex="normal"/>
    </style:style>
    <style:style style:name="P245" style:family="paragraph" style:parent-style-name="Standard">
      <style:paragraph-properties fo:text-align="start" style:justify-single-word="false" style:text-autospace="none"/>
      <style:text-properties style:font-name="Jomolhari1" fo:font-size="12pt" style:text-underline-style="none" fo:font-weight="normal" officeooo:rsid="00953fb6" officeooo:paragraph-rsid="018e3118" style:font-name-asian="FreeMono" style:font-size-asian="12pt" style:font-weight-asian="normal" style:font-name-complex="FreeMono" style:font-size-complex="12pt" style:font-weight-complex="normal"/>
    </style:style>
    <style:style style:name="P246" style:family="paragraph" style:parent-style-name="Standard">
      <style:paragraph-properties fo:text-align="start" style:justify-single-word="false"/>
      <style:text-properties style:font-name="Jomolhari1" fo:font-size="12pt" style:text-underline-style="none" fo:font-weight="bold" officeooo:rsid="01044023" officeooo:paragraph-rsid="01af2a5f" style:font-size-asian="12pt" style:font-weight-asian="bold" style:font-size-complex="12pt" style:font-weight-complex="bold"/>
    </style:style>
    <style:style style:name="P247" style:family="paragraph" style:parent-style-name="Standard">
      <style:text-properties style:font-name="Jomolhari1" fo:font-size="12pt" fo:font-weight="normal" officeooo:rsid="037cf1ad" officeooo:paragraph-rsid="0388a5e1" style:font-size-asian="12pt" style:font-weight-asian="normal" style:font-size-complex="12pt" style:font-weight-complex="normal"/>
    </style:style>
    <style:style style:name="P248" style:family="paragraph" style:parent-style-name="Standard">
      <style:text-properties style:font-name="Jomolhari1" fo:font-size="12pt" fo:font-weight="normal" officeooo:rsid="034491dd" officeooo:paragraph-rsid="034491dd" style:font-size-asian="12pt" style:font-weight-asian="normal" style:font-size-complex="12pt" style:font-weight-complex="normal"/>
    </style:style>
    <style:style style:name="P249" style:family="paragraph" style:parent-style-name="Standard">
      <style:text-properties style:font-name="Jomolhari1" fo:font-size="12pt" fo:font-weight="normal" officeooo:rsid="034a603d" officeooo:paragraph-rsid="034582a7" style:font-size-asian="12pt" style:font-weight-asian="normal" style:font-size-complex="12pt" style:font-weight-complex="normal"/>
    </style:style>
    <style:style style:name="P250" style:family="paragraph" style:parent-style-name="Standard">
      <style:text-properties style:font-name="Jomolhari1" fo:font-size="12pt" fo:font-weight="normal" officeooo:rsid="0396df83" officeooo:paragraph-rsid="03d3835f" style:font-size-asian="12pt" style:font-weight-asian="normal" style:font-size-complex="12pt" style:font-weight-complex="normal"/>
    </style:style>
    <style:style style:name="P251" style:family="paragraph" style:parent-style-name="Standard">
      <style:text-properties style:font-name="Jomolhari1" fo:font-size="12pt" fo:font-weight="normal" officeooo:rsid="038fe4c5" officeooo:paragraph-rsid="040a76d8" style:font-size-asian="12pt" style:font-weight-asian="normal" style:font-size-complex="12pt" style:font-weight-complex="normal"/>
    </style:style>
    <style:style style:name="P252" style:family="paragraph" style:parent-style-name="Standard">
      <style:text-properties style:font-name="Jomolhari1" fo:font-size="12pt" fo:font-weight="normal" officeooo:rsid="03984e5a" officeooo:paragraph-rsid="03d3835f" style:font-size-asian="12pt" style:font-weight-asian="normal" style:font-size-complex="12pt" style:font-weight-complex="normal"/>
    </style:style>
    <style:style style:name="P253" style:family="paragraph" style:parent-style-name="Standard">
      <style:text-properties style:font-name="Jomolhari1" fo:font-size="12pt" fo:font-weight="normal" officeooo:rsid="040c2f63" officeooo:paragraph-rsid="040c2f63" style:font-size-asian="12pt" style:font-weight-asian="normal" style:font-size-complex="12pt" style:font-weight-complex="normal"/>
    </style:style>
    <style:style style:name="P254" style:family="paragraph" style:parent-style-name="Standard">
      <style:text-properties style:font-name="Jomolhari1" fo:font-size="12pt" officeooo:rsid="0102305c" officeooo:paragraph-rsid="0330e963" style:font-size-asian="12pt" style:font-size-complex="12pt"/>
    </style:style>
    <style:style style:name="P255" style:family="paragraph" style:parent-style-name="Standard">
      <style:text-properties style:font-name="FreeMono1" fo:font-size="12pt" fo:font-weight="normal" officeooo:rsid="003b28df" officeooo:paragraph-rsid="037cf1ad" style:font-size-asian="12pt" style:font-weight-asian="normal" style:font-size-complex="12pt" style:font-weight-complex="normal"/>
    </style:style>
    <style:style style:name="P256" style:family="paragraph" style:parent-style-name="Standard">
      <style:text-properties style:font-name="FreeMono1" fo:font-size="12pt" fo:font-weight="normal" officeooo:rsid="003b28df" officeooo:paragraph-rsid="0388a5e1" style:font-size-asian="12pt" style:font-weight-asian="normal" style:font-size-complex="12pt" style:font-weight-complex="normal"/>
    </style:style>
    <style:style style:name="P257" style:family="paragraph" style:parent-style-name="Standard">
      <style:text-properties style:font-name="FreeMono1" fo:font-size="12pt" fo:font-weight="normal" officeooo:rsid="003b28df" officeooo:paragraph-rsid="03ab1f41" style:font-size-asian="12pt" style:font-weight-asian="normal" style:font-size-complex="12pt" style:font-weight-complex="normal"/>
    </style:style>
    <style:style style:name="P258" style:family="paragraph" style:parent-style-name="Standard">
      <style:text-properties style:font-name="FreeMono1" fo:font-size="12pt" fo:font-weight="normal" officeooo:rsid="003b28df" officeooo:paragraph-rsid="03d3835f" style:font-size-asian="12pt" style:font-weight-asian="normal" style:font-size-complex="12pt" style:font-weight-complex="normal"/>
    </style:style>
    <style:style style:name="P259" style:family="paragraph" style:parent-style-name="Standard">
      <style:text-properties style:font-name="FreeMono1" fo:font-size="12pt" fo:font-weight="normal" officeooo:rsid="003b28df" officeooo:paragraph-rsid="04443bd7" style:font-size-asian="12pt" style:font-weight-asian="normal" style:font-size-complex="12pt" style:font-weight-complex="normal"/>
    </style:style>
    <style:style style:name="P260" style:family="paragraph" style:parent-style-name="Standard">
      <style:text-properties style:font-name="FreeMono1" fo:font-size="12pt" fo:font-weight="normal" officeooo:rsid="003b28df" officeooo:paragraph-rsid="04485a9b" style:font-size-asian="12pt" style:font-weight-asian="normal" style:font-size-complex="12pt" style:font-weight-complex="normal"/>
    </style:style>
    <style:style style:name="P261" style:family="paragraph" style:parent-style-name="Standard">
      <style:text-properties style:font-name="FreeMono1" fo:font-size="12pt" fo:font-weight="normal" officeooo:rsid="003b28df" officeooo:paragraph-rsid="0454c67e" style:font-size-asian="12pt" style:font-weight-asian="normal" style:font-size-complex="12pt" style:font-weight-complex="normal"/>
    </style:style>
    <style:style style:name="P262" style:family="paragraph" style:parent-style-name="Standard">
      <style:text-properties style:font-name="FreeMono1" fo:font-size="12pt" fo:font-weight="normal" officeooo:rsid="003b28df" officeooo:paragraph-rsid="04561c47" style:font-size-asian="12pt" style:font-weight-asian="normal" style:font-size-complex="12pt" style:font-weight-complex="normal"/>
    </style:style>
    <style:style style:name="P263" style:family="paragraph" style:parent-style-name="Standard">
      <style:text-properties style:font-name="FreeMono1" fo:font-size="12pt" fo:font-weight="normal" officeooo:rsid="00f87eb3" officeooo:paragraph-rsid="0330e963" style:font-size-asian="12pt" style:font-weight-asian="normal" style:font-size-complex="12pt" style:font-weight-complex="normal"/>
    </style:style>
    <style:style style:name="P264" style:family="paragraph" style:parent-style-name="Standard">
      <style:text-properties style:font-name="FreeMono1" fo:font-size="12pt" fo:font-weight="normal" officeooo:rsid="00ef4cf7" officeooo:paragraph-rsid="0330e963" style:font-size-asian="12pt" style:font-weight-asian="normal" style:font-size-complex="12pt" style:font-weight-complex="normal"/>
    </style:style>
    <style:style style:name="P265" style:family="paragraph" style:parent-style-name="Standard">
      <style:text-properties style:font-name="FreeMono1" fo:font-size="12pt" fo:font-weight="normal" officeooo:rsid="0379c422" officeooo:paragraph-rsid="03776f80" style:font-size-asian="12pt" style:font-weight-asian="normal" style:font-size-complex="12pt" style:font-weight-complex="normal"/>
    </style:style>
    <style:style style:name="P266" style:family="paragraph" style:parent-style-name="Standard">
      <style:text-properties style:font-name="FreeMono1" fo:font-size="12pt" fo:font-weight="normal" officeooo:rsid="037cf1ad" officeooo:paragraph-rsid="037cf1ad" style:font-size-asian="12pt" style:font-weight-asian="normal" style:font-size-complex="12pt" style:font-weight-complex="normal"/>
    </style:style>
    <style:style style:name="P267" style:family="paragraph" style:parent-style-name="Standard">
      <style:text-properties style:font-name="FreeMono1" fo:font-size="12pt" fo:font-weight="normal" officeooo:rsid="040c2f63" officeooo:paragraph-rsid="040c2f63" style:font-size-asian="12pt" style:font-weight-asian="normal" style:font-size-complex="12pt" style:font-weight-complex="normal"/>
    </style:style>
    <style:style style:name="P268" style:family="paragraph" style:parent-style-name="Standard">
      <style:paragraph-properties fo:text-align="start" style:justify-single-word="false"/>
      <style:text-properties style:font-name="FreeMono1" fo:font-size="12pt" officeooo:paragraph-rsid="0094a78b" style:font-size-asian="12pt" style:font-size-complex="12pt"/>
    </style:style>
    <style:style style:name="P269" style:family="paragraph" style:parent-style-name="Standard">
      <style:text-properties style:font-name="FreeMono" fo:font-size="12pt" officeooo:rsid="00037fa5" officeooo:paragraph-rsid="029bf435" style:font-size-asian="12pt" style:font-size-complex="12pt"/>
    </style:style>
    <style:style style:name="P270" style:family="paragraph" style:parent-style-name="Standard">
      <style:text-properties style:font-name="FreeMono" fo:font-size="12pt" officeooo:rsid="00037fa5" officeooo:paragraph-rsid="03514ace" style:font-size-asian="12pt" style:font-size-complex="12pt"/>
    </style:style>
    <style:style style:name="P271" style:family="paragraph" style:parent-style-name="Standard">
      <style:text-properties style:font-name="FreeMono" fo:font-size="12pt" officeooo:rsid="03f11db5" officeooo:paragraph-rsid="03f11db5" style:font-size-asian="12pt" style:font-size-complex="12pt"/>
    </style:style>
    <style:style style:name="P272" style:family="paragraph" style:parent-style-name="Standard">
      <style:text-properties style:font-name="FreeMono" fo:font-size="12pt" officeooo:rsid="00491b39" officeooo:paragraph-rsid="029bf435" style:font-size-asian="12pt" style:font-size-complex="12pt"/>
    </style:style>
    <style:style style:name="P273" style:family="paragraph" style:parent-style-name="Standard">
      <style:paragraph-properties fo:text-align="start" style:justify-single-word="false"/>
      <style:text-properties fo:color="#0000ff" style:font-name="Jomolhari1" fo:font-size="12pt" style:text-underline-style="none" fo:font-weight="normal" officeooo:rsid="02345b5f" officeooo:paragraph-rsid="02345b5f" style:font-size-asian="12pt" style:font-weight-asian="normal" style:font-size-complex="12pt" style:font-weight-complex="normal"/>
    </style:style>
    <style:style style:name="P274" style:family="paragraph" style:parent-style-name="Standard">
      <style:text-properties officeooo:paragraph-rsid="040e2e8c"/>
    </style:style>
    <style:style style:name="P275" style:family="paragraph" style:parent-style-name="Standard">
      <style:paragraph-properties fo:margin-left="0in" fo:margin-right="0in" fo:text-indent="0in" style:auto-text-indent="false"/>
      <style:text-properties style:font-name="Jomolhari1" fo:font-size="13pt" officeooo:paragraph-rsid="00288e6d" style:font-size-asian="13pt" style:font-size-complex="13pt"/>
    </style:style>
    <style:style style:name="P276" style:family="paragraph" style:parent-style-name="Standard">
      <style:paragraph-properties fo:margin-left="0in" fo:margin-right="0in" fo:text-indent="0in" style:auto-text-indent="false"/>
      <style:text-properties style:font-name="Jomolhari1" fo:font-size="12pt" fo:font-weight="normal" officeooo:rsid="0023e396" officeooo:paragraph-rsid="00288e6d" style:font-size-asian="12pt" style:font-weight-asian="normal" style:font-size-complex="12pt" style:font-weight-complex="normal"/>
    </style:style>
    <style:style style:name="P277" style:family="paragraph" style:parent-style-name="Table_20_Contents">
      <style:paragraph-properties fo:text-align="start" style:justify-single-word="false"/>
      <style:text-properties style:font-name="FreeMono1" fo:font-size="12pt" officeooo:rsid="032852b2" officeooo:paragraph-rsid="032852b2" style:font-size-asian="12pt" style:font-size-complex="12pt"/>
    </style:style>
    <style:style style:name="P278" style:family="paragraph" style:parent-style-name="Table_20_Contents">
      <style:paragraph-properties fo:text-align="start" style:justify-single-word="false"/>
      <style:text-properties style:font-name="FreeMono1" fo:font-size="12pt" officeooo:rsid="0328b9eb" officeooo:paragraph-rsid="0328b9eb" style:font-size-asian="12pt" style:font-size-complex="12pt"/>
    </style:style>
    <style:style style:name="P279" style:family="paragraph" style:parent-style-name="Table_20_Contents">
      <style:paragraph-properties fo:text-align="start" style:justify-single-word="false"/>
      <style:text-properties style:font-name="FreeMono1" fo:font-size="12pt" officeooo:rsid="032b4f0b" officeooo:paragraph-rsid="032b4f0b" style:font-size-asian="12pt" style:font-size-complex="12pt"/>
    </style:style>
    <style:style style:name="P280" style:family="paragraph" style:parent-style-name="Table_20_Contents">
      <style:paragraph-properties fo:text-align="start" style:justify-single-word="false"/>
      <style:text-properties fo:font-size="12pt" fo:font-weight="bold" officeooo:rsid="032852b2" officeooo:paragraph-rsid="032852b2" style:font-size-asian="12pt" style:font-weight-asian="bold" style:font-size-complex="12pt" style:font-weight-complex="bold"/>
    </style:style>
    <style:style style:name="P281" style:family="paragraph" style:parent-style-name="Table_20_Contents">
      <style:paragraph-properties fo:text-align="start" style:justify-single-word="false"/>
      <style:text-properties fo:font-size="12pt" fo:font-weight="bold" officeooo:paragraph-rsid="032852b2" style:font-size-asian="12pt" style:font-weight-asian="bold" style:font-size-complex="12pt" style:font-weight-complex="bold"/>
    </style:style>
    <style:style style:name="P282" style:family="paragraph" style:parent-style-name="Table_20_Contents">
      <style:paragraph-properties fo:text-align="start" style:justify-single-word="false"/>
      <style:text-properties fo:font-size="12pt" officeooo:rsid="032852b2" officeooo:paragraph-rsid="032852b2" style:font-size-asian="12pt" style:font-size-complex="12pt"/>
    </style:style>
    <style:style style:name="P283" style:family="paragraph" style:parent-style-name="Table_20_Contents">
      <style:paragraph-properties fo:text-align="start" style:justify-single-word="false"/>
      <style:text-properties fo:font-size="12pt" style:font-size-asian="12pt" style:font-size-complex="12pt"/>
    </style:style>
    <style:style style:name="P284" style:family="paragraph" style:parent-style-name="Table_20_Contents">
      <style:paragraph-properties fo:text-align="start" style:justify-single-word="false"/>
      <style:text-properties fo:font-size="12pt" officeooo:paragraph-rsid="0328b9eb" style:font-size-asian="12pt" style:font-size-complex="12pt"/>
    </style:style>
    <style:style style:name="P285" style:family="paragraph" style:parent-style-name="Table_20_Contents">
      <style:paragraph-properties fo:text-align="start" style:justify-single-word="false"/>
      <style:text-properties fo:font-size="12pt" officeooo:rsid="0328b9eb" officeooo:paragraph-rsid="0328b9eb" style:font-size-asian="12pt" style:font-size-complex="12pt"/>
    </style:style>
    <style:style style:name="P286" style:family="paragraph" style:parent-style-name="Table_20_Contents">
      <style:paragraph-properties fo:text-align="start" style:justify-single-word="false"/>
      <style:text-properties fo:font-size="12pt" officeooo:rsid="032b4f0b" officeooo:paragraph-rsid="032b4f0b" style:font-size-asian="12pt" style:font-size-complex="12pt"/>
    </style:style>
    <style:style style:name="P287" style:family="paragraph" style:parent-style-name="Table_20_Contents">
      <style:text-properties fo:font-size="12pt" style:font-size-complex="12pt"/>
    </style:style>
    <style:style style:name="P288" style:family="paragraph" style:parent-style-name="Table_20_Contents">
      <style:text-properties fo:font-size="12pt" officeooo:paragraph-rsid="043c2588" style:font-size-complex="12pt"/>
    </style:style>
    <style:style style:name="P289" style:family="paragraph" style:parent-style-name="Table_20_Contents">
      <style:text-properties fo:font-size="12pt" officeooo:paragraph-rsid="043c8e34" style:font-size-complex="12pt"/>
    </style:style>
    <style:style style:name="P290" style:family="paragraph" style:parent-style-name="Table_20_Contents">
      <style:text-properties fo:font-size="12pt" officeooo:paragraph-rsid="04435a6c" style:font-size-complex="12pt"/>
    </style:style>
    <style:style style:name="P291" style:family="paragraph" style:parent-style-name="Table_20_Contents">
      <style:text-properties fo:font-size="12pt" officeooo:paragraph-rsid="0443b855" style:font-size-complex="12pt"/>
    </style:style>
    <style:style style:name="P292" style:family="paragraph" style:parent-style-name="Table_20_Contents">
      <style:text-properties fo:font-size="12pt" officeooo:paragraph-rsid="0454c67e" style:font-size-complex="12pt"/>
    </style:style>
    <style:style style:name="P293" style:family="paragraph" style:parent-style-name="Standard" style:list-style-name="L1">
      <style:text-properties officeooo:paragraph-rsid="03f8929e"/>
    </style:style>
    <style:style style:name="P294" style:family="paragraph" style:parent-style-name="Standard" style:list-style-name="L1">
      <style:text-properties style:font-name="Jomolhari1" fo:font-size="12pt" officeooo:rsid="0002a85b" officeooo:paragraph-rsid="03f8929e" style:font-size-asian="12pt" style:font-size-complex="12pt"/>
    </style:style>
    <style:style style:name="P295" style:family="paragraph" style:parent-style-name="Standard">
      <style:text-properties style:font-name="Jomolhari1" fo:font-size="12pt" fo:font-weight="normal" officeooo:rsid="0391de21" officeooo:paragraph-rsid="04435a6c" style:font-size-asian="12pt" style:font-weight-asian="normal" style:font-size-complex="12pt" style:font-weight-complex="normal"/>
    </style:style>
    <style:style style:name="P296" style:family="paragraph" style:parent-style-name="Standard">
      <style:text-properties style:font-name="Jomolhari1" fo:font-size="12pt" fo:font-weight="normal" officeooo:rsid="0391de21" officeooo:paragraph-rsid="0443b855" style:font-size-asian="12pt" style:font-weight-asian="normal" style:font-size-complex="12pt" style:font-weight-complex="normal"/>
    </style:style>
    <style:style style:name="P297" style:family="paragraph" style:parent-style-name="Standard">
      <style:text-properties style:font-name="Jomolhari1" fo:font-size="12pt" fo:font-weight="normal" officeooo:rsid="0443b855" officeooo:paragraph-rsid="0443b855" style:font-size-asian="12pt" style:font-weight-asian="normal" style:font-size-complex="12pt" style:font-weight-complex="normal"/>
    </style:style>
    <style:style style:name="P298" style:family="paragraph" style:parent-style-name="Standard">
      <style:text-properties style:font-name="Jomolhari1" fo:font-size="12pt" fo:font-weight="normal" officeooo:rsid="04443bd7" officeooo:paragraph-rsid="04443bd7" style:font-size-asian="12pt" style:font-weight-asian="normal" style:font-size-complex="12pt" style:font-weight-complex="normal"/>
    </style:style>
    <style:style style:name="P299" style:family="paragraph" style:parent-style-name="Standard">
      <style:text-properties style:font-name="Jomolhari1" fo:font-size="12pt" fo:font-style="normal" fo:font-weight="normal" officeooo:rsid="0454c67e" officeooo:paragraph-rsid="04485a9b" style:font-size-asian="12pt" style:font-style-asian="normal" style:font-weight-asian="normal" style:font-size-complex="12pt" style:font-style-complex="normal" style:font-weight-complex="normal"/>
    </style:style>
    <style:style style:name="P300" style:family="paragraph" style:parent-style-name="Standard">
      <style:text-properties style:font-name="Jomolhari1" fo:font-size="12pt" fo:font-style="normal" fo:font-weight="normal" officeooo:rsid="0454c67e" officeooo:paragraph-rsid="0454c67e" style:font-size-asian="12pt" style:font-style-asian="normal" style:font-weight-asian="normal" style:font-size-complex="12pt" style:font-style-complex="normal" style:font-weight-complex="normal"/>
    </style:style>
    <style:style style:name="P301" style:family="paragraph" style:parent-style-name="Standard" style:list-style-name="L2">
      <style:text-properties officeooo:paragraph-rsid="03f7d4af"/>
    </style:style>
    <style:style style:name="P302" style:family="paragraph" style:parent-style-name="Standard" style:list-style-name="L2">
      <style:text-properties style:font-name="Jomolhari2" fo:font-size="12pt" officeooo:rsid="03ea8b65" officeooo:paragraph-rsid="03f7d4af" style:font-size-asian="12pt" style:font-size-complex="12pt"/>
    </style:style>
    <style:style style:name="P303" style:family="paragraph" style:parent-style-name="Standard" style:list-style-name="L4">
      <style:text-properties style:font-name="Jomolhari2" fo:font-size="12pt" officeooo:rsid="03ea8b65" officeooo:paragraph-rsid="03ea8b65" style:font-size-asian="12pt" style:font-size-complex="12pt"/>
    </style:style>
    <style:style style:name="P304" style:family="paragraph" style:parent-style-name="Standard">
      <style:text-properties style:font-name="Jomolhari2" fo:font-size="12pt" officeooo:rsid="003d2716" officeooo:paragraph-rsid="029bf435" style:font-size-asian="12pt" style:font-size-complex="12pt"/>
    </style:style>
    <style:style style:name="P305" style:family="paragraph" style:parent-style-name="Standard">
      <style:text-properties style:font-name="Jomolhari2" fo:font-size="12pt" officeooo:rsid="000b4a52" officeooo:paragraph-rsid="040e2e8c" style:font-size-asian="12pt" style:font-size-complex="12pt"/>
    </style:style>
    <style:style style:name="P306" style:family="paragraph" style:parent-style-name="Standard">
      <style:text-properties style:font-name="Jomolhari2" fo:font-size="12pt" officeooo:rsid="00099f11" officeooo:paragraph-rsid="03f7d4af" style:font-size-asian="12pt" style:font-size-complex="12pt"/>
    </style:style>
    <style:style style:name="P307" style:family="paragraph" style:parent-style-name="Standard">
      <style:text-properties style:font-name="Jomolhari2" fo:font-size="12pt" officeooo:paragraph-rsid="03f7d4af" style:font-size-asian="12pt" style:font-size-complex="12pt"/>
    </style:style>
    <style:style style:name="P308" style:family="paragraph" style:parent-style-name="Standard">
      <style:text-properties style:font-name="Jomolhari2" fo:font-size="12pt" fo:font-weight="normal" officeooo:rsid="000b4a52" officeooo:paragraph-rsid="040e2e8c" style:font-size-asian="12pt" style:font-weight-asian="normal" style:font-size-complex="12pt" style:font-weight-complex="normal"/>
    </style:style>
    <style:style style:name="P309" style:family="paragraph" style:parent-style-name="Standard" style:list-style-name="L3">
      <style:text-properties officeooo:paragraph-rsid="03f7d4af"/>
    </style:style>
    <style:style style:name="P310" style:family="paragraph" style:parent-style-name="Standard">
      <style:text-properties style:use-window-font-color="true" style:font-name="Jomolhari2" fo:font-size="12pt" officeooo:rsid="0002a85b" officeooo:paragraph-rsid="042f1318" style:font-size-asian="12pt" style:font-size-complex="12pt"/>
    </style:style>
    <style:style style:name="P311" style:family="paragraph" style:parent-style-name="Standard">
      <style:text-properties style:use-window-font-color="true" style:font-name="Jomolhari2" fo:font-size="12pt" officeooo:rsid="0002a85b" officeooo:paragraph-rsid="04319a00" style:font-size-asian="12pt" style:font-size-complex="12pt"/>
    </style:style>
    <style:style style:name="P312" style:family="paragraph" style:parent-style-name="Standard">
      <style:text-properties style:use-window-font-color="true" style:font-name="Jomolhari2" fo:font-size="12pt" officeooo:rsid="04319a00" officeooo:paragraph-rsid="042f1318" style:font-size-asian="12pt" style:font-size-complex="12pt"/>
    </style:style>
    <style:style style:name="P313" style:family="paragraph" style:parent-style-name="Standard">
      <style:text-properties style:use-window-font-color="true" style:font-name="Jomolhari2" fo:font-size="12pt" officeooo:rsid="04319a00" officeooo:paragraph-rsid="04319a00" style:font-size-asian="12pt" style:font-size-complex="12pt"/>
    </style:style>
    <style:style style:name="P314" style:family="paragraph" style:parent-style-name="Standard">
      <style:text-properties style:use-window-font-color="true" style:font-name="Jomolhari2" fo:font-size="12pt" officeooo:rsid="0014e471" officeooo:paragraph-rsid="029bf435" style:font-size-asian="12pt" style:font-size-complex="12pt"/>
    </style:style>
    <style:style style:name="P315" style:family="paragraph" style:parent-style-name="Standard">
      <style:text-properties style:use-window-font-color="true" style:font-name="Jomolhari2" fo:font-size="12pt" officeooo:rsid="04323913" officeooo:paragraph-rsid="04323913" style:font-size-asian="12pt" style:font-size-complex="12pt"/>
    </style:style>
    <style:style style:name="P316" style:family="paragraph" style:parent-style-name="Standard">
      <style:text-properties style:use-window-font-color="true" style:font-name="Jomolhari2" fo:font-size="12pt" officeooo:rsid="0433280b" officeooo:paragraph-rsid="0433280b" style:font-size-asian="12pt" style:font-size-complex="12pt"/>
    </style:style>
    <style:style style:name="P317" style:family="paragraph" style:parent-style-name="Standard">
      <style:text-properties style:use-window-font-color="true" style:font-name="Jomolhari2" fo:font-size="12pt" officeooo:rsid="005567e8" officeooo:paragraph-rsid="04323913" style:font-size-asian="12pt" style:font-size-complex="12pt"/>
    </style:style>
    <style:style style:name="P318" style:family="paragraph" style:parent-style-name="Standard">
      <style:text-properties style:use-window-font-color="true" style:font-name="Jomolhari2" fo:font-size="12pt" officeooo:rsid="04358249" officeooo:paragraph-rsid="04358249" style:font-size-asian="12pt" style:font-size-complex="12pt"/>
    </style:style>
    <style:style style:name="P319" style:family="paragraph" style:parent-style-name="Standard" style:list-style-name="L5">
      <style:paragraph-properties fo:text-align="start" style:justify-single-word="false"/>
      <style:text-properties fo:font-size="12pt" officeooo:paragraph-rsid="033b32f2" style:font-size-asian="12pt" style:font-size-complex="12pt"/>
    </style:style>
    <style:style style:name="P320" style:family="paragraph" style:parent-style-name="Standard">
      <style:text-properties fo:font-size="12pt" fo:font-weight="bold" officeooo:rsid="00eb40f4" officeooo:paragraph-rsid="0371519e" style:font-size-asian="12pt" style:font-weight-asian="bold" style:font-size-complex="12pt" style:font-weight-complex="bold"/>
    </style:style>
    <style:style style:name="P321" style:family="paragraph" style:parent-style-name="Standard" style:list-style-name="L5">
      <style:paragraph-properties fo:text-align="start" style:justify-single-word="false"/>
      <style:text-properties fo:color="#000000" style:font-name="Jomolhari1" fo:font-size="12pt" style:text-underline-style="none" fo:font-weight="bold" officeooo:rsid="02345b5f" officeooo:paragraph-rsid="033b32f2" style:font-size-asian="12pt" style:font-weight-asian="bold" style:font-size-complex="12pt" style:font-weight-complex="bold"/>
    </style:style>
    <style:style style:name="P322" style:family="paragraph" style:parent-style-name="Standard">
      <style:text-properties style:font-name="FreeMono1" fo:font-size="12pt" fo:font-weight="normal" officeooo:rsid="037cf1ad" officeooo:paragraph-rsid="04443bd7" style:font-size-asian="12pt" style:font-weight-asian="normal" style:font-size-complex="12pt" style:font-weight-complex="normal"/>
    </style:style>
    <style:style style:name="P323" style:family="paragraph" style:parent-style-name="Table_20_Contents">
      <style:text-properties fo:font-size="12pt" officeooo:rsid="043c2588" officeooo:paragraph-rsid="043c2588" style:font-size-complex="12pt"/>
    </style:style>
    <style:style style:name="P324" style:family="paragraph" style:parent-style-name="Table_20_Contents">
      <style:text-properties fo:font-size="12pt" officeooo:rsid="043c2588" officeooo:paragraph-rsid="04435a6c" style:font-size-complex="12pt"/>
    </style:style>
    <style:style style:name="P325" style:family="paragraph" style:parent-style-name="Table_20_Contents">
      <style:text-properties fo:font-size="12pt" officeooo:rsid="043c8e34" officeooo:paragraph-rsid="043c8e34" style:font-size-complex="12pt"/>
    </style:style>
    <style:style style:name="P326" style:family="paragraph" style:parent-style-name="Table_20_Contents">
      <style:text-properties fo:font-size="12pt" officeooo:rsid="043c8e34" officeooo:paragraph-rsid="043ded2c" style:font-size-complex="12pt"/>
    </style:style>
    <style:style style:name="P327" style:family="paragraph" style:parent-style-name="Table_20_Contents">
      <style:text-properties fo:font-size="12pt" officeooo:rsid="043c8e34" officeooo:paragraph-rsid="04435a6c" style:font-size-complex="12pt"/>
    </style:style>
    <style:style style:name="P328" style:family="paragraph" style:parent-style-name="Table_20_Contents">
      <style:text-properties fo:font-size="12pt" officeooo:rsid="043c8e34" officeooo:paragraph-rsid="0443b855" style:font-size-complex="12pt"/>
    </style:style>
    <style:style style:name="P329" style:family="paragraph" style:parent-style-name="Table_20_Contents">
      <style:text-properties fo:font-size="12pt" officeooo:rsid="043c8e34" officeooo:paragraph-rsid="0454c67e" style:font-size-complex="12pt"/>
    </style:style>
    <style:style style:name="P330" style:family="paragraph" style:parent-style-name="Table_20_Contents">
      <style:text-properties fo:font-size="12pt" officeooo:rsid="043ded2c" officeooo:paragraph-rsid="043ded2c" style:font-size-complex="12pt"/>
    </style:style>
    <style:style style:name="P331" style:family="paragraph" style:parent-style-name="Table_20_Contents">
      <style:text-properties fo:font-size="12pt" officeooo:rsid="043e6fd0" officeooo:paragraph-rsid="043e6fd0" style:font-size-complex="12pt"/>
    </style:style>
    <style:style style:name="P332" style:family="paragraph" style:parent-style-name="Table_20_Contents">
      <style:text-properties fo:font-size="12pt" officeooo:rsid="043fffb2" officeooo:paragraph-rsid="043fffb2" style:font-size-complex="12pt"/>
    </style:style>
    <style:style style:name="P333" style:family="paragraph" style:parent-style-name="Table_20_Contents">
      <style:text-properties fo:font-size="12pt" officeooo:rsid="043e4427" officeooo:paragraph-rsid="043e4427" style:font-size-complex="12pt"/>
    </style:style>
    <style:style style:name="P334" style:family="paragraph" style:parent-style-name="Table_20_Contents">
      <style:text-properties fo:font-size="12pt" fo:font-weight="bold" officeooo:rsid="04435a6c" officeooo:paragraph-rsid="04435a6c" style:font-weight-asian="bold" style:font-size-complex="12pt" style:font-weight-complex="bold"/>
    </style:style>
    <style:style style:name="P335" style:family="paragraph" style:parent-style-name="Table_20_Contents">
      <style:text-properties fo:font-size="12pt" fo:font-weight="bold" officeooo:paragraph-rsid="045e6046" style:font-weight-asian="bold" style:font-size-complex="12pt" style:font-weight-complex="bold"/>
    </style:style>
    <style:style style:name="P336" style:family="paragraph">
      <style:paragraph-properties fo:text-align="center"/>
    </style:style>
    <style:style style:name="T1" style:family="text">
      <style:text-properties style:font-name="FreeMono1"/>
    </style:style>
    <style:style style:name="T2" style:family="text">
      <style:text-properties style:font-name="FreeMono1" officeooo:rsid="007200c7"/>
    </style:style>
    <style:style style:name="T3" style:family="text">
      <style:text-properties style:font-name="FreeMono1" officeooo:rsid="00ad103c"/>
    </style:style>
    <style:style style:name="T4" style:family="text">
      <style:text-properties style:font-name="FreeMono1" officeooo:rsid="00b804e3"/>
    </style:style>
    <style:style style:name="T5" style:family="text">
      <style:text-properties style:font-name="FreeMono1" officeooo:rsid="00b9656e"/>
    </style:style>
    <style:style style:name="T6" style:family="text">
      <style:text-properties style:font-name="FreeMono1" officeooo:rsid="00cb20f3"/>
    </style:style>
    <style:style style:name="T7" style:family="text">
      <style:text-properties style:font-name="FreeMono1" officeooo:rsid="00f02d5b"/>
    </style:style>
    <style:style style:name="T8" style:family="text">
      <style:text-properties style:font-name="FreeMono1" officeooo:rsid="0102d0ef"/>
    </style:style>
    <style:style style:name="T9" style:family="text">
      <style:text-properties style:font-name="FreeMono1" officeooo:rsid="01044023"/>
    </style:style>
    <style:style style:name="T10" style:family="text">
      <style:text-properties style:font-name="FreeMono1" officeooo:rsid="0114970b"/>
    </style:style>
    <style:style style:name="T11" style:family="text">
      <style:text-properties style:font-name="FreeMono1" officeooo:rsid="010b5b7a"/>
    </style:style>
    <style:style style:name="T12" style:family="text">
      <style:text-properties style:font-name="FreeMono1" fo:font-weight="normal" officeooo:rsid="00ff3cbe" style:font-name-asian="FreeMono" style:font-weight-asian="normal" style:font-name-complex="FreeMono" style:font-weight-complex="normal"/>
    </style:style>
    <style:style style:name="T13" style:family="text">
      <style:text-properties style:font-name="FreeMono1" fo:font-weight="normal" officeooo:rsid="01b4d6bb" style:font-weight-asian="normal" style:font-weight-complex="normal"/>
    </style:style>
    <style:style style:name="T14" style:family="text">
      <style:text-properties style:font-name="FreeMono1" fo:font-weight="normal" officeooo:rsid="01b5b887" style:font-weight-asian="normal" style:font-weight-complex="normal"/>
    </style:style>
    <style:style style:name="T15" style:family="text">
      <style:text-properties style:font-name="FreeMono1" fo:font-weight="normal" officeooo:rsid="02a23b52" style:font-weight-asian="normal" style:font-weight-complex="normal"/>
    </style:style>
    <style:style style:name="T16" style:family="text">
      <style:text-properties style:font-name="FreeMono1" fo:font-weight="normal" officeooo:rsid="01b0b0eb" style:font-weight-asian="normal" style:font-weight-complex="normal"/>
    </style:style>
    <style:style style:name="T17" style:family="text">
      <style:text-properties style:font-name="FreeMono1" fo:font-weight="normal" officeooo:rsid="03e409f1" style:font-weight-asian="normal" style:font-weight-complex="normal"/>
    </style:style>
    <style:style style:name="T18" style:family="text">
      <style:text-properties style:font-name="FreeMono1" officeooo:rsid="0178a90e"/>
    </style:style>
    <style:style style:name="T19" style:family="text">
      <style:text-properties style:font-name="FreeMono1" officeooo:rsid="017b9caf"/>
    </style:style>
    <style:style style:name="T20" style:family="text">
      <style:text-properties style:font-name="FreeMono1" officeooo:rsid="01972683" style:font-name-asian="FreeMono" style:font-name-complex="FreeMono"/>
    </style:style>
    <style:style style:name="T21" style:family="text">
      <style:text-properties style:font-name="FreeMono1" officeooo:rsid="019cc1c8" style:font-name-asian="FreeMono" style:font-name-complex="FreeMono"/>
    </style:style>
    <style:style style:name="T22" style:family="text">
      <style:text-properties style:font-name="FreeMono1" officeooo:rsid="0092ca38" style:font-name-asian="FreeMono" style:font-name-complex="FreeMono"/>
    </style:style>
    <style:style style:name="T23" style:family="text">
      <style:text-properties style:font-name="FreeMono1" officeooo:rsid="008f91cd" style:font-name-asian="FreeMono" style:font-name-complex="FreeMono"/>
    </style:style>
    <style:style style:name="T24" style:family="text">
      <style:text-properties style:font-name="FreeMono1" officeooo:rsid="01a54219" style:font-name-asian="FreeMono" style:font-name-complex="FreeMono"/>
    </style:style>
    <style:style style:name="T25" style:family="text">
      <style:text-properties style:font-name="FreeMono1" officeooo:rsid="01ab3992" style:font-name-asian="FreeMono" style:font-name-complex="FreeMono"/>
    </style:style>
    <style:style style:name="T26" style:family="text">
      <style:text-properties style:font-name="FreeMono1" officeooo:rsid="01ade907" style:font-name-asian="FreeMono" style:font-name-complex="FreeMono"/>
    </style:style>
    <style:style style:name="T27" style:family="text">
      <style:text-properties style:font-name="FreeMono1" officeooo:rsid="01bcbfa6"/>
    </style:style>
    <style:style style:name="T28" style:family="text">
      <style:text-properties style:font-name="FreeMono1" officeooo:rsid="01d6180d"/>
    </style:style>
    <style:style style:name="T29" style:family="text">
      <style:text-properties style:font-name="FreeMono1" officeooo:rsid="01d7e53e"/>
    </style:style>
    <style:style style:name="T30" style:family="text">
      <style:text-properties style:font-name="FreeMono1" officeooo:rsid="01714a0f"/>
    </style:style>
    <style:style style:name="T31" style:family="text">
      <style:text-properties style:font-name="FreeMono1" officeooo:rsid="01d7fa7d"/>
    </style:style>
    <style:style style:name="T32" style:family="text">
      <style:text-properties style:font-name="FreeMono1" officeooo:rsid="01e3900b"/>
    </style:style>
    <style:style style:name="T33" style:family="text">
      <style:text-properties style:font-name="FreeMono1" officeooo:rsid="01fdd770"/>
    </style:style>
    <style:style style:name="T34" style:family="text">
      <style:text-properties style:font-name="FreeMono1" officeooo:rsid="0200b089"/>
    </style:style>
    <style:style style:name="T35" style:family="text">
      <style:text-properties style:font-name="FreeMono1" officeooo:rsid="020dbeae"/>
    </style:style>
    <style:style style:name="T36" style:family="text">
      <style:text-properties style:font-name="FreeMono1" officeooo:rsid="020fb210"/>
    </style:style>
    <style:style style:name="T37" style:family="text">
      <style:text-properties style:font-name="FreeMono1" officeooo:rsid="0213fb03"/>
    </style:style>
    <style:style style:name="T38" style:family="text">
      <style:text-properties style:font-name="FreeMono1" officeooo:rsid="021a7ca9"/>
    </style:style>
    <style:style style:name="T39" style:family="text">
      <style:text-properties style:font-name="FreeMono1" officeooo:rsid="02215ebe"/>
    </style:style>
    <style:style style:name="T40" style:family="text">
      <style:text-properties style:font-name="FreeMono1" officeooo:rsid="021f80b8"/>
    </style:style>
    <style:style style:name="T41" style:family="text">
      <style:text-properties style:font-name="FreeMono1" officeooo:rsid="021b3fa5"/>
    </style:style>
    <style:style style:name="T42" style:family="text">
      <style:text-properties style:font-name="FreeMono1" officeooo:rsid="01e98d09"/>
    </style:style>
    <style:style style:name="T43" style:family="text">
      <style:text-properties style:font-name="FreeMono1" officeooo:rsid="02043da2"/>
    </style:style>
    <style:style style:name="T44" style:family="text">
      <style:text-properties style:font-name="FreeMono1" officeooo:rsid="01c9b2cb"/>
    </style:style>
    <style:style style:name="T45" style:family="text">
      <style:text-properties style:font-name="FreeMono1" officeooo:rsid="01bdf059"/>
    </style:style>
    <style:style style:name="T46" style:family="text">
      <style:text-properties style:font-name="FreeMono1" officeooo:rsid="021079d3"/>
    </style:style>
    <style:style style:name="T47" style:family="text">
      <style:text-properties style:font-name="FreeMono1" officeooo:rsid="01d116d7"/>
    </style:style>
    <style:style style:name="T48" style:family="text">
      <style:text-properties style:font-name="FreeMono1" officeooo:rsid="01d27bfc"/>
    </style:style>
    <style:style style:name="T49" style:family="text">
      <style:text-properties style:font-name="FreeMono1" officeooo:rsid="0223bc40"/>
    </style:style>
    <style:style style:name="T50" style:family="text">
      <style:text-properties style:font-name="FreeMono1" officeooo:rsid="0238c68e"/>
    </style:style>
    <style:style style:name="T51" style:family="text">
      <style:text-properties style:font-name="FreeMono1" officeooo:rsid="0042cbcf"/>
    </style:style>
    <style:style style:name="T52" style:family="text">
      <style:text-properties style:font-name="FreeMono1" officeooo:rsid="02d3f3f5"/>
    </style:style>
    <style:style style:name="T53" style:family="text">
      <style:text-properties style:font-name="FreeMono1" officeooo:rsid="0244c57e"/>
    </style:style>
    <style:style style:name="T54" style:family="text">
      <style:text-properties style:font-name="FreeMono1" officeooo:rsid="02d5622b"/>
    </style:style>
    <style:style style:name="T55" style:family="text">
      <style:text-properties style:font-name="FreeMono1" officeooo:rsid="02e30cf2"/>
    </style:style>
    <style:style style:name="T56" style:family="text">
      <style:text-properties style:font-name="FreeMono1" officeooo:rsid="0273f949"/>
    </style:style>
    <style:style style:name="T57" style:family="text">
      <style:text-properties style:font-name="FreeMono1" officeooo:rsid="01338b22"/>
    </style:style>
    <style:style style:name="T58" style:family="text">
      <style:text-properties style:font-name="FreeMono1" officeooo:rsid="034491dd"/>
    </style:style>
    <style:style style:name="T59" style:family="text">
      <style:text-properties style:font-name="FreeMono1" officeooo:rsid="034582a7"/>
    </style:style>
    <style:style style:name="T60" style:family="text">
      <style:text-properties style:font-name="FreeMono1" officeooo:rsid="034942df"/>
    </style:style>
    <style:style style:name="T61" style:family="text">
      <style:text-properties style:font-name="FreeMono1" officeooo:rsid="0355050c"/>
    </style:style>
    <style:style style:name="T62" style:family="text">
      <style:text-properties style:font-name="FreeMono1" officeooo:rsid="035cc7bb"/>
    </style:style>
    <style:style style:name="T63" style:family="text">
      <style:text-properties style:font-name="FreeMono1" officeooo:rsid="034b6f2d"/>
    </style:style>
    <style:style style:name="T64" style:family="text">
      <style:text-properties style:font-name="FreeMono1" officeooo:rsid="0357cc3e"/>
    </style:style>
    <style:style style:name="T65" style:family="text">
      <style:text-properties style:font-name="FreeMono1" officeooo:rsid="0363f9c8"/>
    </style:style>
    <style:style style:name="T66" style:family="text">
      <style:text-properties style:font-name="FreeMono1" officeooo:rsid="0368787f"/>
    </style:style>
    <style:style style:name="T67" style:family="text">
      <style:text-properties style:font-name="FreeMono1" officeooo:rsid="0377292d"/>
    </style:style>
    <style:style style:name="T68" style:family="text">
      <style:text-properties style:font-name="FreeMono1" officeooo:rsid="03750611"/>
    </style:style>
    <style:style style:name="T69" style:family="text">
      <style:text-properties style:font-name="FreeMono1" officeooo:rsid="0379c422"/>
    </style:style>
    <style:style style:name="T70" style:family="text">
      <style:text-properties style:font-name="FreeMono1" officeooo:rsid="037b5622"/>
    </style:style>
    <style:style style:name="T71" style:family="text">
      <style:text-properties style:font-name="FreeMono1" officeooo:rsid="037cf1ad"/>
    </style:style>
    <style:style style:name="T72" style:family="text">
      <style:text-properties style:font-name="FreeMono1" officeooo:rsid="037db8a8"/>
    </style:style>
    <style:style style:name="T73" style:family="text">
      <style:text-properties style:font-name="FreeMono1" officeooo:rsid="0385e8b1"/>
    </style:style>
    <style:style style:name="T74" style:family="text">
      <style:text-properties style:font-name="FreeMono1" officeooo:rsid="00f87eb3"/>
    </style:style>
    <style:style style:name="T75" style:family="text">
      <style:text-properties style:font-name="FreeMono1" officeooo:rsid="00f1f672"/>
    </style:style>
    <style:style style:name="T76" style:family="text">
      <style:text-properties style:font-name="FreeMono1" officeooo:rsid="00f58947"/>
    </style:style>
    <style:style style:name="T77" style:family="text">
      <style:text-properties style:font-name="FreeMono1" officeooo:rsid="00ef4cf7"/>
    </style:style>
    <style:style style:name="T78" style:family="text">
      <style:text-properties style:font-name="FreeMono1" officeooo:rsid="00f68964"/>
    </style:style>
    <style:style style:name="T79" style:family="text">
      <style:text-properties style:font-name="FreeMono1" officeooo:rsid="01d03d4d"/>
    </style:style>
    <style:style style:name="T80" style:family="text">
      <style:text-properties style:font-name="FreeMono1" officeooo:rsid="03cba8e0"/>
    </style:style>
    <style:style style:name="T81" style:family="text">
      <style:text-properties style:font-name="FreeMono1" fo:font-size="12pt" officeooo:rsid="0002a85b" style:font-size-asian="12pt" style:font-size-complex="12pt"/>
    </style:style>
    <style:style style:name="T82" style:family="text">
      <style:text-properties style:font-name="FreeMono1" fo:font-size="12pt" officeooo:rsid="03f8929e" style:font-size-asian="12pt" style:font-size-complex="12pt"/>
    </style:style>
    <style:style style:name="T83" style:family="text">
      <style:text-properties style:font-name="FreeMono1" officeooo:rsid="04091733"/>
    </style:style>
    <style:style style:name="T84" style:family="text">
      <style:text-properties style:font-name="FreeMono1" officeooo:rsid="040a76d8"/>
    </style:style>
    <style:style style:name="T85" style:family="text">
      <style:text-properties style:font-name="FreeMono1" officeooo:rsid="0071376a"/>
    </style:style>
    <style:style style:name="T86" style:family="text">
      <style:text-properties style:font-name="FreeMono1" officeooo:rsid="007787df"/>
    </style:style>
    <style:style style:name="T87" style:family="text">
      <style:text-properties style:font-name="FreeMono1" officeooo:rsid="0426b6ed"/>
    </style:style>
    <style:style style:name="T88" style:family="text">
      <style:text-properties fo:font-weight="normal" officeooo:rsid="01b0b0eb" style:font-weight-asian="normal" style:font-weight-complex="normal"/>
    </style:style>
    <style:style style:name="T89" style:family="text">
      <style:text-properties fo:font-weight="normal" officeooo:rsid="01b4d6bb" style:font-weight-asian="normal" style:font-weight-complex="normal"/>
    </style:style>
    <style:style style:name="T90" style:family="text">
      <style:text-properties fo:font-weight="normal" officeooo:rsid="01b5b887" style:font-weight-asian="normal" style:font-weight-complex="normal"/>
    </style:style>
    <style:style style:name="T91" style:family="text">
      <style:text-properties fo:font-weight="normal" officeooo:rsid="01b6d1ce" style:font-weight-asian="normal" style:font-weight-complex="normal"/>
    </style:style>
    <style:style style:name="T92" style:family="text">
      <style:text-properties fo:font-weight="normal" officeooo:rsid="029345bb" style:font-weight-asian="normal" style:font-weight-complex="normal"/>
    </style:style>
    <style:style style:name="T93" style:family="text">
      <style:text-properties fo:font-weight="normal" officeooo:rsid="0294f7a9" style:font-weight-asian="normal" style:font-weight-complex="normal"/>
    </style:style>
    <style:style style:name="T94" style:family="text">
      <style:text-properties fo:font-weight="normal" officeooo:rsid="029568e0" style:font-weight-asian="normal" style:font-weight-complex="normal"/>
    </style:style>
    <style:style style:name="T95" style:family="text">
      <style:text-properties fo:font-weight="normal" officeooo:rsid="02a620a0" style:font-weight-asian="normal" style:font-weight-complex="normal"/>
    </style:style>
    <style:style style:name="T96" style:family="text">
      <style:text-properties fo:font-weight="normal" officeooo:rsid="03e163da" style:font-weight-asian="normal" style:font-weight-complex="normal"/>
    </style:style>
    <style:style style:name="T97" style:family="text">
      <style:text-properties fo:font-weight="normal" officeooo:rsid="03e1f30a" style:font-weight-asian="normal" style:font-weight-complex="normal"/>
    </style:style>
    <style:style style:name="T98" style:family="text">
      <style:text-properties fo:font-weight="normal" officeooo:rsid="03e3b1b5" style:font-weight-asian="normal" style:font-weight-complex="normal"/>
    </style:style>
    <style:style style:name="T99" style:family="text">
      <style:text-properties fo:font-weight="normal" officeooo:rsid="03e409f1" style:font-weight-asian="normal" style:font-weight-complex="normal"/>
    </style:style>
    <style:style style:name="T100" style:family="text">
      <style:text-properties fo:font-weight="normal" officeooo:rsid="02972208" style:font-name-asian="FreeMono" style:font-weight-asian="normal" style:font-name-complex="FreeMono" style:font-weight-complex="normal"/>
    </style:style>
    <style:style style:name="T101" style:family="text">
      <style:text-properties fo:font-style="italic" style:font-style-asian="italic" style:font-style-complex="italic"/>
    </style:style>
    <style:style style:name="T102" style:family="text">
      <style:text-properties fo:font-style="italic" officeooo:rsid="00589877" style:font-style-asian="italic" style:font-style-complex="italic"/>
    </style:style>
    <style:style style:name="T103" style:family="text">
      <style:text-properties fo:font-style="italic" officeooo:rsid="005a0a31" style:font-style-asian="italic" style:font-style-complex="italic"/>
    </style:style>
    <style:style style:name="T104" style:family="text">
      <style:text-properties fo:font-style="italic" officeooo:rsid="010b5b7a" style:font-style-asian="italic" style:font-style-complex="italic"/>
    </style:style>
    <style:style style:name="T105" style:family="text">
      <style:text-properties fo:font-style="italic" officeooo:rsid="010f638a" style:font-style-asian="italic" style:font-style-complex="italic"/>
    </style:style>
    <style:style style:name="T106" style:family="text">
      <style:text-properties fo:font-style="italic" officeooo:rsid="017e7627" style:font-style-asian="italic" style:font-style-complex="italic"/>
    </style:style>
    <style:style style:name="T107" style:family="text">
      <style:text-properties fo:font-style="italic" officeooo:rsid="01c9b2cb" style:font-style-asian="italic" style:font-style-complex="italic"/>
    </style:style>
    <style:style style:name="T108" style:family="text">
      <style:text-properties fo:font-style="italic" officeooo:rsid="01cb609a" style:font-style-asian="italic" style:font-style-complex="italic"/>
    </style:style>
    <style:style style:name="T109" style:family="text">
      <style:text-properties fo:font-style="italic" officeooo:rsid="01d03d4d" style:font-style-asian="italic" style:font-style-complex="italic"/>
    </style:style>
    <style:style style:name="T110" style:family="text">
      <style:text-properties fo:font-style="italic" officeooo:rsid="01e98d09" style:font-style-asian="italic" style:font-style-complex="italic"/>
    </style:style>
    <style:style style:name="T111" style:family="text">
      <style:text-properties fo:font-style="italic" officeooo:rsid="003e0aed" style:font-style-asian="italic" style:font-style-complex="italic"/>
    </style:style>
    <style:style style:name="T112" style:family="text">
      <style:text-properties fo:font-style="italic" officeooo:rsid="000b4a52" style:font-style-asian="italic" style:font-style-complex="italic"/>
    </style:style>
    <style:style style:name="T113" style:family="text">
      <style:text-properties fo:font-style="italic" officeooo:rsid="000febc9" style:font-style-asian="italic" style:font-style-complex="italic"/>
    </style:style>
    <style:style style:name="T114" style:family="text">
      <style:text-properties fo:font-style="italic" officeooo:rsid="007787df" style:font-style-asian="italic" style:font-style-complex="italic"/>
    </style:style>
    <style:style style:name="T115" style:family="text">
      <style:text-properties fo:font-style="italic" officeooo:rsid="00099f11" style:font-style-asian="italic" style:font-style-complex="italic"/>
    </style:style>
    <style:style style:name="T116" style:family="text">
      <style:text-properties fo:font-style="italic" officeooo:rsid="02b52e49" style:font-style-asian="italic" style:font-style-complex="italic"/>
    </style:style>
    <style:style style:name="T117" style:family="text">
      <style:text-properties fo:font-style="italic" officeooo:rsid="03f29443" style:font-style-asian="italic" style:font-style-complex="italic"/>
    </style:style>
    <style:style style:name="T118" style:family="text">
      <style:text-properties fo:font-style="italic" officeooo:rsid="036493a5" style:font-style-asian="italic" style:font-style-complex="italic"/>
    </style:style>
    <style:style style:name="T119" style:family="text">
      <style:text-properties fo:font-style="normal" officeooo:rsid="008fc3c0" style:font-style-asian="normal" style:font-style-complex="normal"/>
    </style:style>
    <style:style style:name="T120" style:family="text">
      <style:text-properties fo:font-style="normal" officeooo:rsid="010a8fef" style:font-style-asian="normal" style:font-style-complex="normal"/>
    </style:style>
    <style:style style:name="T121" style:family="text">
      <style:text-properties fo:font-style="normal" officeooo:rsid="010b5b7a" style:font-style-asian="normal" style:font-style-complex="normal"/>
    </style:style>
    <style:style style:name="T122" style:family="text">
      <style:text-properties fo:font-style="normal" officeooo:rsid="010b6d63" style:font-style-asian="normal" style:font-style-complex="normal"/>
    </style:style>
    <style:style style:name="T123" style:family="text">
      <style:text-properties fo:font-style="normal" officeooo:rsid="01c68865" style:font-style-asian="normal" style:font-style-complex="normal"/>
    </style:style>
    <style:style style:name="T124" style:family="text">
      <style:text-properties fo:font-style="normal" officeooo:rsid="0237e496" style:font-style-asian="normal" style:font-style-complex="normal"/>
    </style:style>
    <style:style style:name="T125" style:family="text">
      <style:text-properties fo:font-style="normal" officeooo:rsid="00134f95" style:font-style-asian="normal" style:font-style-complex="normal"/>
    </style:style>
    <style:style style:name="T126" style:family="text">
      <style:text-properties fo:font-style="normal" officeooo:rsid="040cd7c6" style:font-style-asian="normal" style:font-style-complex="normal"/>
    </style:style>
    <style:style style:name="T127" style:family="text">
      <style:text-properties style:font-name="Liberation Serif1" fo:font-size="12pt" fo:font-weight="normal" officeooo:rsid="0025807d" style:font-size-asian="12pt" style:font-weight-asian="normal" style:font-size-complex="12pt" style:font-weight-complex="normal"/>
    </style:style>
    <style:style style:name="T128" style:family="text">
      <style:text-properties style:font-name="Liberation Serif1" fo:font-size="12pt" fo:font-weight="normal" officeooo:rsid="00288e6d" style:font-size-asian="12pt" style:font-weight-asian="normal" style:font-size-complex="12pt" style:font-weight-complex="normal"/>
    </style:style>
    <style:style style:name="T129" style:family="text">
      <style:text-properties style:font-name="Liberation Serif1" officeooo:rsid="0118f586"/>
    </style:style>
    <style:style style:name="T130" style:family="text">
      <style:text-properties officeooo:rsid="0032efce"/>
    </style:style>
    <style:style style:name="T131" style:family="text">
      <style:text-properties officeooo:rsid="003849c4"/>
    </style:style>
    <style:style style:name="T132" style:family="text">
      <style:text-properties officeooo:rsid="0039785f"/>
    </style:style>
    <style:style style:name="T133" style:family="text">
      <style:text-properties officeooo:rsid="0043487d"/>
    </style:style>
    <style:style style:name="T134" style:family="text">
      <style:text-properties officeooo:rsid="0043d33a"/>
    </style:style>
    <style:style style:name="T135" style:family="text">
      <style:text-properties officeooo:rsid="004fc5a1"/>
    </style:style>
    <style:style style:name="T136" style:family="text">
      <style:text-properties officeooo:rsid="00517544"/>
    </style:style>
    <style:style style:name="T137" style:family="text">
      <style:text-properties officeooo:rsid="00570f5e"/>
    </style:style>
    <style:style style:name="T138" style:family="text">
      <style:text-properties officeooo:rsid="00589877"/>
    </style:style>
    <style:style style:name="T139" style:family="text">
      <style:text-properties officeooo:rsid="005d7b27"/>
    </style:style>
    <style:style style:name="T140" style:family="text">
      <style:text-properties officeooo:rsid="00618033"/>
    </style:style>
    <style:style style:name="T141" style:family="text">
      <style:text-properties officeooo:rsid="0066c4be"/>
    </style:style>
    <style:style style:name="T142" style:family="text">
      <style:text-properties style:font-name="Jomolhari1"/>
    </style:style>
    <style:style style:name="T143" style:family="text">
      <style:text-properties style:font-name="Jomolhari1" officeooo:rsid="007200c7"/>
    </style:style>
    <style:style style:name="T144" style:family="text">
      <style:text-properties style:font-name="Jomolhari1" officeooo:rsid="008053f5"/>
    </style:style>
    <style:style style:name="T145" style:family="text">
      <style:text-properties style:font-name="Jomolhari1" officeooo:rsid="0032efce"/>
    </style:style>
    <style:style style:name="T146" style:family="text">
      <style:text-properties style:font-name="Jomolhari1" officeooo:rsid="008894f2"/>
    </style:style>
    <style:style style:name="T147" style:family="text">
      <style:text-properties style:font-name="Jomolhari1" officeooo:rsid="0089ccf0"/>
    </style:style>
    <style:style style:name="T148" style:family="text">
      <style:text-properties style:font-name="Jomolhari1" officeooo:rsid="008a6f9a"/>
    </style:style>
    <style:style style:name="T149" style:family="text">
      <style:text-properties style:font-name="Jomolhari1" officeooo:rsid="008e3e08"/>
    </style:style>
    <style:style style:name="T150" style:family="text">
      <style:text-properties style:font-name="Jomolhari1" officeooo:rsid="010a8fef"/>
    </style:style>
    <style:style style:name="T151" style:family="text">
      <style:text-properties style:font-name="Jomolhari1" officeooo:rsid="010b5b7a"/>
    </style:style>
    <style:style style:name="T152" style:family="text">
      <style:text-properties style:font-name="Jomolhari1" officeooo:rsid="010f638a"/>
    </style:style>
    <style:style style:name="T153" style:family="text">
      <style:text-properties style:font-name="Jomolhari1" officeooo:rsid="008f91cd" style:font-name-asian="FreeMono" style:font-name-complex="FreeMono"/>
    </style:style>
    <style:style style:name="T154" style:family="text">
      <style:text-properties style:font-name="Jomolhari1" officeooo:rsid="00ef08d7" style:font-name-asian="FreeMono" style:font-name-complex="FreeMono"/>
    </style:style>
    <style:style style:name="T155" style:family="text">
      <style:text-properties style:font-name="Jomolhari1" officeooo:rsid="00ef60f6" style:font-name-asian="FreeMono" style:font-name-complex="FreeMono"/>
    </style:style>
    <style:style style:name="T156" style:family="text">
      <style:text-properties style:font-name="Jomolhari1" officeooo:rsid="0093ee39" style:font-name-asian="FreeMono" style:font-name-complex="FreeMono"/>
    </style:style>
    <style:style style:name="T157" style:family="text">
      <style:text-properties style:font-name="Jomolhari1" officeooo:rsid="0092ca38" style:font-name-asian="FreeMono" style:font-name-complex="FreeMono"/>
    </style:style>
    <style:style style:name="T158" style:family="text">
      <style:text-properties style:font-name="Jomolhari1" officeooo:rsid="00efcdf8" style:font-name-asian="FreeMono" style:font-name-complex="FreeMono"/>
    </style:style>
    <style:style style:name="T159" style:family="text">
      <style:text-properties style:font-name="Jomolhari1" officeooo:rsid="018f8d36" style:font-name-asian="FreeMono" style:font-name-complex="FreeMono"/>
    </style:style>
    <style:style style:name="T160" style:family="text">
      <style:text-properties style:font-name="Jomolhari1" officeooo:rsid="0190f242" style:font-name-asian="FreeMono" style:font-name-complex="FreeMono"/>
    </style:style>
    <style:style style:name="T161" style:family="text">
      <style:text-properties style:font-name="Jomolhari1" officeooo:rsid="01a69ee1" style:font-name-asian="FreeMono" style:font-name-complex="FreeMono"/>
    </style:style>
    <style:style style:name="T162" style:family="text">
      <style:text-properties style:font-name="Jomolhari1" officeooo:rsid="01ab3992" style:font-name-asian="FreeMono" style:font-name-complex="FreeMono"/>
    </style:style>
    <style:style style:name="T163" style:family="text">
      <style:text-properties style:font-name="Jomolhari1" officeooo:rsid="01ade907" style:font-name-asian="FreeMono" style:font-name-complex="FreeMono"/>
    </style:style>
    <style:style style:name="T164" style:family="text">
      <style:text-properties style:font-name="Jomolhari1" officeooo:rsid="019cc1c8" style:font-name-asian="FreeMono" style:font-name-complex="FreeMono"/>
    </style:style>
    <style:style style:name="T165" style:family="text">
      <style:text-properties style:font-name="Jomolhari1" fo:font-weight="normal" officeooo:rsid="00fd9f19" style:font-name-asian="FreeMono" style:font-weight-asian="normal" style:font-name-complex="FreeMono" style:font-weight-complex="normal"/>
    </style:style>
    <style:style style:name="T166" style:family="text">
      <style:text-properties style:font-name="Jomolhari1" fo:font-weight="normal" officeooo:rsid="00ff3a72" style:font-name-asian="FreeMono" style:font-weight-asian="normal" style:font-name-complex="FreeMono" style:font-weight-complex="normal"/>
    </style:style>
    <style:style style:name="T167" style:family="text">
      <style:text-properties style:font-name="Jomolhari1" fo:font-weight="normal" officeooo:rsid="00ff3cbe" style:font-name-asian="FreeMono" style:font-weight-asian="normal" style:font-name-complex="FreeMono" style:font-weight-complex="normal"/>
    </style:style>
    <style:style style:name="T168" style:family="text">
      <style:text-properties style:font-name="Jomolhari1" fo:font-style="italic" officeooo:rsid="01ab3992" style:font-name-asian="FreeMono" style:font-style-asian="italic" style:font-name-complex="FreeMono" style:font-style-complex="italic"/>
    </style:style>
    <style:style style:name="T169" style:family="text">
      <style:text-properties style:font-name="Jomolhari1" fo:font-style="italic" officeooo:rsid="03984e5a" style:font-style-asian="italic" style:font-style-complex="italic"/>
    </style:style>
    <style:style style:name="T170" style:family="text">
      <style:text-properties style:font-name="Jomolhari1" fo:font-style="italic" officeooo:rsid="039be54f" style:font-style-asian="italic" style:font-style-complex="italic"/>
    </style:style>
    <style:style style:name="T171" style:family="text">
      <style:text-properties style:font-name="Jomolhari1" fo:font-style="italic" officeooo:rsid="040a76d8" style:font-style-asian="italic" style:font-style-complex="italic"/>
    </style:style>
    <style:style style:name="T172" style:family="text">
      <style:text-properties style:font-name="Jomolhari1" fo:font-style="italic" officeooo:rsid="0450d82a" style:font-style-asian="italic" style:font-style-complex="italic"/>
    </style:style>
    <style:style style:name="T173" style:family="text">
      <style:text-properties style:font-name="Jomolhari1" fo:font-style="italic" officeooo:rsid="04518225" style:font-style-asian="italic" style:font-style-complex="italic"/>
    </style:style>
    <style:style style:name="T174" style:family="text">
      <style:text-properties style:font-name="Jomolhari1" officeooo:rsid="01bcbfa6"/>
    </style:style>
    <style:style style:name="T175" style:family="text">
      <style:text-properties style:font-name="Jomolhari1" officeooo:rsid="00b804e3"/>
    </style:style>
    <style:style style:name="T176" style:family="text">
      <style:text-properties style:font-name="Jomolhari1" officeooo:rsid="01e98d09"/>
    </style:style>
    <style:style style:name="T177" style:family="text">
      <style:text-properties style:font-name="Jomolhari1" officeooo:rsid="0207d5ad"/>
    </style:style>
    <style:style style:name="T178" style:family="text">
      <style:text-properties style:font-name="Jomolhari1" officeooo:rsid="0273f949"/>
    </style:style>
    <style:style style:name="T179" style:family="text">
      <style:text-properties style:font-name="Jomolhari1" officeooo:rsid="02815bec"/>
    </style:style>
    <style:style style:name="T180" style:family="text">
      <style:text-properties style:font-name="Jomolhari1" officeooo:rsid="02d9803e"/>
    </style:style>
    <style:style style:name="T181" style:family="text">
      <style:text-properties style:font-name="Jomolhari1" officeooo:rsid="02dab5a9"/>
    </style:style>
    <style:style style:name="T182" style:family="text">
      <style:text-properties style:font-name="Jomolhari1" officeooo:rsid="02dc892d"/>
    </style:style>
    <style:style style:name="T183" style:family="text">
      <style:text-properties style:font-name="Jomolhari1" officeooo:rsid="02e30cf2"/>
    </style:style>
    <style:style style:name="T184" style:family="text">
      <style:text-properties style:font-name="Jomolhari1" officeooo:rsid="02d3f3f5"/>
    </style:style>
    <style:style style:name="T185" style:family="text">
      <style:text-properties style:font-name="Jomolhari1" officeooo:rsid="0244c57e"/>
    </style:style>
    <style:style style:name="T186" style:family="text">
      <style:text-properties style:font-name="Jomolhari1" officeooo:rsid="02d5622b"/>
    </style:style>
    <style:style style:name="T187" style:family="text">
      <style:text-properties style:font-name="Jomolhari1" fo:font-weight="bold" officeooo:rsid="0018b72f" style:font-weight-asian="bold" style:font-weight-complex="bold"/>
    </style:style>
    <style:style style:name="T188" style:family="text">
      <style:text-properties style:font-name="Jomolhari1" fo:font-weight="bold" officeooo:rsid="001810e1" style:font-weight-asian="bold" style:font-weight-complex="bold"/>
    </style:style>
    <style:style style:name="T189" style:family="text">
      <style:text-properties style:font-name="Jomolhari1" officeooo:rsid="01338b22"/>
    </style:style>
    <style:style style:name="T190" style:family="text">
      <style:text-properties style:font-name="Jomolhari1" officeooo:rsid="034942df"/>
    </style:style>
    <style:style style:name="T191" style:family="text">
      <style:text-properties style:font-name="Jomolhari1" officeooo:rsid="034a603d"/>
    </style:style>
    <style:style style:name="T192" style:family="text">
      <style:text-properties style:font-name="Jomolhari1" officeooo:rsid="034b6f2d"/>
    </style:style>
    <style:style style:name="T193" style:family="text">
      <style:text-properties style:font-name="Jomolhari1" officeooo:rsid="034eb7f6"/>
    </style:style>
    <style:style style:name="T194" style:family="text">
      <style:text-properties style:font-name="Jomolhari1" officeooo:rsid="0356d433"/>
    </style:style>
    <style:style style:name="T195" style:family="text">
      <style:text-properties style:font-name="Jomolhari1" officeooo:rsid="036248e7"/>
    </style:style>
    <style:style style:name="T196" style:family="text">
      <style:text-properties style:font-name="Jomolhari1" officeooo:rsid="037cf1ad"/>
    </style:style>
    <style:style style:name="T197" style:family="text">
      <style:text-properties style:font-name="Jomolhari1" officeooo:rsid="038eb016"/>
    </style:style>
    <style:style style:name="T198" style:family="text">
      <style:text-properties style:font-name="Jomolhari1" officeooo:rsid="038fe4c5"/>
    </style:style>
    <style:style style:name="T199" style:family="text">
      <style:text-properties style:font-name="Jomolhari1" officeooo:rsid="0391de21"/>
    </style:style>
    <style:style style:name="T200" style:family="text">
      <style:text-properties style:font-name="Jomolhari1" officeooo:rsid="03939eef"/>
    </style:style>
    <style:style style:name="T201" style:family="text">
      <style:text-properties style:font-name="Jomolhari1" officeooo:rsid="0396df83"/>
    </style:style>
    <style:style style:name="T202" style:family="text">
      <style:text-properties style:font-name="Jomolhari1" officeooo:rsid="03984e5a"/>
    </style:style>
    <style:style style:name="T203" style:family="text">
      <style:text-properties style:font-name="Jomolhari1" officeooo:rsid="039a186b"/>
    </style:style>
    <style:style style:name="T204" style:family="text">
      <style:text-properties style:font-name="Jomolhari1" officeooo:rsid="039ca725"/>
    </style:style>
    <style:style style:name="T205" style:family="text">
      <style:text-properties style:font-name="Jomolhari1" officeooo:rsid="039de394"/>
    </style:style>
    <style:style style:name="T206" style:family="text">
      <style:text-properties style:font-name="Jomolhari1" officeooo:rsid="03c71377"/>
    </style:style>
    <style:style style:name="T207" style:family="text">
      <style:text-properties style:font-name="Jomolhari1" officeooo:rsid="04061584"/>
    </style:style>
    <style:style style:name="T208" style:family="text">
      <style:text-properties style:font-name="Jomolhari1" officeooo:rsid="04091733"/>
    </style:style>
    <style:style style:name="T209" style:family="text">
      <style:text-properties style:font-name="Jomolhari1" officeooo:rsid="040a76d8"/>
    </style:style>
    <style:style style:name="T210" style:family="text">
      <style:text-properties style:font-name="Jomolhari1" officeooo:rsid="0443b855"/>
    </style:style>
    <style:style style:name="T211" style:family="text">
      <style:text-properties style:font-name="Jomolhari1" officeooo:rsid="04443bd7"/>
    </style:style>
    <style:style style:name="T212" style:family="text">
      <style:text-properties style:font-name="Jomolhari1" officeooo:rsid="0445dbb0"/>
    </style:style>
    <style:style style:name="T213" style:family="text">
      <style:text-properties style:font-name="Jomolhari1" fo:font-style="normal" officeooo:rsid="03984e5a" style:font-style-asian="normal" style:font-style-complex="normal"/>
    </style:style>
    <style:style style:name="T214" style:family="text">
      <style:text-properties style:font-name="Jomolhari1" fo:font-style="normal" officeooo:rsid="039be54f" style:font-style-asian="normal" style:font-style-complex="normal"/>
    </style:style>
    <style:style style:name="T215" style:family="text">
      <style:text-properties style:font-name="Jomolhari1" fo:font-style="normal" officeooo:rsid="0447b45b" style:font-style-asian="normal" style:font-style-complex="normal"/>
    </style:style>
    <style:style style:name="T216" style:family="text">
      <style:text-properties style:font-name="Jomolhari1" fo:font-style="normal" officeooo:rsid="044dac6f" style:font-style-asian="normal" style:font-style-complex="normal"/>
    </style:style>
    <style:style style:name="T217" style:family="text">
      <style:text-properties style:font-name="Jomolhari1" fo:font-style="normal" officeooo:rsid="044f61c1" style:font-style-asian="normal" style:font-style-complex="normal"/>
    </style:style>
    <style:style style:name="T218" style:family="text">
      <style:text-properties style:font-name="Jomolhari1" fo:font-style="normal" officeooo:rsid="044f86cd" style:font-style-asian="normal" style:font-style-complex="normal"/>
    </style:style>
    <style:style style:name="T219" style:family="text">
      <style:text-properties style:font-name="Jomolhari1" fo:font-style="normal" officeooo:rsid="0453cebb" style:font-style-asian="normal" style:font-style-complex="normal"/>
    </style:style>
    <style:style style:name="T220" style:family="text">
      <style:text-properties style:font-name="Jomolhari1" fo:font-style="normal" officeooo:rsid="0454c67e" style:font-style-asian="normal" style:font-style-complex="normal"/>
    </style:style>
    <style:style style:name="T221" style:family="text">
      <style:text-properties style:font-name="Jomolhari1" fo:font-style="normal" officeooo:rsid="04590b6b" style:font-style-asian="normal" style:font-style-complex="normal"/>
    </style:style>
    <style:style style:name="T222" style:family="text">
      <style:text-properties style:font-name="Jomolhari1" fo:font-style="normal" officeooo:rsid="045a3ef3" style:font-style-asian="normal" style:font-style-complex="normal"/>
    </style:style>
    <style:style style:name="T223" style:family="text">
      <style:text-properties style:font-name="Jomolhari1" officeooo:rsid="04561c47"/>
    </style:style>
    <style:style style:name="T224" style:family="text">
      <style:text-properties style:font-name="Jomolhari1" officeooo:rsid="0414bc85"/>
    </style:style>
    <style:style style:name="T225" style:family="text">
      <style:text-properties style:font-name="Jomolhari1" officeooo:rsid="005b9c9d"/>
    </style:style>
    <style:style style:name="T226" style:family="text">
      <style:text-properties style:font-name="Jomolhari1" officeooo:rsid="0426b6ed"/>
    </style:style>
    <style:style style:name="T227" style:family="text">
      <style:text-properties officeooo:rsid="006b862b"/>
    </style:style>
    <style:style style:name="T228" style:family="text">
      <style:text-properties officeooo:rsid="006e6fee"/>
    </style:style>
    <style:style style:name="T229" style:family="text">
      <style:text-properties fo:color="#000000" style:text-underline-style="none" fo:font-weight="normal" officeooo:rsid="002afd29" style:font-weight-asian="normal" style:font-weight-complex="normal"/>
    </style:style>
    <style:style style:name="T230" style:family="text">
      <style:text-properties fo:color="#000000" style:text-underline-style="none" fo:font-weight="normal" officeooo:rsid="002b32e2" style:font-weight-asian="normal" style:font-weight-complex="normal"/>
    </style:style>
    <style:style style:name="T231" style:family="text">
      <style:text-properties fo:color="#000000" style:text-underline-style="none" fo:font-weight="normal" officeooo:rsid="002cfe84" style:font-weight-asian="normal" style:font-weight-complex="normal"/>
    </style:style>
    <style:style style:name="T232" style:family="text">
      <style:text-properties fo:color="#000000" style:text-underline-style="none" fo:font-weight="normal" officeooo:rsid="010a8fef" style:font-weight-asian="normal" style:font-weight-complex="normal"/>
    </style:style>
    <style:style style:name="T233" style:family="text">
      <style:text-properties fo:color="#000000" style:text-underline-style="none" fo:font-weight="normal" officeooo:rsid="010f638a" style:font-weight-asian="normal" style:font-weight-complex="normal"/>
    </style:style>
    <style:style style:name="T234" style:family="text">
      <style:text-properties fo:color="#000000" style:font-name="Liberation Serif1" style:text-underline-style="none" fo:font-weight="normal" officeooo:rsid="002afd29" style:font-weight-asian="normal" style:font-weight-complex="normal"/>
    </style:style>
    <style:style style:name="T235" style:family="text">
      <style:text-properties fo:color="#000000" style:font-name="Liberation Serif1" style:text-underline-style="none" fo:font-weight="normal" officeooo:rsid="002cfe84" style:font-weight-asian="normal" style:font-weight-complex="normal"/>
    </style:style>
    <style:style style:name="T236" style:family="text">
      <style:text-properties fo:color="#000000" style:font-name="Liberation Serif1" style:text-underline-style="none" fo:font-weight="normal" officeooo:rsid="00907ee1" style:font-weight-asian="normal" style:font-weight-complex="normal"/>
    </style:style>
    <style:style style:name="T237" style:family="text">
      <style:text-properties fo:color="#000000" style:font-name="Jomolhari1" fo:font-weight="normal" officeooo:rsid="01a69ee1" style:font-name-asian="FreeMono" style:font-weight-asian="normal" style:font-name-complex="FreeMono" style:font-weight-complex="normal"/>
    </style:style>
    <style:style style:name="T238" style:family="text">
      <style:text-properties fo:color="#000000" style:font-name="Jomolhari1" fo:font-weight="normal" officeooo:rsid="01aab703" style:font-name-asian="FreeMono" style:font-weight-asian="normal" style:font-name-complex="FreeMono" style:font-weight-complex="normal"/>
    </style:style>
    <style:style style:name="T239" style:family="text">
      <style:text-properties fo:color="#000000" style:font-name="Jomolhari1" fo:font-weight="normal" officeooo:rsid="01a89490" style:font-name-asian="FreeMono" style:font-weight-asian="normal" style:font-name-complex="FreeMono" style:font-weight-complex="normal"/>
    </style:style>
    <style:style style:name="T240" style:family="text">
      <style:text-properties fo:color="#000000" style:font-name="Jomolhari1" officeooo:rsid="0292082f"/>
    </style:style>
    <style:style style:name="T241" style:family="text">
      <style:text-properties fo:color="#000000" style:font-name="Jomolhari1" style:text-underline-style="none" fo:font-weight="normal" officeooo:rsid="01338b22" style:font-weight-asian="normal" style:font-weight-complex="normal"/>
    </style:style>
    <style:style style:name="T242" style:family="text">
      <style:text-properties fo:color="#000000" style:font-name="Jomolhari1" style:text-underline-style="none" fo:font-weight="normal" officeooo:rsid="01354b34" style:font-weight-asian="normal" style:font-weight-complex="normal"/>
    </style:style>
    <style:style style:name="T243" style:family="text">
      <style:text-properties fo:color="#000000" style:font-name="Jomolhari1" style:text-underline-style="none" fo:font-weight="normal" officeooo:rsid="01b9800f" style:font-weight-asian="normal" style:font-weight-complex="normal"/>
    </style:style>
    <style:style style:name="T244" style:family="text">
      <style:text-properties fo:color="#000000" style:font-name="Jomolhari1" style:text-underline-style="none" fo:font-weight="normal" officeooo:rsid="01bb752b" style:font-weight-asian="normal" style:font-weight-complex="normal"/>
    </style:style>
    <style:style style:name="T245" style:family="text">
      <style:text-properties fo:color="#000000" style:font-name="Jomolhari1" style:text-underline-style="none" fo:font-weight="normal" officeooo:rsid="00907ee1" style:font-weight-asian="normal" style:font-weight-complex="normal"/>
    </style:style>
    <style:style style:name="T246" style:family="text">
      <style:text-properties fo:color="#000000" style:font-name="Jomolhari1" style:text-underline-style="none" fo:font-weight="normal" officeooo:rsid="01c82819" style:font-weight-asian="normal" style:font-weight-complex="normal"/>
    </style:style>
    <style:style style:name="T247" style:family="text">
      <style:text-properties fo:color="#000000" style:font-name="Jomolhari1" style:text-underline-style="none" fo:font-weight="normal" officeooo:rsid="008fc3c0" style:font-weight-asian="normal" style:font-weight-complex="normal"/>
    </style:style>
    <style:style style:name="T248" style:family="text">
      <style:text-properties fo:color="#000000" style:font-name="Jomolhari1" style:text-underline-style="none" fo:font-weight="normal" officeooo:rsid="02383cf3" style:font-weight-asian="normal" style:font-weight-complex="normal"/>
    </style:style>
    <style:style style:name="T249" style:family="text">
      <style:text-properties fo:color="#000000" style:font-name="Jomolhari1" style:text-underline-style="none" fo:font-weight="normal" officeooo:rsid="009268ba" style:font-weight-asian="normal" style:font-weight-complex="normal"/>
    </style:style>
    <style:style style:name="T250" style:family="text">
      <style:text-properties fo:color="#000000" style:font-name="Jomolhari1" style:text-underline-style="none" fo:font-weight="normal" officeooo:rsid="00991ab7" style:font-weight-asian="normal" style:font-weight-complex="normal"/>
    </style:style>
    <style:style style:name="T251" style:family="text">
      <style:text-properties fo:color="#000000" style:font-name="Jomolhari1" style:text-underline-style="none" fo:font-weight="normal" officeooo:rsid="0113a8ba" style:font-weight-asian="normal" style:font-weight-complex="normal"/>
    </style:style>
    <style:style style:name="T252" style:family="text">
      <style:text-properties fo:color="#000000" style:font-name="Jomolhari1" style:text-underline-style="none" fo:font-weight="normal" officeooo:rsid="01bcbfa6" style:font-weight-asian="normal" style:font-weight-complex="normal"/>
    </style:style>
    <style:style style:name="T253" style:family="text">
      <style:text-properties fo:color="#000000" style:font-name="Jomolhari1" style:text-underline-style="none" fo:font-weight="normal" officeooo:rsid="010d4ed6" style:font-weight-asian="normal" style:font-weight-complex="normal"/>
    </style:style>
    <style:style style:name="T254" style:family="text">
      <style:text-properties fo:color="#000000" style:font-name="Jomolhari1" style:text-underline-style="none" fo:font-weight="normal" officeooo:rsid="009bf172" style:font-weight-asian="normal" style:font-weight-complex="normal"/>
    </style:style>
    <style:style style:name="T255" style:family="text">
      <style:text-properties fo:color="#000000" style:font-name="Jomolhari1" fo:font-style="italic" style:text-underline-style="none" fo:font-weight="normal" officeooo:rsid="00907ee1" style:font-style-asian="italic" style:font-weight-asian="normal" style:font-style-complex="italic" style:font-weight-complex="normal"/>
    </style:style>
    <style:style style:name="T256" style:family="text">
      <style:text-properties fo:color="#000000" style:font-name="Jomolhari1" fo:font-style="italic" style:text-underline-style="none" fo:font-weight="normal" officeooo:rsid="00991ab7" style:font-style-asian="italic" style:font-weight-asian="normal" style:font-style-complex="italic" style:font-weight-complex="normal"/>
    </style:style>
    <style:style style:name="T257" style:family="text">
      <style:text-properties fo:color="#000000" style:font-name="Jomolhari1" fo:font-style="italic" style:text-underline-style="none" fo:font-weight="normal" officeooo:rsid="009ba17c" style:font-style-asian="italic" style:font-weight-asian="normal" style:font-style-complex="italic" style:font-weight-complex="normal"/>
    </style:style>
    <style:style style:name="T258" style:family="text">
      <style:text-properties fo:color="#000000" style:font-name="FreeMono1" fo:font-weight="normal" officeooo:rsid="01a69ee1" style:font-name-asian="FreeMono" style:font-weight-asian="normal" style:font-name-complex="FreeMono" style:font-weight-complex="normal"/>
    </style:style>
    <style:style style:name="T259" style:family="text">
      <style:text-properties fo:color="#000000" style:font-name="FreeMono1" fo:font-style="normal" style:text-underline-style="none" fo:font-weight="normal" officeooo:rsid="01e1c8b8" style:font-style-asian="normal" style:font-weight-asian="normal" style:font-style-complex="normal" style:font-weight-complex="normal"/>
    </style:style>
    <style:style style:name="T260" style:family="text">
      <style:text-properties fo:color="#000000" style:font-name="FreeMono1" fo:font-style="normal" style:text-underline-style="none" fo:font-weight="normal" officeooo:rsid="01dc4583" style:font-style-asian="normal" style:font-weight-asian="normal" style:font-style-complex="normal" style:font-weight-complex="normal"/>
    </style:style>
    <style:style style:name="T261" style:family="text">
      <style:text-properties fo:color="#000000" style:font-name="FreeMono1" fo:font-style="normal" style:text-underline-style="none" fo:font-weight="normal" officeooo:rsid="01655df9" style:font-style-asian="normal" style:font-weight-asian="normal" style:font-style-complex="normal" style:font-weight-complex="normal"/>
    </style:style>
    <style:style style:name="T262" style:family="text">
      <style:text-properties fo:color="#000000" style:font-name="FreeMono1" fo:font-style="normal" style:text-underline-style="none" fo:font-weight="normal" officeooo:rsid="01714a0f" style:font-style-asian="normal" style:font-weight-asian="normal" style:font-style-complex="normal" style:font-weight-complex="normal"/>
    </style:style>
    <style:style style:name="T263" style:family="text">
      <style:text-properties fo:color="#000000" style:font-name="FreeMono1" style:text-underline-style="none" fo:font-weight="normal" officeooo:rsid="01655df9" style:font-weight-asian="normal" style:font-weight-complex="normal"/>
    </style:style>
    <style:style style:name="T264" style:family="text">
      <style:text-properties fo:color="#000000" style:font-name="FreeMono1" style:text-underline-style="none" fo:font-weight="normal" officeooo:rsid="01de5552" style:font-weight-asian="normal" style:font-weight-complex="normal"/>
    </style:style>
    <style:style style:name="T265" style:family="text">
      <style:text-properties fo:color="#000000" style:font-name="FreeMono1" style:text-underline-style="none" fo:font-weight="normal" officeooo:rsid="00442821" style:font-weight-asian="normal" style:font-weight-complex="normal"/>
    </style:style>
    <style:style style:name="T266" style:family="text">
      <style:text-properties fo:color="#000000" style:font-name="FreeMono1" style:text-underline-style="none" fo:font-weight="normal" officeooo:rsid="01338b22" style:font-weight-asian="normal" style:font-weight-complex="normal"/>
    </style:style>
    <style:style style:name="T267" style:family="text">
      <style:text-properties fo:color="#000000" style:font-name="FreeMono1" style:text-underline-style="none" fo:font-weight="normal" officeooo:rsid="01df8e62" style:font-weight-asian="normal" style:font-weight-complex="normal"/>
    </style:style>
    <style:style style:name="T268" style:family="text">
      <style:text-properties fo:color="#000000" style:font-name="FreeMono1" style:text-underline-style="none" fo:font-weight="normal" officeooo:rsid="00907ee1" style:font-weight-asian="normal" style:font-weight-complex="normal"/>
    </style:style>
    <style:style style:name="T269" style:family="text">
      <style:text-properties fo:color="#000000" style:font-name="FreeMono1" style:text-underline-style="none" officeooo:rsid="033b32f2"/>
    </style:style>
    <style:style style:name="T270" style:family="text">
      <style:text-properties fo:color="#000000" style:font-name="Jomolhari2" fo:font-style="normal" style:text-underline-style="none" fo:font-weight="normal" officeooo:rsid="011a4c32" style:font-style-asian="normal" style:font-weight-asian="normal" style:font-style-complex="normal" style:font-weight-complex="normal"/>
    </style:style>
    <style:style style:name="T271" style:family="text">
      <style:text-properties fo:color="#000000" style:font-name="Jomolhari2" fo:font-style="normal" style:text-underline-style="none" fo:font-weight="normal" officeooo:rsid="013e6568" style:font-style-asian="normal" style:font-weight-asian="normal" style:font-style-complex="normal" style:font-weight-complex="normal"/>
    </style:style>
    <style:style style:name="T272" style:family="text">
      <style:text-properties fo:color="#000000" style:font-name="Jomolhari2" fo:font-style="normal" style:text-underline-style="none" fo:font-weight="normal" officeooo:rsid="012f8f43" style:font-style-asian="normal" style:font-weight-asian="normal" style:font-style-complex="normal" style:font-weight-complex="normal"/>
    </style:style>
    <style:style style:name="T273" style:family="text">
      <style:text-properties fo:color="#000000" style:font-name="Jomolhari2" fo:font-style="normal" style:text-underline-style="none" fo:font-weight="normal" officeooo:rsid="0120eeaa" style:font-style-asian="normal" style:font-weight-asian="normal" style:font-style-complex="normal" style:font-weight-complex="normal"/>
    </style:style>
    <style:style style:name="T274" style:family="text">
      <style:text-properties fo:color="#000000" style:font-name="Jomolhari2" fo:font-style="normal" style:text-underline-style="none" fo:font-weight="normal" officeooo:rsid="01b9800f" style:font-style-asian="normal" style:font-weight-asian="normal" style:font-style-complex="normal" style:font-weight-complex="normal"/>
    </style:style>
    <style:style style:name="T275" style:family="text">
      <style:text-properties fo:color="#000000" style:font-name="Jomolhari2" fo:font-size="12pt" style:text-underline-style="none" fo:font-weight="normal" officeooo:rsid="01b9800f" style:font-size-asian="12pt" style:font-weight-asian="normal" style:font-size-complex="12pt" style:font-weight-complex="normal"/>
    </style:style>
    <style:style style:name="T276" style:family="text">
      <style:text-properties fo:color="#000000" style:font-name="Jomolhari2" fo:font-size="12pt" style:text-underline-style="none" fo:font-weight="normal" officeooo:rsid="01115540" style:font-size-asian="12pt" style:font-weight-asian="normal" style:font-size-complex="12pt" style:font-weight-complex="normal"/>
    </style:style>
    <style:style style:name="T277" style:family="text">
      <style:text-properties fo:color="#000000" style:font-name="Jomolhari2" fo:font-size="12pt" style:text-underline-style="none" fo:font-weight="normal" officeooo:rsid="0111ee3c" style:font-size-asian="12pt" style:font-weight-asian="normal" style:font-size-complex="12pt" style:font-weight-complex="normal"/>
    </style:style>
    <style:style style:name="T278" style:family="text">
      <style:text-properties fo:color="#000000" style:font-name="Jomolhari2" fo:font-size="12pt" style:text-underline-style="none" fo:font-weight="normal" officeooo:rsid="014ef548" style:font-size-asian="12pt" style:font-weight-asian="normal" style:font-size-complex="12pt" style:font-weight-complex="normal"/>
    </style:style>
    <style:style style:name="T279" style:family="text">
      <style:text-properties fo:color="#000000" style:font-name="Jomolhari2" fo:font-size="12pt" style:text-underline-style="none" fo:font-weight="normal" officeooo:rsid="02c49bc4" style:font-size-asian="12pt" style:font-weight-asian="normal" style:font-size-complex="12pt" style:font-weight-complex="normal"/>
    </style:style>
    <style:style style:name="T280" style:family="text">
      <style:text-properties fo:color="#000000" style:font-name="Jomolhari2" fo:font-size="12pt" style:text-underline-style="none" fo:font-weight="normal" officeooo:rsid="02c5cc87" style:font-size-asian="12pt" style:font-weight-asian="normal" style:font-size-complex="12pt" style:font-weight-complex="normal"/>
    </style:style>
    <style:style style:name="T281" style:family="text">
      <style:text-properties fo:color="#000000" style:font-name="Jomolhari2" fo:font-size="12pt" style:text-underline-style="none" fo:font-weight="normal" officeooo:rsid="003cf827" style:font-size-asian="12pt" style:font-weight-asian="normal" style:font-size-complex="12pt" style:font-weight-complex="normal"/>
    </style:style>
    <style:style style:name="T282" style:family="text">
      <style:text-properties fo:color="#000000" style:font-name="Jomolhari2" fo:font-size="12pt" style:text-underline-style="none" fo:font-weight="normal" officeooo:rsid="01c3d0d9" style:font-size-asian="12pt" style:font-weight-asian="normal" style:font-size-complex="12pt" style:font-weight-complex="normal"/>
    </style:style>
    <style:style style:name="T283" style:family="text">
      <style:text-properties fo:color="#000000" style:font-name="Jomolhari2" fo:font-size="12pt" style:text-underline-style="none" fo:font-weight="normal" officeooo:rsid="01e4ef85" style:font-size-asian="12pt" style:font-weight-asian="normal" style:font-size-complex="12pt" style:font-weight-complex="normal"/>
    </style:style>
    <style:style style:name="T284" style:family="text">
      <style:text-properties fo:color="#000000" style:font-name="Jomolhari2" fo:font-size="12pt" style:text-underline-style="none" fo:font-weight="normal" officeooo:rsid="01d6180d" style:font-size-asian="12pt" style:font-weight-asian="normal" style:font-size-complex="12pt" style:font-weight-complex="normal"/>
    </style:style>
    <style:style style:name="T285" style:family="text">
      <style:text-properties fo:color="#000000" style:font-name="Jomolhari2" fo:font-size="12pt" style:text-underline-style="none" fo:font-weight="normal" officeooo:rsid="01ec100d" style:font-size-asian="12pt" style:font-weight-asian="normal" style:font-size-complex="12pt" style:font-weight-complex="normal"/>
    </style:style>
    <style:style style:name="T286" style:family="text">
      <style:text-properties fo:color="#000000" style:font-name="Jomolhari2" fo:font-size="12pt" fo:font-style="italic" style:text-underline-style="none" fo:font-weight="normal" officeooo:rsid="01115540" style:font-size-asian="12pt" style:font-style-asian="italic" style:font-weight-asian="normal" style:font-size-complex="12pt" style:font-style-complex="italic" style:font-weight-complex="normal"/>
    </style:style>
    <style:style style:name="T287" style:family="text">
      <style:text-properties fo:color="#000000" style:font-name="Jomolhari2" fo:font-size="12pt" fo:font-style="italic" style:text-underline-style="none" fo:font-weight="normal" officeooo:rsid="014bc689" style:font-size-asian="12pt" style:font-style-asian="italic" style:font-weight-asian="normal" style:font-size-complex="12pt" style:font-style-complex="italic" style:font-weight-complex="normal"/>
    </style:style>
    <style:style style:name="T288" style:family="text">
      <style:text-properties fo:color="#000000" style:font-name="Jomolhari2" fo:font-size="12pt" fo:font-style="italic" style:text-underline-style="none" fo:font-weight="normal" officeooo:rsid="01b9800f" style:font-size-asian="12pt" style:font-style-asian="italic" style:font-weight-asian="normal" style:font-size-complex="12pt" style:font-style-complex="italic" style:font-weight-complex="normal"/>
    </style:style>
    <style:style style:name="T289" style:family="text">
      <style:text-properties fo:color="#000000" style:font-name="Jomolhari2" fo:font-size="12pt" fo:font-style="italic" style:text-underline-style="none" fo:font-weight="normal" officeooo:rsid="0111ee3c" style:font-size-asian="12pt" style:font-style-asian="italic" style:font-weight-asian="normal" style:font-size-complex="12pt" style:font-style-complex="italic" style:font-weight-complex="normal"/>
    </style:style>
    <style:style style:name="T290" style:family="text">
      <style:text-properties fo:color="#000000" style:font-name="Jomolhari2" fo:font-size="12pt" fo:font-style="italic" style:text-underline-style="none" fo:font-weight="normal" officeooo:rsid="01c3d0d9" style:font-size-asian="12pt" style:font-style-asian="italic" style:font-weight-asian="normal" style:font-size-complex="12pt" style:font-style-complex="italic" style:font-weight-complex="normal"/>
    </style:style>
    <style:style style:name="T291" style:family="text">
      <style:text-properties fo:color="#000000" style:font-name="VL Gothic" style:text-underline-style="none" fo:font-weight="normal" officeooo:rsid="010d4ed6" style:font-weight-asian="normal" style:font-weight-complex="normal"/>
    </style:style>
    <style:style style:name="T292" style:family="text">
      <style:text-properties fo:color="#000000" officeooo:rsid="018e3118"/>
    </style:style>
    <style:style style:name="T293" style:family="text">
      <style:text-properties fo:color="#000000" officeooo:rsid="040cd7c6"/>
    </style:style>
    <style:style style:name="T294" style:family="text">
      <style:text-properties fo:color="#000000" officeooo:rsid="0402af73"/>
    </style:style>
    <style:style style:name="T295" style:family="text">
      <style:text-properties officeooo:rsid="008fc3c0"/>
    </style:style>
    <style:style style:name="T296" style:family="text">
      <style:text-properties style:font-name="Jomolhari2"/>
    </style:style>
    <style:style style:name="T297" style:family="text">
      <style:text-properties style:font-name="Jomolhari2" officeooo:rsid="005d7b27"/>
    </style:style>
    <style:style style:name="T298" style:family="text">
      <style:text-properties style:font-name="Jomolhari2" officeooo:rsid="00ad103c"/>
    </style:style>
    <style:style style:name="T299" style:family="text">
      <style:text-properties style:font-name="Jomolhari2" officeooo:rsid="00ad6f0a"/>
    </style:style>
    <style:style style:name="T300" style:family="text">
      <style:text-properties style:font-name="Jomolhari2" officeooo:rsid="00b01992"/>
    </style:style>
    <style:style style:name="T301" style:family="text">
      <style:text-properties style:font-name="Jomolhari2" officeooo:rsid="00c7fe8a"/>
    </style:style>
    <style:style style:name="T302" style:family="text">
      <style:text-properties style:font-name="Jomolhari2" officeooo:rsid="00ffdc51"/>
    </style:style>
    <style:style style:name="T303" style:family="text">
      <style:text-properties style:font-name="Jomolhari2" officeooo:rsid="0102d0ef"/>
    </style:style>
    <style:style style:name="T304" style:family="text">
      <style:text-properties style:font-name="Jomolhari2" officeooo:rsid="01041c8a"/>
    </style:style>
    <style:style style:name="T305" style:family="text">
      <style:text-properties style:font-name="Jomolhari2" officeooo:rsid="01044023"/>
    </style:style>
    <style:style style:name="T306" style:family="text">
      <style:text-properties style:font-name="Jomolhari2" officeooo:rsid="01058896"/>
    </style:style>
    <style:style style:name="T307" style:family="text">
      <style:text-properties style:font-name="Jomolhari2" officeooo:rsid="01071934"/>
    </style:style>
    <style:style style:name="T308" style:family="text">
      <style:text-properties style:font-name="Jomolhari2" officeooo:rsid="0107ec6e"/>
    </style:style>
    <style:style style:name="T309" style:family="text">
      <style:text-properties style:font-name="Jomolhari2" officeooo:rsid="0112b87c"/>
    </style:style>
    <style:style style:name="T310" style:family="text">
      <style:text-properties style:font-name="Jomolhari2" officeooo:rsid="0114970b"/>
    </style:style>
    <style:style style:name="T311" style:family="text">
      <style:text-properties style:font-name="Jomolhari2" officeooo:rsid="0118f586"/>
    </style:style>
    <style:style style:name="T312" style:family="text">
      <style:text-properties style:font-name="Jomolhari2" officeooo:rsid="0119a69a"/>
    </style:style>
    <style:style style:name="T313" style:family="text">
      <style:text-properties style:font-name="Jomolhari2" fo:font-style="italic" style:font-style-asian="italic" style:font-style-complex="italic"/>
    </style:style>
    <style:style style:name="T314" style:family="text">
      <style:text-properties style:font-name="Jomolhari2" fo:font-style="italic" officeooo:rsid="00ad103c" style:font-style-asian="italic" style:font-style-complex="italic"/>
    </style:style>
    <style:style style:name="T315" style:family="text">
      <style:text-properties style:font-name="Jomolhari2" fo:font-style="italic" officeooo:rsid="005ed207" style:font-style-asian="italic" style:font-style-complex="italic"/>
    </style:style>
    <style:style style:name="T316" style:family="text">
      <style:text-properties style:font-name="Jomolhari2" fo:font-style="italic" officeooo:rsid="005d7b27" style:font-style-asian="italic" style:font-style-complex="italic"/>
    </style:style>
    <style:style style:name="T317" style:family="text">
      <style:text-properties style:font-name="Jomolhari2" officeooo:rsid="0113a8ba"/>
    </style:style>
    <style:style style:name="T318" style:family="text">
      <style:text-properties style:font-name="Jomolhari2" officeooo:rsid="01c82819"/>
    </style:style>
    <style:style style:name="T319" style:family="text">
      <style:text-properties style:font-name="Jomolhari2" officeooo:rsid="01d03d4d"/>
    </style:style>
    <style:style style:name="T320" style:family="text">
      <style:text-properties style:font-name="Jomolhari2" officeooo:rsid="01d116d7"/>
    </style:style>
    <style:style style:name="T321" style:family="text">
      <style:text-properties style:font-name="Jomolhari2" officeooo:rsid="01d268e8"/>
    </style:style>
    <style:style style:name="T322" style:family="text">
      <style:text-properties style:font-name="Jomolhari2" officeooo:rsid="020dbeae"/>
    </style:style>
    <style:style style:name="T323" style:family="text">
      <style:text-properties style:font-name="Jomolhari2" officeooo:rsid="0217b205"/>
    </style:style>
    <style:style style:name="T324" style:family="text">
      <style:text-properties style:font-name="Jomolhari2" officeooo:rsid="0217c9bd"/>
    </style:style>
    <style:style style:name="T325" style:family="text">
      <style:text-properties style:font-name="Jomolhari2" officeooo:rsid="0238c68e"/>
    </style:style>
    <style:style style:name="T326" style:family="text">
      <style:text-properties style:font-name="Jomolhari2" fo:font-weight="normal" officeooo:rsid="02a23b52" style:font-weight-asian="normal" style:font-weight-complex="normal"/>
    </style:style>
    <style:style style:name="T327" style:family="text">
      <style:text-properties style:font-name="Jomolhari2" fo:font-weight="normal" officeooo:rsid="03e24d06" style:font-weight-asian="normal" style:font-weight-complex="normal"/>
    </style:style>
    <style:style style:name="T328" style:family="text">
      <style:text-properties style:font-name="Jomolhari2" officeooo:rsid="029bf435"/>
    </style:style>
    <style:style style:name="T329" style:family="text">
      <style:text-properties style:font-name="Jomolhari2" officeooo:rsid="0335ce37"/>
    </style:style>
    <style:style style:name="T330" style:family="text">
      <style:text-properties style:font-name="Jomolhari2" fo:font-size="12pt" officeooo:rsid="03f7d4af" style:font-size-asian="12pt" style:font-size-complex="12pt"/>
    </style:style>
    <style:style style:name="T331" style:family="text">
      <style:text-properties style:font-name="Jomolhari2" fo:font-size="12pt" officeooo:rsid="001c9c80" style:font-size-asian="12pt" style:font-size-complex="12pt"/>
    </style:style>
    <style:style style:name="T332" style:family="text">
      <style:text-properties style:font-name="Jomolhari2" fo:font-size="12pt" officeooo:rsid="0002a85b" style:font-size-asian="12pt" style:font-size-complex="12pt"/>
    </style:style>
    <style:style style:name="T333" style:family="text">
      <style:text-properties style:font-name="Jomolhari2" fo:font-size="12pt" officeooo:rsid="003f2751" style:font-size-asian="12pt" style:font-size-complex="12pt"/>
    </style:style>
    <style:style style:name="T334" style:family="text">
      <style:text-properties style:font-name="Jomolhari2" fo:font-size="12pt" officeooo:rsid="03ec7a94" style:font-size-asian="12pt" style:font-size-complex="12pt"/>
    </style:style>
    <style:style style:name="T335" style:family="text">
      <style:text-properties style:font-name="Jomolhari2" fo:font-size="12pt" officeooo:rsid="03ea8b65" style:font-size-asian="12pt" style:font-size-complex="12pt"/>
    </style:style>
    <style:style style:name="T336" style:family="text">
      <style:text-properties style:font-name="Jomolhari2" fo:font-size="12pt" officeooo:rsid="01078525" style:font-size-asian="12pt" style:font-size-complex="12pt"/>
    </style:style>
    <style:style style:name="T337" style:family="text">
      <style:text-properties style:font-name="Jomolhari2" fo:font-size="12pt" officeooo:rsid="03b05eab" style:font-size-asian="12pt" style:font-size-complex="12pt"/>
    </style:style>
    <style:style style:name="T338" style:family="text">
      <style:text-properties style:font-name="Jomolhari2" fo:font-size="12pt" officeooo:rsid="04015d97" style:font-size-asian="12pt" style:font-size-complex="12pt"/>
    </style:style>
    <style:style style:name="T339" style:family="text">
      <style:text-properties style:font-name="Jomolhari2" fo:font-size="12pt" officeooo:rsid="000b4a52" style:font-size-asian="12pt" style:font-size-complex="12pt"/>
    </style:style>
    <style:style style:name="T340" style:family="text">
      <style:text-properties style:font-name="Jomolhari2" fo:font-size="12pt" fo:font-style="italic" officeooo:rsid="03ec7a94" style:font-size-asian="12pt" style:font-style-asian="italic" style:font-size-complex="12pt" style:font-style-complex="italic"/>
    </style:style>
    <style:style style:name="T341" style:family="text">
      <style:text-properties style:font-name="Jomolhari2" fo:font-size="12pt" fo:font-style="italic" fo:font-weight="normal" officeooo:rsid="00711cec" style:font-size-asian="12pt" style:font-style-asian="italic" style:font-weight-asian="normal" style:font-size-complex="12pt" style:font-style-complex="italic" style:font-weight-complex="normal"/>
    </style:style>
    <style:style style:name="T342" style:family="text">
      <style:text-properties style:font-name="Jomolhari2" fo:font-size="12pt" fo:font-style="italic" fo:font-weight="normal" officeooo:rsid="00730dc6" style:font-size-asian="12pt" style:font-style-asian="italic" style:font-weight-asian="normal" style:font-size-complex="12pt" style:font-style-complex="italic" style:font-weight-complex="normal"/>
    </style:style>
    <style:style style:name="T343" style:family="text">
      <style:text-properties style:font-name="Jomolhari2" fo:font-size="12pt" fo:font-weight="normal" officeooo:rsid="000b4a52" style:font-size-asian="12pt" style:font-weight-asian="normal" style:font-size-complex="12pt" style:font-weight-complex="normal"/>
    </style:style>
    <style:style style:name="T344" style:family="text">
      <style:text-properties style:font-name="Jomolhari2" fo:font-size="12pt" fo:font-weight="normal" officeooo:rsid="02b52e49" style:font-size-asian="12pt" style:font-weight-asian="normal" style:font-size-complex="12pt" style:font-weight-complex="normal"/>
    </style:style>
    <style:style style:name="T345" style:family="text">
      <style:text-properties style:font-name="Jomolhari2" fo:font-size="12pt" fo:font-weight="normal" officeooo:rsid="03ee72dd" style:font-size-asian="12pt" style:font-weight-asian="normal" style:font-size-complex="12pt" style:font-weight-complex="normal"/>
    </style:style>
    <style:style style:name="T346" style:family="text">
      <style:text-properties style:font-name="Jomolhari2" fo:font-size="12pt" fo:font-weight="normal" officeooo:rsid="003f2751" style:font-size-asian="12pt" style:font-weight-asian="normal" style:font-size-complex="12pt" style:font-weight-complex="normal"/>
    </style:style>
    <style:style style:name="T347" style:family="text">
      <style:text-properties style:font-name="Jomolhari2" fo:font-size="12pt" fo:font-weight="bold" officeooo:rsid="000b4a52" style:font-size-asian="12pt" style:font-weight-asian="bold" style:font-size-complex="12pt" style:font-weight-complex="bold"/>
    </style:style>
    <style:style style:name="T348" style:family="text">
      <style:text-properties style:font-name="Jomolhari2" fo:font-size="12pt" fo:font-style="normal" fo:font-weight="normal" officeooo:rsid="000b4a52" style:font-size-asian="12pt" style:font-style-asian="normal" style:font-weight-asian="normal" style:font-size-complex="12pt" style:font-style-complex="normal" style:font-weight-complex="normal"/>
    </style:style>
    <style:style style:name="T349" style:family="text">
      <style:text-properties style:font-name="Jomolhari2" fo:font-size="12pt" fo:font-style="normal" fo:font-weight="normal" officeooo:rsid="0073bd71" style:font-size-asian="12pt" style:font-style-asian="normal" style:font-weight-asian="normal" style:font-size-complex="12pt" style:font-style-complex="normal" style:font-weight-complex="normal"/>
    </style:style>
    <style:style style:name="T350" style:family="text">
      <style:text-properties style:font-name="Jomolhari2" fo:font-size="12pt" fo:font-style="normal" fo:font-weight="normal" officeooo:rsid="00262d1f" style:font-size-asian="12pt" style:font-style-asian="normal" style:font-weight-asian="normal" style:font-size-complex="12pt" style:font-style-complex="normal" style:font-weight-complex="normal"/>
    </style:style>
    <style:style style:name="T351" style:family="text">
      <style:text-properties style:font-name="Jomolhari2" fo:font-size="12pt" fo:font-style="normal" fo:font-weight="normal" officeooo:rsid="00231114" style:font-size-asian="12pt" style:font-style-asian="normal" style:font-weight-asian="normal" style:font-size-complex="12pt" style:font-style-complex="normal" style:font-weight-complex="normal"/>
    </style:style>
    <style:style style:name="T352" style:family="text">
      <style:text-properties style:font-name="Jomolhari2" fo:font-size="12pt" fo:font-style="normal" fo:font-weight="normal" officeooo:rsid="00711cec" style:font-size-asian="12pt" style:font-style-asian="normal" style:font-weight-asian="normal" style:font-size-complex="12pt" style:font-style-complex="normal" style:font-weight-complex="normal"/>
    </style:style>
    <style:style style:name="T353" style:family="text">
      <style:text-properties style:font-name="Jomolhari2" fo:font-size="12pt" fo:font-style="normal" fo:font-weight="normal" officeooo:rsid="0075c06a" style:font-size-asian="12pt" style:font-style-asian="normal" style:font-weight-asian="normal" style:font-size-complex="12pt" style:font-style-complex="normal" style:font-weight-complex="normal"/>
    </style:style>
    <style:style style:name="T354" style:family="text">
      <style:text-properties style:font-name="Jomolhari2" fo:font-size="12pt" fo:font-style="normal" fo:font-weight="normal" officeooo:rsid="00730dc6" style:font-size-asian="12pt" style:font-style-asian="normal" style:font-weight-asian="normal" style:font-size-complex="12pt" style:font-style-complex="normal" style:font-weight-complex="normal"/>
    </style:style>
    <style:style style:name="T355" style:family="text">
      <style:text-properties style:font-name="Jomolhari2" fo:font-size="12pt" fo:font-style="normal" fo:font-weight="normal" officeooo:rsid="01085f18" style:font-size-asian="12pt" style:font-style-asian="normal" style:font-weight-asian="normal" style:font-size-complex="12pt" style:font-style-complex="normal" style:font-weight-complex="normal"/>
    </style:style>
    <style:style style:name="T356" style:family="text">
      <style:text-properties officeooo:rsid="00ac8f4e"/>
    </style:style>
    <style:style style:name="T357" style:family="text">
      <style:text-properties officeooo:rsid="00b5eef6"/>
    </style:style>
    <style:style style:name="T358" style:family="text">
      <style:text-properties officeooo:rsid="00b7a7f5"/>
    </style:style>
    <style:style style:name="T359" style:family="text">
      <style:text-properties officeooo:rsid="00b804e3"/>
    </style:style>
    <style:style style:name="T360" style:family="text">
      <style:text-properties officeooo:rsid="00b9656e"/>
    </style:style>
    <style:style style:name="T361" style:family="text">
      <style:text-properties officeooo:rsid="00bf6866"/>
    </style:style>
    <style:style style:name="T362" style:family="text">
      <style:text-properties officeooo:rsid="00c4efc1"/>
    </style:style>
    <style:style style:name="T363" style:family="text">
      <style:text-properties officeooo:rsid="00cb20f3"/>
    </style:style>
    <style:style style:name="T364" style:family="text">
      <style:text-properties officeooo:rsid="00da85ba"/>
    </style:style>
    <style:style style:name="T365" style:family="text">
      <style:text-properties officeooo:rsid="00dbd3c2"/>
    </style:style>
    <style:style style:name="T366" style:family="text">
      <style:text-properties officeooo:rsid="00eeb3a3"/>
    </style:style>
    <style:style style:name="T367" style:family="text">
      <style:text-properties officeooo:rsid="00ef818c"/>
    </style:style>
    <style:style style:name="T368" style:family="text">
      <style:text-properties officeooo:rsid="00f02d5b"/>
    </style:style>
    <style:style style:name="T369" style:family="text">
      <style:text-properties officeooo:rsid="00f517aa"/>
    </style:style>
    <style:style style:name="T370" style:family="text">
      <style:text-properties officeooo:rsid="00f8380e"/>
    </style:style>
    <style:style style:name="T371" style:family="text">
      <style:text-properties officeooo:rsid="010a8fef"/>
    </style:style>
    <style:style style:name="T372" style:family="text">
      <style:text-properties officeooo:rsid="010b5b7a"/>
    </style:style>
    <style:style style:name="T373" style:family="text">
      <style:text-properties officeooo:rsid="010b6d63"/>
    </style:style>
    <style:style style:name="T374" style:family="text">
      <style:text-properties officeooo:rsid="010d4ed6"/>
    </style:style>
    <style:style style:name="T375" style:family="text">
      <style:text-properties officeooo:rsid="010f638a"/>
    </style:style>
    <style:style style:name="T376" style:family="text">
      <style:text-properties officeooo:rsid="01115540"/>
    </style:style>
    <style:style style:name="T377" style:family="text">
      <style:text-properties officeooo:rsid="0111ee3c"/>
    </style:style>
    <style:style style:name="T378" style:family="text">
      <style:text-properties officeooo:rsid="0113a8ba"/>
    </style:style>
    <style:style style:name="T379" style:family="text">
      <style:text-properties officeooo:rsid="0114d6d9"/>
    </style:style>
    <style:style style:name="T380" style:family="text">
      <style:text-properties officeooo:rsid="0152bf3e"/>
    </style:style>
    <style:style style:name="T381" style:family="text">
      <style:text-properties officeooo:rsid="0154bda5"/>
    </style:style>
    <style:style style:name="T382" style:family="text">
      <style:text-properties officeooo:rsid="01572228"/>
    </style:style>
    <style:style style:name="T383" style:family="text">
      <style:text-properties officeooo:rsid="015a3351"/>
    </style:style>
    <style:style style:name="T384" style:family="text">
      <style:text-properties officeooo:rsid="015d43f1"/>
    </style:style>
    <style:style style:name="T385" style:family="text">
      <style:text-properties officeooo:rsid="01655df9"/>
    </style:style>
    <style:style style:name="T386" style:family="text">
      <style:text-properties officeooo:rsid="01714a0f"/>
    </style:style>
    <style:style style:name="T387" style:family="text">
      <style:text-properties officeooo:rsid="01747c8e"/>
    </style:style>
    <style:style style:name="T388" style:family="text">
      <style:text-properties officeooo:rsid="017788d2"/>
    </style:style>
    <style:style style:name="T389" style:family="text">
      <style:text-properties officeooo:rsid="0178a90e"/>
    </style:style>
    <style:style style:name="T390" style:family="text">
      <style:text-properties officeooo:rsid="017a5fd3"/>
    </style:style>
    <style:style style:name="T391" style:family="text">
      <style:text-properties officeooo:rsid="017b9caf"/>
    </style:style>
    <style:style style:name="T392" style:family="text">
      <style:text-properties officeooo:rsid="017e7627"/>
    </style:style>
    <style:style style:name="T393" style:family="text">
      <style:text-properties officeooo:rsid="0180d354"/>
    </style:style>
    <style:style style:name="T394" style:family="text">
      <style:text-properties officeooo:rsid="01829185"/>
    </style:style>
    <style:style style:name="T395" style:family="text">
      <style:text-properties officeooo:rsid="0182dbda"/>
    </style:style>
    <style:style style:name="T396" style:family="text">
      <style:text-properties officeooo:rsid="0184d9ba"/>
    </style:style>
    <style:style style:name="T397" style:family="text">
      <style:text-properties officeooo:rsid="01859010"/>
    </style:style>
    <style:style style:name="T398" style:family="text">
      <style:text-properties officeooo:rsid="018749b1"/>
    </style:style>
    <style:style style:name="T399" style:family="text">
      <style:text-properties style:font-name="FreeMono" officeooo:rsid="022b8250"/>
    </style:style>
    <style:style style:name="T400" style:family="text">
      <style:text-properties style:font-name="FreeMono" officeooo:rsid="017788d2"/>
    </style:style>
    <style:style style:name="T401" style:family="text">
      <style:text-properties style:font-name="FreeMono" officeooo:rsid="022d5693"/>
    </style:style>
    <style:style style:name="T402" style:family="text">
      <style:text-properties style:font-name="FreeMono" fo:font-weight="normal" officeooo:rsid="0198db4e" style:font-weight-asian="normal" style:font-weight-complex="normal"/>
    </style:style>
    <style:style style:name="T403" style:family="text">
      <style:text-properties officeooo:rsid="0092ca38" style:font-name-asian="FreeMono" style:font-name-complex="FreeMono"/>
    </style:style>
    <style:style style:name="T404" style:family="text">
      <style:text-properties officeooo:rsid="011231bb" style:font-name-asian="FreeMono" style:font-name-complex="FreeMono"/>
    </style:style>
    <style:style style:name="T405" style:family="text">
      <style:text-properties officeooo:rsid="00f2a4c6" style:font-name-asian="FreeMono" style:font-name-complex="FreeMono"/>
    </style:style>
    <style:style style:name="T406" style:family="text">
      <style:text-properties officeooo:rsid="01972683" style:font-name-asian="FreeMono" style:font-name-complex="FreeMono"/>
    </style:style>
    <style:style style:name="T407" style:family="text">
      <style:text-properties officeooo:rsid="019b6abc" style:font-name-asian="FreeMono" style:font-name-complex="FreeMono"/>
    </style:style>
    <style:style style:name="T408" style:family="text">
      <style:text-properties officeooo:rsid="019cc1c8" style:font-name-asian="FreeMono" style:font-name-complex="FreeMono"/>
    </style:style>
    <style:style style:name="T409" style:family="text">
      <style:text-properties officeooo:rsid="01bcbfa6"/>
    </style:style>
    <style:style style:name="T410" style:family="text">
      <style:text-properties officeooo:rsid="01bdf059"/>
    </style:style>
    <style:style style:name="T411" style:family="text">
      <style:text-properties officeooo:rsid="01bfcc7a"/>
    </style:style>
    <style:style style:name="T412" style:family="text">
      <style:text-properties officeooo:rsid="01c3d0d9"/>
    </style:style>
    <style:style style:name="T413" style:family="text">
      <style:text-properties fo:font-weight="bold" style:font-weight-asian="bold" style:font-weight-complex="bold"/>
    </style:style>
    <style:style style:name="T414" style:family="text">
      <style:text-properties fo:font-weight="bold" officeooo:rsid="00f517aa" style:font-weight-asian="bold" style:font-weight-complex="bold"/>
    </style:style>
    <style:style style:name="T415" style:family="text">
      <style:text-properties fo:font-weight="bold" officeooo:rsid="01c9b2cb" style:font-weight-asian="bold" style:font-weight-complex="bold"/>
    </style:style>
    <style:style style:name="T416" style:family="text">
      <style:text-properties fo:font-weight="bold" officeooo:rsid="02383cf3" style:font-weight-asian="bold" style:font-weight-complex="bold"/>
    </style:style>
    <style:style style:name="T417" style:family="text">
      <style:text-properties fo:font-weight="bold" officeooo:rsid="000bc66b" style:font-weight-asian="bold" style:font-weight-complex="bold"/>
    </style:style>
    <style:style style:name="T418" style:family="text">
      <style:text-properties fo:font-weight="bold" officeooo:rsid="0273f949" style:font-weight-asian="bold" style:font-weight-complex="bold"/>
    </style:style>
    <style:style style:name="T419" style:family="text">
      <style:text-properties fo:font-weight="bold" officeooo:rsid="027b5250" style:font-weight-asian="bold" style:font-weight-complex="bold"/>
    </style:style>
    <style:style style:name="T420" style:family="text">
      <style:text-properties fo:font-weight="bold" officeooo:rsid="027ba23a" style:font-weight-asian="bold" style:font-weight-complex="bold"/>
    </style:style>
    <style:style style:name="T421" style:family="text">
      <style:text-properties fo:font-weight="bold" officeooo:rsid="00eb40f4" style:font-weight-asian="bold" style:font-weight-complex="bold"/>
    </style:style>
    <style:style style:name="T422" style:family="text">
      <style:text-properties fo:font-weight="bold" officeooo:rsid="0093506b" style:font-weight-asian="bold" style:font-weight-complex="bold"/>
    </style:style>
    <style:style style:name="T423" style:family="text">
      <style:text-properties fo:font-weight="bold" officeooo:rsid="0094db56" style:font-weight-asian="bold" style:font-weight-complex="bold"/>
    </style:style>
    <style:style style:name="T424" style:family="text">
      <style:text-properties fo:font-weight="bold" officeooo:rsid="0330e963" style:font-weight-asian="bold" style:font-weight-complex="bold"/>
    </style:style>
    <style:style style:name="T425" style:family="text">
      <style:text-properties fo:font-weight="bold" officeooo:rsid="039e21ce" style:font-weight-asian="bold" style:font-weight-complex="bold"/>
    </style:style>
    <style:style style:name="T426" style:family="text">
      <style:text-properties fo:font-weight="bold" officeooo:rsid="03ef26ac" style:font-weight-asian="bold" style:font-weight-complex="bold"/>
    </style:style>
    <style:style style:name="T427" style:family="text">
      <style:text-properties fo:font-weight="bold" officeooo:rsid="03f0806f" style:font-weight-asian="bold" style:font-weight-complex="bold"/>
    </style:style>
    <style:style style:name="T428" style:family="text">
      <style:text-properties fo:font-weight="bold" officeooo:rsid="03f11db5" style:font-weight-asian="bold" style:font-weight-complex="bold"/>
    </style:style>
    <style:style style:name="T429" style:family="text">
      <style:text-properties fo:font-weight="bold" officeooo:rsid="0071376a" style:font-weight-asian="bold" style:font-weight-complex="bold"/>
    </style:style>
    <style:style style:name="T430" style:family="text">
      <style:text-properties fo:font-weight="bold" officeooo:rsid="00913202" style:font-weight-asian="bold" style:font-weight-complex="bold"/>
    </style:style>
    <style:style style:name="T431" style:family="text">
      <style:text-properties fo:font-weight="bold" officeooo:rsid="0089e4d5" style:font-weight-asian="bold" style:font-weight-complex="bold"/>
    </style:style>
    <style:style style:name="T432" style:family="text">
      <style:text-properties fo:font-weight="bold" officeooo:rsid="035e7df0" style:font-weight-asian="bold" style:font-weight-complex="bold"/>
    </style:style>
    <style:style style:name="T433" style:family="text">
      <style:text-properties officeooo:rsid="01c82819"/>
    </style:style>
    <style:style style:name="T434" style:family="text">
      <style:text-properties officeooo:rsid="01c9b2cb"/>
    </style:style>
    <style:style style:name="T435" style:family="text">
      <style:text-properties officeooo:rsid="01cb609a"/>
    </style:style>
    <style:style style:name="T436" style:family="text">
      <style:text-properties officeooo:rsid="01ce545d"/>
    </style:style>
    <style:style style:name="T437" style:family="text">
      <style:text-properties officeooo:rsid="01d03d4d"/>
    </style:style>
    <style:style style:name="T438" style:family="text">
      <style:text-properties officeooo:rsid="01d36fac"/>
    </style:style>
    <style:style style:name="T439" style:family="text">
      <style:text-properties officeooo:rsid="01d6180d"/>
    </style:style>
    <style:style style:name="T440" style:family="text">
      <style:text-properties fo:color="#0000ff"/>
    </style:style>
    <style:style style:name="T441" style:family="text">
      <style:text-properties fo:color="#0000ff" style:font-name="Jomolhari2" officeooo:rsid="01d116d7"/>
    </style:style>
    <style:style style:name="T442" style:family="text">
      <style:text-properties fo:color="#0000ff" style:font-name="Jomolhari2" officeooo:rsid="01fc1624"/>
    </style:style>
    <style:style style:name="T443" style:family="text">
      <style:text-properties fo:color="#0000ff" style:font-name="Jomolhari2" officeooo:rsid="020dbeae"/>
    </style:style>
    <style:style style:name="T444" style:family="text">
      <style:text-properties fo:color="#0000ff" style:font-name="Jomolhari2" officeooo:rsid="0217c9bd"/>
    </style:style>
    <style:style style:name="T445" style:family="text">
      <style:text-properties fo:color="#0000ff" style:font-name="Jomolhari2" officeooo:rsid="021a03e5"/>
    </style:style>
    <style:style style:name="T446" style:family="text">
      <style:text-properties fo:color="#0000ff" style:font-name="Jomolhari2" fo:font-size="12pt" fo:font-style="normal" style:text-underline-style="none" fo:font-weight="normal" officeooo:rsid="01c3d0d9" style:font-size-asian="12pt" style:font-style-asian="normal" style:font-weight-asian="normal" style:font-size-complex="12pt" style:font-style-complex="normal" style:font-weight-complex="normal"/>
    </style:style>
    <style:style style:name="T447" style:family="text">
      <style:text-properties fo:color="#0000ff" style:font-name="Jomolhari2" fo:font-size="12pt" style:text-underline-style="none" fo:font-weight="normal" officeooo:rsid="01c3d0d9" style:font-size-asian="12pt" style:font-weight-asian="normal" style:font-size-complex="12pt" style:font-weight-complex="normal"/>
    </style:style>
    <style:style style:name="T448" style:family="text">
      <style:text-properties fo:color="#0000ff" style:font-name="Jomolhari2" fo:font-size="12pt" style:text-underline-style="none" fo:font-weight="normal" officeooo:rsid="01e6aa53" style:font-size-asian="12pt" style:font-weight-asian="normal" style:font-size-complex="12pt" style:font-weight-complex="normal"/>
    </style:style>
    <style:style style:name="T449" style:family="text">
      <style:text-properties fo:color="#0000ff" officeooo:rsid="01e6aa53"/>
    </style:style>
    <style:style style:name="T450" style:family="text">
      <style:text-properties fo:color="#0000ff" officeooo:rsid="01e98d09"/>
    </style:style>
    <style:style style:name="T451" style:family="text">
      <style:text-properties fo:color="#0000ff" style:font-name="Jomolhari1" officeooo:rsid="01ec100d"/>
    </style:style>
    <style:style style:name="T452" style:family="text">
      <style:text-properties fo:color="#0000ff" style:font-name="Jomolhari1" officeooo:rsid="01ed59fc"/>
    </style:style>
    <style:style style:name="T453" style:family="text">
      <style:text-properties fo:color="#0000ff" style:font-name="Jomolhari1" officeooo:rsid="01ee3d41"/>
    </style:style>
    <style:style style:name="T454" style:family="text">
      <style:text-properties fo:color="#0000ff" style:font-name="Jomolhari1" style:text-underline-style="none" fo:font-weight="normal" officeooo:rsid="01bcbfa6" style:font-weight-asian="normal" style:font-weight-complex="normal"/>
    </style:style>
    <style:style style:name="T455" style:family="text">
      <style:text-properties fo:color="#0000ff" style:font-name="Jomolhari1" style:text-underline-style="none" fo:font-weight="normal" officeooo:rsid="01f32ef1" style:font-weight-asian="normal" style:font-weight-complex="normal"/>
    </style:style>
    <style:style style:name="T456" style:family="text">
      <style:text-properties fo:color="#0000ff" style:font-name="Jomolhari1" style:text-underline-style="none" fo:font-weight="normal" officeooo:rsid="022b8250" style:font-weight-asian="normal" style:font-weight-complex="normal"/>
    </style:style>
    <style:style style:name="T457" style:family="text">
      <style:text-properties fo:color="#0000ff" officeooo:rsid="01f19e93"/>
    </style:style>
    <style:style style:name="T458" style:family="text">
      <style:text-properties fo:color="#0000ff" officeooo:rsid="01c82819"/>
    </style:style>
    <style:style style:name="T459" style:family="text">
      <style:text-properties fo:color="#0000ff" officeooo:rsid="01f7ee1f"/>
    </style:style>
    <style:style style:name="T460" style:family="text">
      <style:text-properties fo:color="#0000ff" officeooo:rsid="01fc1624"/>
    </style:style>
    <style:style style:name="T461" style:family="text">
      <style:text-properties fo:color="#0000ff" officeooo:rsid="02027c83"/>
    </style:style>
    <style:style style:name="T462" style:family="text">
      <style:text-properties fo:color="#0000ff" officeooo:rsid="0205350b"/>
    </style:style>
    <style:style style:name="T463" style:family="text">
      <style:text-properties fo:color="#0000ff" officeooo:rsid="01c9b2cb"/>
    </style:style>
    <style:style style:name="T464" style:family="text">
      <style:text-properties fo:color="#0000ff" style:font-name="FreeMono1" officeooo:rsid="01d116d7"/>
    </style:style>
    <style:style style:name="T465" style:family="text">
      <style:text-properties fo:color="#0000ff" officeooo:rsid="02292c35"/>
    </style:style>
    <style:style style:name="T466" style:family="text">
      <style:text-properties fo:color="#0000ff" officeooo:rsid="024bb0ad"/>
    </style:style>
    <style:style style:name="T467" style:family="text">
      <style:text-properties fo:color="#0000ff" fo:font-weight="normal" officeooo:rsid="022b8250" style:font-weight-asian="normal" style:font-weight-complex="normal"/>
    </style:style>
    <style:style style:name="T468" style:family="text">
      <style:text-properties fo:color="#0000ff" officeooo:rsid="03c118a5"/>
    </style:style>
    <style:style style:name="T469" style:family="text">
      <style:text-properties fo:color="#0000ff" officeooo:rsid="03c31829"/>
    </style:style>
    <style:style style:name="T470" style:family="text">
      <style:text-properties officeooo:rsid="01da9c2d"/>
    </style:style>
    <style:style style:name="T471" style:family="text">
      <style:text-properties officeooo:rsid="01e1ba05"/>
    </style:style>
    <style:style style:name="T472" style:family="text">
      <style:text-properties officeooo:rsid="01e4ef85"/>
    </style:style>
    <style:style style:name="T473" style:family="text">
      <style:text-properties officeooo:rsid="01e86530"/>
    </style:style>
    <style:style style:name="T474" style:family="text">
      <style:text-properties officeooo:rsid="01e9443a"/>
    </style:style>
    <style:style style:name="T475" style:family="text">
      <style:text-properties officeooo:rsid="01e98d09"/>
    </style:style>
    <style:style style:name="T476" style:family="text">
      <style:text-properties officeooo:rsid="01f19e93"/>
    </style:style>
    <style:style style:name="T477" style:family="text">
      <style:text-properties officeooo:rsid="01f32ef1"/>
    </style:style>
    <style:style style:name="T478" style:family="text">
      <style:text-properties officeooo:rsid="01f7675e"/>
    </style:style>
    <style:style style:name="T479" style:family="text">
      <style:text-properties officeooo:rsid="01f7ee1f"/>
    </style:style>
    <style:style style:name="T480" style:family="text">
      <style:text-properties officeooo:rsid="01fc1624"/>
    </style:style>
    <style:style style:name="T481" style:family="text">
      <style:text-properties officeooo:rsid="0200b089"/>
    </style:style>
    <style:style style:name="T482" style:family="text">
      <style:text-properties officeooo:rsid="02043da2"/>
    </style:style>
    <style:style style:name="T483" style:family="text">
      <style:text-properties officeooo:rsid="0207d5ad"/>
    </style:style>
    <style:style style:name="T484" style:family="text">
      <style:text-properties officeooo:rsid="021a7ca9"/>
    </style:style>
    <style:style style:name="T485" style:family="text">
      <style:text-properties officeooo:rsid="021b3fa5"/>
    </style:style>
    <style:style style:name="T486" style:family="text">
      <style:text-properties officeooo:rsid="021d76ae"/>
    </style:style>
    <style:style style:name="T487" style:family="text">
      <style:text-properties officeooo:rsid="021f80b8"/>
    </style:style>
    <style:style style:name="T488" style:family="text">
      <style:text-properties officeooo:rsid="02215ebe"/>
    </style:style>
    <style:style style:name="T489" style:family="text">
      <style:text-properties officeooo:rsid="0223bc40"/>
    </style:style>
    <style:style style:name="T490" style:family="text">
      <style:text-properties officeooo:rsid="0225272a"/>
    </style:style>
    <style:style style:name="T491" style:family="text">
      <style:text-properties officeooo:rsid="02252ec7"/>
    </style:style>
    <style:style style:name="T492" style:family="text">
      <style:text-properties officeooo:rsid="0226f52a"/>
    </style:style>
    <style:style style:name="T493" style:family="text">
      <style:text-properties officeooo:rsid="02292c35"/>
    </style:style>
    <style:style style:name="T494" style:family="text">
      <style:text-properties officeooo:rsid="022a1d34"/>
    </style:style>
    <style:style style:name="T495" style:family="text">
      <style:text-properties style:use-window-font-color="true"/>
    </style:style>
    <style:style style:name="T496" style:family="text">
      <style:text-properties style:use-window-font-color="true" officeooo:rsid="022b5fec"/>
    </style:style>
    <style:style style:name="T497" style:family="text">
      <style:text-properties style:use-window-font-color="true" officeooo:rsid="022b8250"/>
    </style:style>
    <style:style style:name="T498" style:family="text">
      <style:text-properties style:use-window-font-color="true" style:font-name="Jomolhari1" style:text-underline-style="none" fo:font-weight="normal" officeooo:rsid="022b8250" style:font-weight-asian="normal" style:font-weight-complex="normal"/>
    </style:style>
    <style:style style:name="T499" style:family="text">
      <style:text-properties style:use-window-font-color="true" style:font-name="Jomolhari1" style:text-underline-style="none" fo:font-weight="normal" officeooo:rsid="022b5fec" style:font-weight-asian="normal" style:font-weight-complex="normal"/>
    </style:style>
    <style:style style:name="T500" style:family="text">
      <style:text-properties style:use-window-font-color="true" officeooo:rsid="022f5e14"/>
    </style:style>
    <style:style style:name="T501" style:family="text">
      <style:text-properties style:use-window-font-color="true" officeooo:rsid="02baf564"/>
    </style:style>
    <style:style style:name="T502" style:family="text">
      <style:text-properties style:use-window-font-color="true" fo:font-weight="normal" officeooo:rsid="022b8250" style:font-weight-asian="normal" style:font-weight-complex="normal"/>
    </style:style>
    <style:style style:name="T503" style:family="text">
      <style:text-properties style:use-window-font-color="true" officeooo:rsid="040479ec"/>
    </style:style>
    <style:style style:name="T504" style:family="text">
      <style:text-properties style:use-window-font-color="true" officeooo:rsid="03f0806f"/>
    </style:style>
    <style:style style:name="T505" style:family="text">
      <style:text-properties style:use-window-font-color="true" officeooo:rsid="03f11db5"/>
    </style:style>
    <style:style style:name="T506" style:family="text">
      <style:text-properties officeooo:rsid="02345b5f"/>
    </style:style>
    <style:style style:name="T507" style:family="text">
      <style:text-properties officeooo:rsid="02383cf3"/>
    </style:style>
    <style:style style:name="T508" style:family="text">
      <style:text-properties officeooo:rsid="0238c68e"/>
    </style:style>
    <style:style style:name="T509" style:family="text">
      <style:text-properties officeooo:rsid="023abdfa"/>
    </style:style>
    <style:style style:name="T510" style:family="text">
      <style:text-properties officeooo:rsid="023f3c6f"/>
    </style:style>
    <style:style style:name="T511" style:family="text">
      <style:text-properties officeooo:rsid="0244c57e"/>
    </style:style>
    <style:style style:name="T512" style:family="text">
      <style:text-properties officeooo:rsid="024c8e6a"/>
    </style:style>
    <style:style style:name="T513" style:family="text">
      <style:text-properties officeooo:rsid="02738b74"/>
    </style:style>
    <style:style style:name="T514" style:family="text">
      <style:text-properties officeooo:rsid="0273f949"/>
    </style:style>
    <style:style style:name="T515" style:family="text">
      <style:text-properties officeooo:rsid="02750d1d"/>
    </style:style>
    <style:style style:name="T516" style:family="text">
      <style:text-properties officeooo:rsid="0276af84"/>
    </style:style>
    <style:style style:name="T517" style:family="text">
      <style:text-properties officeooo:rsid="0277d5ee"/>
    </style:style>
    <style:style style:name="T518" style:family="text">
      <style:text-properties officeooo:rsid="0279ccfa"/>
    </style:style>
    <style:style style:name="T519" style:family="text">
      <style:text-properties officeooo:rsid="027b5250"/>
    </style:style>
    <style:style style:name="T520" style:family="text">
      <style:text-properties officeooo:rsid="027ba23a"/>
    </style:style>
    <style:style style:name="T521" style:family="text">
      <style:text-properties officeooo:rsid="028117db"/>
    </style:style>
    <style:style style:name="T522" style:family="text">
      <style:text-properties officeooo:rsid="028358cb"/>
    </style:style>
    <style:style style:name="T523" style:family="text">
      <style:text-properties officeooo:rsid="0283c7ef"/>
    </style:style>
    <style:style style:name="T524" style:family="text">
      <style:text-properties officeooo:rsid="028b4e0b"/>
    </style:style>
    <style:style style:name="T525" style:family="text">
      <style:text-properties officeooo:rsid="028c503d"/>
    </style:style>
    <style:style style:name="T526" style:family="text">
      <style:text-properties officeooo:rsid="02906776"/>
    </style:style>
    <style:style style:name="T527" style:family="text">
      <style:text-properties officeooo:rsid="0291199e"/>
    </style:style>
    <style:style style:name="T528" style:family="text">
      <style:text-properties officeooo:rsid="02974dcc"/>
    </style:style>
    <style:style style:name="T529" style:family="text">
      <style:text-properties officeooo:rsid="0298b0ae"/>
    </style:style>
    <style:style style:name="T530" style:family="text">
      <style:text-properties officeooo:rsid="029ae6af"/>
    </style:style>
    <style:style style:name="T531" style:family="text">
      <style:text-properties officeooo:rsid="003c243e"/>
    </style:style>
    <style:style style:name="T532" style:family="text">
      <style:text-properties officeooo:rsid="0001b64e"/>
    </style:style>
    <style:style style:name="T533" style:family="text">
      <style:text-properties officeooo:rsid="000660fc"/>
    </style:style>
    <style:style style:name="T534" style:family="text">
      <style:text-properties officeooo:rsid="003d2716"/>
    </style:style>
    <style:style style:name="T535" style:family="text">
      <style:text-properties officeooo:rsid="0002a85b"/>
    </style:style>
    <style:style style:name="T536" style:family="text">
      <style:text-properties officeooo:rsid="003f2751"/>
    </style:style>
    <style:style style:name="T537" style:family="text">
      <style:text-properties officeooo:rsid="0020dff3"/>
    </style:style>
    <style:style style:name="T538" style:family="text">
      <style:text-properties officeooo:rsid="00491b39"/>
    </style:style>
    <style:style style:name="T539" style:family="text">
      <style:text-properties officeooo:rsid="004796a7"/>
    </style:style>
    <style:style style:name="T540" style:family="text">
      <style:text-properties officeooo:rsid="004112f0"/>
    </style:style>
    <style:style style:name="T541" style:family="text">
      <style:text-properties officeooo:rsid="00076215"/>
    </style:style>
    <style:style style:name="T542" style:family="text">
      <style:text-properties officeooo:rsid="003e0aed"/>
    </style:style>
    <style:style style:name="T543" style:family="text">
      <style:text-properties officeooo:rsid="002d2939"/>
    </style:style>
    <style:style style:name="T544" style:family="text">
      <style:text-properties officeooo:rsid="01085f18"/>
    </style:style>
    <style:style style:name="T545" style:family="text">
      <style:text-properties officeooo:rsid="000b4a52"/>
    </style:style>
    <style:style style:name="T546" style:family="text">
      <style:text-properties officeooo:rsid="000bc66b"/>
    </style:style>
    <style:style style:name="T547" style:family="text">
      <style:text-properties officeooo:rsid="0014e471"/>
    </style:style>
    <style:style style:name="T548" style:family="text">
      <style:text-properties officeooo:rsid="0017e3a9"/>
    </style:style>
    <style:style style:name="T549" style:family="text">
      <style:text-properties officeooo:rsid="00f33c84"/>
    </style:style>
    <style:style style:name="T550" style:family="text">
      <style:text-properties officeooo:rsid="00162c88"/>
    </style:style>
    <style:style style:name="T551" style:family="text">
      <style:text-properties officeooo:rsid="003faa43"/>
    </style:style>
    <style:style style:name="T552" style:family="text">
      <style:text-properties officeooo:rsid="002b8270"/>
    </style:style>
    <style:style style:name="T553" style:family="text">
      <style:text-properties officeooo:rsid="00523644"/>
    </style:style>
    <style:style style:name="T554" style:family="text">
      <style:text-properties officeooo:rsid="005429dd"/>
    </style:style>
    <style:style style:name="T555" style:family="text">
      <style:text-properties officeooo:rsid="000febc9"/>
    </style:style>
    <style:style style:name="T556" style:family="text">
      <style:text-properties officeooo:rsid="00134f95"/>
    </style:style>
    <style:style style:name="T557" style:family="text">
      <style:text-properties officeooo:rsid="001149c0"/>
    </style:style>
    <style:style style:name="T558" style:family="text">
      <style:text-properties officeooo:rsid="00581630"/>
    </style:style>
    <style:style style:name="T559" style:family="text">
      <style:text-properties officeooo:rsid="005b9c9d"/>
    </style:style>
    <style:style style:name="T560" style:family="text">
      <style:text-properties officeooo:rsid="005de737"/>
    </style:style>
    <style:style style:name="T561" style:family="text">
      <style:text-properties officeooo:rsid="005d06f9"/>
    </style:style>
    <style:style style:name="T562" style:family="text">
      <style:text-properties officeooo:rsid="0071376a"/>
    </style:style>
    <style:style style:name="T563" style:family="text">
      <style:text-properties officeooo:rsid="005567e8"/>
    </style:style>
    <style:style style:name="T564" style:family="text">
      <style:text-properties officeooo:rsid="00a12a21"/>
    </style:style>
    <style:style style:name="T565" style:family="text">
      <style:text-properties officeooo:rsid="007787df"/>
    </style:style>
    <style:style style:name="T566" style:family="text">
      <style:text-properties officeooo:rsid="001975b5"/>
    </style:style>
    <style:style style:name="T567" style:family="text">
      <style:text-properties officeooo:rsid="010c8dec"/>
    </style:style>
    <style:style style:name="T568" style:family="text">
      <style:text-properties officeooo:rsid="000784e0"/>
    </style:style>
    <style:style style:name="T569" style:family="text">
      <style:text-properties officeooo:rsid="0030efb7"/>
    </style:style>
    <style:style style:name="T570" style:family="text">
      <style:text-properties officeooo:rsid="0031ab87"/>
    </style:style>
    <style:style style:name="T571" style:family="text">
      <style:text-properties officeooo:rsid="0032d1ca"/>
    </style:style>
    <style:style style:name="T572" style:family="text">
      <style:text-properties officeooo:rsid="00099f11"/>
    </style:style>
    <style:style style:name="T573" style:family="text">
      <style:text-properties officeooo:rsid="000a8a25"/>
    </style:style>
    <style:style style:name="T574" style:family="text">
      <style:text-properties officeooo:rsid="02b52e49"/>
    </style:style>
    <style:style style:name="T575" style:family="text">
      <style:text-properties officeooo:rsid="02baf564"/>
    </style:style>
    <style:style style:name="T576" style:family="text">
      <style:text-properties officeooo:rsid="02baf627"/>
    </style:style>
    <style:style style:name="T577" style:family="text">
      <style:text-properties fo:color="#000080" style:font-name="Jomolhari2" fo:font-size="12pt" fo:font-style="normal" style:text-underline-style="none" fo:font-weight="normal" officeooo:rsid="02c5cc87" style:font-size-asian="12pt" style:font-style-asian="normal" style:font-weight-asian="normal" style:font-size-complex="12pt" style:font-style-complex="normal" style:font-weight-complex="normal"/>
    </style:style>
    <style:style style:name="T578" style:family="text">
      <style:text-properties officeooo:rsid="02d5622b"/>
    </style:style>
    <style:style style:name="T579" style:family="text">
      <style:text-properties officeooo:rsid="02d6a8b0"/>
    </style:style>
    <style:style style:name="T580" style:family="text">
      <style:text-properties officeooo:rsid="02e161a2"/>
    </style:style>
    <style:style style:name="T581" style:family="text">
      <style:text-properties officeooo:rsid="0312167d"/>
    </style:style>
    <style:style style:name="T582" style:family="text">
      <style:text-properties officeooo:rsid="03246ef8"/>
    </style:style>
    <style:style style:name="T583" style:family="text">
      <style:text-properties officeooo:rsid="03262294"/>
    </style:style>
    <style:style style:name="T584" style:family="text">
      <style:text-properties officeooo:rsid="03271ae0"/>
    </style:style>
    <style:style style:name="T585" style:family="text">
      <style:text-properties officeooo:rsid="032852b2"/>
    </style:style>
    <style:style style:name="T586" style:family="text">
      <style:text-properties officeooo:rsid="0328b9eb"/>
    </style:style>
    <style:style style:name="T587" style:family="text">
      <style:text-properties officeooo:rsid="03294ffe"/>
    </style:style>
    <style:style style:name="T588" style:family="text">
      <style:text-properties officeooo:rsid="032b4f0b"/>
    </style:style>
    <style:style style:name="T589" style:family="text">
      <style:text-properties officeooo:rsid="032d1ea7"/>
    </style:style>
    <style:style style:name="T590" style:family="text">
      <style:text-properties officeooo:rsid="032f19c7"/>
    </style:style>
    <style:style style:name="T591" style:family="text">
      <style:text-properties officeooo:rsid="0038ea8a"/>
    </style:style>
    <style:style style:name="T592" style:family="text">
      <style:text-properties officeooo:rsid="003b28df"/>
    </style:style>
    <style:style style:name="T593" style:family="text">
      <style:text-properties officeooo:rsid="005f99fe"/>
    </style:style>
    <style:style style:name="T594" style:family="text">
      <style:text-properties officeooo:rsid="0089e4d5"/>
    </style:style>
    <style:style style:name="T595" style:family="text">
      <style:text-properties officeooo:rsid="007e15a0"/>
    </style:style>
    <style:style style:name="T596" style:family="text">
      <style:text-properties officeooo:rsid="006ba70b"/>
    </style:style>
    <style:style style:name="T597" style:family="text">
      <style:text-properties officeooo:rsid="0085ea94"/>
    </style:style>
    <style:style style:name="T598" style:family="text">
      <style:text-properties officeooo:rsid="008384f7"/>
    </style:style>
    <style:style style:name="T599" style:family="text">
      <style:text-properties officeooo:rsid="00841bff"/>
    </style:style>
    <style:style style:name="T600" style:family="text">
      <style:text-properties officeooo:rsid="00fecb08"/>
    </style:style>
    <style:style style:name="T601" style:family="text">
      <style:text-properties officeooo:rsid="00eb40f4"/>
    </style:style>
    <style:style style:name="T602" style:family="text">
      <style:text-properties officeooo:rsid="00ef4cf7"/>
    </style:style>
    <style:style style:name="T603" style:family="text">
      <style:text-properties officeooo:rsid="00f9d45c"/>
    </style:style>
    <style:style style:name="T604" style:family="text">
      <style:text-properties officeooo:rsid="00f14f7f"/>
    </style:style>
    <style:style style:name="T605" style:family="text">
      <style:text-properties officeooo:rsid="00f58947"/>
    </style:style>
    <style:style style:name="T606" style:family="text">
      <style:text-properties officeooo:rsid="00f68964"/>
    </style:style>
    <style:style style:name="T607" style:family="text">
      <style:text-properties officeooo:rsid="00f83afb"/>
    </style:style>
    <style:style style:name="T608" style:family="text">
      <style:text-properties officeooo:rsid="00fb24b2"/>
    </style:style>
    <style:style style:name="T609" style:family="text">
      <style:text-properties officeooo:rsid="00fb25c4"/>
    </style:style>
    <style:style style:name="T610" style:family="text">
      <style:text-properties officeooo:rsid="0330e963"/>
    </style:style>
    <style:style style:name="T611" style:family="text">
      <style:text-properties officeooo:rsid="0332c60a"/>
    </style:style>
    <style:style style:name="T612" style:family="text">
      <style:text-properties officeooo:rsid="0339dfe2"/>
    </style:style>
    <style:style style:name="T613" style:family="text">
      <style:text-properties officeooo:rsid="033b32f2"/>
    </style:style>
    <style:style style:name="T614" style:family="text">
      <style:text-properties officeooo:rsid="033e11a9"/>
    </style:style>
    <style:style style:name="T615" style:family="text">
      <style:text-properties officeooo:rsid="034491dd"/>
    </style:style>
    <style:style style:name="T616" style:family="text">
      <style:text-properties officeooo:rsid="0344eea6"/>
    </style:style>
    <style:style style:name="T617" style:family="text">
      <style:text-properties officeooo:rsid="034582a7"/>
    </style:style>
    <style:style style:name="T618" style:family="text">
      <style:text-properties officeooo:rsid="034942df"/>
    </style:style>
    <style:style style:name="T619" style:family="text">
      <style:text-properties officeooo:rsid="034d75aa"/>
    </style:style>
    <style:style style:name="T620" style:family="text">
      <style:text-properties fo:font-size="12pt" fo:font-weight="normal" officeooo:rsid="0019b933" style:font-size-asian="12pt" style:font-weight-asian="normal" style:font-size-complex="12pt" style:font-weight-complex="normal"/>
    </style:style>
    <style:style style:name="T621" style:family="text">
      <style:text-properties fo:font-size="12pt" fo:font-weight="normal" officeooo:rsid="001b77f1" style:font-size-asian="12pt" style:font-weight-asian="normal" style:font-size-complex="12pt" style:font-weight-complex="normal"/>
    </style:style>
    <style:style style:name="T622" style:family="text">
      <style:text-properties fo:font-size="12pt" fo:font-weight="normal" officeooo:rsid="001e4cc3" style:font-size-asian="12pt" style:font-weight-asian="normal" style:font-size-complex="12pt" style:font-weight-complex="normal"/>
    </style:style>
    <style:style style:name="T623" style:family="text">
      <style:text-properties fo:font-size="12pt" fo:font-weight="normal" officeooo:rsid="001ff759" style:font-size-asian="12pt" style:font-weight-asian="normal" style:font-size-complex="12pt" style:font-weight-complex="normal"/>
    </style:style>
    <style:style style:name="T624" style:family="text">
      <style:text-properties fo:font-size="12pt" fo:font-weight="normal" officeooo:rsid="01b76207" style:font-size-asian="12pt" style:font-weight-asian="normal" style:font-size-complex="12pt" style:font-weight-complex="normal"/>
    </style:style>
    <style:style style:name="T625" style:family="text">
      <style:text-properties fo:font-size="12pt" fo:font-weight="normal" officeooo:rsid="0025807d" style:font-size-asian="12pt" style:font-weight-asian="normal" style:font-size-complex="12pt" style:font-weight-complex="normal"/>
    </style:style>
    <style:style style:name="T626" style:family="text">
      <style:text-properties fo:font-size="12pt" fo:font-weight="normal" officeooo:rsid="00288e6d" style:font-size-asian="12pt" style:font-weight-asian="normal" style:font-size-complex="12pt" style:font-weight-complex="normal"/>
    </style:style>
    <style:style style:name="T627" style:family="text">
      <style:text-properties fo:font-size="12pt" fo:font-weight="normal" officeooo:rsid="010a8fef" style:font-size-asian="12pt" style:font-weight-asian="normal" style:font-size-complex="12pt" style:font-weight-complex="normal"/>
    </style:style>
    <style:style style:name="T628" style:family="text">
      <style:text-properties fo:font-size="12pt" fo:font-weight="normal" officeooo:rsid="00217b28" style:font-size-asian="12pt" style:font-weight-asian="normal" style:font-size-complex="12pt" style:font-weight-complex="normal"/>
    </style:style>
    <style:style style:name="T629" style:family="text">
      <style:text-properties fo:font-size="12pt" fo:font-weight="normal" officeooo:rsid="0023e396" style:font-size-asian="12pt" style:font-weight-asian="normal" style:font-size-complex="12pt" style:font-weight-complex="normal"/>
    </style:style>
    <style:style style:name="T630" style:family="text">
      <style:text-properties fo:font-size="12pt" style:text-underline-style="none" fo:font-weight="normal" officeooo:rsid="001ff759" style:font-size-asian="12pt" style:font-weight-asian="normal" style:font-size-complex="12pt" style:font-weight-complex="normal"/>
    </style:style>
    <style:style style:name="T631" style:family="text">
      <style:text-properties fo:font-size="12pt" style:text-underline-style="none" fo:font-weight="normal" officeooo:rsid="00217b28" style:font-size-asian="12pt" style:font-weight-asian="normal" style:font-size-complex="12pt" style:font-weight-complex="normal"/>
    </style:style>
    <style:style style:name="T632" style:family="text">
      <style:text-properties officeooo:rsid="034fd24c"/>
    </style:style>
    <style:style style:name="T633" style:family="text">
      <style:text-properties officeooo:rsid="0355050c"/>
    </style:style>
    <style:style style:name="T634" style:family="text">
      <style:text-properties officeooo:rsid="0356dbc3"/>
    </style:style>
    <style:style style:name="T635" style:family="text">
      <style:text-properties officeooo:rsid="0357cc3e"/>
    </style:style>
    <style:style style:name="T636" style:family="text">
      <style:text-properties officeooo:rsid="035cc7bb"/>
    </style:style>
    <style:style style:name="T637" style:family="text">
      <style:text-properties officeooo:rsid="035e7df0"/>
    </style:style>
    <style:style style:name="T638" style:family="text">
      <style:text-properties officeooo:rsid="03624e07"/>
    </style:style>
    <style:style style:name="T639" style:family="text">
      <style:text-properties officeooo:rsid="0362558f"/>
    </style:style>
    <style:style style:name="T640" style:family="text">
      <style:text-properties officeooo:rsid="0363f9c8"/>
    </style:style>
    <style:style style:name="T641" style:family="text">
      <style:text-properties officeooo:rsid="03644bb6"/>
    </style:style>
    <style:style style:name="T642" style:family="text">
      <style:text-properties officeooo:rsid="036493a5"/>
    </style:style>
    <style:style style:name="T643" style:family="text">
      <style:text-properties officeooo:rsid="036681a5"/>
    </style:style>
    <style:style style:name="T644" style:family="text">
      <style:text-properties officeooo:rsid="0368787f"/>
    </style:style>
    <style:style style:name="T645" style:family="text">
      <style:text-properties officeooo:rsid="036b0ff3"/>
    </style:style>
    <style:style style:name="T646" style:family="text">
      <style:text-properties officeooo:rsid="036c7de1"/>
    </style:style>
    <style:style style:name="T647" style:family="text">
      <style:text-properties officeooo:rsid="036f5e7f"/>
    </style:style>
    <style:style style:name="T648" style:family="text">
      <style:text-properties officeooo:rsid="03706fcd"/>
    </style:style>
    <style:style style:name="T649" style:family="text">
      <style:text-properties officeooo:rsid="0371519e"/>
    </style:style>
    <style:style style:name="T650" style:family="text">
      <style:text-properties officeooo:rsid="0373994a"/>
    </style:style>
    <style:style style:name="T651" style:family="text">
      <style:text-properties officeooo:rsid="03776f80"/>
    </style:style>
    <style:style style:name="T652" style:family="text">
      <style:text-properties officeooo:rsid="0379c422"/>
    </style:style>
    <style:style style:name="T653" style:family="text">
      <style:text-properties officeooo:rsid="037b5622"/>
    </style:style>
    <style:style style:name="T654" style:family="text">
      <style:text-properties officeooo:rsid="037b5869"/>
    </style:style>
    <style:style style:name="T655" style:family="text">
      <style:text-properties officeooo:rsid="037cf1ad"/>
    </style:style>
    <style:style style:name="T656" style:family="text">
      <style:text-properties officeooo:rsid="0384438c"/>
    </style:style>
    <style:style style:name="T657" style:family="text">
      <style:text-properties officeooo:rsid="03850f62"/>
    </style:style>
    <style:style style:name="T658" style:family="text">
      <style:text-properties officeooo:rsid="0385e8b1"/>
    </style:style>
    <style:style style:name="T659" style:family="text">
      <style:text-properties officeooo:rsid="03a496b3"/>
    </style:style>
    <style:style style:name="T660" style:family="text">
      <style:text-properties officeooo:rsid="03c5a0b1"/>
    </style:style>
    <style:style style:name="T661" style:family="text">
      <style:text-properties officeooo:rsid="03cba8e0"/>
    </style:style>
    <style:style style:name="T662" style:family="text">
      <style:text-properties officeooo:rsid="03cd2d65"/>
    </style:style>
    <style:style style:name="T663" style:family="text">
      <style:text-properties officeooo:rsid="03cd6090"/>
    </style:style>
    <style:style style:name="T664" style:family="text">
      <style:text-properties officeooo:rsid="03dd226b"/>
    </style:style>
    <style:style style:name="T665" style:family="text">
      <style:text-properties officeooo:rsid="03ea8b65"/>
    </style:style>
    <style:style style:name="T666" style:family="text">
      <style:text-properties officeooo:rsid="03ee72dd"/>
    </style:style>
    <style:style style:name="T667" style:family="text">
      <style:text-properties officeooo:rsid="03ef26ac"/>
    </style:style>
    <style:style style:name="T668" style:family="text">
      <style:text-properties officeooo:rsid="03f0806f"/>
    </style:style>
    <style:style style:name="T669" style:family="text">
      <style:text-properties officeooo:rsid="03f11cd4"/>
    </style:style>
    <style:style style:name="T670" style:family="text">
      <style:text-properties officeooo:rsid="03f11db5"/>
    </style:style>
    <style:style style:name="T671" style:family="text">
      <style:text-properties officeooo:rsid="03f29443"/>
    </style:style>
    <style:style style:name="T672" style:family="text">
      <style:text-properties officeooo:rsid="03f40bd0"/>
    </style:style>
    <style:style style:name="T673" style:family="text">
      <style:text-properties officeooo:rsid="03f55b1a"/>
    </style:style>
    <style:style style:name="T674" style:family="text">
      <style:text-properties officeooo:rsid="03fdb299"/>
    </style:style>
    <style:style style:name="T675" style:family="text">
      <style:text-properties officeooo:rsid="03fe2b0c"/>
    </style:style>
    <style:style style:name="T676" style:family="text">
      <style:text-properties officeooo:rsid="0402af73"/>
    </style:style>
    <style:style style:name="T677" style:family="text">
      <style:text-properties officeooo:rsid="0404bd71"/>
    </style:style>
    <style:style style:name="T678" style:family="text">
      <style:text-properties officeooo:rsid="04061584"/>
    </style:style>
    <style:style style:name="T679" style:family="text">
      <style:text-properties officeooo:rsid="0408109a"/>
    </style:style>
    <style:style style:name="T680" style:family="text">
      <style:text-properties officeooo:rsid="04091733"/>
    </style:style>
    <style:style style:name="T681" style:family="text">
      <style:text-properties officeooo:rsid="040a76d8"/>
    </style:style>
    <style:style style:name="T682" style:family="text">
      <style:text-properties officeooo:rsid="040cd7c6"/>
    </style:style>
    <style:style style:name="T683" style:family="text">
      <style:text-properties officeooo:rsid="0412ba71"/>
    </style:style>
    <style:style style:name="T684" style:family="text">
      <style:text-properties officeooo:rsid="041c5953"/>
    </style:style>
    <style:style style:name="T685" style:family="text">
      <style:text-properties officeooo:rsid="041e96b6"/>
    </style:style>
    <style:style style:name="T686" style:family="text">
      <style:text-properties officeooo:rsid="0420002e"/>
    </style:style>
    <style:style style:name="T687" style:family="text">
      <style:text-properties officeooo:rsid="042158d2"/>
    </style:style>
    <style:style style:name="T688" style:family="text">
      <style:text-properties officeooo:rsid="0422a4f6"/>
    </style:style>
    <style:style style:name="T689" style:family="text">
      <style:text-properties officeooo:rsid="0425197a"/>
    </style:style>
    <style:style style:name="T690" style:family="text">
      <style:text-properties officeooo:rsid="0426b6ed"/>
    </style:style>
    <style:style style:name="T691" style:family="text">
      <style:text-properties officeooo:rsid="042cd839"/>
    </style:style>
    <style:style style:name="T692" style:family="text">
      <style:text-properties officeooo:rsid="042f1318"/>
    </style:style>
    <style:style style:name="T693" style:family="text">
      <style:text-properties officeooo:rsid="04300db2"/>
    </style:style>
    <style:style style:name="T694" style:family="text">
      <style:text-properties officeooo:rsid="04319a00"/>
    </style:style>
    <style:style style:name="T695" style:family="text">
      <style:text-properties officeooo:rsid="04323913"/>
    </style:style>
    <style:style style:name="T696" style:family="text">
      <style:text-properties officeooo:rsid="0433280b"/>
    </style:style>
    <style:style style:name="T697" style:family="text">
      <style:text-properties officeooo:rsid="04358249"/>
    </style:style>
    <style:style style:name="T698" style:family="text">
      <style:text-properties officeooo:rsid="04370340"/>
    </style:style>
    <style:style style:name="T699" style:family="text">
      <style:text-properties officeooo:rsid="0439b762"/>
    </style:style>
    <style:style style:name="T700" style:family="text">
      <style:text-properties officeooo:rsid="043c2588"/>
    </style:style>
    <style:style style:name="T701" style:family="text">
      <style:text-properties officeooo:rsid="043c8e34"/>
    </style:style>
    <style:style style:name="T702" style:family="text">
      <style:text-properties officeooo:rsid="04402431"/>
    </style:style>
    <style:style style:name="T703" style:family="text">
      <style:text-properties officeooo:rsid="04415973"/>
    </style:style>
    <style:style style:name="T704" style:family="text">
      <style:text-properties officeooo:rsid="045b0a88"/>
    </style:style>
    <style:style style:name="T705" style:family="text">
      <style:text-properties officeooo:rsid="045c31b8"/>
    </style:style>
    <style:style style:name="T706" style:family="text">
      <style:text-properties officeooo:rsid="045de548"/>
    </style:style>
    <style:style style:name="T707" style:family="text">
      <style:text-properties officeooo:rsid="045deb22"/>
    </style:style>
    <style:style style:name="T708" style:family="text">
      <style:text-properties officeooo:rsid="045e13f8"/>
    </style:style>
    <style:style style:name="T709" style:family="text">
      <style:text-properties officeooo:rsid="045e6046"/>
    </style:style>
    <style:style style:name="T710" style:family="text">
      <style:text-properties officeooo:rsid="04603acb"/>
    </style:style>
    <style:style style:name="T711" style:family="text">
      <style:text-properties officeooo:rsid="04634760"/>
    </style:style>
    <style:style style:name="T712" style:family="text">
      <style:text-properties officeooo:rsid="04663663"/>
    </style:style>
    <style:style style:name="T713" style:family="text">
      <style:text-properties style:font-name="FreeMono1" officeooo:rsid="028c503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0"><text:span text:style-name="T187">1<text:tab/></text:span><text:span text:style-name="T188">Introduction to YACC</text:span></text:p>
      <text:p text:style-name="P241"/>
      <text:p text:style-name="P275"><text:span text:style-name="T620">YACC (Yet Another Compiler Compiler) is a tool used to generate a parser. </text:span><text:span text:style-name="T621">This document is a tutorial for the use of YACC to generate a parser for SIL. </text:span><text:span text:style-name="T622">YACC </text:span><text:span text:style-name="T623">translates </text:span><text:span text:style-name="T624">a given</text:span><text:span text:style-name="T623"> </text:span><text:a xlink:type="simple" xlink:href="http://en.wikipedia.org/wiki/Context-free_grammar"><text:span text:style-name="T630">Context Free Grammar (CFG)</text:span></text:a><text:span text:style-name="T623"> specifications </text:span><text:span text:style-name="T625">(input in </text:span><text:span text:style-name="T127">input_file.y</text:span><text:span text:style-name="T625">) </text:span><text:span text:style-name="T623">into a C implementation </text:span><text:span text:style-name="T626">(</text:span><text:span text:style-name="T128">y.tab.c</text:span><text:span text:style-name="T626">) </text:span><text:span text:style-name="T623">of a corresponding </text:span><text:a xlink:type="simple" xlink:href="http://en.wikipedia.org/wiki/Pushdown_automaton"><text:span text:style-name="T631">push down automaton</text:span></text:a><text:span text:style-name="T624"> </text:span><text:span text:style-name="T627">(</text:span><text:span text:style-name="T628">i.e., a finite state machine with a stack</text:span><text:span text:style-name="T627">).</text:span><text:span text:style-name="T620"> </text:span><text:span text:style-name="T629">This C program when compiled, yields an executable parser.</text:span></text:p>
      <text:p text:style-name="P276"/>
      <text:p text:style-name="P78"><draw:custom-shape text:anchor-type="paragraph" draw:z-index="0" draw:style-name="gr1" draw:text-style-name="P336" svg:width="1.3335in" svg:height="0.6878in" svg:x="3.8398in" svg:y="0.0917in"><text:p text:style-name="P336">YAC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9"><draw:custom-shape text:anchor-type="paragraph" draw:z-index="3" draw:style-name="gr2" svg:width="0.7504in" svg:height="0.1252in" svg:x="5.452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504in" svg:height="0.1252in" svg:x="2.6957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3" svg:width="0.8961in" svg:height="0.2189in" svg:x="6.75in" svg:y="0.0756in"><draw:text-box><text:p>y.tab.c</text:p></draw:text-box></draw:frame><draw:frame text:anchor-type="paragraph" draw:z-index="14" draw:style-name="gr4" svg:width="0.8961in" svg:height="0.1925in" svg:x="1.6311in" svg:y="0.0756in"><draw:text-box><text:p>input_file.y</text:p></draw:text-box></draw:frame></text:p>
      <text:p text:style-name="P78"/>
      <text:p text:style-name="P78"><text:tab/></text:p>
      <text:p text:style-name="P79"><draw:custom-shape text:anchor-type="paragraph" draw:z-index="1" draw:style-name="gr1" svg:width="1.3335in" svg:height="0.6878in" svg:x="3.8398in" svg:y="0.1425in"><text:p text:style-name="P336">C 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9"><draw:custom-shape text:anchor-type="paragraph" draw:z-index="4" draw:style-name="gr2" svg:width="0.7504in" svg:height="0.1252in" svg:x="5.452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0.7504in" svg:height="0.1252in" svg:x="2.6957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3" svg:width="0.8961in" svg:height="0.2189in" svg:x="6.75in" svg:y="0.0756in"><draw:text-box><text:p>a.out</text:p></draw:text-box></draw:frame><draw:frame text:anchor-type="paragraph" draw:z-index="13" draw:style-name="gr3" svg:width="0.8961in" svg:height="0.2189in" svg:x="1.6311in" svg:y="0.0756in"><draw:text-box><text:p>y.tab.c</text:p></draw:text-box></draw:frame></text:p>
      <text:p text:style-name="P78"/>
      <text:p text:style-name="P80"/>
      <text:p text:style-name="P81"><draw:custom-shape text:anchor-type="paragraph" draw:z-index="2" draw:style-name="gr1" svg:width="1.3335in" svg:height="0.6878in" svg:x="3.8398in" svg:y="0.1043in"><text:p text:style-name="P336">a.o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2"><draw:custom-shape text:anchor-type="paragraph" draw:z-index="5" draw:style-name="gr2" svg:width="0.7504in" svg:height="0.1252in" svg:x="5.452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2" svg:width="0.7504in" svg:height="0.1252in" svg:x="2.6957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1" draw:style-name="gr3" svg:width="0.8961in" svg:height="0.2189in" svg:x="6.75in" svg:y="0.0756in"><draw:text-box><text:p>Output</text:p></draw:text-box></draw:frame><draw:frame text:anchor-type="paragraph" draw:z-index="12" draw:style-name="gr3" svg:width="0.8961in" svg:height="0.2189in" svg:x="1.6311in" svg:y="0.0756in"><draw:text-box><text:p>Input</text:p></draw:text-box></draw:frame></text:p>
      <text:p text:style-name="P82"/>
      <text:p text:style-name="P83"/>
      <text:p text:style-name="P184"><text:span text:style-name="T229">The source SIL program is fed as the input to the generated parser (</text:span><text:span text:style-name="T234">a.out</text:span><text:span text:style-name="T229">). <text:s/></text:span><text:span text:style-name="T233">The parser </text:span><text:span text:style-name="T230">checks </text:span><text:span text:style-name="T232">whether</text:span><text:span text:style-name="T230"> the program </text:span><text:span text:style-name="T233">satisfies </text:span><text:span text:style-name="T230">the </text:span><text:span text:style-name="T233">syntax </text:span><text:span text:style-name="T231">specification </text:span><text:span text:style-name="T233">given </text:span><text:span text:style-name="T231">in the </text:span><text:span text:style-name="T235">input_file.y</text:span><text:span text:style-name="T231"> file. </text:span></text:p>
      <text:p text:style-name="P84"/>
      <text:p text:style-name="P85"><text:span text:style-name="T131"><text:tab/>A parser is </text:span><text:span text:style-name="T132">a </text:span><text:span text:style-name="T131">program that </text:span><text:span text:style-name="T120">checks whether its </text:span><text:span text:style-name="T131">input </text:span><text:span text:style-name="T371">(viewed as a stre</text:span><text:span text:style-name="T375">a</text:span><text:span text:style-name="T371">m of tokens) meets</text:span><text:span text:style-name="T131"> a </text:span><text:span text:style-name="T371">given </text:span><text:span text:style-name="T131">grammar </text:span><text:span text:style-name="T137">specification</text:span><text:span text:style-name="T131">. </text:span><text:span text:style-name="T130"><text:s/></text:span><text:span text:style-name="T145">The syntax of </text:span><text:span text:style-name="T146">SIL</text:span><text:span text:style-name="T145"> can be specified <text:s/></text:span><text:span text:style-name="T147">using</text:span><text:span text:style-name="T144"> </text:span><text:span text:style-name="T150">a </text:span><text:span text:style-name="T148">Context Free Grammar.</text:span><text:span text:style-name="T147"> </text:span><text:span text:style-name="T150">As mentioned earlier, </text:span><text:span text:style-name="T149">YACC </text:span><text:span text:style-name="T150">takes this sp</text:span><text:span text:style-name="T152">e</text:span><text:span text:style-name="T150">cification and generates a parser for SIL. <text:s/></text:span></text:p>
      <text:p text:style-name="P88"><text:soft-page-break/></text:p>
      <text:p text:style-name="P2"><text:span text:style-name="T275"><text:s text:c="9"/>Recall that a </text:span><text:span text:style-name="T286">context free grammar</text:span><text:span text:style-name="T276"> is defined by a four tuple (</text:span><text:span text:style-name="T275">N</text:span><text:span text:style-name="T276">,T,P,S) - <text:s/>a set </text:span><text:span text:style-name="T275">N</text:span><text:span text:style-name="T276"> of </text:span><text:span text:style-name="T287">non-terminals</text:span><text:span text:style-name="T276">, a set T of </text:span><text:span text:style-name="T286">t</text:span><text:span text:style-name="T288">erminals</text:span><text:span text:style-name="T286"> </text:span><text:span text:style-name="T276">(</text:span><text:span text:style-name="T275">in our project, these are the tokens returned by the lexical analyzer and hence we may refer to them as </text:span><text:span text:style-name="T288">tokens</text:span><text:span text:style-name="T275"> occasionally</text:span><text:span text:style-name="T276">), <text:s/>set P of </text:span><text:span text:style-name="T286">productions</text:span><text:span text:style-name="T276"> and a </text:span><text:span text:style-name="T286">start </text:span><text:span text:style-name="T289">variable</text:span><text:span text:style-name="T276"> <text:s/>S. </text:span><text:span text:style-name="T277">Each production consists of a </text:span><text:span text:style-name="T275">non-terminal</text:span><text:span text:style-name="T277"> on the left side (</text:span><text:span text:style-name="T289">head</text:span><text:span text:style-name="T277"> part) and a sequence of tokens and </text:span><text:span text:style-name="T275">non-terminals</text:span><text:span text:style-name="T277"> (of zero or more length) on the right side (</text:span><text:span text:style-name="T289">body</text:span><text:span text:style-name="T277"> part). For more about context free grammars </text:span><text:span text:style-name="T278">refer t</text:span><text:span text:style-name="T279">o this </text:span><text:a xlink:type="simple" xlink:href="http://en.wikipedia.org/wiki/Pushdown_automaton"><text:span text:style-name="T577">wiki</text:span></text:a><text:span text:style-name="T280">.</text:span><text:span text:style-name="T279"> </text:span></text:p>
      <text:p text:style-name="P89"/>
      <text:p text:style-name="P1"><text:span text:style-name="T281">Example: <text:s/></text:span><text:span text:style-name="T282">This </text:span><text:a xlink:type="simple" xlink:href="http://en.wikipedia.org/wiki/Context-free_grammar"><text:span text:style-name="T446">example</text:span></text:a><text:span text:style-name="T447"> </text:span><text:span text:style-name="T448">[Link to eg_1n2post_no-att.y]</text:span><text:span text:style-name="T282"> is an</text:span><text:span text:style-name="T281"> </text:span><text:span text:style-name="T282"><text:s/>Infix to Postfix converter </text:span><text:span text:style-name="T283">implemented using</text:span><text:span text:style-name="T282"> YACC. <text:s/>The </text:span><text:span text:style-name="T290">rules part</text:span><text:span text:style-name="T282"> of th</text:span><text:span text:style-name="T284">e</text:span><text:span text:style-name="T282"> </text:span><text:span text:style-name="T283">YACC program</text:span><text:span text:style-name="T282"> </text:span><text:span text:style-name="T285">has been shown below</text:span><text:span text:style-name="T282">: <text:s/></text:span></text:p>
      <text:p text:style-name="P90"/>
      <text:p text:style-name="P115"><text:span text:style-name="T385">start: expr '\n'<text:tab/>{</text:span><text:span text:style-name="T386">exit(1);</text:span><text:span text:style-name="T385">} </text:span></text:p>
      <text:p text:style-name="P120"><text:tab/>; </text:p>
      <text:p text:style-name="P120"/>
      <text:p text:style-name="P120">expr: <text:s/>expr '+' expr<text:tab/>{printf("+ ");} </text:p>
      <text:p text:style-name="P120"><text:tab/>| expr '*' expr<text:tab/>{printf("* ");} </text:p>
      <text:p text:style-name="P120"><text:tab/>| '(' expr ')'<text:tab/> </text:p>
      <text:p text:style-name="P120"><text:tab/>| DIGIT<text:tab/><text:tab/>{printf("NUM%<text:span text:style-name="T473">d</text:span> ",<text:span text:style-name="T473">pos</text:span>);} </text:p>
      <text:p text:style-name="P120"><text:tab/>; </text:p>
      <text:p text:style-name="P120"/>
      <text:p text:style-name="P20"/>
      <text:p text:style-name="P21">In this example, the set of non-terminals N = {<text:span text:style-name="T28">start</text:span><text:span text:style-name="T1">, </text:span><text:span text:style-name="T28">expr</text:span>}, the set of terminals </text:p>
      <text:p text:style-name="P21">T = {<text:span text:style-name="T28">'\n',</text:span><text:span text:style-name="T439"> </text:span><text:span text:style-name="T1">'</text:span><text:span text:style-name="T28">+', <text:s/>'*', '(', ')' , DIGIT</text:span><text:span text:style-name="T439"> </text:span>} and the start symbol S = <text:span text:style-name="T32">start</text:span>. <text:s/></text:p>
      <text:p text:style-name="P22"/>
      <text:p text:style-name="P91">Sample Input/Output :</text:p>
      <text:p text:style-name="P91"/>
      <text:p text:style-name="P121"><text:span text:style-name="T133">I:<text:tab/></text:span><text:span text:style-name="T471">1</text:span><text:span text:style-name="T470">+5</text:span></text:p>
      <text:p text:style-name="P121"><text:span text:style-name="T133">O:<text:tab/></text:span><text:span text:style-name="T470">NUM</text:span><text:span text:style-name="T474">1</text:span><text:span text:style-name="T470"> NUM</text:span><text:span text:style-name="T474">2</text:span><text:span text:style-name="T470"> +</text:span></text:p>
      <text:p text:style-name="P124"><text:s/></text:p>
      <text:p text:style-name="P23">When the input 1+5 is given to the <text:span text:style-name="T475">parser (object file)</text:span> generated by YACC <text:span text:style-name="T450">[Link to yacc_run_inst.txt]</text:span><text:span text:style-name="T475"> </text:span>, <text:span text:style-name="T475">the parser prints a </text:span><text:span text:style-name="T110">postfix form</text:span><text:span text:style-name="T475"> of the original expression </text:span><text:span text:style-name="T42">1+5</text:span><text:span text:style-name="T475"> as <text:s/></text:span><text:span text:style-name="T42">NUM1 NUM2 +</text:span><text:span text:style-name="T475"> where, </text:span><text:span text:style-name="T42">NUM1</text:span><text:span text:style-name="T475"> represents the first number in the input expression </text:span><text:soft-page-break/><text:span text:style-name="T475">i.e. </text:span><text:span text:style-name="T42">1</text:span><text:span text:style-name="T475"> and</text:span><text:span text:style-name="T42"> NUM2 </text:span><text:span text:style-name="T176">represents the second number in the input expression i.e. </text:span><text:span text:style-name="T42">5</text:span><text:span text:style-name="T475">.</text:span></text:p>
      <text:p text:style-name="P23"><text:span text:style-name="T475"><text:s/></text:span><text:s/></text:p>
      <text:p text:style-name="P125">I:<text:tab/><text:span text:style-name="T475">3+(1*9)+5</text:span></text:p>
      <text:p text:style-name="P122"><text:span text:style-name="T134">O:<text:tab/></text:span><text:span text:style-name="T475">NUM1 NUM2 NUM3 * NUM4 + +</text:span></text:p>
      <text:p text:style-name="P126"/>
      <text:p text:style-name="P123"><text:span text:style-name="T135">I:<text:tab/></text:span><text:span text:style-name="T135">5</text:span><text:span text:style-name="T136">$</text:span></text:p>
      <text:p text:style-name="P127">O:<text:tab/><text:span text:style-name="T472">NUM</text:span><text:span text:style-name="T474">1</text:span> error</text:p>
      <text:p text:style-name="P92"><text:tab/></text:p>
      <text:p text:style-name="P86"><text:span text:style-name="T138">This example demonstrates the specification of </text:span><text:span text:style-name="T102">rule</text:span><text:span text:style-name="T103">s</text:span><text:span text:style-name="T138"> in YACC. </text:span><text:span text:style-name="T139"><text:s/></text:span><text:span text:style-name="T140">In this example there are </text:span><text:span text:style-name="T439">five</text:span><text:span text:style-name="T372"> rules</text:span><text:span text:style-name="T140">. <text:s/></text:span><text:span text:style-name="T372">Each</text:span><text:span text:style-name="T227"> rule</text:span><text:span text:style-name="T141"> </text:span><text:span text:style-name="T372">has </text:span><text:span text:style-name="T412">a</text:span><text:span text:style-name="T372"> </text:span><text:span text:style-name="T104">product</text:span><text:span text:style-name="T105">i</text:span><text:span text:style-name="T104">on part</text:span><text:span text:style-name="T372"> and an </text:span><text:span text:style-name="T104">action part</text:span><text:span text:style-name="T372">. <text:s/>The action </text:span><text:span text:style-name="T372">part consists of C statements enclosed within </text:span><text:span text:style-name="T374">a </text:span><text:span text:style-name="T11">{</text:span><text:span text:style-name="T372"> </text:span><text:span text:style-name="T374">and</text:span><text:span text:style-name="T372"> </text:span><text:span text:style-name="T11">}</text:span><text:span text:style-name="T372">. Each production part has a </text:span><text:span text:style-name="T104">head</text:span><text:span text:style-name="T372"> and a </text:span><text:span text:style-name="T104">body</text:span><text:span text:style-name="T372"> sep</text:span><text:span text:style-name="T375">a</text:span><text:span text:style-name="T372">rated by </text:span><text:span text:style-name="T379">a </text:span><text:span text:style-name="T28">'</text:span><text:span text:style-name="T11">:</text:span><text:span text:style-name="T28">'</text:span><text:span text:style-name="T372">. For example, the first rule above has </text:span><text:span text:style-name="T228">production </text:span><text:span text:style-name="T372">part with </text:span><text:span text:style-name="T29">start</text:span><text:span text:style-name="T372"> as the head and </text:span><text:span text:style-name="T29">expr '\n'</text:span><text:span text:style-name="T372"> as the body. <text:s/>The action part for the </text:span><text:span text:style-name="T373">r</text:span><text:span text:style-name="T372">ule is <text:s/></text:span><text:span text:style-name="T31">{</text:span><text:span text:style-name="T30">exit(1);</text:span><text:span text:style-name="T31">}</text:span><text:span text:style-name="T372">. <text:s/></text:span></text:p>
      <text:p text:style-name="P112"/>
      <text:p text:style-name="P87"><text:span text:style-name="T121">The parser reads the input sequentially and tries to find a pattern match with the body part of each production. <text:s/>When </text:span><text:span text:style-name="T122">it </text:span><text:span text:style-name="T121">finds a matching production, </text:span><text:span text:style-name="T121">the action part of the corresponding rule is executed.</text:span><text:span text:style-name="T122"> <text:s/></text:span><text:span text:style-name="T123">The process is repeated till the end of the input.</text:span></text:p>
      <text:p text:style-name="P113"/>
      <text:p text:style-name="P236"><text:span text:style-name="T270">In the above example, when the input </text:span><text:span text:style-name="T259">1</text:span><text:span text:style-name="T260">+5</text:span><text:span text:style-name="T270"> is given to the parser, it attempts to match </text:span><text:span text:style-name="T271">the input</text:span><text:span text:style-name="T270"> with the body of the production of the first rule. </text:span><text:span text:style-name="T272">W</text:span><text:span text:style-name="T273">hen the input has been parsed completely </text:span><text:span text:style-name="T274">and correctly matched with the start production </text:span><text:span text:style-name="T261">start: expr '\n'</text:span><text:span text:style-name="T274"> the</text:span><text:span text:style-name="T273"> </text:span><text:span text:style-name="T274">parser</text:span><text:span text:style-name="T273"> executes the action <text:s/></text:span><text:span text:style-name="T262">exit(1);.</text:span><text:span text:style-name="T1"> </text:span><text:span text:style-name="T189">The statements</text:span><text:span text:style-name="T57"> </text:span><text:span text:style-name="T263">printf("</text:span><text:span text:style-name="T264">NUM </text:span><text:span text:style-name="T263">");</text:span><text:span text:style-name="T265"> </text:span><text:span text:style-name="T241">and</text:span><text:span text:style-name="T266"> </text:span><text:span text:style-name="T263">printf("+ ");</text:span><text:span text:style-name="T265"> </text:span><text:span text:style-name="T242">are executed as result of the input being matched with the </text:span><text:span text:style-name="T243">production</text:span><text:span text:style-name="T244">s </text:span><text:span text:style-name="T243"><text:s/></text:span><text:span text:style-name="T267">expr: DIGIT</text:span><text:span text:style-name="T243"> <text:s/></text:span><text:span text:style-name="T244">and </text:span><text:span text:style-name="T263">expr: <text:s/>expr '+' expr</text:span><text:span text:style-name="T244"> respectively. </text:span></text:p>
      <text:p text:style-name="P77"/>
      <text:p text:style-name="P87"><text:span text:style-name="T121">If the parser fails to find any matching body part, </text:span><text:span text:style-name="T124">it invokes a special yyerror() function. <text:s/>In our example, the yyerror() function is programmed to print the message </text:span><text:span text:style-name="T121"><text:s/></text:span><text:span text:style-name="T143">“</text:span><text:span text:style-name="T2">error</text:span><text:span text:style-name="T143">”</text:span><text:span text:style-name="T151">. </text:span><text:span text:style-name="T451">[Link to yyerror() of eg_</text:span><text:span text:style-name="T452">i</text:span><text:span text:style-name="T451">n2pos</text:span><text:span text:style-name="T453">t</text:span><text:span text:style-name="T451">_no-att.y]</text:span></text:p>
      <text:p text:style-name="P65"/>
      <text:p text:style-name="P66"/>
      <text:p text:style-name="P66"/>
      <text:p text:style-name="P19"><text:soft-page-break/>2<text:tab/>The structure of YACC programs</text:p>
      <text:p text:style-name="P66"/>
      <text:p text:style-name="P93">A <text:span text:style-name="T374">YACC</text:span> program consists of three sections: Declarations, Rules and Auxiliary functions. <text:span text:style-name="T457">[</text:span><text:span text:style-name="T458">Link </text:span><text:span text:style-name="T449">to </text:span><text:span text:style-name="T457">structure.y]</text:span><text:span text:style-name="T476"> </text:span><text:span text:style-name="T374">(Note the similarity with the structure of LEX programs).</text:span><text:span text:style-name="T433"> <text:s/></text:span></text:p>
      <text:p text:style-name="P94"/>
      <text:p text:style-name="P94"><draw:frame text:anchor-type="paragraph" draw:z-index="15" draw:style-name="gr5" svg:width="2.1878in" svg:height="1.7295in" svg:x="2.2126in" svg:y="0.0098in"><draw:text-box><text:p>DECLARATIONS</text:p><text:p/><text:p>%%</text:p><text:p/><text:p>RULES</text:p><text:p/><text:p>%%</text:p><text:p/><text:p>AUXILIARY FUNCTIONS</text:p></draw:text-box></draw:frame></text:p>
      <text:p text:style-name="P95"/>
      <text:p text:style-name="P67"/>
      <text:p text:style-name="P67"/>
      <text:p text:style-name="P67"/>
      <text:p text:style-name="P67"/>
      <text:p text:style-name="P67">2.1<text:tab/>Declarations</text:p>
      <text:p text:style-name="P67"/>
      <text:p text:style-name="P24"><text:span text:style-name="T295">The Declarations section consists of two parts, </text:span><text:span text:style-name="T119">C declarations <text:s/>and YACC Declarations</text:span><text:span text:style-name="T295">.</text:span></text:p>
      <text:p text:style-name="P25"/>
      <text:p text:style-name="P237"><text:span text:style-name="T245">The C Declarations are delimited by </text:span><text:span text:style-name="T268">%{</text:span><text:span text:style-name="T245"> and </text:span><text:span text:style-name="T268">%}.</text:span><text:span text:style-name="T245"> This part consists of all the declarations required for the C code </text:span><text:span text:style-name="T246">you write</text:span><text:span text:style-name="T245"> in the </text:span><text:span text:style-name="T255">Actions</text:span><text:span text:style-name="T245"> section and the</text:span><text:span text:style-name="T247"> </text:span><text:span text:style-name="T255">Auxiliary functions</text:span><text:span text:style-name="T245"> section. </text:span><text:span text:style-name="T248">YACC copies t</text:span><text:span text:style-name="T245">he contents of this section <text:s/>into </text:span><text:span text:style-name="T249">the generated</text:span><text:span text:style-name="T245"> </text:span><text:span text:style-name="T236">y.tab.c </text:span><text:span text:style-name="T142">file</text:span><text:span text:style-name="T236"> </text:span><text:span text:style-name="T245">without any modification</text:span><text:span text:style-name="T236">. </text:span><text:span text:style-name="T245"><text:s/></text:span></text:p>
      <text:p text:style-name="P26"/>
      <text:p text:style-name="P27">The following <text:span text:style-name="T477">example </text:span>shows an abstract outline of the structure of <text:span text:style-name="T478">the declarations part of a</text:span> YACC program: <text:s/></text:p>
      <text:p text:style-name="P128"/>
      <text:p text:style-name="P130">/* Beginning of Declarations part */ </text:p>
      <text:p text:style-name="P130"/>
      <text:p text:style-name="P130">%{ <text:s text:c="5"/>/* Beginning of C declarations */ </text:p>
      <text:p text:style-name="P130"/>
      <text:p text:style-name="P130"/>
      <text:p text:style-name="P130">%} <text:s text:c="5"/>/* End of C declarations */ </text:p>
      <text:p text:style-name="P130"/>
      <text:p text:style-name="P130"><text:tab/>/* Beginning of YACC declarations <text:s/>*/ </text:p>
      <text:p text:style-name="P131"><text:soft-page-break/></text:p>
      <text:p text:style-name="P132"><text:tab/></text:p>
      <text:p text:style-name="P133"><text:tab/>/* End of YACC declarations */ </text:p>
      <text:p text:style-name="P133"><text:tab/> </text:p>
      <text:p text:style-name="P133">/* End of Declarations Part */ </text:p>
      <text:p text:style-name="P29"/>
      <text:p text:style-name="P268"><text:span text:style-name="T250">The YACC </text:span><text:span text:style-name="T251">d</text:span><text:span text:style-name="T250">eclarations </text:span><text:span text:style-name="T251">part </text:span><text:span text:style-name="T250">co</text:span><text:span text:style-name="T246">mprises</text:span><text:span text:style-name="T250"> of declarations of </text:span><text:span text:style-name="T256">tokens</text:span><text:span text:style-name="T250"> </text:span><text:span text:style-name="T252">(usually returned by the </text:span><text:span text:style-name="T454">lexical analyzer </text:span><text:span text:style-name="T455">[Link to LEX document] </text:span><text:span text:style-name="T291">)</text:span><text:span text:style-name="T253">. </text:span><text:span text:style-name="T252">The parser reads the tokens by invoking the function </text:span><text:span text:style-name="T257">yylex() </text:span><text:span text:style-name="T254">(To be discussed in detail later). </text:span></text:p>
      <text:p text:style-name="P32"/>
      <text:p text:style-name="P68">2.2<text:tab/>Rules</text:p>
      <text:p text:style-name="P128"/>
      <text:p text:style-name="P33"><text:span text:style-name="T297">A rule in a YACC program comprises of two parts (i) the </text:span><text:span text:style-name="T315">production</text:span><text:span text:style-name="T316"> part</text:span><text:span text:style-name="T297"> and (ii) the </text:span><text:span text:style-name="T316">action part</text:span><text:span text:style-name="T297">. <text:s/></text:span><text:span text:style-name="T318">In this project, t</text:span><text:span text:style-name="T298">he syntax of SIL </text:span><text:span text:style-name="T318">programming language will be</text:span><text:span text:style-name="T298"> specified in the form of </text:span><text:span text:style-name="T317">a context free grammar.</text:span><text:span text:style-name="T298"> </text:span><text:span text:style-name="T301">A</text:span><text:span text:style-name="T299"> </text:span><text:span text:style-name="T300">rule in YACC</text:span><text:span text:style-name="T299"> is of the form:</text:span></text:p>
      <text:p text:style-name="P134"/>
      <text:p text:style-name="P134">production_head<text:tab/>:<text:tab/>production_body<text:tab/>{<text:span text:style-name="T378">a</text:span>ction in C } ;</text:p>
      <text:p text:style-name="P96"/>
      <text:p text:style-name="P28">The following <text:span text:style-name="T477">example </text:span>shows an abstract outline of the structure of <text:span text:style-name="T478">the </text:span><text:span text:style-name="T479">rules</text:span><text:span text:style-name="T478"> part of a</text:span> YACC program:</text:p>
      <text:p text:style-name="P133"/>
      <text:p text:style-name="P133"/>
      <text:p text:style-name="P133">%%<text:tab/> </text:p>
      <text:p text:style-name="P133"/>
      <text:p text:style-name="P133">/* Rules Section begins here */ </text:p>
      <text:p text:style-name="P133"/>
      <text:p text:style-name="P133"/>
      <text:p text:style-name="P133">/* Rules Section ends here */ </text:p>
      <text:p text:style-name="P133"/>
      <text:p text:style-name="P133">%% <text:tab/> </text:p>
      <text:p text:style-name="P97">The rules in our example can be found <text:span text:style-name="T440">here </text:span><text:span text:style-name="T459">[Link to Rules section in eg_in2post_no-att.y] </text:span></text:p>
      <text:p text:style-name="P96"/>
      <text:p text:style-name="P69">2.2.1<text:tab/>Productions</text:p>
      <text:p text:style-name="P34"/>
      <text:p text:style-name="P98"><text:span text:style-name="T296">Each production consists of a production </text:span><text:span text:style-name="T313">head</text:span><text:span text:style-name="T296"> and a production </text:span><text:span text:style-name="T313">body</text:span><text:span text:style-name="T296">. </text:span><text:span text:style-name="T480">Consider a production from our </text:span><text:span text:style-name="T460">example [Link to </text:span><text:soft-page-break/><text:span text:style-name="T460">productions of eg_in2post_no-att.y]</text:span><text:span text:style-name="T480">:</text:span></text:p>
      <text:p text:style-name="P99"/>
      <text:p text:style-name="P129"><text:span text:style-name="T356">expr<text:tab/>:<text:tab/>expr </text:span><text:span text:style-name="T480">'+'</text:span><text:span text:style-name="T356"> expr</text:span></text:p>
      <text:p text:style-name="P135"/>
      <text:p text:style-name="P35"><text:span text:style-name="T298">The </text:span><text:span text:style-name="T3">expr</text:span><text:span text:style-name="T298"> on the LHS of the</text:span><text:span text:style-name="T3"> : </text:span><text:span text:style-name="T362">in the production </text:span><text:span text:style-name="T298">is called the </text:span><text:span text:style-name="T314">head</text:span><text:span text:style-name="T298"> of the production and the </text:span><text:span text:style-name="T3">expr </text:span><text:span text:style-name="T33">'+'</text:span><text:span text:style-name="T3"> expr</text:span><text:span text:style-name="T298"> on the RHS of the </text:span><text:span text:style-name="T3">: </text:span><text:span text:style-name="T298">is called the </text:span><text:span text:style-name="T314">body</text:span><text:span text:style-name="T298"> of the production. </text:span></text:p>
      <text:p text:style-name="P101"><text:tab/></text:p>
      <text:p text:style-name="P36"><text:span text:style-name="T376">In the above example, </text:span><text:span text:style-name="T34">'+'</text:span><text:span text:style-name="T366"> is a </text:span><text:span text:style-name="T481">terminal</text:span><text:span text:style-name="T368"> </text:span><text:span text:style-name="T507">(token) </text:span><text:span text:style-name="T370">and</text:span><text:span text:style-name="T368"> </text:span><text:span text:style-name="T7">expr</text:span><text:span text:style-name="T368"> is a </text:span><text:span text:style-name="T409">non-terminal. <text:s/></text:span><text:span text:style-name="T369"><text:s/></text:span><text:span text:style-name="T507">Users can name to a tokens. <text:s/></text:span></text:p>
      <text:p text:style-name="P36"><text:span text:style-name="T507">(for instance we can give the name 'PLUS' to the token '+'). <text:s/></text:span><text:span text:style-name="T416"><text:s/>In such cases, the names must be defined in the <text:s/>declarations section. <text:s/>(example)</text:span><text:span text:style-name="T414"> </text:span><text:span text:style-name="T364">The head </text:span><text:span text:style-name="T365">of a production is always a </text:span><text:span text:style-name="T437">non-terminal</text:span><text:span text:style-name="T365">. </text:span><text:span text:style-name="T367">Every </text:span><text:span text:style-name="T437">non-terminal</text:span><text:span text:style-name="T367"> in </text:span><text:span text:style-name="T377">the</text:span><text:span text:style-name="T367"> grammar must </text:span><text:span text:style-name="T377">appear in the head part of at least one production. </text:span></text:p>
      <text:p text:style-name="P40"><text:tab/></text:p>
      <text:p text:style-name="P70">2.2.2<text:tab/>Actions</text:p>
      <text:p text:style-name="P37"/>
      <text:p text:style-name="P38"><text:span text:style-name="T380">The action </text:span><text:span text:style-name="T381">part </text:span><text:span text:style-name="T382">of a rule </text:span><text:span text:style-name="T381">consists of C statements which are</text:span><text:span text:style-name="T380"> executed when the input is matched with the</text:span><text:span text:style-name="T383"> </text:span><text:span text:style-name="T380">body of </text:span><text:span text:style-name="T384">a</text:span><text:span text:style-name="T380"> production. </text:span><text:span text:style-name="T461">([Link to Actions section of </text:span><text:span text:style-name="T461">eg_in2post_no-att.y])</text:span><text:span text:style-name="T437"> </text:span><text:span text:style-name="T434"><text:s/></text:span></text:p>
      <text:p text:style-name="P136"/>
      <text:p text:style-name="P39"><text:span text:style-name="T174">The y.tab.c file contains a function </text:span><text:span text:style-name="T4">yyparse()</text:span><text:span text:style-name="T175"> </text:span><text:span text:style-name="T174">which is an</text:span><text:span text:style-name="T27"> </text:span><text:span text:style-name="T361">implementation </text:span><text:span text:style-name="T437">(in C) </text:span><text:span text:style-name="T361">of </text:span><text:span text:style-name="T437">a</text:span><text:span text:style-name="T361"> push down automaton. </text:span><text:span text:style-name="T43">yyparse()</text:span><text:span text:style-name="T482"> is responsible </text:span><text:span text:style-name="T437">for</text:span><text:span text:style-name="T361"> pars</text:span><text:span text:style-name="T437">ing</text:span><text:span text:style-name="T361"> </text:span><text:span text:style-name="T409">the</text:span><text:span text:style-name="T361"> given input file.</text:span><text:span text:style-name="T359"> <text:s/></text:span><text:span text:style-name="T434">The function </text:span><text:span text:style-name="T5">y</text:span><text:span text:style-name="T4">ylex()</text:span><text:span text:style-name="T359"> is invoked by </text:span><text:span text:style-name="T4">yyparse()</text:span><text:span text:style-name="T359"> to </text:span><text:span text:style-name="T434">read</text:span><text:span text:style-name="T409"> tokens </text:span><text:span text:style-name="T434">from</text:span><text:span text:style-name="T359"> the input file. </text:span><text:span text:style-name="T462">[Link to</text:span><text:span text:style-name="T463"> yy</text:span><text:span text:style-name="T461">l</text:span><text:span text:style-name="T463">ex() in </text:span><text:span text:style-name="T461">eg_in2post_no-att.y</text:span><text:span text:style-name="T462">]</text:span><text:span text:style-name="T434">. <text:s/>Note that the yyparse() function is automatically generated by YACC <text:s/>in the y.tab.c file. Although YACC </text:span><text:span text:style-name="T483">declares <text:s/></text:span><text:span text:style-name="T44">yylex() </text:span><text:span text:style-name="T177">in the y.tab.c file</text:span><text:span text:style-name="T434">, it </text:span><text:span text:style-name="T415">does not</text:span><text:span text:style-name="T434"> generate the </text:span><text:span text:style-name="T107">definition</text:span><text:span text:style-name="T434"> for </text:span><text:span text:style-name="T44">yylex()</text:span><text:span text:style-name="T434">. <text:s text:c="2"/>Hence the </text:span><text:span text:style-name="T44">yylex()</text:span><text:span text:style-name="T434"> function definition has to be supplied by you (either directly </text:span><text:span text:style-name="T437">by </text:span><text:span text:style-name="T435">defining</text:span><text:span text:style-name="T434"> </text:span><text:span text:style-name="T44">yylex()</text:span><text:span text:style-name="T434"> </text:span><text:span text:style-name="T435">in the </text:span><text:span text:style-name="T108">auxiliary function</text:span><text:span text:style-name="T109">s</text:span><text:span text:style-name="T108"> section</text:span><text:span text:style-name="T435"> </text:span><text:span text:style-name="T434">or using a lexical analyzer generator like LEX).</text:span><text:span text:style-name="T359"> </text:span><text:span text:style-name="T410">Each </text:span><text:span text:style-name="T411">invocation of </text:span><text:span text:style-name="T410"><text:s/></text:span><text:span text:style-name="T4">yylex()</text:span><text:span text:style-name="T359"> </text:span><text:span text:style-name="T434">must </text:span><text:span text:style-name="T359">return</text:span><text:span text:style-name="T360"> </text:span><text:span text:style-name="T410">the next </text:span><text:span text:style-name="T360">token </text:span><text:span text:style-name="T435">(from the input steam)</text:span><text:span text:style-name="T410"> to </text:span><text:span text:style-name="T45">yyparse()</text:span><text:span text:style-name="T410">.</text:span><text:span text:style-name="T359"> </text:span><text:span text:style-name="T357">The action corresponding to a production is </text:span><text:span text:style-name="T358">executed </text:span><text:span text:style-name="T363">by </text:span><text:span text:style-name="T6">yyparse()</text:span><text:span text:style-name="T358">only </text:span><text:span text:style-name="T437">after</text:span><text:span text:style-name="T358"> </text:span><text:span text:style-name="T411">sufficient number of tokens has been read <text:s/></text:span><text:span text:style-name="T437">(through repeated invocations of </text:span><text:span text:style-name="T79">yylex()</text:span><text:span text:style-name="T437">) </text:span><text:span text:style-name="T411">to get a complete match with the body of the production. </text:span></text:p>
      <text:p text:style-name="P100"/>
      <text:p text:style-name="P30"><text:span text:style-name="T303">Note that </text:span><text:span text:style-name="T319">a <text:s/>non-terminal</text:span><text:span text:style-name="T303"> </text:span><text:span text:style-name="T325">in the head part of a production</text:span><text:span text:style-name="T322"> </text:span><text:span text:style-name="T303">may have one </text:span><text:span text:style-name="T307">or more </text:span><text:span text:style-name="T303">production bod</text:span><text:span text:style-name="T306">ies </text:span><text:span text:style-name="T303">separated by a “</text:span><text:span text:style-name="T8">|”.</text:span><text:span text:style-name="T302"> </text:span><text:soft-page-break/><text:span text:style-name="T322">C</text:span><text:span text:style-name="T320">onsider the </text:span><text:span text:style-name="T322">non-terminal </text:span><text:span text:style-name="T35">expr</text:span><text:span text:style-name="T320"> <text:s/>in our example </text:span><text:span text:style-name="T442">[Link to </text:span><text:span text:style-name="T443">body of expr in</text:span><text:span text:style-name="T442"> eg_in2post_no-att.y]</text:span><text:span text:style-name="T320">.</text:span><text:span text:style-name="T305"> </text:span><text:span text:style-name="T322">T</text:span><text:span text:style-name="T305">he </text:span><text:span text:style-name="T322">non-terminal</text:span><text:span text:style-name="T305"> has </text:span><text:span text:style-name="T322">four</text:span><text:span text:style-name="T305"> production bodies </text:span><text:span text:style-name="T9">expr </text:span><text:span text:style-name="T35">'+'</text:span><text:span text:style-name="T9"> expr</text:span><text:span text:style-name="T305"> , </text:span><text:span text:style-name="T9">expr </text:span><text:span text:style-name="T35">'*'</text:span><text:span text:style-name="T9"> expr</text:span><text:span text:style-name="T305"> , </text:span><text:span text:style-name="T35">'</text:span><text:span text:style-name="T36">(</text:span><text:span text:style-name="T35">'</text:span><text:span text:style-name="T9"> expr </text:span><text:span text:style-name="T36">')' </text:span><text:span text:style-name="T305">and </text:span><text:span text:style-name="T36">DIGIT</text:span><text:span text:style-name="T305">. The first production body has an associated print action </text:span><text:span text:style-name="T46">printf("+ "), <text:s/></text:span><text:span text:style-name="T50">[ add one more ] </text:span><text:span text:style-name="T305">. </text:span><text:span text:style-name="T9">yyparse()</text:span><text:span text:style-name="T305"> executes the action only when the body </text:span><text:span text:style-name="T9">expr </text:span><text:span text:style-name="T37">'+'</text:span><text:span text:style-name="T9"> expr</text:span><text:span text:style-name="T305"> has been matched </text:span><text:span text:style-name="T308">with the input</text:span><text:span text:style-name="T305">. </text:span><text:span text:style-name="T320">The action part of a single </text:span><text:span text:style-name="T304">production may have </text:span><text:span text:style-name="T320">several statements of C code. </text:span></text:p>
      <text:p text:style-name="P102"/>
      <text:p text:style-name="P111">2.2.3<text:tab/>Auxiliary functions</text:p>
      <text:p text:style-name="P111"/>
      <text:p text:style-name="P31"><text:span text:style-name="T309">The Auxiliary functions section con</text:span><text:span text:style-name="T320">tains the definitions of three mandatory functions </text:span><text:span text:style-name="T47">main()</text:span><text:span text:style-name="T320">, </text:span><text:span text:style-name="T47">yy</text:span><text:span text:style-name="T48">lex</text:span><text:span text:style-name="T47">()</text:span><text:span text:style-name="T320"> and </text:span><text:span text:style-name="T47">yyerror()</text:span><text:span text:style-name="T320">. You</text:span><text:span text:style-name="T311"> may wish to add </text:span><text:span text:style-name="T321">your</text:span><text:span text:style-name="T311"> own </text:span><text:span text:style-name="T320">functions (depending on the </text:span><text:span text:style-name="T323">the requirement for the application</text:span><text:span text:style-name="T320">)</text:span><text:span text:style-name="T311"> </text:span><text:span text:style-name="T320">in</text:span><text:span text:style-name="T311"> the </text:span><text:span text:style-name="T129">y.tab.c</text:span><text:span text:style-name="T311"> file.</text:span><text:span text:style-name="T312"> </text:span><text:span text:style-name="T320">Such functions are written in the a</text:span><text:span text:style-name="T312">uxiliary functions section.</text:span><text:span text:style-name="T309"> </text:span><text:span text:style-name="T324">The</text:span><text:span text:style-name="T320"> </text:span><text:span text:style-name="T464">main()</text:span><text:span text:style-name="T441"> </text:span><text:span text:style-name="T442">[Link to </text:span><text:span text:style-name="T444">main()</text:span><text:span text:style-name="T443"> in</text:span><text:span text:style-name="T442"> eg_in2post_no-att.y] </text:span><text:span text:style-name="T320">function must invoke </text:span><text:span text:style-name="T10">yyparse()</text:span><text:span text:style-name="T310"> </text:span><text:span text:style-name="T320">to parse the input. <text:s/></text:span></text:p>
      <text:p text:style-name="P104"/>
      <text:p text:style-name="P105">The auxiliary functions section of our example <text:span text:style-name="T442">[Link to </text:span><text:span text:style-name="T445">Auxiliary functions section of </text:span><text:span text:style-name="T442">eg_in2_post_no-att.y]</text:span> program uses no user defined functions. You will need to write your supporting functions later in this project. <text:s/></text:p>
      <text:p text:style-name="P106"/>
      <text:p text:style-name="P106"/>
      <text:p text:style-name="P106"/>
      <text:p text:style-name="P137"><text:span text:style-name="T484">expr: <text:s/>expr '+' expr<text:tab/>{</text:span><text:span text:style-name="T487">op</text:span><text:span text:style-name="T484">_print(</text:span><text:span text:style-name="T485">'</text:span><text:span text:style-name="T484">+</text:span><text:span text:style-name="T485">'</text:span><text:span text:style-name="T484">);} </text:span></text:p>
      <text:p text:style-name="P137"><text:span text:style-name="T484"><text:tab/>| expr '*' expr<text:tab/>{</text:span><text:span text:style-name="T487">op</text:span><text:span text:style-name="T484">_print(</text:span><text:span text:style-name="T485">'</text:span><text:span text:style-name="T484">*</text:span><text:span text:style-name="T485">'</text:span><text:span text:style-name="T484">);} </text:span></text:p>
      <text:p text:style-name="P139"><text:tab/>| '(' expr ')'<text:tab/></text:p>
      <text:p text:style-name="P139"><text:tab/>| DIGIT<text:tab/><text:tab/><text:tab/>{printf("NUM%d ",pos);} </text:p>
      <text:p text:style-name="P139"><text:tab/>; </text:p>
      <text:p text:style-name="P139"/>
      <text:p text:style-name="P139">%% </text:p>
      <text:p text:style-name="P140">/*<text:span text:style-name="T508">** Auxiliary functions part ***/</text:span></text:p>
      <text:p text:style-name="P140"/>
      <text:p text:style-name="P138"><text:span text:style-name="T485">void </text:span><text:span text:style-name="T487">op</text:span><text:span text:style-name="T484">_print(char </text:span><text:span text:style-name="T485">op</text:span><text:span text:style-name="T484">)</text:span></text:p>
      <text:p text:style-name="P139">{</text:p>
      <text:p text:style-name="P137"><text:span text:style-name="T484"><text:tab/></text:span><text:span text:style-name="T485">if(op == '+')</text:span></text:p>
      <text:p text:style-name="P144"><text:tab/><text:tab/>printf(“PLUS ”);</text:p>
      <text:p text:style-name="P144"><text:tab/>else if(op == '*')</text:p>
      <text:p text:style-name="P144"><text:soft-page-break/><text:tab/><text:tab/>printf(“MUL ”);</text:p>
      <text:p text:style-name="P145">}</text:p>
      <text:p text:style-name="P139"><text:tab/></text:p>
      <text:p text:style-name="P139">yyerror() </text:p>
      <text:p text:style-name="P139">{ </text:p>
      <text:p text:style-name="P139"><text:tab/>printf("error");<text:tab/></text:p>
      <text:p text:style-name="P139"><text:tab/>return; </text:p>
      <text:p text:style-name="P139">} </text:p>
      <text:p text:style-name="P139"/>
      <text:p text:style-name="P139">yylex() </text:p>
      <text:p text:style-name="P139">{ </text:p>
      <text:p text:style-name="P139"><text:tab/>int c; </text:p>
      <text:p text:style-name="P139"><text:tab/>c = getchar(); </text:p>
      <text:p text:style-name="P139"><text:tab/>if(isdigit(c)) </text:p>
      <text:p text:style-name="P139"><text:tab/>{ </text:p>
      <text:p text:style-name="P139"><text:tab/><text:tab/>pos++;<text:tab/><text:tab/> </text:p>
      <text:p text:style-name="P139"><text:tab/><text:tab/>return DIGIT; </text:p>
      <text:p text:style-name="P139"><text:tab/>} </text:p>
      <text:p text:style-name="P139"><text:tab/>return c; </text:p>
      <text:p text:style-name="P139">} </text:p>
      <text:p text:style-name="P139"/>
      <text:p text:style-name="P139">main() </text:p>
      <text:p text:style-name="P139">{ </text:p>
      <text:p text:style-name="P139"><text:tab/>yyparse(); </text:p>
      <text:p text:style-name="P139"><text:tab/>return 1; </text:p>
      <text:p text:style-name="P139">}</text:p>
      <text:p text:style-name="P41">Sample Input/Output:</text:p>
      <text:p text:style-name="P41"/>
      <text:p text:style-name="P146">I:<text:tab/>2+2</text:p>
      <text:p text:style-name="P146">O:<text:tab/><text:span text:style-name="T486">NUM1 NUM2 PLUS</text:span></text:p>
      <text:p text:style-name="P147"/>
      <text:p text:style-name="P42"><text:span text:style-name="T488">When </text:span><text:span text:style-name="T39">yyparse()</text:span><text:span text:style-name="T488"> matches the input </text:span><text:span text:style-name="T1">2+2 </text:span><text:span text:style-name="T488">with the production body <text:s/></text:span><text:span text:style-name="T38">expr '+' expr, </text:span><text:span text:style-name="T488">it executes the action</text:span><text:span text:style-name="T39"> </text:span><text:span text:style-name="T40">op</text:span><text:span text:style-name="T38">_print(</text:span><text:span text:style-name="T41">'</text:span><text:span text:style-name="T38">+</text:span><text:span text:style-name="T41">'</text:span><text:span text:style-name="T38">); </text:span><text:span text:style-name="T488">and as a result prints</text:span><text:span text:style-name="T39"> “PLUS” </text:span><text:span text:style-name="T488">in place of</text:span><text:span text:style-name="T39"> '+' </text:span><text:span text:style-name="T488">as per the definition of the user defined auxiliary function</text:span><text:span text:style-name="T39"> op_print().</text:span></text:p>
      <text:p text:style-name="P116"/>
      <text:p text:style-name="P273"/>
      <text:p text:style-name="P71"/>
      <text:p text:style-name="P239"><text:soft-page-break/><text:span text:style-name="T328">3</text:span><text:span text:style-name="T296"><text:tab/></text:span><text:span text:style-name="T329">A working introduction to shift-reduce parsing</text:span></text:p>
      <text:p text:style-name="P235"/>
      <text:p text:style-name="P185"><text:span text:style-name="T674">YACC uses shift-reduce parsing </text:span><text:span text:style-name="T675">methodology </text:span><text:span text:style-name="T674">to parse the given input. </text:span><text:span text:style-name="T531">The shift-reduce parser is essentially a </text:span><text:span text:style-name="T532">push down automaton. <text:s/></text:span><text:span text:style-name="T665">I</text:span><text:span text:style-name="T531">t consists of a finite state machine with </text:span><text:span text:style-name="T532">a stack. The stack is used to hold terminal and/</text:span><text:span text:style-name="T533">or</text:span><text:span text:style-name="T532"> non-terminal symbols. </text:span><text:span text:style-name="T534">The following is a gentle introduction to </text:span><text:span text:style-name="T532">shift-reduce pars</text:span><text:span text:style-name="T534">ing. <text:s/></text:span></text:p>
      <text:p text:style-name="P186"/>
      <text:p text:style-name="P199">Take note of the following points before we proceed,</text:p>
      <text:list xml:id="list19963023811" text:style-name="L1">
        <text:list-item>
          <text:p text:style-name="P293"><text:span text:style-name="T334">A shift-reduce parser is initialized in the following </text:span><text:span text:style-name="T340">configuration</text:span><text:span text:style-name="T334">. <text:line-break/></text:span></text:p>
          <text:list>
            <text:list-header>
              <text:p text:style-name="P293"><text:span text:style-name="T81">STACK:<text:tab/>$<text:tab/><text:tab/><text:tab/>I/P BUFFER:<text:tab/><text:tab/></text:span><text:span text:style-name="T82">&lt;Input to be parsed&gt;</text:span><text:span text:style-name="T81"> $</text:span></text:p>
              <text:p text:style-name="P294"/>
            </text:list-header>
          </text:list>
        </text:list-item>
      </text:list>
      <text:list xml:id="list1838453314" text:style-name="L2">
        <text:list-header>
          <text:p text:style-name="P301"><text:span text:style-name="T331">T</text:span><text:span text:style-name="T332">he input to be parsed, </text:span><text:span text:style-name="T333">which is a sequence of terminal symbols,</text:span><text:span text:style-name="T332"> is stored in an input buffer </text:span><text:span text:style-name="T334">with </text:span><text:span text:style-name="T335">'</text:span><text:span text:style-name="T332">$</text:span><text:span text:style-name="T335">' symbol</text:span><text:span text:style-name="T332"> </text:span><text:span text:style-name="T334">at the end (</text:span><text:span text:style-name="T332">used as an end-marker</text:span><text:span text:style-name="T334">). <text:s/>T</text:span><text:span text:style-name="T335">he </text:span><text:span text:style-name="T336">stack is initialized to contain just the symbol </text:span><text:span text:style-name="T335">'</text:span><text:span text:style-name="T336">$</text:span><text:span text:style-name="T335">'</text:span><text:span text:style-name="T337">.</text:span></text:p>
        </text:list-header>
        <text:list-item>
          <text:p text:style-name="P302">The parser works by repeatedly performing the following actions -</text:p>
        </text:list-item>
      </text:list>
      <text:list xml:id="list1134558834" text:style-name="L3">
        <text:list-item>
          <text:p text:style-name="P309"><text:span text:style-name="T330">R</text:span><text:span text:style-name="T335">ead the next terminal symbol from the input and push it into the stack and removing it from the input. This operation is called a shift. <text:s/></text:span><text:span text:style-name="T334">(The shift operation </text:span><text:span text:style-name="T335">will be explained </text:span><text:span text:style-name="T334">in detail </text:span><text:span text:style-name="T335">later.</text:span><text:span text:style-name="T334">)</text:span></text:p>
        </text:list-item>
        <text:list-item>
          <text:p text:style-name="P309"><text:span text:style-name="T330">D</text:span><text:span text:style-name="T335">o some </text:span><text:span text:style-name="T338">conditional </text:span><text:span text:style-name="T335">operations on the stack. <text:s/>These operations are called reductions. <text:s/></text:span><text:span text:style-name="T334">Not every iteration may involve reductions. (Reductions </text:span><text:span text:style-name="T335">will be explained </text:span><text:span text:style-name="T334">in detail </text:span><text:span text:style-name="T335">later.</text:span><text:span text:style-name="T334">)</text:span><text:span text:style-name="T335"> </text:span></text:p>
        </text:list-item>
      </text:list>
      <text:list xml:id="list551280021" text:style-name="L4">
        <text:list-item>
          <text:p text:style-name="P303">Until an error is encountered or the input is successfully parsed. <text:s/></text:p>
        </text:list-item>
      </text:list>
      <text:p text:style-name="P188"/>
      <text:p text:style-name="P197">Parsing ends successfully when the <text:span text:style-name="T294">input buffer is empty</text:span><text:span text:style-name="T676"> </text:span>(except for the end-marker '$') and the stack contains nothing b<text:span text:style-name="T676">ut </text:span>the '$' followed by the start symbol of the grammar. <text:s text:c="2"/>Error condition occurs when the input does not belong to the language of the grammar and the parser detects the same. <text:s/>We will look at error conditions later. <text:s/></text:p>
      <text:p text:style-name="P188"/>
      <text:p text:style-name="P200"/>
      <text:p text:style-name="P200"/>
      <text:p text:style-name="P189"><text:soft-page-break/><text:span text:style-name="T534">Consider</text:span> the following <text:span text:style-name="T537">c</text:span>onte<text:span text:style-name="T534">x</text:span>t free grammar. <text:s/><text:span text:style-name="T668">This will be used as a running example for this section. <text:s/></text:span></text:p>
      <text:p text:style-name="P189"/>
      <text:p text:style-name="P272"/>
      <text:p text:style-name="P269"><text:span text:style-name="T538">(</text:span><text:span text:style-name="T666">Production </text:span><text:span text:style-name="T539">1</text:span><text:span text:style-name="T538">)</text:span><text:span text:style-name="T539"><text:tab/></text:span>expr : <text:s text:c="3"/>expr '+' expr<text:tab/> </text:p>
      <text:p text:style-name="P271">(Production 2) expr : <text:s text:c="3"/>expr '*' expr </text:p>
      <text:p text:style-name="P269"><text:span text:style-name="T538">(</text:span><text:span text:style-name="T666">Production </text:span><text:span text:style-name="T670">3</text:span><text:span text:style-name="T538">)</text:span><text:span text:style-name="T539"><text:tab/></text:span><text:tab/>| <text:tab/>'(' expr ')'<text:tab/> </text:p>
      <text:p text:style-name="P269"><text:span text:style-name="T538">(</text:span><text:span text:style-name="T666">Production </text:span><text:span text:style-name="T670">4</text:span><text:span text:style-name="T538">)</text:span><text:span text:style-name="T539"><text:tab/></text:span><text:tab/>|<text:tab/><text:span text:style-name="T536">'0' | '1' </text:span><text:span text:style-name="T540">| '2' | '3' | '4' | '5' | '6' | '7' | '8' | '9'</text:span><text:tab/></text:p>
      <text:p text:style-name="P269"/>
      <text:p text:style-name="P190">The terminal set is <text:span text:style-name="T1">{</text:span><text:span text:style-name="T51">+,*,(,),</text:span><text:span text:style-name="T1">0,1,</text:span><text:span text:style-name="T51">2,3,4,5,6,7,8,9</text:span><text:span text:style-name="T1">}</text:span>. <text:s/>The only non-terminal is '<text:span text:style-name="T1">expr</text:span>'. <text:s/><text:span text:style-name="T668"><text:s/>Production </text:span><text:span text:style-name="T670">4</text:span><text:span text:style-name="T668"> is </text:span><text:span text:style-name="T503">actually a </text:span><text:span text:style-name="T504">collection of 10 production</text:span><text:span text:style-name="T505">s</text:span><text:span text:style-name="T504">. <text:s/>We refer them collectively with one production number for simplicity. <text:s/></text:span><text:span text:style-name="T495"><text:s text:c="2"/></text:span></text:p>
      <text:p text:style-name="P188"/>
      <text:p text:style-name="P185"><text:span text:style-name="T574">Let us consider parsing of the input 2+2*</text:span><text:span text:style-name="T670">3</text:span><text:span text:style-name="T574"> using this grammar. <text:s/>When</text:span><text:span text:style-name="T535"> </text:span><text:span text:style-name="T541">the </text:span><text:span text:style-name="T535">parsing </text:span><text:span text:style-name="T541">process begins</text:span><text:span text:style-name="T535">, the contents of the stack and the input buffer would be as follows:</text:span></text:p>
      <text:p text:style-name="P188"/>
      <text:p text:style-name="P188"><text:tab/>STACK:<text:tab/>$<text:tab/><text:tab/><text:tab/>I/P BUFFER:<text:tab/><text:tab/>2 + 2 $<text:tab/></text:p>
      <text:p text:style-name="P191"/>
      <text:p text:style-name="P188"><text:span text:style-name="T542"><text:s/>The contents of the stack and the contents of the input buffer together define the </text:span><text:span text:style-name="T111">configuration of the parser</text:span><text:span text:style-name="T542">. <text:s/></text:span></text:p>
      <text:p text:style-name="P188"/>
      <text:p text:style-name="P187">On successful <text:span text:style-name="T542">completion of </text:span>parsing, the <text:span text:style-name="T543">configuration</text:span> would be:</text:p>
      <text:p text:style-name="P187"/>
      <text:p text:style-name="P187">STACK:<text:tab/>$ expr <text:tab/><text:tab/><text:tab/>I/P BUFFER:<text:tab/><text:tab/>$</text:p>
      <text:p text:style-name="P187"/>
      <text:p text:style-name="P192"><text:span text:style-name="T666">Note here that </text:span><text:s/><text:span text:style-name="T101">expr</text:span> is the start variable of the parser's context free grammar. <text:s/><text:span text:style-name="T666">This is the accepting configuration. <text:s/></text:span></text:p>
      <text:p text:style-name="P191"/>
      <text:p text:style-name="P185"><text:span text:style-name="T542">At each step of parsing, the parser takes an </text:span><text:span text:style-name="T111">action</text:span><text:span text:style-name="T542"> resulting in a configuration change. </text:span><text:span text:style-name="T545">A shift-reduce parser can take four possible </text:span><text:span text:style-name="T116">parser-a</text:span><text:span text:style-name="T112">ctions</text:span><text:span text:style-name="T545">:</text:span></text:p>
      <text:p text:style-name="P186"/>
      <text:p text:style-name="P305"/>
      <text:p text:style-name="P274"><text:soft-page-break/><text:span text:style-name="T339">1. </text:span><text:span text:style-name="T347">Shift </text:span><text:span text:style-name="T343"><text:s/>is </text:span><text:span text:style-name="T344">the parser-</text:span><text:span text:style-name="T343">action of </text:span><text:span text:style-name="T345">removing</text:span><text:span text:style-name="T343"> </text:span><text:span text:style-name="T346">the next unread</text:span><text:span text:style-name="T343"> </text:span><text:span text:style-name="T346">terminal</text:span><text:span text:style-name="T343"> from the input buffer </text:span><text:span text:style-name="T345">and pushing it in</text:span><text:span text:style-name="T343">to the stack. </text:span><text:span text:style-name="T345"><text:s/>(The input terminal gets “shifted” to the stack).</text:span></text:p>
      <text:p text:style-name="P308"/>
      <text:p text:style-name="P274"><text:span text:style-name="T343">2. </text:span><text:span text:style-name="T347">Reduce</text:span><text:span text:style-name="T343"> is </text:span><text:span text:style-name="T344">the parser-action </text:span><text:span text:style-name="T343">of replacing </text:span><text:span text:style-name="T348">one or more grammar symbols</text:span><text:span text:style-name="T349"> </text:span><text:span text:style-name="T350">from the top of the stack that matches</text:span><text:span text:style-name="T348"> a body of a production, with the corresponding production head.</text:span><text:span text:style-name="T351"> </text:span><text:span text:style-name="T352">The contents on top of the stack </text:span><text:span text:style-name="T353">which matches the </text:span><text:span text:style-name="T352">right side of a production is called a </text:span><text:span text:style-name="T341">handle</text:span><text:span text:style-name="T352">. <text:s text:c="2"/></text:span><text:span text:style-name="T354">The process of replacing a handle with the corresponding production head is called </text:span><text:span text:style-name="T355">a </text:span><text:span text:style-name="T342">reduction</text:span><text:span text:style-name="T354">.</text:span></text:p>
      <text:p text:style-name="P186"/>
      <text:p text:style-name="P185"><text:span text:style-name="T546">3. </text:span><text:span text:style-name="T417">Accept</text:span><text:span text:style-name="T546"> is </text:span><text:span text:style-name="T574">the</text:span><text:span text:style-name="T546"> </text:span><text:span text:style-name="T574">parser-action </text:span><text:span text:style-name="T546">indicating that the entire input has been parsed successfully. </text:span><text:span text:style-name="T547">The parser executes an accept action only if </text:span><text:span text:style-name="T666">it reaches the accepting configuration – <text:s/></text:span><text:span text:style-name="T677">one in which</text:span><text:span text:style-name="T666"> </text:span><text:span text:style-name="T547">the input buffer </text:span><text:span text:style-name="T677">is</text:span><text:span text:style-name="T547"> empty and the stack </text:span><text:span text:style-name="T548">con</text:span><text:span text:style-name="T666">tains just the </text:span><text:span text:style-name="T547">start variable</text:span><text:span text:style-name="T666"> followed by '$'</text:span><text:span text:style-name="T544">. <text:s/></text:span></text:p>
      <text:p text:style-name="P193"/>
      <text:p text:style-name="P185"><text:span text:style-name="T544"><text:tab/>Accepting configuration: <text:s text:c="9"/></text:span><text:span text:style-name="T535">STACK:<text:tab/></text:span><text:span text:style-name="T549">$ </text:span><text:span text:style-name="T547">&lt;start_</text:span><text:span text:style-name="T550">variable</text:span><text:span text:style-name="T547">&gt;</text:span><text:span text:style-name="T535"><text:tab/><text:tab/><text:tab/>I/P BUFFER: <text:s text:c="6"/>$<text:tab/></text:span></text:p>
      <text:p text:style-name="P194"/>
      <text:p text:style-name="P185"><text:span text:style-name="T546">4. </text:span><text:span text:style-name="T417">Error</text:span><text:span text:style-name="T546"> indicat</text:span><text:span text:style-name="T574">es</text:span><text:span text:style-name="T546"> that an error was encountered while parsing the input.</text:span><text:span text:style-name="T551"> <text:s/>In our example, there </text:span><text:span text:style-name="T667">is no</text:span><text:span text:style-name="T551"> error. <text:s/>We will see error conditions later.</text:span></text:p>
      <text:p text:style-name="P198"/>
      <text:p text:style-name="P195"><text:span text:style-name="T427">The parser's </text:span><text:span text:style-name="T426">Iterati</text:span><text:span text:style-name="T427">on Steps</text:span></text:p>
      <text:p text:style-name="P203"/>
      <text:p text:style-name="P202"><text:span text:style-name="T668">After initialization, the parser executes the following algorithm. <text:s text:c="3"/></text:span><text:span text:style-name="T669"><text:s text:c="2"/></text:span></text:p>
      <text:p text:style-name="P196"/>
      <text:p text:style-name="P13">Repeat </text:p>
      <text:p text:style-name="P4"><text:span text:style-name="T670"><text:s text:c="6"/></text:span><text:span text:style-name="T668">shift the next terminal from the input to the stack.</text:span></text:p>
      <text:p text:style-name="P4"><text:span text:style-name="T670"><text:s text:c="6"/></text:span><text:span text:style-name="T668">While there is a “valid” reduction </text:span></text:p>
      <text:p text:style-name="P13"><text:s text:c="8"/>perform the reduction. </text:p>
      <text:p text:style-name="P13">Until accepting configuration is reached. <text:s/></text:p>
      <text:p text:style-name="P13"/>
      <text:p text:style-name="P14"/>
      <text:p text:style-name="P13"><text:soft-page-break/></text:p>
      <text:p text:style-name="P13"><text:s text:c="2"/></text:p>
      <text:p text:style-name="P165"><text:span text:style-name="T536">At each step of parsing,</text:span><text:span text:style-name="T552"> </text:span><text:span text:style-name="T553">the shift-reduce parser decides on an action depending on the configuration of the parser. </text:span></text:p>
      <text:p text:style-name="P183"><text:span text:style-name="T670">Several details are left out in this description. <text:s/>For instance, what is a “valid reduction”, <text:s/>or what the error conditions </text:span><text:span text:style-name="T677">are etc. </text:span><text:span text:style-name="T670">have not been specified. These are determined by the contents of a </text:span><text:span text:style-name="T428">parsing table</text:span><text:span text:style-name="T670"> maintained by the parser and we will not go into the details here. Instead, we will try to see how the parser operates in the case of our running example. <text:s/></text:span></text:p>
      <text:p text:style-name="P182"/>
      <text:p text:style-name="P182"/>
      <text:p text:style-name="P166"><text:span text:style-name="T554">(</text:span><text:span text:style-name="T551">1</text:span><text:span text:style-name="T554">)<text:tab/></text:span>STACK:<text:tab/>$<text:tab/><text:tab/><text:tab/><text:tab/><text:tab/>I/P BUFFER:<text:tab/><text:tab/>2 + <text:span text:style-name="T677">3 </text:span>* <text:span text:style-name="T677">( 4 + 5 ) </text:span>$<text:tab/></text:p>
      <text:p text:style-name="P168"/>
      <text:p text:style-name="P165"><text:span text:style-name="T555">At this </text:span><text:span text:style-name="T556">configuration</text:span><text:span text:style-name="T555">, </text:span><text:span text:style-name="T554">the parser</text:span><text:span text:style-name="T555"> </text:span><text:span text:style-name="T556">executes a </text:span><text:span text:style-name="T113">shift </text:span><text:span text:style-name="T125">action</text:span><text:span text:style-name="T555"> </text:span><text:span text:style-name="T556">i.e. </text:span><text:span text:style-name="T555">2 </text:span><text:span text:style-name="T556">is pushed onto</text:span><text:span text:style-name="T555"> the stack </text:span><text:span text:style-name="T557">resulting in </text:span><text:span text:style-name="T556">the configuration</text:span><text:span text:style-name="T557">:</text:span></text:p>
      <text:p text:style-name="P169"/>
      <text:p text:style-name="P165"><text:span text:style-name="T554">(</text:span><text:span text:style-name="T551">2</text:span><text:span text:style-name="T554">)<text:tab/></text:span><text:span text:style-name="T535">STACK:<text:tab/>$ </text:span><text:span text:style-name="T558">2</text:span><text:span text:style-name="T557"> </text:span><text:span text:style-name="T535"><text:tab/><text:tab/><text:tab/><text:tab/>I/P BUFFER:<text:tab/><text:tab/> + </text:span><text:span text:style-name="T683">3</text:span><text:span text:style-name="T535"> * </text:span><text:span text:style-name="T683">( 4+ 5 )</text:span><text:span text:style-name="T670"> </text:span><text:span text:style-name="T535">$</text:span></text:p>
      <text:p text:style-name="P166"/>
      <text:p text:style-name="P170"><text:span text:style-name="T670">Now, the</text:span><text:span text:style-name="T559"> top of the stack match</text:span><text:span text:style-name="T670">es</text:span><text:span text:style-name="T559"> the </text:span><text:span text:style-name="T670">right side (body)</text:span><text:span text:style-name="T559"> of </text:span><text:span text:style-name="T224">P</text:span><text:span text:style-name="T225">roduction </text:span><text:span text:style-name="T226">4</text:span><text:span text:style-name="T561"> </text:span><text:span text:style-name="T562">i.e., </text:span><text:span text:style-name="T688">the </text:span><text:span text:style-name="T562">2 </text:span><text:span text:style-name="T688">on the stack </text:span><text:span text:style-name="T562">is the </text:span><text:span text:style-name="T429">handle</text:span><text:span text:style-name="T562"> in this case and a reduction takes place replacing the handle with the production head </text:span><text:span text:style-name="T85">expr</text:span><text:span text:style-name="T562">.</text:span></text:p>
      <text:p text:style-name="P170"/>
      <text:p text:style-name="P165"><text:span text:style-name="T563">(3)<text:tab/></text:span><text:span text:style-name="T535">STACK:<text:tab/>$ </text:span><text:span text:style-name="T556">expr</text:span><text:span text:style-name="T535"><text:tab/><text:tab/><text:tab/><text:tab/><text:tab/>I/P BUFFER:<text:tab/><text:tab/>+ </text:span><text:span text:style-name="T684">3 * ( 4 + 5 )</text:span><text:span text:style-name="T535"> $<text:tab/></text:span></text:p>
      <text:p text:style-name="P166"/>
      <text:p text:style-name="P170"><text:span text:style-name="T670">As there is no further handles to perform reductions,</text:span><text:span text:style-name="T560"> the </text:span>parser shifts <text:s/><text:span text:style-name="T670">the next terminal </text:span>'+' <text:span text:style-name="T670">from the input </text:span>to the stack.</text:p>
      <text:p text:style-name="P170"/>
      <text:p text:style-name="P174"><text:span text:style-name="T563">(4)<text:tab/></text:span><text:span text:style-name="T535">STACK:<text:tab/>$</text:span><text:span text:style-name="T556"> expr </text:span><text:span text:style-name="T564">+</text:span><text:span text:style-name="T535"><text:tab/><text:tab/><text:tab/><text:tab/>I/P BUFFER:<text:tab/><text:tab/></text:span><text:span text:style-name="T684">3 * ( 4 + 5 )</text:span><text:span text:style-name="T535"> $</text:span></text:p>
      <text:p text:style-name="P166"/>
      <text:p text:style-name="P170"><text:span text:style-name="T685">In the n</text:span><text:span text:style-name="T686">e</text:span><text:span text:style-name="T685">xt iteration, a</text:span><text:span text:style-name="T670">s no reductions are possible, the parser again shifts the next input</text:span><text:span text:style-name="T560">:</text:span></text:p>
      <text:p text:style-name="P170"/>
      <text:p text:style-name="P175"><text:span text:style-name="T563">(5)<text:tab/></text:span><text:span text:style-name="T535">STACK:<text:tab/>$ </text:span><text:span text:style-name="T556">expr </text:span><text:span text:style-name="T564">+ </text:span><text:span text:style-name="T689">3</text:span><text:span text:style-name="T535"><text:tab/><text:tab/><text:tab/><text:tab/>I/P BUFFER:<text:tab/><text:tab/></text:span><text:span text:style-name="T684"> * ( 4 + 5 )</text:span><text:span text:style-name="T535"> $<text:tab/></text:span><text:span text:style-name="T556"> </text:span></text:p>
      <text:p text:style-name="P170"><text:soft-page-break/><text:span text:style-name="T687">Now, t</text:span><text:span text:style-name="T671">he parser can apply Production </text:span><text:span text:style-name="T690">4</text:span><text:span text:style-name="T565"> </text:span><text:span text:style-name="T671">and <text:s/></text:span><text:span text:style-name="T114">reduc</text:span><text:span text:style-name="T117">e <text:s/></text:span><text:span text:style-name="T565">the handle '</text:span><text:span text:style-name="T689">3</text:span><text:span text:style-name="T565">' <text:s/></text:span><text:span text:style-name="T671">on the top of the stack </text:span><text:span text:style-name="T565">to <text:s/></text:span><text:span text:style-name="T86">exp</text:span><text:span text:style-name="T87">r. </text:span><text:span text:style-name="T226">Thus the parser reduces by Production 4 and replaces '3' with </text:span><text:span text:style-name="T87">expr</text:span><text:span text:style-name="T226">.</text:span></text:p>
      <text:p text:style-name="P170"/>
      <text:p text:style-name="P176"><text:span text:style-name="T563">(6)<text:tab/></text:span><text:span text:style-name="T535">STACK:<text:tab/>$ </text:span><text:span text:style-name="T556">expr + expr</text:span><text:span text:style-name="T535"><text:tab/><text:tab/><text:tab/><text:tab/>I/P BUFFER:<text:tab/><text:tab/></text:span><text:span text:style-name="T684">* ( 4 + 5 )</text:span><text:span text:style-name="T535"> $</text:span></text:p>
      <text:p text:style-name="P166"/>
      <text:p text:style-name="P172"><text:span text:style-name="T671">At this point there is a further reduction possible using Production 1. <text:s/>However, the “valid” action here is not to perform the reduction, </text:span><text:span text:style-name="T672">but</text:span><text:span text:style-name="T671"> shift the next input to the stack. <text:s/></text:span><text:span text:style-name="T672">T</text:span><text:span text:style-name="T671">he reason being that '*' has higher precedence over '+'. <text:s text:c="2"/>(similar issues occur with associativity of operators). </text:span><text:span text:style-name="T672">Unless the parser is somehow is informed about what the correct action is (shift/reduce), under every such situation, the correct precedence/associativity may not be respected. For the time being, it is sufficient to understand that there are ways by which the user can force the parser to act in the right way in most practical situations, particularly when using a parser generator like YACC. Hence we hide these issues </text:span><text:span text:style-name="T691">for now</text:span><text:span text:style-name="T672"> and assume that the parser is somehow capable of finding the “valid” actions. (Some more details on how this will be done will be explained in the later sections.) <text:s/>Hence, the next action is a shift. <text:s text:c="3"/></text:span></text:p>
      <text:p text:style-name="P173"/>
      <text:p text:style-name="P177"><text:span text:style-name="T563">(7)<text:tab/></text:span><text:span text:style-name="T535">STACK:<text:tab/>$ </text:span><text:span text:style-name="T547">expr </text:span><text:span text:style-name="T672">+ expr *</text:span><text:span text:style-name="T535"><text:tab/><text:tab/><text:tab/><text:tab/>I/P BUFFER:<text:tab/><text:tab/></text:span><text:span text:style-name="T684">( 4 + 5 )</text:span><text:span text:style-name="T535">$</text:span></text:p>
      <text:p text:style-name="P310"/>
      <text:p text:style-name="P177"><text:span text:style-name="T692">In the next </text:span><text:span text:style-name="T693">four</text:span><text:span text:style-name="T692"> iteration, the parser continuously shifts as there are no valid reductions. </text:span><text:span text:style-name="T694">Hence the resultant configuration:</text:span></text:p>
      <text:p text:style-name="P312"/>
      <text:p text:style-name="P178"><text:span text:style-name="T563">(</text:span><text:span text:style-name="T694">8</text:span><text:span text:style-name="T563">)<text:tab/></text:span><text:span text:style-name="T535">STACK:<text:tab/>$ </text:span><text:span text:style-name="T547">expr </text:span><text:span text:style-name="T672">+ expr * </text:span><text:span text:style-name="T694">( 4 + 5</text:span><text:span text:style-name="T535"><text:tab/><text:tab/><text:tab/>I/P BUFFER:<text:tab/><text:tab/></text:span><text:span text:style-name="T694">) </text:span><text:span text:style-name="T535">$</text:span></text:p>
      <text:p text:style-name="P166"/>
      <text:p text:style-name="P313">Now, the handle “4+5” matches the body of production 1, hence the parser reduces by production 1.</text:p>
      <text:p text:style-name="P313"/>
      <text:p text:style-name="P167"><text:span text:style-name="T563">(</text:span><text:span text:style-name="T699">9</text:span><text:span text:style-name="T563">)<text:tab/></text:span>STACK:<text:tab/>$ <text:span text:style-name="T547">expr </text:span><text:span text:style-name="T672">+ expr * </text:span><text:span text:style-name="T694">( expr</text:span><text:tab/><text:tab/><text:tab/><text:tab/>I/P BUFFER:<text:tab/><text:tab/><text:span text:style-name="T694">) </text:span>$</text:p>
      <text:p text:style-name="P314"/>
      <text:p text:style-name="P178"><text:span text:style-name="T694">The parser continues to iterate as the accepting configuration has not been reached. In the next iteration, the parser shifts, as a </text:span><text:soft-page-break/><text:span text:style-name="T694">result emptying the input buffer.</text:span></text:p>
      <text:p text:style-name="P313"/>
      <text:p text:style-name="P178"><text:span text:style-name="T563">(</text:span><text:span text:style-name="T699">10</text:span><text:span text:style-name="T563">)<text:tab/></text:span><text:span text:style-name="T535">STACK:<text:tab/>$ </text:span><text:span text:style-name="T547">expr </text:span><text:span text:style-name="T672">+ expr * </text:span><text:span text:style-name="T694">( expr )</text:span><text:span text:style-name="T535"><text:tab/><text:tab/><text:tab/><text:tab/>I/P BUFFER:<text:tab/><text:tab/>$</text:span></text:p>
      <text:p text:style-name="P167"/>
      <text:p text:style-name="P315">Now the parser reduces the handle “ ( expr ) ” by production 3,</text:p>
      <text:p text:style-name="P315"/>
      <text:p text:style-name="P179"><text:span text:style-name="T563">(</text:span><text:span text:style-name="T699">11</text:span><text:span text:style-name="T563">)<text:tab/></text:span><text:span text:style-name="T535">STACK:<text:tab/>$ </text:span><text:span text:style-name="T547">expr </text:span><text:span text:style-name="T672">+ expr * </text:span><text:span text:style-name="T695">expr</text:span><text:span text:style-name="T535"><text:tab/><text:tab/><text:tab/><text:tab/>I/P BUFFER:<text:tab/><text:tab/>$</text:span></text:p>
      <text:p text:style-name="P314"/>
      <text:p text:style-name="P316">In the next iteration, as yet another valid reduction is possible, the parser reduces by Production 2</text:p>
      <text:p text:style-name="P317"/>
      <text:p text:style-name="P179"><text:span text:style-name="T563">(</text:span><text:span text:style-name="T699">12</text:span><text:span text:style-name="T563">)<text:tab/></text:span><text:span text:style-name="T535">STACK:<text:tab/>$ </text:span><text:span text:style-name="T547">expr </text:span><text:span text:style-name="T672">+ expr </text:span><text:span text:style-name="T535"><text:tab/><text:tab/><text:tab/><text:tab/><text:tab/>I/P BUFFER:<text:tab/><text:tab/>$</text:span></text:p>
      <text:p text:style-name="P317"/>
      <text:p text:style-name="P180"><text:span text:style-name="T697">As</text:span><text:span text:style-name="T696"> the parser has not reached accepting configuration and there exists another handle top of the stack, the parser further reduces the entire contents of the stack, i.e., the handle “expr + expr” with production 1 </text:span><text:span text:style-name="T697">and thus puts the start symbol expr on the stack. </text:span></text:p>
      <text:p text:style-name="P316"/>
      <text:p text:style-name="P179"><text:span text:style-name="T563">(</text:span><text:span text:style-name="T699">13</text:span><text:span text:style-name="T563">)<text:tab/></text:span><text:span text:style-name="T535">STACK:<text:tab/>$ </text:span><text:span text:style-name="T547">expr </text:span><text:span text:style-name="T535"><text:tab/><text:tab/><text:tab/><text:tab/><text:tab/><text:tab/>I/P BUFFER:<text:tab/><text:tab/>$</text:span></text:p>
      <text:p text:style-name="P318"/>
      <text:p text:style-name="P181"><text:span text:style-name="T698">On </text:span><text:span text:style-name="T697">reach</text:span><text:span text:style-name="T698">ing</text:span><text:span text:style-name="T697"> accepting configuration, the parser </text:span><text:span text:style-name="T698">quits iterating</text:span><text:span text:style-name="T697">. </text:span><text:span text:style-name="T547">Since the I/P BUFFER is empty and the stack contains only the start variable, the parser executes an accept action, indicating that the input has been parsed </text:span><text:span text:style-name="T566">successfully. </text:span></text:p>
      <text:p text:style-name="P171"/>
      <text:p text:style-name="P201"><text:span text:style-name="T567">T</text:span><text:span text:style-name="T568">he following table </text:span><text:span text:style-name="T567">summarizes</text:span><text:span text:style-name="T568"> the </text:span><text:span text:style-name="T569">step-by-step </text:span><text:span text:style-name="T543">change in </text:span><text:span text:style-name="T570">the </text:span><text:span text:style-name="T571">parser's </text:span><text:span text:style-name="T543">configuration</text:span><text:span text:style-name="T568"> </text:span><text:span text:style-name="T572">after </text:span><text:span text:style-name="T542">each</text:span><text:span text:style-name="T572"> </text:span><text:span text:style-name="T115">action</text:span><text:span text:style-name="T572"> taken </text:span><text:span text:style-name="T573">by </text:span><text:span text:style-name="T673">a shift reduce </text:span><text:span text:style-name="T573">parser</text:span><text:span text:style-name="T572">.</text:span></text:p>
      <text:p text:style-name="P201"><text:span text:style-name="T572"/></text:p>
      <text:p text:style-name="P306"/>
      <table:table table:name="Table3" table:style-name="Table3">
        <table:table-column table:style-name="Table3.A" table:number-columns-repeated="3"/>
        <text:soft-page-break/>
        <table:table-row>
          <table:table-cell table:style-name="Table3.A1" office:value-type="string">
            <text:p text:style-name="P335"><text:span text:style-name="T709">STACK</text:span></text:p>
          </table:table-cell>
          <table:table-cell table:style-name="Table3.A1" office:value-type="string">
            <text:p text:style-name="P335"><text:span text:style-name="T709">I/P BUFFER</text:span></text:p>
          </table:table-cell>
          <table:table-cell table:style-name="Table3.C1" office:value-type="string">
            <text:p text:style-name="P335"><text:span text:style-name="T711">PARSER-</text:span><text:span text:style-name="T709">ACTION </text:span><text:span text:style-name="T710">EXECUTED</text:span></text:p>
          </table:table-cell>
        </table:table-row>
        <table:table-row>
          <table:table-cell table:style-name="Table3.A2" office:value-type="string">
            <text:p text:style-name="P323"/>
          </table:table-cell>
          <table:table-cell table:style-name="Table3.A2" office:value-type="string">
            <text:p text:style-name="P288"><text:span text:style-name="T700">2 + 3 * ( 4 + 5 ) </text:span><text:span text:style-name="T707">$</text:span></text:p>
          </table:table-cell>
          <table:table-cell table:style-name="Table3.C2" office:value-type="string">
            <text:p text:style-name="P287">_</text:p>
          </table:table-cell>
        </table:table-row>
        <table:table-row>
          <table:table-cell table:style-name="Table3.A2" office:value-type="string">
            <text:p text:style-name="P288"><text:span text:style-name="T701">$</text:span><text:span text:style-name="T700">2</text:span></text:p>
          </table:table-cell>
          <table:table-cell table:style-name="Table3.A2" office:value-type="string">
            <text:p text:style-name="P288"><text:span text:style-name="T700">+ 3 * ( 4 + 5 ) </text:span><text:span text:style-name="T707">$</text:span></text:p>
          </table:table-cell>
          <table:table-cell table:style-name="Table3.C2" office:value-type="string">
            <text:p text:style-name="P325">SHIFT</text:p>
          </table:table-cell>
        </table:table-row>
        <table:table-row>
          <table:table-cell table:style-name="Table3.A2" office:value-type="string">
            <text:p text:style-name="P288"><text:span text:style-name="T701">$ </text:span><text:span text:style-name="T700">expr</text:span></text:p>
          </table:table-cell>
          <table:table-cell table:style-name="Table3.A2" office:value-type="string">
            <text:p text:style-name="P288"><text:span text:style-name="T700">+ 3 * ( 4 + 5 ) </text:span><text:span text:style-name="T707">$</text:span></text:p>
          </table:table-cell>
          <table:table-cell table:style-name="Table3.C2" office:value-type="string">
            <text:p text:style-name="P325">REDUCE</text:p>
          </table:table-cell>
        </table:table-row>
        <table:table-row>
          <table:table-cell table:style-name="Table3.A2" office:value-type="string">
            <text:p text:style-name="P288"><text:span text:style-name="T701">$ </text:span><text:span text:style-name="T703">e</text:span><text:span text:style-name="T700">xpr +</text:span></text:p>
          </table:table-cell>
          <table:table-cell table:style-name="Table3.A2" office:value-type="string">
            <text:p text:style-name="P288"><text:span text:style-name="T700">3 * ( 4 + 5 ) </text:span><text:span text:style-name="T707">$</text:span></text:p>
          </table:table-cell>
          <table:table-cell table:style-name="Table3.C2" office:value-type="string">
            <text:p text:style-name="P325">SHIFT</text:p>
          </table:table-cell>
        </table:table-row>
        <table:table-row>
          <table:table-cell table:style-name="Table3.A2" office:value-type="string">
            <text:p text:style-name="P288"><text:span text:style-name="T701">$ </text:span><text:span text:style-name="T703">e</text:span><text:span text:style-name="T700">xpr + 3</text:span></text:p>
          </table:table-cell>
          <table:table-cell table:style-name="Table3.A2" office:value-type="string">
            <text:p text:style-name="P288"><text:span text:style-name="T700">* ( 4 + 5 ) </text:span><text:span text:style-name="T707">$</text:span></text:p>
          </table:table-cell>
          <table:table-cell table:style-name="Table3.C2" office:value-type="string">
            <text:p text:style-name="P326">SHIFT</text:p>
          </table:table-cell>
        </table:table-row>
        <table:table-row>
          <table:table-cell table:style-name="Table3.A2" office:value-type="string">
            <text:p text:style-name="P288"><text:span text:style-name="T701">$ </text:span><text:span text:style-name="T700">expr + expr</text:span></text:p>
          </table:table-cell>
          <table:table-cell table:style-name="Table3.A2" office:value-type="string">
            <text:p text:style-name="P289"><text:span text:style-name="T700">* (4 + 5 ) </text:span><text:span text:style-name="T707">$</text:span></text:p>
          </table:table-cell>
          <table:table-cell table:style-name="Table3.C2" office:value-type="string">
            <text:p text:style-name="P326">REDUCE</text:p>
          </table:table-cell>
        </table:table-row>
        <table:table-row>
          <table:table-cell table:style-name="Table3.A2" office:value-type="string">
            <text:p text:style-name="P288"><text:span text:style-name="T701">$ </text:span><text:span text:style-name="T700">expr + expr *</text:span></text:p>
          </table:table-cell>
          <table:table-cell table:style-name="Table3.A2" office:value-type="string">
            <text:p text:style-name="P289"><text:span text:style-name="T700">( 4 + 5 ) </text:span><text:span text:style-name="T707">$</text:span><text:span text:style-name="T700"> <text:s/></text:span></text:p>
          </table:table-cell>
          <table:table-cell table:style-name="Table3.C2" office:value-type="string">
            <text:p text:style-name="P326">SHIFT </text:p>
          </table:table-cell>
        </table:table-row>
        <table:table-row>
          <table:table-cell table:style-name="Table3.A2" office:value-type="string">
            <text:p text:style-name="P288"><text:span text:style-name="T701">$ </text:span><text:span text:style-name="T700">expr + expr * (</text:span></text:p>
          </table:table-cell>
          <table:table-cell table:style-name="Table3.A2" office:value-type="string">
            <text:p text:style-name="P289"><text:span text:style-name="T700">4 + 5 ) </text:span><text:span text:style-name="T707">$</text:span><text:span text:style-name="T700"> </text:span></text:p>
          </table:table-cell>
          <table:table-cell table:style-name="Table3.C2" office:value-type="string">
            <text:p text:style-name="P326">SHIFT</text:p>
          </table:table-cell>
        </table:table-row>
        <table:table-row>
          <table:table-cell table:style-name="Table3.A2" office:value-type="string">
            <text:p text:style-name="P288"><text:span text:style-name="T701">$ </text:span><text:span text:style-name="T700">expr + expr * ( 4</text:span></text:p>
          </table:table-cell>
          <table:table-cell table:style-name="Table3.A2" office:value-type="string">
            <text:p text:style-name="P289"><text:span text:style-name="T700">+ 5 ) </text:span><text:span text:style-name="T707">$</text:span></text:p>
          </table:table-cell>
          <table:table-cell table:style-name="Table3.C2" office:value-type="string">
            <text:p text:style-name="P326">SHIFT</text:p>
          </table:table-cell>
        </table:table-row>
        <table:table-row>
          <table:table-cell table:style-name="Table3.A2" office:value-type="string">
            <text:p text:style-name="P288"><text:span text:style-name="T701">$ </text:span><text:span text:style-name="T700">expr + </text:span><text:span text:style-name="T703">e</text:span><text:span text:style-name="T700">xpr * ( expr</text:span></text:p>
          </table:table-cell>
          <table:table-cell table:style-name="Table3.A2" office:value-type="string">
            <text:p text:style-name="P289"><text:span text:style-name="T700">+ 5 ) </text:span><text:span text:style-name="T707">$</text:span><text:span text:style-name="T700"> </text:span></text:p>
          </table:table-cell>
          <table:table-cell table:style-name="Table3.C2" office:value-type="string">
            <text:p text:style-name="P326">REDUCE</text:p>
          </table:table-cell>
        </table:table-row>
        <table:table-row>
          <table:table-cell table:style-name="Table3.A2" office:value-type="string">
            <text:p text:style-name="P288"><text:span text:style-name="T701">$ </text:span><text:span text:style-name="T702">e</text:span><text:span text:style-name="T700">xpr + </text:span><text:span text:style-name="T703">e</text:span><text:span text:style-name="T700">xpr * (expr +</text:span></text:p>
          </table:table-cell>
          <table:table-cell table:style-name="Table3.A2" office:value-type="string">
            <text:p text:style-name="P289"><text:span text:style-name="T700">5 ) </text:span><text:span text:style-name="T707">$</text:span></text:p>
          </table:table-cell>
          <table:table-cell table:style-name="Table3.C2" office:value-type="string">
            <text:p text:style-name="P326">SHIFT</text:p>
          </table:table-cell>
        </table:table-row>
        <table:table-row>
          <table:table-cell table:style-name="Table3.A2" office:value-type="string">
            <text:p text:style-name="P288"><text:span text:style-name="T701">$ </text:span><text:span text:style-name="T700">expr + expr * (expr+5</text:span></text:p>
          </table:table-cell>
          <table:table-cell table:style-name="Table3.A2" office:value-type="string">
            <text:p text:style-name="P289"><text:span text:style-name="T700">) </text:span><text:span text:style-name="T707">$</text:span></text:p>
          </table:table-cell>
          <table:table-cell table:style-name="Table3.C2" office:value-type="string">
            <text:p text:style-name="P326">SHIFT</text:p>
          </table:table-cell>
        </table:table-row>
        <table:table-row>
          <table:table-cell table:style-name="Table3.A2" office:value-type="string">
            <text:p text:style-name="P288"><text:span text:style-name="T701">$ </text:span><text:span text:style-name="T700">expr + </text:span><text:span text:style-name="T703">e</text:span><text:span text:style-name="T700">xpr * (expr+expr</text:span></text:p>
          </table:table-cell>
          <table:table-cell table:style-name="Table3.A2" office:value-type="string">
            <text:p text:style-name="P289"><text:span text:style-name="T700">) </text:span><text:span text:style-name="T707">$</text:span></text:p>
          </table:table-cell>
          <table:table-cell table:style-name="Table3.C2" office:value-type="string">
            <text:p text:style-name="P326">REDUCE</text:p>
          </table:table-cell>
        </table:table-row>
        <table:table-row>
          <table:table-cell table:style-name="Table3.A2" office:value-type="string">
            <text:p text:style-name="P288"><text:span text:style-name="T701">$ </text:span><text:span text:style-name="T700">expr + expr * (expr</text:span></text:p>
          </table:table-cell>
          <table:table-cell table:style-name="Table3.A2" office:value-type="string">
            <text:p text:style-name="P289"><text:span text:style-name="T701">) </text:span><text:span text:style-name="T707">$</text:span></text:p>
          </table:table-cell>
          <table:table-cell table:style-name="Table3.C2" office:value-type="string">
            <text:p text:style-name="P326">REDUCE</text:p>
          </table:table-cell>
        </table:table-row>
        <table:table-row>
          <table:table-cell table:style-name="Table3.A2" office:value-type="string">
            <text:p text:style-name="P288"><text:span text:style-name="T701">$ </text:span><text:span text:style-name="T700">expr + expr * (expr)</text:span></text:p>
          </table:table-cell>
          <table:table-cell table:style-name="Table3.A2" office:value-type="string">
            <text:p text:style-name="P325">$</text:p>
          </table:table-cell>
          <table:table-cell table:style-name="Table3.C2" office:value-type="string">
            <text:p text:style-name="P330">SHIFT</text:p>
          </table:table-cell>
        </table:table-row>
        <table:table-row>
          <table:table-cell table:style-name="Table3.A2" office:value-type="string">
            <text:p text:style-name="P288"><text:span text:style-name="T701">$ </text:span><text:span text:style-name="T700">expr + </text:span><text:span text:style-name="T703">e</text:span><text:span text:style-name="T700">xpr * expr</text:span></text:p>
          </table:table-cell>
          <table:table-cell table:style-name="Table3.A2" office:value-type="string">
            <text:p text:style-name="P325">$</text:p>
          </table:table-cell>
          <table:table-cell table:style-name="Table3.C2" office:value-type="string">
            <text:p text:style-name="P326">REDUCE</text:p>
          </table:table-cell>
        </table:table-row>
        <table:table-row>
          <table:table-cell table:style-name="Table3.A2" office:value-type="string">
            <text:p text:style-name="P288"><text:span text:style-name="T701">$ </text:span><text:span text:style-name="T700">expr + expr</text:span></text:p>
          </table:table-cell>
          <table:table-cell table:style-name="Table3.A2" office:value-type="string">
            <text:p text:style-name="P325">$</text:p>
          </table:table-cell>
          <table:table-cell table:style-name="Table3.C2" office:value-type="string">
            <text:p text:style-name="P326">REDUCE</text:p>
          </table:table-cell>
        </table:table-row>
        <table:table-row>
          <table:table-cell table:style-name="Table3.A2" office:value-type="string">
            <text:p text:style-name="P288"><text:span text:style-name="T701">$ </text:span><text:span text:style-name="T700">expr</text:span></text:p>
          </table:table-cell>
          <table:table-cell table:style-name="Table3.A2" office:value-type="string">
            <text:p text:style-name="P325">$</text:p>
          </table:table-cell>
          <table:table-cell table:style-name="Table3.C2" office:value-type="string">
            <text:p text:style-name="P326">REDUCE</text:p>
          </table:table-cell>
        </table:table-row>
        <table:table-row>
          <table:table-cell table:style-name="Table3.A2" office:value-type="string">
            <text:p text:style-name="P331">$ expr</text:p>
          </table:table-cell>
          <table:table-cell table:style-name="Table3.A2" office:value-type="string">
            <text:p text:style-name="P332">$</text:p>
          </table:table-cell>
          <table:table-cell table:style-name="Table3.C2" office:value-type="string">
            <text:p text:style-name="P333">ACCEPT</text:p>
          </table:table-cell>
        </table:table-row>
      </table:table>
      <text:p text:style-name="P15"><text:soft-page-break/></text:p>
      <text:p text:style-name="P43">There are several variants of shift-reduce parsing like the LR(1), SLR(1) and LALR(1) parsing methods. <text:s/>The notion of valid shift or a valid reduce depends on the particular parsing method and can be fairly involved. <text:s text:c="2"/><text:span text:style-name="T673">We will see how routine situations like precedence and associativity of operators can be easily handled when you are using </text:span>YACC. <text:s text:c="2"/><text:span text:style-name="T673">YACC</text:span> uses an LALR<text:span text:style-name="T673">(1)</text:span> parsing method. (See ... References and links). <text:s/><text:span text:style-name="T673">A</text:span>n understanding of the general principles of shift-reduce parsing at th<text:span text:style-name="T673">e level presented here</text:span> will be sufficient for most of this project. <text:s/></text:p>
      <text:p text:style-name="P43"><text:s text:c="2"/></text:p>
      <text:p text:style-name="P18"><text:span text:style-name="T506">4<text:tab/></text:span>Infix to Postfix program</text:p>
      <text:p text:style-name="P72"/>
      <text:p text:style-name="P44"><text:span text:style-name="T494">When</text:span><text:span text:style-name="T493"> </text:span><text:span text:style-name="T612">yacc</text:span><text:span text:style-name="T493">_file.y </text:span><text:span text:style-name="T494">is</text:span><text:span text:style-name="T493"> fed to YACC, it generates a y.tab.c </text:span><text:span text:style-name="T494">file. <text:s/></text:span><text:span text:style-name="T530">W</text:span><text:span text:style-name="T512">hen compiled, </text:span><text:span text:style-name="T530">this program </text:span><text:span text:style-name="T512">yields a parser.</text:span><text:span text:style-name="T494"> </text:span><text:span text:style-name="T465">[Link to Introduction to Yacc]. </text:span><text:span text:style-name="T512">The generated parser uses shift-reduce parsing to parse the given input.</text:span><text:span text:style-name="T466"> </text:span><text:span text:style-name="T496">Yacc copies the </text:span><text:span text:style-name="T497">C </text:span><text:span text:style-name="T496">declarations </text:span><text:span text:style-name="T497">(in the </text:span><text:span text:style-name="T500">D</text:span><text:span text:style-name="T497">eclaration </text:span><text:span text:style-name="T496">section </text:span><text:span text:style-name="T500">of input_file.y</text:span><text:span text:style-name="T497">)</text:span><text:span text:style-name="T496"> and </text:span><text:span text:style-name="T497">all </text:span><text:span text:style-name="T496">the auxiliary function</text:span><text:span text:style-name="T497">s </text:span><text:span text:style-name="T500">(</text:span><text:span text:style-name="T497">in the Auxiliary functions section </text:span><text:span text:style-name="T500">of input_file.y)</text:span><text:span text:style-name="T497"> </text:span><text:span text:style-name="T496">directly into y.tab.c without any modification. In addition to th</text:span><text:span text:style-name="T501">ese,</text:span><text:span text:style-name="T496"> YACC generates <text:s/>the definition of yyparse() in y.tab.c.</text:span></text:p>
      <text:p text:style-name="P163"/>
      <text:p text:style-name="P164">It is important to understand that, y.tab.c contains the following :</text:p>
      <text:list xml:id="list926173044" text:style-name="L5">
        <text:list-item>
          <text:p text:style-name="P319"><text:span text:style-name="T498">The C declarations from the input_file.y file </text:span><text:span text:style-name="T456">[Link to part in y.tab.c]</text:span></text:p>
        </text:list-item>
        <text:list-item>
          <text:p text:style-name="P319"><text:span text:style-name="T498">Generated yyparse() definition </text:span><text:span text:style-name="T499"><text:s/></text:span><text:span text:style-name="T456">[Link to part in y.tab.c]</text:span></text:p>
        </text:list-item>
        <text:list-item>
          <text:p text:style-name="P321"><text:span text:style-name="T502">All the auxiliary functions from the input_file.y </text:span><text:span text:style-name="T467">[Link to part in y.tab.c]</text:span></text:p>
        </text:list-item>
      </text:list>
      <text:p text:style-name="P159"/>
      <text:p text:style-name="P63">Recall our infix to postfix program <text:span text:style-name="T468">[lin</text:span><text:span text:style-name="T469">k</text:span><text:span text:style-name="T468">]</text:span></text:p>
      <text:p text:style-name="P159"/>
      <text:p text:style-name="P48"><text:span text:style-name="T575">Here is a </text:span>Sample I<text:span text:style-name="T575">nput and Output</text:span>:</text:p>
      <text:p text:style-name="P148"/>
      <text:p text:style-name="P148"><text:tab/>I: 2+3*<text:span text:style-name="T678">(4+5) <text:s text:c="2"/></text:span></text:p>
      <text:p text:style-name="P117"><text:span text:style-name="T489"><text:tab/>O: </text:span><text:span text:style-name="T708">NUM1 NUM2</text:span><text:span text:style-name="T489"> </text:span><text:span text:style-name="T708">NUM3 NUM4 +</text:span><text:span text:style-name="T489"> * </text:span><text:span text:style-name="T708">+</text:span><text:span text:style-name="T388"> </text:span></text:p>
      <text:p text:style-name="P49"/>
      <text:p text:style-name="P45"><text:span text:style-name="T489">When the </text:span><text:span text:style-name="T491">expression </text:span><text:span text:style-name="T49">2+3</text:span><text:span text:style-name="T489"> is fed as the input to the generated parser, <text:s/></text:span><text:span text:style-name="T509">the </text:span><text:span text:style-name="T489">main() function </text:span><text:span text:style-name="T490">in the auxiliary functions section <text:s/></text:span><text:soft-page-break/><text:span text:style-name="T489">invokes yyparse() </text:span><text:span text:style-name="T576">as below: </text:span><text:span text:style-name="T489"><text:s/></text:span><text:span text:style-name="T523">(</text:span><text:span text:style-name="T576">The </text:span><text:span text:style-name="T523">code </text:span><text:span text:style-name="T576">for</text:span><text:span text:style-name="T523"> main() </text:span><text:span text:style-name="T576">from the example is copied </text:span><text:span text:style-name="T523">below)</text:span><text:span text:style-name="T489"> </text:span><text:span text:style-name="T509"><text:s/></text:span></text:p>
      <text:p text:style-name="P149"/>
      <text:p text:style-name="P149">main() </text:p>
      <text:p text:style-name="P149">{ </text:p>
      <text:p text:style-name="P149"><text:tab/>yyparse(); </text:p>
      <text:p text:style-name="P149"><text:tab/>return 1; </text:p>
      <text:p text:style-name="P149">}</text:p>
      <text:p text:style-name="P50"/>
      <text:p text:style-name="P45"><text:span text:style-name="T509">As noted earlier, </text:span><text:span text:style-name="T489">yyparse() in</text:span><text:span text:style-name="T509">vokes</text:span><text:span text:style-name="T489"> yylex() to read t</text:span><text:span text:style-name="T509">okens from the input. For example,</text:span><text:span text:style-name="T489"> </text:span><text:span text:style-name="T660">when </text:span><text:span text:style-name="T490">yylex() re</text:span><text:span text:style-name="T492">ads</text:span><text:span text:style-name="T490"> the input </text:span><text:span text:style-name="T510">2 </text:span><text:span text:style-name="T490">and</text:span><text:span text:style-name="T489"> returns </text:span><text:span text:style-name="T490">the token DIGIT </text:span><text:span text:style-name="T523">(code of yylex() shown below)</text:span></text:p>
      <text:p text:style-name="P51"/>
      <text:p text:style-name="P149">yylex() </text:p>
      <text:p text:style-name="P149">{ </text:p>
      <text:p text:style-name="P149"><text:tab/>int c; </text:p>
      <text:p text:style-name="P149"><text:tab/>c = getchar(); </text:p>
      <text:p text:style-name="P150"><text:tab/>if(isdigit(c)) <text:tab/><text:span text:style-name="T399">/* </text:span><text:span text:style-name="T400">Every time a number is found in the input stream, <text:tab/><text:tab/><text:tab/><text:tab/><text:tab/><text:tab/><text:tab/><text:tab/><text:tab/>yylex() </text:span><text:span text:style-name="T401">increments pos and </text:span><text:span text:style-name="T400">returns a token DIGIT */</text:span></text:p>
      <text:p text:style-name="P149"><text:tab/>{ </text:p>
      <text:p text:style-name="P149"><text:tab/><text:tab/>pos++;<text:tab/><text:tab/> </text:p>
      <text:p text:style-name="P151"><text:tab/><text:tab/>return DIGIT; </text:p>
      <text:p text:style-name="P149"><text:tab/>} </text:p>
      <text:p text:style-name="P152"><text:tab/>return c;<text:tab/><text:tab/><text:tab/><text:tab/>/* <text:span text:style-name="T400">If any character other than a number is found, yylex() <text:tab/><text:tab/><text:tab/><text:tab/><text:tab/><text:tab/><text:tab/><text:tab/></text:span><text:span text:style-name="T401">simply </text:span><text:span text:style-name="T400">returns the character itself to yyparse() */</text:span> </text:p>
      <text:p text:style-name="P149">}</text:p>
      <text:p text:style-name="P149"/>
      <text:p text:style-name="P107"/>
      <text:p text:style-name="P103"><text:span text:style-name="T579">NOTE: </text:span><text:span text:style-name="T490">As </text:span><text:span text:style-name="T52">pos</text:span><text:span text:style-name="T490"> was initialized to 0, </text:span><text:span text:style-name="T184">it</text:span><text:span text:style-name="T490"> holds the value 1 </text:span><text:span text:style-name="T511">after returning </text:span><text:span text:style-name="T578">the first </text:span><text:span text:style-name="T53">DIGIT</text:span><text:span text:style-name="T185">, </text:span><text:span text:style-name="T186">2 after returning the second </text:span><text:span text:style-name="T54">DIGIT</text:span><text:span text:style-name="T186"> and so on.</text:span></text:p>
      <text:p text:style-name="P52"/>
      <text:p text:style-name="P118"><text:span text:style-name="T180">yyparse() is the function that parses the given input using shift-reduce parsing. </text:span><text:span text:style-name="T183">When the</text:span><text:span text:style-name="T180"> reduction of a handle </text:span><text:span text:style-name="T183">takes place</text:span><text:span text:style-name="T180">, yyparse() executes </text:span><text:span text:style-name="T182">the</text:span><text:span text:style-name="T180"> action </text:span><text:span text:style-name="T207">(</text:span><text:span text:style-name="T180">specified </text:span><text:span text:style-name="T181">in</text:span><text:span text:style-name="T180"> the </text:span><text:span text:style-name="T207">action part of the </text:span><text:span text:style-name="T180">rule</text:span><text:span text:style-name="T207">)</text:span><text:span text:style-name="T180"> </text:span><text:span text:style-name="T207">corresponding to</text:span><text:span text:style-name="T180"> the handle's production </text:span><text:span text:style-name="T207">in the yacc program. </text:span><text:span text:style-name="T180"><text:s/></text:span><text:span text:style-name="T183">On successful parsing of the given input, </text:span><text:span text:style-name="T55">yyparse()</text:span><text:span text:style-name="T183"> returns 0. If </text:span><text:span text:style-name="T55">yyparse()</text:span><text:span text:style-name="T183"> fails to parse the given input, it returns </text:span><text:span text:style-name="T206">1</text:span><text:span text:style-name="T183">.</text:span></text:p>
      <text:p text:style-name="P53"><text:soft-page-break/></text:p>
      <text:p text:style-name="P53"/>
      <text:p text:style-name="P119"><text:span text:style-name="T178">A general</text:span><text:span text:style-name="T179">ized</text:span><text:span text:style-name="T178"> algorithm of </text:span><text:span text:style-name="T56">yyparse()</text:span><text:span text:style-name="T178"> would look like:</text:span></text:p>
      <text:p text:style-name="P153"/>
      <text:p text:style-name="P3">Initialize the stack with the end-marker $</text:p>
      <text:p text:style-name="P3">new_<text:span text:style-name="T583">token</text:span> = yylex() /* <text:span text:style-name="T679">read the first token from the input */</text:span></text:p>
      <text:p text:style-name="P5"><text:span text:style-name="T418">while</text:span><text:span text:style-name="T514"> (</text:span><text:span text:style-name="T521">true</text:span><text:span text:style-name="T514">)</text:span></text:p>
      <text:p text:style-name="P3"><text:tab/><text:span text:style-name="T413">switch</text:span>(<text:span text:style-name="T582"> </text:span><text:span text:style-name="T580">parser_action</text:span><text:span text:style-name="T581">(</text:span><text:span text:style-name="T679">stack, </text:span><text:span text:style-name="T582">new_</text:span><text:span text:style-name="T583">token</text:span><text:span text:style-name="T581">)</text:span>)</text:p>
      <text:p text:style-name="P5"><text:span text:style-name="T514"><text:tab/><text:tab/></text:span><text:span text:style-name="T418">case</text:span><text:span text:style-name="T514"> '</text:span><text:span text:style-name="T515">reduce</text:span><text:span text:style-name="T514">': </text:span></text:p>
      <text:p text:style-name="P5"><text:span text:style-name="T514"><text:s text:c="15"/></text:span><text:span text:style-name="T678">pop the handle from stack, replace it with the head of the handle's production. <text:s/></text:span></text:p>
      <text:p text:style-name="P5"><text:span text:style-name="T517"><text:tab/><text:tab/><text:tab/></text:span><text:span text:style-name="T518">execute action </text:span><text:span text:style-name="T678">part in the yacc file </text:span><text:span text:style-name="T518">corresponding to the handle's production</text:span></text:p>
      <text:p text:style-name="P5"><text:span text:style-name="T518"><text:tab/><text:tab/></text:span><text:span text:style-name="T419">case</text:span><text:span text:style-name="T519"> 'shift': </text:span></text:p>
      <text:p text:style-name="P5"><text:span text:style-name="T519"><text:s text:c="15"/></text:span><text:span text:style-name="T678">push new_token into the stack.</text:span></text:p>
      <text:p text:style-name="P6"><text:tab/><text:tab/><text:tab/>new_<text:span text:style-name="T584">token</text:span> = yylex() <text:s/>/* <text:span text:style-name="T679">read the next token from the input */</text:span></text:p>
      <text:p text:style-name="P5"><text:span text:style-name="T519"><text:tab/><text:tab/></text:span><text:span text:style-name="T420">case</text:span><text:span text:style-name="T520"> 'accept':</text:span></text:p>
      <text:p text:style-name="P7"><text:tab/><text:tab/><text:tab/>return 0</text:p>
      <text:p text:style-name="P7"><text:tab/><text:tab/><text:span text:style-name="T413">case</text:span> 'error':</text:p>
      <text:p text:style-name="P5"><text:span text:style-name="T520"><text:tab/><text:tab/><text:tab/>return 1</text:span><text:span text:style-name="T516"><text:tab/></text:span></text:p>
      <text:p text:style-name="P8"/>
      <text:p text:style-name="P54">The following table summarizes the parsing process in every iteration of the above algorithm.</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80">Input buffer</text:p>
          </table:table-cell>
          <table:table-cell table:style-name="Table1.A1" office:value-type="string">
            <text:p text:style-name="P280">new_</text:p>
            <text:p text:style-name="P280">token</text:p>
          </table:table-cell>
          <table:table-cell table:style-name="Table1.A1" office:value-type="string">
            <text:p text:style-name="P281"><text:span text:style-name="T585">parser_action</text:span><text:span text:style-name="T589">()</text:span><text:span text:style-name="T585"> </text:span><text:span text:style-name="T585">returns</text:span></text:p>
          </table:table-cell>
          <table:table-cell table:style-name="Table1.A1" office:value-type="string">
            <text:p text:style-name="P281"><text:span text:style-name="T585">Stack contents </text:span><text:span text:style-name="T588">after </text:span><text:span text:style-name="T588">parser-action</text:span></text:p>
          </table:table-cell>
          <table:table-cell table:style-name="Table1.A1" office:value-type="string">
            <text:p text:style-name="P281"><text:span text:style-name="T585">Action executed </text:span><text:span text:style-name="T590">by </text:span><text:span text:style-name="T590">yyparse()</text:span></text:p>
          </table:table-cell>
          <table:table-cell table:style-name="Table1.F1" office:value-type="string">
            <text:p text:style-name="P280">Output</text:p>
          </table:table-cell>
        </table:table-row>
        <table:table-row>
          <table:table-cell table:style-name="Table1.A2" office:value-type="string">
            <text:p text:style-name="P282">1+2 $</text:p>
          </table:table-cell>
          <table:table-cell table:style-name="Table1.A2" office:value-type="string">
            <text:p text:style-name="P282">DIGIT</text:p>
          </table:table-cell>
          <table:table-cell table:style-name="Table1.A2" office:value-type="string">
            <text:p text:style-name="P282">_</text:p>
          </table:table-cell>
          <table:table-cell table:style-name="Table1.A2" office:value-type="string">
            <text:p text:style-name="P282">_</text:p>
          </table:table-cell>
          <table:table-cell table:style-name="Table1.A2" office:value-type="string">
            <text:p text:style-name="P283">_</text:p>
          </table:table-cell>
          <table:table-cell table:style-name="Table1.F2" office:value-type="string">
            <text:p text:style-name="P283">_</text:p>
          </table:table-cell>
        </table:table-row>
        <table:table-row>
          <table:table-cell table:style-name="Table1.A2" office:value-type="string">
            <text:p text:style-name="P282">1+2 $</text:p>
          </table:table-cell>
          <table:table-cell table:style-name="Table1.A2" office:value-type="string">
            <text:p text:style-name="P282">DIGIT</text:p>
          </table:table-cell>
          <table:table-cell table:style-name="Table1.A2" office:value-type="string">
            <text:p text:style-name="P282">SHIFT</text:p>
          </table:table-cell>
          <table:table-cell table:style-name="Table1.A2" office:value-type="string">
            <text:p text:style-name="P282">DIGIT $</text:p>
          </table:table-cell>
          <table:table-cell table:style-name="Table1.A2" office:value-type="string">
            <text:p text:style-name="P141">_</text:p>
          </table:table-cell>
          <table:table-cell table:style-name="Table1.F2" office:value-type="string">
            <text:p text:style-name="P283">_</text:p>
          </table:table-cell>
        </table:table-row>
        <table:table-row>
          <table:table-cell table:style-name="Table1.A2" office:value-type="string">
            <text:p text:style-name="P282">+2 $</text:p>
          </table:table-cell>
          <table:table-cell table:style-name="Table1.A2" office:value-type="string">
            <text:p text:style-name="P282">+</text:p>
          </table:table-cell>
          <table:table-cell table:style-name="Table1.A2" office:value-type="string">
            <text:p text:style-name="P282">REDUCE</text:p>
          </table:table-cell>
          <table:table-cell table:style-name="Table1.A2" office:value-type="string">
            <text:p text:style-name="P282">expr $</text:p>
          </table:table-cell>
          <table:table-cell table:style-name="Table1.A2" office:value-type="string">
            <text:p text:style-name="P141">printf("NUM%d",pos);</text:p>
          </table:table-cell>
          <table:table-cell table:style-name="Table1.F2" office:value-type="string">
            <text:p text:style-name="P277">NUM1</text:p>
          </table:table-cell>
        </table:table-row>
        <table:table-row>
          <table:table-cell table:style-name="Table1.A2" office:value-type="string">
            <text:p text:style-name="P282">+2 $</text:p>
          </table:table-cell>
          <table:table-cell table:style-name="Table1.A2" office:value-type="string">
            <text:p text:style-name="P282">+</text:p>
          </table:table-cell>
          <table:table-cell table:style-name="Table1.A2" office:value-type="string">
            <text:p text:style-name="P282">SHIFT</text:p>
          </table:table-cell>
          <table:table-cell table:style-name="Table1.A2" office:value-type="string">
            <text:p text:style-name="P282">+ expr $</text:p>
          </table:table-cell>
          <table:table-cell table:style-name="Table1.A2" office:value-type="string">
            <text:p text:style-name="P283">_</text:p>
          </table:table-cell>
          <table:table-cell table:style-name="Table1.F2" office:value-type="string">
            <text:p text:style-name="P277">NUM1</text:p>
          </table:table-cell>
        </table:table-row>
        <table:table-row>
          <table:table-cell table:style-name="Table1.A2" office:value-type="string">
            <text:p text:style-name="P282">2 $</text:p>
          </table:table-cell>
          <table:table-cell table:style-name="Table1.A2" office:value-type="string">
            <text:p text:style-name="P282">DIGIT</text:p>
          </table:table-cell>
          <table:table-cell table:style-name="Table1.A2" office:value-type="string">
            <text:p text:style-name="P282">SHIFT</text:p>
          </table:table-cell>
          <table:table-cell table:style-name="Table1.A2" office:value-type="string">
            <text:p text:style-name="P282">DIGIT + expr $</text:p>
          </table:table-cell>
          <table:table-cell table:style-name="Table1.A2" office:value-type="string">
            <text:p text:style-name="P141">_</text:p>
          </table:table-cell>
          <table:table-cell table:style-name="Table1.F2" office:value-type="string">
            <text:p text:style-name="P277">NUM1</text:p>
          </table:table-cell>
        </table:table-row>
        <table:table-row>
          <table:table-cell table:style-name="Table1.A2" office:value-type="string">
            <text:p text:style-name="P282">$</text:p>
          </table:table-cell>
          <table:table-cell table:style-name="Table1.A2" office:value-type="string">
            <text:p text:style-name="P282">$</text:p>
          </table:table-cell>
          <table:table-cell table:style-name="Table1.A2" office:value-type="string">
            <text:p text:style-name="P285">REDUCE</text:p>
          </table:table-cell>
          <table:table-cell table:style-name="Table1.A2" office:value-type="string">
            <text:p text:style-name="P285">expr+expr $</text:p>
          </table:table-cell>
          <table:table-cell table:style-name="Table1.A2" office:value-type="string">
            <text:p text:style-name="P142">printf("NUM%d",pos);</text:p>
          </table:table-cell>
          <table:table-cell table:style-name="Table1.F2" office:value-type="string">
            <text:p text:style-name="P278">NUM1 NUM2</text:p>
          </table:table-cell>
        </table:table-row>
        <table:table-row table:style-name="Table1.8">
          <table:table-cell table:style-name="Table1.A2" office:value-type="string">
            <text:p text:style-name="P282">$</text:p>
          </table:table-cell>
          <table:table-cell table:style-name="Table1.A2" office:value-type="string">
            <text:p text:style-name="P285">$</text:p>
          </table:table-cell>
          <table:table-cell table:style-name="Table1.A2" office:value-type="string">
            <text:p text:style-name="P284"><text:span text:style-name="T586">R</text:span><text:span text:style-name="T588">E</text:span><text:span text:style-name="T586">DUCE</text:span></text:p>
          </table:table-cell>
          <table:table-cell table:style-name="Table1.A2" office:value-type="string">
            <text:p text:style-name="P285">expr $</text:p>
          </table:table-cell>
          <table:table-cell table:style-name="Table1.A2" office:value-type="string">
            <text:p text:style-name="P143"><text:span text:style-name="T587">printf("+ ")</text:span>;</text:p>
          </table:table-cell>
          <table:table-cell table:style-name="Table1.F2" office:value-type="string">
            <text:p text:style-name="P279">NUM1 NUM2 +</text:p>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table-cell table:style-name="Table2.A1" office:value-type="string">
            <text:p text:style-name="P286">$</text:p>
          </table:table-cell>
          <table:table-cell table:style-name="Table2.A1" office:value-type="string">
            <text:p text:style-name="P286">$</text:p>
          </table:table-cell>
          <table:table-cell table:style-name="Table2.A1" office:value-type="string">
            <text:p text:style-name="P286">ACCEPT</text:p>
          </table:table-cell>
          <table:table-cell table:style-name="Table2.A1" office:value-type="string">
            <text:p text:style-name="P286">expr $</text:p>
          </table:table-cell>
          <table:table-cell table:style-name="Table2.A1" office:value-type="string">
            <text:p text:style-name="P283">_</text:p>
          </table:table-cell>
          <table:table-cell table:style-name="Table2.F1" office:value-type="string">
            <text:p text:style-name="P279">NUM1 NUM2 +</text:p>
          </table:table-cell>
        </table:table-row>
      </table:table>
      <text:p text:style-name="P238"><text:span text:style-name="T610">5<text:tab/></text:span><text:span text:style-name="T614">CONFLICTS </text:span><text:span text:style-name="T656">IN PARSING USING YACC</text:span></text:p>
      <text:p text:style-name="P220"/>
      <text:p text:style-name="P219"><text:span text:style-name="T680">As noted earlier, </text:span><text:span text:style-name="T615">YACC uses </text:span><text:span text:style-name="T680">the</text:span><text:span text:style-name="T615"> shift-reduce parsing methodology. </text:span><text:span text:style-name="T591"><text:s/></text:span><text:span text:style-name="T592">Conflicts arise when the parser is unable to make a decision on the action to </text:span><text:span text:style-name="T593">execute</text:span><text:span text:style-name="T592">. These conflicts are practically of two-types: </text:span><text:span text:style-name="T430">s</text:span><text:span text:style-name="T431">hift/</text:span><text:span text:style-name="T430">r</text:span><text:span text:style-name="T431">educe conflict</text:span><text:span text:style-name="T594"> and </text:span><text:span text:style-name="T430">r</text:span><text:span text:style-name="T431">educe/</text:span><text:span text:style-name="T430">r</text:span><text:span text:style-name="T431">educe</text:span><text:span text:style-name="T594"> conflict.</text:span></text:p>
      <text:p text:style-name="P204"/>
      <text:p text:style-name="P204"><text:span text:style-name="T424">5</text:span><text:span text:style-name="T421">.1<text:tab/></text:span><text:span text:style-name="T425">resolving </text:span><text:span text:style-name="T422">s</text:span><text:span text:style-name="T413">hift/reduce conflict</text:span><text:span text:style-name="T425">s</text:span></text:p>
      <text:p text:style-name="P214"/>
      <text:p text:style-name="P204">When the parser cannot decide whether to shift or to reduce <text:span text:style-name="T595">in a configuration where both</text:span> <text:span text:style-name="T595">the actions</text:span> seem to be viable options. <text:span text:style-name="T615">Consider the following grammar:</text:span></text:p>
      <text:p text:style-name="P204"/>
      <text:p text:style-name="P270"><text:span text:style-name="T539"><text:tab/></text:span>expr : <text:s text:c="3"/>expr '+' expr<text:tab/> </text:p>
      <text:p text:style-name="P270"><text:span text:style-name="T539"><text:tab/></text:span><text:tab/>| <text:tab/>'(' expr ')'<text:tab/> </text:p>
      <text:p text:style-name="P270"><text:span text:style-name="T539"><text:tab/></text:span><text:tab/>|<text:tab/><text:span text:style-name="T536">'0' | '1' </text:span><text:span text:style-name="T540">| '2' | '3' | '4' | '5' | '6' | '7' | '8' | '9'</text:span><text:tab/></text:p>
      <text:p text:style-name="P9"><text:span text:style-name="T539"><text:tab/></text:span><text:span text:style-name="T615"><text:tab/>; </text:span></text:p>
      <text:p text:style-name="P221"/>
      <text:p text:style-name="P221">When the above grammar is fed to YACC, it produces a warning as shown below</text:p>
      <text:p text:style-name="P221"/>
      <text:p text:style-name="P205"><text:span text:style-name="T615"><text:tab/></text:span><text:span text:style-name="T58">yacc: 1 shift/reduce conflict</text:span></text:p>
      <text:p text:style-name="P248"/>
      <text:p text:style-name="P207"><text:span text:style-name="T616">Let us consider an example to demonstrate a shift-reduce conflict. </text:span><text:span text:style-name="T617">Consider an input of </text:span><text:span text:style-name="T59">1+2+3</text:span><text:span text:style-name="T616"> </text:span><text:span text:style-name="T617">to the parser generated by YACC for the above context free grammar. </text:span><text:span text:style-name="T633">T</text:span><text:span text:style-name="T618">he input can be interpreted as </text:span><text:span text:style-name="T680">[</text:span><text:span text:style-name="T190">1+2</text:span><text:span text:style-name="T208">]</text:span><text:span text:style-name="T190">+3</text:span><text:span text:style-name="T60"> </text:span><text:span text:style-name="T618">or</text:span><text:span text:style-name="T60"> </text:span><text:span text:style-name="T190">1+</text:span><text:span text:style-name="T208">[</text:span><text:span text:style-name="T190">2+3</text:span><text:span text:style-name="T208">]</text:span><text:span text:style-name="T190">.</text:span><text:span text:style-name="T190"> </text:span><text:span text:style-name="T194">W</text:span><text:span text:style-name="T191">hen the parser reaches a configuration of: </text:span></text:p>
      <text:p text:style-name="P249"/>
      <text:p text:style-name="P206"><text:span text:style-name="T191"><text:tab/>STACK:<text:tab/><text:tab/></text:span><text:span text:style-name="T193">$ </text:span><text:span text:style-name="T61">1+2 <text:s text:c="2"/></text:span><text:span text:style-name="T83">&lt; GIVE THE SEQUENCE &gt; </text:span></text:p>
      <text:p text:style-name="P206"><text:soft-page-break/><text:span text:style-name="T191"><text:tab/>I/P BUFFER:<text:tab/></text:span><text:span text:style-name="T63">+3</text:span><text:span text:style-name="T192"> </text:span><text:span text:style-name="T195">$</text:span></text:p>
      <text:p text:style-name="P222"/>
      <text:p text:style-name="P208"><text:span text:style-name="T619">The parser can choose to reduce by reducing the handle </text:span><text:span text:style-name="T61">1+2</text:span><text:span text:style-name="T619"> on top of the stack </text:span><text:span text:style-name="T633">to </text:span><text:span text:style-name="T61">expr</text:span><text:span text:style-name="T633"> </text:span><text:span text:style-name="T634">OR</text:span><text:span text:style-name="T619"> it </text:span><text:span text:style-name="T632">can </text:span><text:span text:style-name="T619">choose to shift the remaining input </text:span><text:span text:style-name="T64">+3</text:span><text:span text:style-name="T635"> </text:span><text:span text:style-name="T619">and then </text:span><text:span text:style-name="T635">reduce the handle </text:span><text:span text:style-name="T64">2+3</text:span><text:span text:style-name="T619"> </text:span><text:span text:style-name="T636">to </text:span><text:span text:style-name="T62">expr</text:span><text:span text:style-name="T636"> </text:span><text:span text:style-name="T619">later on. </text:span><text:span text:style-name="T597">T</text:span><text:span text:style-name="T598">he parser faces a conflict </text:span><text:span text:style-name="T599">on</text:span><text:span text:style-name="T598"> </text:span><text:span text:style-name="T599">deciding between </text:span><text:span text:style-name="T598">the shift and reduce actions. This conflict is called shift/reduce conflict.</text:span></text:p>
      <text:p text:style-name="P223"/>
      <text:p text:style-name="P209"><text:span text:style-name="T638">If the parser choose</text:span><text:span text:style-name="T641">s</text:span><text:span text:style-name="T638"> to reduce, the input would be interpreted as (1+2)+3. </text:span><text:span text:style-name="T639">If the parser chooses to shift and reduce later on, the input would be interpreted as 1+(2+3). </text:span><text:span text:style-name="T640">The difference is the interpretations is the associativity of of the </text:span><text:span text:style-name="T65">'+'</text:span><text:span text:style-name="T640"> operator. </text:span><text:span text:style-name="T642">As the + operator is </text:span><text:span text:style-name="T118">left associative</text:span><text:span text:style-name="T642"> , </text:span><text:span text:style-name="T645">hence </text:span><text:span text:style-name="T642">we would want the input to be </text:span><text:span text:style-name="T643">interpreted</text:span><text:span text:style-name="T642"> as (1+2)+3. </text:span><text:span text:style-name="T644">This can be done by specifying the associativity </text:span><text:span text:style-name="T645">o</text:span><text:span text:style-name="T644">f the token </text:span><text:span text:style-name="T66">'+</text:span><text:span text:style-name="T72">'</text:span><text:span text:style-name="T644"> </text:span><text:span text:style-name="T653">using the YACC keyword </text:span><text:span text:style-name="T70">%left</text:span><text:span text:style-name="T653"> in the Declarations section </text:span><text:span text:style-name="T646">as shown below:</text:span></text:p>
      <text:p text:style-name="P225"/>
      <text:p text:style-name="P209"><text:span text:style-name="T640"><text:tab/></text:span><text:span text:style-name="T65">%left '+'</text:span><text:span text:style-name="T640"> </text:span><text:span text:style-name="T639"><text:s/></text:span></text:p>
      <text:p text:style-name="P223"/>
      <text:p text:style-name="P224"><text:span text:style-name="T661">Once this had been done, when the parser </text:span><text:span text:style-name="T662">faces</text:span><text:span text:style-name="T661"> a conflict it refers to the declaration and decides to </text:span><text:span text:style-name="T663">reduce</text:span><text:span text:style-name="T661"> </text:span><text:span text:style-name="T680">since </text:span><text:span text:style-name="T661">the </text:span><text:span text:style-name="T680">token </text:span><text:span text:style-name="T80">'+'</text:span><text:span text:style-name="T661"> <text:s/>has been declared left associative. <text:s text:c="2"/></text:span></text:p>
      <text:p text:style-name="P232"/>
      <text:p text:style-name="P224"><text:span text:style-name="T680">T</text:span><text:span text:style-name="T653">okens can be declared to be right associative or non-associative by using the YACC keywords </text:span><text:span text:style-name="T70">%right</text:span><text:span text:style-name="T653"> and </text:span><text:span text:style-name="T70">%nonassoc</text:span><text:span text:style-name="T653">. </text:span></text:p>
      <text:p text:style-name="P227"/>
      <text:p text:style-name="P233">( Note: <text:s/>As an example, <text:s/>if you add the production exper -&gt; expr &lt; expr <text:s/>then declaring </text:p>
      <text:p text:style-name="P233"/>
      <text:p text:style-name="P233"><text:tab/>% nonassoc &lt; </text:p>
      <text:p text:style-name="P233"/>
      <text:p text:style-name="P233">makes the parser return a parser error on inputs like (a&lt;b&lt;c) ).</text:p>
      <text:p text:style-name="P226"/>
      <text:p text:style-name="P210"><text:span text:style-name="T637">Th</text:span><text:span text:style-name="T654">e</text:span><text:span text:style-name="T637"> conflict in our example </text:span><text:span text:style-name="T654">arises </text:span><text:span text:style-name="T637">because the grammar is an </text:span><text:span text:style-name="T432">ambiguous</text:span><text:span text:style-name="T596">. <text:s/></text:span><text:span text:style-name="T680">(GIVE wiki link). <text:s/></text:span><text:span text:style-name="T647">Note that, </text:span><text:span text:style-name="T664">a shift-reduce parser</text:span><text:span text:style-name="T647"> </text:span><text:soft-page-break/><text:span text:style-name="T647">cannot successfully parse ambiguous grammars. To overcome this difficulty, </text:span><text:span text:style-name="T664">YACC</text:span><text:span text:style-name="T647"> offers certain features like </text:span><text:span text:style-name="T681">the provision for </text:span><text:span text:style-name="T648">specifying the </text:span><text:span text:style-name="T647">associativity (seen above) and precedence (</text:span><text:span text:style-name="T681">to be </text:span><text:span text:style-name="T647">seen below) </text:span><text:span text:style-name="T681">that allows the use of certain ambiguous </text:span><text:span text:style-name="T681">grammars. <text:s/></text:span></text:p>
      <text:p text:style-name="P228"/>
      <text:p text:style-name="P228">Consider another ambiguous grammar:</text:p>
      <text:p text:style-name="P228"/>
      <text:p text:style-name="P210"><text:span text:style-name="T649"><text:tab/></text:span><text:span text:style-name="T269">expr:<text:tab/>expr '+' expr<text:tab/> </text:span></text:p>
      <text:p text:style-name="P160"><text:tab/><text:tab/>|<text:tab/>expr '*' expr<text:tab/> </text:p>
      <text:p text:style-name="P160"><text:tab/><text:tab/>|<text:tab/>'(' expr ')'<text:tab/> </text:p>
      <text:p text:style-name="P114"><text:span text:style-name="T613"><text:tab/><text:tab/>|<text:tab/></text:span><text:span text:style-name="T650">'0'|'1'|'2'|'3'|'4'|'5'|'6'|'7'|'8'|'9'</text:span></text:p>
      <text:p text:style-name="P161"/>
      <text:p text:style-name="P64"/>
      <text:p text:style-name="P64">When fed to YACC, it produces a warning of </text:p>
      <text:p text:style-name="P64"><text:tab/></text:p>
      <text:p text:style-name="P62"><text:span text:style-name="T68"><text:tab/></text:span><text:span text:style-name="T67">yacc: 4 shift/reduce conflicts.</text:span></text:p>
      <text:p text:style-name="P229"/>
      <text:p text:style-name="P211"><text:span text:style-name="T651">In this case, we have two operators of the same associativity but of different precedence. i.e., + and * both are left associative but, * has a greater precedence as compared to +. </text:span><text:span text:style-name="T657">The precedence of these operators can be specified as shown below:</text:span></text:p>
      <text:p text:style-name="P230"/>
      <text:p text:style-name="P211"><text:span text:style-name="T652"><text:tab/></text:span><text:span text:style-name="T69">%left '+' <text:s text:c="2"/>/* <text:s text:c="3"/></text:span><text:span text:style-name="T84">'+' is left associative */</text:span></text:p>
      <text:p text:style-name="P265"><text:tab/>%left '*' <text:s text:c="2"/>/* <text:s text:c="3"/><text:span text:style-name="T681">'*' is left associative and has higher precedence over '+' */</text:span></text:p>
      <text:p text:style-name="P230"/>
      <text:p text:style-name="P212"><text:span text:style-name="T655">Here </text:span><text:span text:style-name="T71">'*'</text:span><text:span text:style-name="T655"> </text:span><text:span text:style-name="T681">gets</text:span><text:span text:style-name="T655"> </text:span><text:span text:style-name="T681">higher </text:span><text:span text:style-name="T655">precedence </text:span><text:span text:style-name="T681">over '+' </text:span><text:span text:style-name="T655">as it has been l</text:span><text:span text:style-name="T681">isted</text:span><text:span text:style-name="T655"> below the </text:span><text:span text:style-name="T73">'</text:span><text:span text:style-name="T71">+</text:span><text:span text:style-name="T73">'</text:span><text:span text:style-name="T655"> operator. <text:s/></text:span><text:span text:style-name="T658">The </text:span><text:span text:style-name="T681">declarations for the associativity of operators must be made in increasing order of precedence, with operators declared in each line assuming higher precedence over those declared above. <text:s/></text:span><text:span text:style-name="T658"><text:s/></text:span><text:span text:style-name="T655">If more than one tokens are listed on the same line, they will be assigned equal precedence.</text:span></text:p>
      <text:p text:style-name="P231"/>
      <text:p text:style-name="P212"><text:tab/><text:span text:style-name="T69">%left '+' </text:span><text:span text:style-name="T71">'-'</text:span></text:p>
      <text:p text:style-name="P255"><text:soft-page-break/><text:span text:style-name="T652"><text:tab/>%left '*' </text:span><text:span text:style-name="T655">'/'</text:span></text:p>
      <text:p text:style-name="P266"/>
      <text:p text:style-name="P266"/>
      <text:p text:style-name="P256"><text:span text:style-name="T196">Here </text:span><text:span text:style-name="T655">'*'</text:span><text:span text:style-name="T196"> and </text:span><text:span text:style-name="T655">'/'</text:span><text:span text:style-name="T196"> have the same precedence, but have higher precedence than </text:span><text:span text:style-name="T655">'+'</text:span><text:span text:style-name="T196"> and </text:span><text:span text:style-name="T655">'-'</text:span><text:span text:style-name="T196">.</text:span></text:p>
      <text:p text:style-name="P247"/>
      <text:p text:style-name="P257"><text:span text:style-name="T197">YACC resolves shift/reduce conflicts using the precedence and associativity declarations. </text:span><text:span text:style-name="T202">YACC assigns precedence and associativity for a production as well. </text:span><text:span text:style-name="T169">A </text:span><text:span text:style-name="T173">handle</text:span><text:span text:style-name="T169">'s precedence and associativity is the precedence and </text:span><text:span text:style-name="T170">associativity</text:span><text:span text:style-name="T169"> of the last token </text:span><text:span text:style-name="T171">(not non-terminal) </text:span><text:span text:style-name="T169">in the </text:span><text:span text:style-name="T172">handle</text:span><text:span text:style-name="T202">. </text:span></text:p>
      <text:p text:style-name="P252"/>
      <text:p text:style-name="P258"><text:span text:style-name="T198">When </text:span><text:span text:style-name="T203">YACC</text:span><text:span text:style-name="T198"> encounters a shift/reduce conflict, it shifts if the token in the input buffer has a greater precedence than the </text:span><text:span text:style-name="T204">production of the </text:span><text:span text:style-name="T198">handle on top of the stack and reduces if the production of the handle on top of the stack has a higher precedence </text:span><text:span text:style-name="T205">than the token</text:span><text:span text:style-name="T198">. </text:span><text:span text:style-name="T199">If the production and the token have same precedence, it reduces if the </text:span><text:span text:style-name="T209">production corresponding to the handle is </text:span><text:span text:style-name="T199">left associative and shifts if they are right associative.</text:span><text:span text:style-name="T198"> </text:span><text:span text:style-name="T201">(NOTE: If the production and token in such a case of </text:span><text:span text:style-name="T201">equal precedence occur and they both are non associative, YACC reports an error).</text:span></text:p>
      <text:p text:style-name="P250"/>
      <text:p text:style-name="P251"/>
      <table:table table:name="Table4" table:style-name="Table4">
        <table:table-column table:style-name="Table4.A" table:number-columns-repeated="3"/>
        <table:table-row>
          <table:table-cell table:style-name="Table4.A1" office:value-type="string">
            <text:p text:style-name="P334">STACK</text:p>
          </table:table-cell>
          <table:table-cell table:style-name="Table4.A1" office:value-type="string">
            <text:p text:style-name="P334">I/P BUFFER</text:p>
          </table:table-cell>
          <table:table-cell table:style-name="Table4.C1" office:value-type="string">
            <text:p text:style-name="P334">PARSER-ACTION EXECUTED </text:p>
          </table:table-cell>
        </table:table-row>
        <table:table-row>
          <table:table-cell table:style-name="Table4.A2" office:value-type="string">
            <text:p text:style-name="P324"/>
          </table:table-cell>
          <table:table-cell table:style-name="Table4.A2" office:value-type="string">
            <text:p text:style-name="P290"><text:span text:style-name="T700">2 + 3 * ( 4 + 5 ) </text:span><text:span text:style-name="T706">$</text:span></text:p>
          </table:table-cell>
          <table:table-cell table:style-name="Table4.C2" office:value-type="string">
            <text:p text:style-name="P290">_</text:p>
          </table:table-cell>
        </table:table-row>
        <table:table-row>
          <table:table-cell table:style-name="Table4.A2" office:value-type="string">
            <text:p text:style-name="P290"><text:span text:style-name="T701">$</text:span><text:span text:style-name="T700">2</text:span></text:p>
          </table:table-cell>
          <table:table-cell table:style-name="Table4.A2" office:value-type="string">
            <text:p text:style-name="P290"><text:span text:style-name="T700">+ 3 * ( 4 + 5 ) </text:span><text:span text:style-name="T706">$</text:span></text:p>
          </table:table-cell>
          <table:table-cell table:style-name="Table4.C2" office:value-type="string">
            <text:p text:style-name="P327">SHIFT</text:p>
          </table:table-cell>
        </table:table-row>
        <table:table-row>
          <table:table-cell table:style-name="Table4.A2" office:value-type="string">
            <text:p text:style-name="P290"><text:span text:style-name="T701">$ </text:span><text:span text:style-name="T700">expr</text:span></text:p>
          </table:table-cell>
          <table:table-cell table:style-name="Table4.A2" office:value-type="string">
            <text:p text:style-name="P290"><text:span text:style-name="T700">+ 3 * ( 4 + 5 ) </text:span><text:span text:style-name="T706">$</text:span></text:p>
          </table:table-cell>
          <table:table-cell table:style-name="Table4.C2" office:value-type="string">
            <text:p text:style-name="P327">REDUCE</text:p>
          </table:table-cell>
        </table:table-row>
        <table:table-row>
          <table:table-cell table:style-name="Table4.A2" office:value-type="string">
            <text:p text:style-name="P290"><text:span text:style-name="T701">$ </text:span><text:span text:style-name="T703">e</text:span><text:span text:style-name="T700">xpr +</text:span></text:p>
          </table:table-cell>
          <table:table-cell table:style-name="Table4.A2" office:value-type="string">
            <text:p text:style-name="P290"><text:span text:style-name="T700">3 * ( 4 + 5 ) </text:span><text:span text:style-name="T706">$</text:span></text:p>
          </table:table-cell>
          <table:table-cell table:style-name="Table4.C2" office:value-type="string">
            <text:p text:style-name="P327">SHIFT</text:p>
          </table:table-cell>
        </table:table-row>
        <table:table-row>
          <table:table-cell table:style-name="Table4.A2" office:value-type="string">
            <text:p text:style-name="P290"><text:span text:style-name="T701">$ </text:span><text:span text:style-name="T703">e</text:span><text:span text:style-name="T700">xpr + 3</text:span></text:p>
          </table:table-cell>
          <table:table-cell table:style-name="Table4.A2" office:value-type="string">
            <text:p text:style-name="P290"><text:span text:style-name="T700">* ( 4 + 5 ) </text:span><text:span text:style-name="T706">$</text:span></text:p>
          </table:table-cell>
          <table:table-cell table:style-name="Table4.C2" office:value-type="string">
            <text:p text:style-name="P327">SHIFT</text:p>
          </table:table-cell>
        </table:table-row>
        <table:table-row>
          <table:table-cell table:style-name="Table4.A2" office:value-type="string">
            <text:p text:style-name="P290"><text:span text:style-name="T701">$ </text:span><text:span text:style-name="T700">expr + expr</text:span></text:p>
          </table:table-cell>
          <table:table-cell table:style-name="Table4.A2" office:value-type="string">
            <text:p text:style-name="P290"><text:span text:style-name="T700">* (4 + 5 ) </text:span><text:span text:style-name="T706">$</text:span></text:p>
          </table:table-cell>
          <table:table-cell table:style-name="Table4.C2" office:value-type="string">
            <text:p text:style-name="P327">REDUCE</text:p>
          </table:table-cell>
        </table:table-row>
      </table:table>
      <text:p text:style-name="P295"/>
      <text:p text:style-name="P297"/>
      <text:p text:style-name="P297"><text:soft-page-break/></text:p>
      <text:p text:style-name="P297">At the last configuration of the above table, </text:p>
      <text:p text:style-name="P295"/>
      <table:table table:name="Table5" table:style-name="Table5">
        <table:table-column table:style-name="Table5.A" table:number-columns-repeated="3"/>
        <table:table-row>
          <table:table-cell table:style-name="Table5.A1" office:value-type="string">
            <text:p text:style-name="P291"><text:span text:style-name="T701">$ </text:span><text:span text:style-name="T700">expr + expr</text:span></text:p>
          </table:table-cell>
          <table:table-cell table:style-name="Table5.A1" office:value-type="string">
            <text:p text:style-name="P291"><text:span text:style-name="T700">* (4 + 5 ) </text:span><text:span text:style-name="T705">$</text:span></text:p>
          </table:table-cell>
          <table:table-cell table:style-name="Table5.C1" office:value-type="string">
            <text:p text:style-name="P328">REDUCE</text:p>
          </table:table-cell>
        </table:table-row>
      </table:table>
      <text:p text:style-name="P296"/>
      <text:p text:style-name="P259"><text:span text:style-name="T210">The parser faces a shift reduce configuration. To resolve this the parser</text:span><text:span text:style-name="T211"> refers to the precedence declarations (Assuming precedence has been declared), and finds:</text:span></text:p>
      <text:p text:style-name="P298"/>
      <text:p text:style-name="P213"><text:tab/><text:span text:style-name="T69">%left '+' </text:span><text:span text:style-name="T71">'-'</text:span></text:p>
      <text:p text:style-name="P259"><text:span text:style-name="T652"><text:tab/>%left '*' </text:span><text:span text:style-name="T655">'/'</text:span></text:p>
      <text:p text:style-name="P322"/>
      <text:p text:style-name="P260"><text:span text:style-name="T212">On finding that the '*' token has a greater precedence than '+', the parser chooses to shift '*' instead of reducing the handle <text:s/>“expr + expr”. Recall, that a handle</text:span><text:span text:style-name="T213">'s precedence and associativity is the precedence and </text:span><text:span text:style-name="T214">associativity</text:span><text:span text:style-name="T213"> of the last token in the </text:span><text:span text:style-name="T218">handle</text:span><text:span text:style-name="T213">. </text:span><text:span text:style-name="T215">Hence, the handle “expr+expr” has the same precedence as </text:span><text:span text:style-name="T217">its last token </text:span><text:span text:style-name="T216">'</text:span><text:span text:style-name="T215">+</text:span><text:span text:style-name="T216">'</text:span><text:span text:style-name="T215">. On comparing the precedence of “expr + expr” and </text:span><text:span text:style-name="T219">'</text:span><text:span text:style-name="T215">*</text:span><text:span text:style-name="T219">'</text:span><text:span text:style-name="T215">, parser finds </text:span><text:span text:style-name="T219">that '</text:span><text:span text:style-name="T215">*</text:span><text:span text:style-name="T219">'</text:span><text:span text:style-name="T215"> has a greater precedence, and hence it decides to shift, </text:span><text:span text:style-name="T220">resulting in </text:span><text:span text:style-name="T221">th</text:span><text:span text:style-name="T222">e configuration</text:span><text:span text:style-name="T220">:</text:span></text:p>
      <text:p text:style-name="P299"/>
      <table:table table:name="Table6" table:style-name="Table6">
        <table:table-column table:style-name="Table6.A" table:number-columns-repeated="3"/>
        <table:table-row>
          <table:table-cell table:style-name="Table6.A1" office:value-type="string">
            <text:p text:style-name="P292"><text:span text:style-name="T701">$ </text:span><text:span text:style-name="T700">expr + expr *</text:span></text:p>
          </table:table-cell>
          <table:table-cell table:style-name="Table6.A1" office:value-type="string">
            <text:p text:style-name="P292"><text:span text:style-name="T700">( 4 + 5 ) </text:span><text:span text:style-name="T704">$</text:span><text:span text:style-name="T700"> <text:s/></text:span></text:p>
          </table:table-cell>
          <table:table-cell table:style-name="Table6.C1" office:value-type="string">
            <text:p text:style-name="P329">SHIFT </text:p>
          </table:table-cell>
        </table:table-row>
      </table:table>
      <text:p text:style-name="P300"/>
      <text:p text:style-name="P261"><text:span text:style-name="T220">And the parser continues to iterate till it reaches accept configuration.</text:span><text:span text:style-name="T215"> </text:span></text:p>
      <text:p text:style-name="P296"/>
      <text:p text:style-name="P262"><text:span text:style-name="T223">NOTE: </text:span><text:span text:style-name="T199">If the precedence and associativity declaration</text:span><text:span text:style-name="T200">s</text:span><text:span text:style-name="T199"> are not specified, YACC shifts by default to resolve a shift/reduce conflict.</text:span></text:p>
      <text:p text:style-name="P247"><text:s/></text:p>
      <text:p text:style-name="P320"/>
      <text:p text:style-name="P320"/>
      <text:p text:style-name="P320"/>
      <text:p text:style-name="P320"><text:soft-page-break/></text:p>
      <text:p text:style-name="P210"><text:span text:style-name="T421">2.2<text:tab/></text:span><text:span text:style-name="T423">r</text:span><text:span text:style-name="T413">educe/reduce conflicts </text:span></text:p>
      <text:p text:style-name="P234"/>
      <text:p text:style-name="P204">When the parser cannot decide upon which of several possible reductions to make <text:span text:style-name="T659">it faces a reduce/reduce conflict.</text:span></text:p>
      <text:p text:style-name="P204"/>
      <text:p text:style-name="P204"><text:span text:style-name="T600">For e</text:span><text:span text:style-name="T601">xample, </text:span><text:span text:style-name="T600">c</text:span><text:span text:style-name="T602">onsider the following </text:span><text:span text:style-name="T603">grammar</text:span><text:span text:style-name="T602">:</text:span></text:p>
      <text:p text:style-name="P215"/>
      <text:p text:style-name="P204"><text:span text:style-name="T602"><text:tab/></text:span><text:span text:style-name="T74">program<text:tab/><text:tab/>:<text:tab/>statement</text:span></text:p>
      <text:p text:style-name="P263"><text:tab/><text:tab/><text:tab/><text:tab/>|<text:tab/>conditional</text:p>
      <text:p text:style-name="P263"/>
      <text:p text:style-name="P264"><text:tab/>statement<text:tab/><text:tab/>:<text:tab/>if boolean then stmt else stmt</text:p>
      <text:p text:style-name="P264"><text:tab/><text:tab/><text:tab/><text:tab/>|<text:tab/>stmt</text:p>
      <text:p text:style-name="P264"/>
      <text:p text:style-name="P264"><text:tab/>conditional<text:tab/>:<text:tab/>if boolean then stmt else stmt</text:p>
      <text:p text:style-name="P264"><text:tab/><text:tab/></text:p>
      <text:p text:style-name="P216"/>
      <text:p text:style-name="P216">And the configuration to be:</text:p>
      <text:p text:style-name="P216"/>
      <text:p text:style-name="P204"><text:span text:style-name="T604">STACK:<text:tab/><text:tab/>$ </text:span><text:span text:style-name="T75">if boolean then stmt else stmt</text:span></text:p>
      <text:p text:style-name="P217">I/P BUFFER:<text:tab/>$</text:p>
      <text:p text:style-name="P217"/>
      <text:p text:style-name="P204"><text:span text:style-name="T605">The handle “</text:span><text:span text:style-name="T76">if boolean then stmt else stmt</text:span><text:span text:style-name="T605">” can be reduced </text:span><text:span text:style-name="T606">using</text:span></text:p>
      <text:p text:style-name="P218"/>
      <text:p text:style-name="P204"><text:span text:style-name="T602"><text:tab/></text:span><text:span text:style-name="T77">statemen</text:span><text:span text:style-name="T78">t</text:span><text:span text:style-name="T77"><text:tab/>:</text:span><text:span text:style-name="T78"><text:tab/></text:span><text:span text:style-name="T77">if boolean then stmt else stmt</text:span></text:p>
      <text:p text:style-name="P218">or</text:p>
      <text:p text:style-name="P215"><text:tab/><text:span text:style-name="T1">conditional<text:tab/>:<text:tab/>if boolean then stmt else stmt</text:span></text:p>
      <text:p text:style-name="P215"/>
      <text:p text:style-name="P204"><text:span text:style-name="T607">i.e., there are more than one possible reductions. </text:span><text:span text:style-name="T608">The </text:span><text:span text:style-name="T607">parser </text:span><text:span text:style-name="T608">faces a conflict </text:span><text:span text:style-name="T607">on deciding which of the several (two in this </text:span><text:soft-page-break/><text:span text:style-name="T607">example) productions to reduce by. </text:span><text:span text:style-name="T609">This conflict </text:span><text:span text:style-name="T607">is called reduce/reduce</text:span><text:span text:style-name="T605"> </text:span><text:span text:style-name="T607">conflict.</text:span></text:p>
      <text:p text:style-name="P267"/>
      <text:p text:style-name="P253">IMPORTANT NOTE: <text:s/>Reduce-reduce conflicts are bad to have in a grammar. <text:s/>They are indicative of the fact that your grammar is not properly designed. <text:s/>Always make it a point to modify the grammar so that there are no more reduce-reduce conflicts. <text:s/></text:p>
      <text:p text:style-name="P254"/>
      <text:p text:style-name="P17"><text:span text:style-name="T611">6</text:span><text:span text:style-name="T398"><text:tab/></text:span><text:span text:style-name="T682">Passing values from the yylex() to yyparse(). <text:s/></text:span></text:p>
      <text:p text:style-name="P10"/>
      <text:p text:style-name="P47"><text:span text:style-name="T438">T</text:span><text:span text:style-name="T387">he </text:span><text:span text:style-name="T524">previous </text:span><text:span text:style-name="T522">infix to postfix </text:span><text:span text:style-name="T387">program </text:span><text:span text:style-name="T513">prints</text:span><text:span text:style-name="T387"> </text:span><text:span text:style-name="T513">the structure of the </text:span><text:span text:style-name="T387">postfix expression and not the postfix expression itself. </text:span><text:span text:style-name="T389">For the parser to print the postfix expression it would need the value associated with every </text:span><text:span text:style-name="T18">DIGIT</text:span><text:span text:style-name="T389"> token. <text:s/></text:span></text:p>
      <text:p text:style-name="P56"/>
      <text:p text:style-name="P47"><text:span text:style-name="T391">For example, the value associated with the token </text:span><text:span text:style-name="T19">NUM</text:span><text:span text:style-name="T391"> in the first sample input/output is 2. <text:s/></text:span><text:span text:style-name="T682">SAMPLE INPUT&gt;&gt; <text:s/></text:span><text:span text:style-name="T391"><text:s/></text:span><text:span text:style-name="T392">The value associated with </text:span><text:span text:style-name="T394">a</text:span><text:span text:style-name="T392"> token is called an </text:span><text:span text:style-name="T106">attribute </text:span><text:span text:style-name="T126"><text:s/>of the token. <text:s/></text:span></text:p>
      <text:p text:style-name="P55"/>
      <text:p text:style-name="P46"><text:span text:style-name="T389"><text:tab/>In the </text:span><text:span text:style-name="T528">previous</text:span><text:span text:style-name="T389"> program, <text:s/></text:span><text:span text:style-name="T18">yylex()</text:span><text:span text:style-name="T389"> simply returns the token DIGIT to </text:span><text:span text:style-name="T18">yyparse()</text:span><text:span text:style-name="T389"> and does not return </text:span><text:span text:style-name="T393">any</text:span><text:span text:style-name="T389"> value associated with it. In order to </text:span><text:span text:style-name="T529">access the value of the token DIGIT</text:span><text:span text:style-name="T389">, there must </text:span><text:span text:style-name="T390">b</text:span><text:span text:style-name="T389">e some method to </text:span><text:span text:style-name="T396">return</text:span><text:span text:style-name="T389"> </text:span><text:span text:style-name="T395">an </text:span><text:span text:style-name="T389">attribute along with the token from </text:span><text:span text:style-name="T18">yylex()</text:span><text:span text:style-name="T389"> to </text:span><text:span text:style-name="T18">yyparse()</text:span><text:span text:style-name="T389">. This can be achieved </text:span><text:span text:style-name="T436">using</text:span><text:span text:style-name="T389"> a variable called </text:span><text:span text:style-name="T18">yylval</text:span><text:span text:style-name="T389">.</text:span><text:span text:style-name="T397"> <text:s/></text:span><text:span text:style-name="T682">The following program demonstrates the use of </text:span><text:span text:style-name="T525"><text:s/></text:span><text:span text:style-name="T713">yylval</text:span><text:span text:style-name="T525">. </text:span><text:span text:style-name="T682"><text:s text:c="2"/></text:span></text:p>
      <text:p text:style-name="P57"/>
      <text:p text:style-name="P12">%{ </text:p>
      <text:p text:style-name="P12"/>
      <text:p text:style-name="P12">#include &lt;stdio.h&gt; </text:p>
      <text:p text:style-name="P12"/>
      <text:p text:style-name="P12">%} </text:p>
      <text:p text:style-name="P12"/>
      <text:p text:style-name="P12">%token DIGIT </text:p>
      <text:p text:style-name="P12"/>
      <text:p text:style-name="P12">%% </text:p>
      <text:p text:style-name="P12"/>
      <text:p text:style-name="P12">start : expr '\n'<text:tab/><text:tab/><text:tab/>{printf("\nComplete");exit(1);} </text:p>
      <text:p text:style-name="P12"><text:soft-page-break/><text:tab/>; </text:p>
      <text:p text:style-name="P12"/>
      <text:p text:style-name="P12">expr: <text:s/>expr '+' expr<text:tab/><text:tab/>{printf("+ ");} </text:p>
      <text:p text:style-name="P12"><text:tab/>| expr '*' expr<text:tab/><text:tab/>{printf("* ");} </text:p>
      <text:p text:style-name="P12"><text:tab/>| '(' expr ')'<text:tab/> </text:p>
      <text:p text:style-name="P12"><text:tab/>| DIGIT<text:tab/><text:tab/><text:tab/><text:tab/>{printf("%d ",$1);} </text:p>
      <text:p text:style-name="P12"><text:tab/>; </text:p>
      <text:p text:style-name="P12"/>
      <text:p text:style-name="P12">%% </text:p>
      <text:p text:style-name="P12"/>
      <text:p text:style-name="P12"/>
      <text:p text:style-name="P12">yyerror() </text:p>
      <text:p text:style-name="P12">{ </text:p>
      <text:p text:style-name="P12"><text:tab/>printf("Error"); </text:p>
      <text:p text:style-name="P12">} </text:p>
      <text:p text:style-name="P12"/>
      <text:p text:style-name="P12">yylex() </text:p>
      <text:p text:style-name="P12">{ </text:p>
      <text:p text:style-name="P12"><text:tab/>int c; </text:p>
      <text:p text:style-name="P12"><text:tab/>c = getchar(); </text:p>
      <text:p text:style-name="P12"><text:tab/>if(isdigit(c)) </text:p>
      <text:p text:style-name="P12"><text:tab/>{ </text:p>
      <text:p text:style-name="P12"><text:tab/><text:tab/>yylval = c - '0'; </text:p>
      <text:p text:style-name="P12"><text:tab/><text:tab/>return DIGIT; </text:p>
      <text:p text:style-name="P12"><text:tab/><text:tab/> </text:p>
      <text:p text:style-name="P12"><text:tab/>} </text:p>
      <text:p text:style-name="P12"><text:tab/>return c; </text:p>
      <text:p text:style-name="P12">} </text:p>
      <text:p text:style-name="P12"/>
      <text:p text:style-name="P12">main() </text:p>
      <text:p text:style-name="P12">{ </text:p>
      <text:p text:style-name="P12"><text:tab/>yyparse(); </text:p>
      <text:p text:style-name="P12"><text:tab/>return 1; </text:p>
      <text:p text:style-name="P73"><text:span text:style-name="T402">}</text:span><text:span text:style-name="T398"> </text:span></text:p>
      <text:p text:style-name="P154"/>
      <text:p text:style-name="P58">Sample I/O:</text:p>
      <text:p text:style-name="P156"/>
      <text:p text:style-name="P156">I:<text:tab/>1+2*3</text:p>
      <text:p text:style-name="P156">O:<text:tab/>1 2 3 * +</text:p>
      <text:p text:style-name="P154"/>
      <text:p text:style-name="P155"><text:soft-page-break/><text:span text:style-name="T526">I:<text:tab/>(</text:span><text:span text:style-name="T527">2</text:span><text:span text:style-name="T526">+</text:span><text:span text:style-name="T527">7</text:span><text:span text:style-name="T526">)*</text:span><text:span text:style-name="T527">4</text:span></text:p>
      <text:p text:style-name="P155"><text:span text:style-name="T526">O:<text:tab/></text:span><text:span text:style-name="T527">2</text:span><text:span text:style-name="T526"> </text:span><text:span text:style-name="T527">7</text:span><text:span text:style-name="T526"> + </text:span><text:span text:style-name="T527">4</text:span><text:span text:style-name="T526"> *</text:span></text:p>
      <text:p text:style-name="P154"/>
      <text:p text:style-name="P154"/>
      <text:p text:style-name="P162"/>
      <text:p text:style-name="P154"/>
      <text:p text:style-name="P242"><text:span text:style-name="T293">When yylex() recgonizes a token, the variable yylval can be used to store the a</text:span><text:span text:style-name="T240">ttribute </text:span><text:span text:style-name="T293">value of the token. <text:s/></text:span><text:span text:style-name="T292"><text:s text:c="3"/></text:span><text:span text:style-name="T23">yylval</text:span><text:span text:style-name="T159"> </text:span><text:span text:style-name="T153">is a global variable </text:span><text:span text:style-name="T154">of the type </text:span><text:span text:style-name="T24">YYSTYPE</text:span><text:span text:style-name="T154"> </text:span><text:span text:style-name="T160">declared in y.tab.c</text:span><text:span text:style-name="T154">. </text:span><text:span text:style-name="T163">By default, </text:span><text:span text:style-name="T26">YYSTYPE</text:span><text:span text:style-name="T163"> is of the type </text:span><text:span text:style-name="T26">int</text:span><text:span text:style-name="T163">. This is evident from the following code segment found in y.tab.c</text:span><text:span text:style-name="T161"> </text:span></text:p>
      <text:p text:style-name="P110"/>
      <text:p text:style-name="P16"><text:tab/>typedef int YYSTYPE; </text:p>
      <text:p text:style-name="P74"/>
      <text:p text:style-name="P243"><text:span text:style-name="T162">As a result, </text:span><text:span text:style-name="T25">yylval</text:span><text:span text:style-name="T162"> (which is originally of the type </text:span><text:span text:style-name="T25">YYSTYPE</text:span><text:span text:style-name="T162">), has an </text:span><text:span text:style-name="T168">inferred</text:span><text:span text:style-name="T162"> <text:s/>type </text:span><text:span text:style-name="T25">int. </text:span><text:span text:style-name="T155">It</text:span><text:span text:style-name="T153"> is used to return additional information about the lexeme found to the parser </text:span><text:span text:style-name="T156">i.e.,</text:span><text:span text:style-name="T153"> </text:span><text:span text:style-name="T22">yylval</text:span><text:span text:style-name="T157"> is used to return an attribute in addition to the token </text:span><text:span text:style-name="T158">to the parser</text:span><text:span text:style-name="T157">. </text:span></text:p>
      <text:p text:style-name="P245"/>
      <text:p text:style-name="P244"><text:span text:style-name="T404">In the above example</text:span><text:span text:style-name="T403">, </text:span><text:span text:style-name="T405">the </text:span><text:span text:style-name="T20">yylex()</text:span><text:span text:style-name="T406"> returns the token </text:span><text:span text:style-name="T20">DIGIT</text:span><text:span text:style-name="T406"> and the value of the token </text:span><text:span text:style-name="T407">in</text:span><text:span text:style-name="T406"> the following code segment </text:span><text:span text:style-name="T408">under definition of </text:span><text:span text:style-name="T21">yylex()</text:span><text:span text:style-name="T164">:</text:span></text:p>
      <text:p text:style-name="P108"><text:tab/><text:tab/></text:p>
      <text:p text:style-name="P11"><text:tab/><text:tab/>yylval = c - '0'; </text:p>
      <text:p text:style-name="P11"><text:tab/><text:tab/>return DIGIT;</text:p>
      <text:p text:style-name="P108"/>
      <text:p text:style-name="P75"><text:span text:style-name="T88">The attribute of a </text:span><text:span text:style-name="T96">token</text:span><text:span text:style-name="T88"> </text:span><text:span text:style-name="T92">(</text:span><text:span text:style-name="T93">i.e.,</text:span><text:span text:style-name="T92"> the value of yylval associated with </text:span><text:span text:style-name="T95">the </text:span><text:span text:style-name="T97">token</text:span><text:span text:style-name="T98"> when it was returned </text:span><text:span text:style-name="T99">by </text:span><text:span text:style-name="T17">yylex()</text:span><text:span text:style-name="T92">) </text:span><text:span text:style-name="T88">can be accessed </text:span><text:span text:style-name="T89">in the action of a </text:span><text:span text:style-name="T94">YACC </text:span><text:span text:style-name="T89">rule </text:span><text:span text:style-name="T88">using </text:span><text:span text:style-name="T16">$</text:span><text:span text:style-name="T15">i</text:span><text:span text:style-name="T326"> (where </text:span><text:span text:style-name="T15">i</text:span><text:span text:style-name="T326"> is the position of the </text:span><text:span text:style-name="T327">token</text:span><text:span text:style-name="T326"> in the body of a production). </text:span></text:p>
      <text:p text:style-name="P157"/>
      <text:p text:style-name="P157"/>
      <text:p text:style-name="P157"/>
      <text:p text:style-name="P59">Example:</text:p>
      <text:p text:style-name="P109"/>
      <text:p text:style-name="P158"><text:span text:style-name="T296"><text:tab/></text:span>expr: DIGIT<text:tab/><text:tab/>{printf(“%d”,$1);}</text:p>
      <text:p text:style-name="P60"><text:soft-page-break/></text:p>
      <text:p text:style-name="P76"><text:span text:style-name="T89">The action prints the attribute associated with the token </text:span><text:span text:style-name="T13">DIGIT </text:span><text:span text:style-name="T90">obtained </text:span><text:span text:style-name="T91">through</text:span><text:span text:style-name="T14"> $1</text:span><text:span text:style-name="T89">.</text:span></text:p>
      <text:p text:style-name="P61"><text:s/></text:p>
      <text:p text:style-name="P246"><text:span text:style-name="T258">YYSTYPE</text:span><text:span text:style-name="T237"> can be defined to be of any </text:span><text:span text:style-name="T238">data </text:span><text:span text:style-name="T237">type by the </text:span><text:span text:style-name="T239">programmer</text:span><text:span text:style-name="T237">. </text:span><text:span text:style-name="T165">To </text:span><text:span text:style-name="T166">return an attribute of </text:span><text:span text:style-name="T167">a type other than </text:span><text:span text:style-name="T100">int</text:span><text:span text:style-name="T167">, </text:span><text:span text:style-name="T12">yylval</text:span><text:span text:style-name="T167"> maybe overridden by a user defined </text:span><text:span text:style-name="T12">yylval</text:span><text:span text:style-name="T167"> in the auxiliary declarations se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FreeMono" svg:font-family="FreeMono" style:font-family-generic="modern" style:font-pitch="fixed"/>
    <style:font-face style:name="WenQuanYi Zen Hei Sharp1" svg:font-family="'WenQuanYi Zen Hei Sharp'" style:font-family-generic="modern" style:font-pitch="fixed"/>
    <style:font-face style:name="Jomolhari2" svg:font-family="Jomolhari" style:font-pitch="variable"/>
    <style:font-face style:name="Jomolhari" svg:font-family="Jomolhari" style:font-adornments="Regular" style:font-pitch="variable"/>
    <style:font-face style:name="Liberation Serif" svg:font-family="'Liberation Serif'" style:font-family-generic="roman" style:font-pitch="variable"/>
    <style:font-face style:name="FreeMono1" svg:font-family="FreeMono" style:font-family-generic="swiss" style:font-pitch="variable"/>
    <style:font-face style:name="Jomolhari1" svg:font-family="Jomolha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L Gothic" svg:font-family="'VL Gothic'"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style:font-name="Jomolhari" style:font-size-asian="10.5pt" style:font-weight-asian="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6T05:07:11</meta:creation-date>
    <meta:generator>LibreOffice/3.6$Linux_X86_64 LibreOffice_project/360m1$Build-2</meta:generator>
    <dc:date>2014-02-01T22:18:58</dc:date>
    <meta:editing-duration>P1DT15H38M33S</meta:editing-duration>
    <meta:editing-cycles>1060</meta:editing-cycles>
    <meta:document-statistic meta:table-count="6" meta:image-count="0" meta:object-count="0" meta:page-count="28" meta:paragraph-count="485" meta:word-count="5459" meta:character-count="31111" meta:non-whitespace-character-count="25378"/>
  </office:meta>
</office:document-meta>
</file>